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7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7.51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5.636cm"/>
    </style:style>
    <style:style style:name="co10" style:family="table-column">
      <style:table-column-properties fo:break-before="auto" style:column-width="5.009cm"/>
    </style:style>
    <style:style style:name="co11" style:family="table-column">
      <style:table-column-properties fo:break-before="auto" style:column-width="2.866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3.066cm"/>
    </style:style>
    <style:style style:name="co15" style:family="table-column">
      <style:table-column-properties fo:break-before="auto" style:column-width="5.475cm"/>
    </style:style>
    <style:style style:name="co16" style:family="table-column">
      <style:table-column-properties fo:break-before="auto" style:column-width="4.872cm"/>
    </style:style>
    <style:style style:name="co17" style:family="table-column">
      <style:table-column-properties fo:break-before="auto" style:column-width="4.558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3.676cm"/>
    </style:style>
    <style:style style:name="co20" style:family="table-column">
      <style:table-column-properties fo:break-before="auto" style:column-width="3.267cm"/>
    </style:style>
    <style:style style:name="co21" style:family="table-column">
      <style:table-column-properties fo:break-before="auto" style:column-width="3.669cm"/>
    </style:style>
    <style:style style:name="co22" style:family="table-column">
      <style:table-column-properties fo:break-before="auto" style:column-width="3.276cm"/>
    </style:style>
    <style:style style:name="co23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2.836cm"/>
    </style:style>
    <style:style style:name="co25" style:family="table-column">
      <style:table-column-properties fo:break-before="auto" style:column-width="2.485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112cm"/>
    </style:style>
    <style:style style:name="co28" style:family="table-column">
      <style:table-column-properties fo:break-before="auto" style:column-width="2.895cm"/>
    </style:style>
    <style:style style:name="co29" style:family="table-column">
      <style:table-column-properties fo:break-before="auto" style:column-width="2.595cm"/>
    </style:style>
    <style:style style:name="co30" style:family="table-column">
      <style:table-column-properties fo:break-before="auto" style:column-width="2.514cm"/>
    </style:style>
    <style:style style:name="co31" style:family="table-column">
      <style:table-column-properties fo:break-before="auto" style:column-width="2.739cm"/>
    </style:style>
    <style:style style:name="co32" style:family="table-column">
      <style:table-column-properties fo:break-before="auto" style:column-width="2.676cm"/>
    </style:style>
    <style:style style:name="co33" style:family="table-column">
      <style:table-column-properties fo:break-before="auto" style:column-width="2.704cm"/>
    </style:style>
    <style:style style:name="co34" style:family="table-column">
      <style:table-column-properties fo:break-before="auto" style:column-width="2.75cm"/>
    </style:style>
    <style:style style:name="co35" style:family="table-column">
      <style:table-column-properties fo:break-before="auto" style:column-width="2.323cm"/>
    </style:style>
    <style:style style:name="co36" style:family="table-column">
      <style:table-column-properties fo:break-before="auto" style:column-width="2.559cm"/>
    </style:style>
    <style:style style:name="co37" style:family="table-column">
      <style:table-column-properties fo:break-before="auto" style:column-width="1.452cm"/>
    </style:style>
    <style:style style:name="co38" style:family="table-column">
      <style:table-column-properties fo:break-before="auto" style:column-width="4.792cm"/>
    </style:style>
    <style:style style:name="co39" style:family="table-column">
      <style:table-column-properties fo:break-before="auto" style:column-width="5.554cm"/>
    </style:style>
    <style:style style:name="co40" style:family="table-column">
      <style:table-column-properties fo:break-before="auto" style:column-width="7.08cm"/>
    </style:style>
    <style:style style:name="co41" style:family="table-column">
      <style:table-column-properties fo:break-before="auto" style:column-width="3.593cm"/>
    </style:style>
    <style:style style:name="co42" style:family="table-column">
      <style:table-column-properties fo:break-before="auto" style:column-width="4.357cm"/>
    </style:style>
    <style:style style:name="co43" style:family="table-column">
      <style:table-column-properties fo:break-before="auto" style:column-width="5.022cm"/>
    </style:style>
    <style:style style:name="co44" style:family="table-column">
      <style:table-column-properties fo:break-before="auto" style:column-width="3.933cm"/>
    </style:style>
    <style:style style:name="co45" style:family="table-column">
      <style:table-column-properties fo:break-before="auto" style:column-width="5.808cm"/>
    </style:style>
    <style:style style:name="co46" style:family="table-column">
      <style:table-column-properties fo:break-before="auto" style:column-width="3.54cm"/>
    </style:style>
    <style:style style:name="co47" style:family="table-column">
      <style:table-column-properties fo:break-before="auto" style:column-width="5.9cm"/>
    </style:style>
    <style:style style:name="co48" style:family="table-column">
      <style:table-column-properties fo:break-before="auto" style:column-width="8.714cm"/>
    </style:style>
    <style:style style:name="co49" style:family="table-column">
      <style:table-column-properties fo:break-before="auto" style:column-width="6.959cm"/>
    </style:style>
    <style:style style:name="co50" style:family="table-column">
      <style:table-column-properties fo:break-before="auto" style:column-width="8.266cm"/>
    </style:style>
    <style:style style:name="co51" style:family="table-column">
      <style:table-column-properties fo:break-before="auto" style:column-width="6.595cm"/>
    </style:style>
    <style:style style:name="co52" style:family="table-column">
      <style:table-column-properties fo:break-before="auto" style:column-width="6.807cm"/>
    </style:style>
    <style:style style:name="co53" style:family="table-column">
      <style:table-column-properties fo:break-before="auto" style:column-width="6.687cm"/>
    </style:style>
    <style:style style:name="co54" style:family="table-column">
      <style:table-column-properties fo:break-before="auto" style:column-width="7.11cm"/>
    </style:style>
    <style:style style:name="co55" style:family="table-column">
      <style:table-column-properties fo:break-before="auto" style:column-width="3.752cm"/>
    </style:style>
    <style:style style:name="co56" style:family="table-column">
      <style:table-column-properties fo:break-before="auto" style:column-width="3.177cm"/>
    </style:style>
    <style:style style:name="co57" style:family="table-column">
      <style:table-column-properties fo:break-before="auto" style:column-width="18.284cm"/>
    </style:style>
    <style:style style:name="co58" style:family="table-column">
      <style:table-column-properties fo:break-before="auto" style:column-width="8.943cm"/>
    </style:style>
    <style:style style:name="co59" style:family="table-column">
      <style:table-column-properties fo:break-before="auto" style:column-width="9.107cm"/>
    </style:style>
    <style:style style:name="co60" style:family="table-column">
      <style:table-column-properties fo:break-before="auto" style:column-width="11.83cm"/>
    </style:style>
    <style:style style:name="co61" style:family="table-column">
      <style:table-column-properties fo:break-before="auto" style:column-width="12.345cm"/>
    </style:style>
    <style:style style:name="co62" style:family="table-column">
      <style:table-column-properties fo:break-before="auto" style:column-width="6.475cm"/>
    </style:style>
    <style:style style:name="co63" style:family="table-column">
      <style:table-column-properties fo:break-before="auto" style:column-width="7.643cm"/>
    </style:style>
    <style:style style:name="co64" style:family="table-column">
      <style:table-column-properties fo:break-before="auto" style:column-width="3.889cm"/>
    </style:style>
    <style:style style:name="co65" style:family="table-column">
      <style:table-column-properties fo:break-before="auto" style:column-width="5.221cm"/>
    </style:style>
    <style:style style:name="co66" style:family="table-column">
      <style:table-column-properties fo:break-before="auto" style:column-width="6.262cm"/>
    </style:style>
    <style:style style:name="co67" style:family="table-column">
      <style:table-column-properties fo:break-before="auto" style:column-width="5.507cm"/>
    </style:style>
    <style:style style:name="co68" style:family="table-column">
      <style:table-column-properties fo:break-before="auto" style:column-width="5.385cm"/>
    </style:style>
    <style:style style:name="co69" style:family="table-column">
      <style:table-column-properties fo:break-before="auto" style:column-width="6.232cm"/>
    </style:style>
    <style:style style:name="co70" style:family="table-column">
      <style:table-column-properties fo:break-before="auto" style:column-width="4.295cm"/>
    </style:style>
    <style:style style:name="co71" style:family="table-column">
      <style:table-column-properties fo:break-before="auto" style:column-width="5.597cm"/>
    </style:style>
    <style:style style:name="co72" style:family="table-column">
      <style:table-column-properties fo:break-before="auto" style:column-width="3.842cm"/>
    </style:style>
    <style:style style:name="co73" style:family="table-column">
      <style:table-column-properties fo:break-before="auto" style:column-width="6.112cm"/>
    </style:style>
    <style:style style:name="co74" style:family="table-column">
      <style:table-column-properties fo:break-before="auto" style:column-width="4.477cm"/>
    </style:style>
    <style:style style:name="co75" style:family="table-column">
      <style:table-column-properties fo:break-before="auto" style:column-width="6.643cm"/>
    </style:style>
    <style:style style:name="co76" style:family="table-column">
      <style:table-column-properties fo:break-before="auto" style:column-width="5.445cm"/>
    </style:style>
    <style:style style:name="co77" style:family="table-column">
      <style:table-column-properties fo:break-before="auto" style:column-width="2.933cm"/>
    </style:style>
    <style:style style:name="co78" style:family="table-column">
      <style:table-column-properties fo:break-before="auto" style:column-width="6.1cm"/>
    </style:style>
    <style:style style:name="co79" style:family="table-column">
      <style:table-column-properties fo:break-before="auto" style:column-width="7.839cm"/>
    </style:style>
    <style:style style:name="co80" style:family="table-column">
      <style:table-column-properties fo:break-before="auto" style:column-width="5.606cm"/>
    </style:style>
    <style:style style:name="co81" style:family="table-column">
      <style:table-column-properties fo:break-before="auto" style:column-width="3.085cm"/>
    </style:style>
    <style:style style:name="co82" style:family="table-column">
      <style:table-column-properties fo:break-before="auto" style:column-width="4.101cm"/>
    </style:style>
    <style:style style:name="co83" style:family="table-column">
      <style:table-column-properties fo:break-before="auto" style:column-width="4.265cm"/>
    </style:style>
    <style:style style:name="co84" style:family="table-column">
      <style:table-column-properties fo:break-before="auto" style:column-width="5.736cm"/>
    </style:style>
    <style:style style:name="co85" style:family="table-column">
      <style:table-column-properties fo:break-before="auto" style:column-width="7.765cm"/>
    </style:style>
    <style:style style:name="co86" style:family="table-column">
      <style:table-column-properties fo:break-before="auto" style:column-width="6.655cm"/>
    </style:style>
    <style:style style:name="co87" style:family="table-column">
      <style:table-column-properties fo:break-before="auto" style:column-width="5.971cm"/>
    </style:style>
    <style:style style:name="co88" style:family="table-column">
      <style:table-column-properties fo:break-before="auto" style:column-width="4.447cm"/>
    </style:style>
    <style:style style:name="co89" style:family="table-column">
      <style:table-column-properties fo:break-before="auto" style:column-width="4.865cm"/>
    </style:style>
    <style:style style:name="co90" style:family="table-column">
      <style:table-column-properties fo:break-before="auto" style:column-width="4.934cm"/>
    </style:style>
    <style:style style:name="co91" style:family="table-column">
      <style:table-column-properties fo:break-before="auto" style:column-width="4.484cm"/>
    </style:style>
    <style:style style:name="co92" style:family="table-column">
      <style:table-column-properties fo:break-before="auto" style:column-width="3.588cm"/>
    </style:style>
    <style:style style:name="co93" style:family="table-column">
      <style:table-column-properties fo:break-before="auto" style:column-width="3.683cm"/>
    </style:style>
    <style:style style:name="co94" style:family="table-column">
      <style:table-column-properties fo:break-before="auto" style:column-width="4.501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3.083cm" fo:break-before="auto" style:use-optimal-row-height="true"/>
    </style:style>
    <style:style style:name="ro5" style:family="table-row">
      <style:table-row-properties style:row-height="0.62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5.186cm" fo:break-before="auto" style:use-optimal-row-height="true"/>
    </style:style>
    <style:style style:name="ro9" style:family="table-row">
      <style:table-row-properties style:row-height="0.98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1.018cm" fo:break-before="auto" style:use-optimal-row-height="false"/>
    </style:style>
    <style:style style:name="ro12" style:family="table-row">
      <style:table-row-properties style:row-height="1.334cm" fo:break-before="auto" style:use-optimal-row-height="false"/>
    </style:style>
    <style:style style:name="ro13" style:family="table-row">
      <style:table-row-properties style:row-height="1.192cm" fo:break-before="auto" style:use-optimal-row-height="false"/>
    </style:style>
    <style:style style:name="ro14" style:family="table-row">
      <style:table-row-properties style:row-height="1.543cm" fo:break-before="auto" style:use-optimal-row-height="false"/>
    </style:style>
    <style:style style:name="ro15" style:family="table-row">
      <style:table-row-properties style:row-height="1.579cm" fo:break-before="auto" style:use-optimal-row-height="fals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685cm" fo:break-before="auto" style:use-optimal-row-height="false"/>
    </style:style>
    <style:style style:name="ro18" style:family="table-row">
      <style:table-row-properties style:row-height="1.6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d7" fo:border="0.74pt solid #000000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ffd7" fo:wrap-option="wrap" fo:border="0.74pt solid #000000"/>
      <style:text-properties style:font-name="Liberation Serif" fo:font-weight="bold" style:font-weight-asian="bold" style:font-weight-complex="bold"/>
    </style:style>
    <style:style style:name="ce37" style:family="table-cell" style:parent-style-name="Default">
      <style:table-cell-properties fo:background-color="#ffffd7" fo:wrap-option="wrap" fo:border="0.74pt solid #000000" style:vertical-align="top"/>
      <style:text-properties style:font-name="Liberation Serif" fo:font-weight="bold" style:font-weight-asian="bold" style:font-weight-complex="bold"/>
    </style:style>
    <style:style style:name="ce46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dbb6" fo:border="0.74pt solid #000000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43" style:family="table-cell" style:parent-style-name="Default">
      <style:table-cell-properties fo:background-color="#ffdbb6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1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1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51" style:family="table-cell" style:parent-style-name="Default">
      <style:table-cell-properties fo:background-color="#dedce6" style:text-align-source="fix" style:repeat-content="false" fo:border="0.74pt solid #000000" style:vertical-align="top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69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73" style:family="table-cell" style:parent-style-name="Default">
      <style:table-cell-properties fo:background-color="#dde8cb" fo:border="0.74pt solid #000000"/>
      <style:text-properties style:font-name="Liberation Serif" fo:font-weight="bold" style:font-weight-asian="bold" style:font-weight-complex="bold"/>
    </style:style>
    <style:style style:name="ce62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57" style:family="table-cell" style:parent-style-name="Default">
      <style:table-cell-properties fo:background-color="#dde8cb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29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 style:text-align-source="fix" style:repeat-content="false" fo:wrap-option="no-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84" style:family="table-cell" style:parent-style-name="Default">
      <style:table-cell-properties fo:background-color="#e0c2cd" fo:border="0.74pt solid #000000"/>
      <style:text-properties style:font-name="Liberation Serif" fo:font-weight="bold" style:font-weight-asian="bold" style:font-weight-complex="bold"/>
    </style:style>
    <style:style style:name="ce63" style:family="table-cell" style:parent-style-name="Default">
      <style:table-cell-properties fo:background-color="#e0c2cd" style:text-align-source="fix" style:repeat-content="false" fo:border="0.74pt solid #000000" style:vertical-align="top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64" style:family="table-cell" style:parent-style-name="Default">
      <style:table-cell-properties fo:background-color="#e0c2cd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65" style:family="table-cell" style:parent-style-name="Default">
      <style:table-cell-properties fo:background-color="#e0c2cd" fo:wrap-option="wrap" fo:border="0.74pt solid #000000" style:vertical-align="top"/>
      <style:text-properties style:font-name="Liberation Serif" fo:font-weight="bold" style:font-weight-asian="bold" style:font-weight-complex="bold"/>
    </style:style>
    <style:style style:name="ce8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afd095" style:text-align-source="fix" style:repeat-content="false" fo:wrap-option="no-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afd095" fo:border="0.74pt solid #000000"/>
      <style:text-properties style:font-name="Liberation Serif" fo:font-weight="bold" style:font-weight-asian="bold" style:font-weight-complex="bold"/>
    </style:style>
    <style:style style:name="ce7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96" style:family="table-cell" style:parent-style-name="Default">
      <style:table-cell-properties fo:background-color="#ffffa6" fo:border="0.74pt solid #000000"/>
      <style:text-properties style:font-name="Liberation Serif" fo:font-weight="bold" style:font-weight-asian="bold" style:font-weight-complex="bold"/>
    </style:style>
    <style:style style:name="ce75" style:family="table-cell" style:parent-style-name="Default">
      <style:table-cell-properties fo:background-color="#ffffa6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98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d4ea6b" fo:border="0.74pt solid #000000"/>
      <style:text-properties style:font-name="Liberation Serif" fo:font-weight="bold" style:font-weight-asian="bold" style:font-weight-complex="bold"/>
    </style:style>
    <style:style style:name="ce7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137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/>
      <style:text-properties style:font-name="Liberation Serif" fo:font-weight="bold" style:font-weight-asian="bold" style:font-weight-complex="bold"/>
    </style:style>
    <style:style style:name="ce139" style:family="table-cell" style:parent-style-name="Default">
      <style:table-cell-properties fo:background-color="#b3cac7" fo:border="0.74pt solid #000000"/>
      <style:text-properties style:font-name="Liberation Serif" fo:font-weight="bold" style:font-weight-asian="bold" style:font-weight-complex="bold"/>
    </style:style>
    <style:style style:name="ce82" style:family="table-cell" style:parent-style-name="Default">
      <style:table-cell-properties fo:background-color="#b3cac7" style:text-align-source="fix" style:repeat-content="false" fo:wrap-option="wrap" fo:border="0.74pt solid #000000" style:vertical-align="top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141" style:family="table-cell" style:parent-style-name="Default">
      <style:table-cell-properties fo:background-color="#b3cac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0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7" style:family="table-cell" style:parent-style-name="Default">
      <style:table-cell-properties fo:background-color="#ffffd7" fo:border="0.74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ffd7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09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dbb6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1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12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9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15" style:family="table-cell" style:parent-style-name="Default" style:data-style-name="N49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49">
      <style:table-cell-properties style:text-align-source="fix" style:repeat-content="false" style:vertical-align="top"/>
      <style:paragraph-properties fo:text-align="start" fo:margin-left="0cm"/>
    </style:style>
    <style:style style:name="ce117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19" style:family="table-cell" style:parent-style-name="Default">
      <style:table-cell-properties style:cell-protect="none" style:print-content="true" style:text-align-source="fix" style:repeat-content="false" fo:wrap-option="no-wrap" style:vertical-align="top"/>
      <style:paragraph-properties fo:text-align="start" fo:margin-left="0cm"/>
    </style:style>
    <style:style style:name="ce120" style:family="table-cell" style:parent-style-name="Default">
      <style:table-cell-properties fo:background-color="#dde8cb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21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de8cb"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dde8cb" style:text-align-source="fix" style:repeat-content="false" fo:border="0.74pt solid #000000" style:vertical-align="automatic"/>
      <style:paragraph-properties fo:text-align="start" fo:margin-left="0cm"/>
      <style:text-properties style:font-name="Liberation Serif" fo:font-weight="bold" style:font-weight-asian="bold" style:font-weight-complex="bold"/>
    </style:style>
    <style:style style:name="ce126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27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dde8cb" fo:border="0.74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#e0c2cd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3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fd095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32" style:family="table-cell" style:parent-style-name="Default">
      <style:table-cell-properties fo:background-color="#ffffa6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33" style:family="table-cell" style:parent-style-name="Default">
      <style:table-cell-properties fo:background-color="#d4ea6b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34" style:family="table-cell" style:parent-style-name="Default">
      <style:table-cell-properties fo:background-color="#b3cac7" fo:border="0.74pt solid #000000"/>
      <style:text-properties style:font-name="Times New Roman" fo:font-size="12pt" fo:language="en" fo:country="GB" fo:font-weight="normal" style:font-size-asian="12pt" style:font-weight-asian="normal" style:font-name-complex="Mangal" style:font-size-complex="12pt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136" style:family="table-cell" style:parent-style-name="Default">
      <style:table-cell-properties fo:background-color="#b3cac7"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7.90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8.1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1.8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9.8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7.2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7.7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54.51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7.50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5.01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5.92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4.22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3.03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40.2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3.4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2.24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9.7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1.33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5.40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24.8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0.2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2.6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6.1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8.2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1.0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9.0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underline-style="none" style:text-underline-color="font-color" style:text-line-through-type="none" fo:font-style="normal" style:text-outline="false" fo:text-shadow="none" style:letter-kerning="true" fo:language="en" fo:country="GB" style:font-name-asian="Microsoft YaHei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fo:language="en" fo:country="GB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mode="continuous" fo:language="pt" fo:country="BR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6" style:family="text">
      <style:text-properties style:use-window-font-color="true" style:text-underline-style="none" style:text-underline-color="font-color" style:text-line-through-type="none" fo:font-style="normal" style:text-outline="false" fo:text-shadow="none" style:letter-kerning="true" fo:language="en" fo:country="GB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Times New Roman" fo:font-size="12pt" style:letter-kerning="true" fo:language="en" fo:country="GB" style:font-name-complex="Mangal" style:font-size-asian="12pt" style:font-size-complex="12pt"/>
    </style:style>
    <style:style style:name="T8" style:family="text">
      <style:text-properties style:use-window-font-color="true" fo:font-size="15pt" style:text-underline-style="none" style:text-underline-color="font-color" style:text-line-through-type="none" fo:font-style="normal" style:text-outline="false" fo:text-shadow="none" style:letter-kerning="true" fo:language="en" fo:country="GB" style:font-size-asian="24pt" style:font-size-complex="24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underline-style="none" style:text-underline-color="font-color" style:text-line-through-type="none" fo:font-style="normal" style:text-outline="false" fo:text-shadow="none" style:letter-kerning="true" fo:language="en" fo:country="GB" style:font-style-asian="normal" style:font-style-complex="normal" style:text-emphasize="none" style:font-relief="none" style:text-overline-style="none" style:text-overline-color="font-color" fo:font-size="13pt" style:font-size-asian="21pt" style:font-size-complex="21pt"/>
    </style:style>
    <style:style style:name="T10" style:family="text">
      <style:text-properties style:use-window-font-color="true" style:text-underline-style="none" style:text-underline-color="font-color" style:text-line-through-type="none" fo:font-style="normal" style:text-outline="false" fo:text-shadow="none" style:letter-kerning="true" fo:language="en" fo:country="GB" style:font-style-asian="normal" style:font-style-complex="normal" style:text-emphasize="none" style:font-relief="none" style:text-overline-style="none" style:text-overline-color="font-color" fo:font-size="13pt" style:font-size-asian="20pt" style:font-size-complex="20pt"/>
    </style:style>
    <style:style style:name="T11" style:family="text">
      <style:text-properties style:use-window-font-color="true" style:font-name="Liberation Sans1" fo:font-size="13pt" fo:font-weight="normal" style:text-underline-style="none" style:text-underline-color="font-color" style:text-line-through-type="none" fo:font-style="normal" style:text-outline="false" fo:text-shadow="none" style:letter-kerning="true" fo:language="en" fo:country="GB" style:font-name-asian="Microsoft YaHei" style:font-name-complex="Mangal" style:font-size-asian="21pt" style:font-size-complex="2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Liberation Sans1" fo:font-weight="normal" style:text-underline-style="none" style:text-underline-color="font-color" style:text-line-through-type="none" fo:font-style="normal" style:text-outline="false" fo:text-shadow="none" style:letter-kerning="true" fo:language="en" fo:country="GB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8pt" style:font-size-complex="18pt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14" style:family="text">
      <style:text-properties style:use-window-font-color="true" fo:font-size="12pt" style:text-underline-style="none" style:text-underline-color="font-color" style:text-line-through-type="none" fo:font-style="normal" style:text-outline="false" fo:text-shadow="none" style:letter-kerning="true" fo:language="en" fo:country="GB" style:font-name-asian="Microsoft YaHei" style:font-size-asian="18pt" style:font-size-complex="18pt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underline-style="none" style:text-underline-color="font-color" style:text-line-through-type="none" fo:font-style="normal" style:text-outline="false" fo:text-shadow="none" style:letter-kerning="true" fo:language="en" fo:country="GB" style:font-name-asian="Microsoft YaHei" style:font-style-asian="normal" style:font-style-complex="normal" style:text-emphasize="none" style:font-relief="none" style:text-overline-style="none" style:text-overline-color="font-color" fo:font-size="11pt" style:font-size-asian="16pt" style:font-size-complex="16pt"/>
    </style:style>
    <style:style style:name="T16" style:family="text">
      <style:text-properties style:use-window-font-color="true" style:text-underline-style="none" style:text-underline-color="font-color" style:text-line-through-type="none" fo:font-style="normal" style:text-outline="false" fo:text-shadow="none" style:letter-kerning="true" fo:language="en" fo:country="GB" style:font-name-asian="Microsoft YaHei" style:font-style-asian="normal" style:font-style-complex="normal" style:text-emphasize="none" style:font-relief="none" style:text-overline-style="none" style:text-overline-color="font-color" fo:font-size="12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Esquema do L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9"/>
        <table:table-column table:style-name="co6" table:default-cell-style-name="ce32"/>
        <table:table-column table:style-name="co7" table:default-cell-style-name="ce32"/>
        <table:table-column table:style-name="co8" table:default-cell-style-name="ce33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47"/>
        <table:table-column table:style-name="co14" table:default-cell-style-name="ce47"/>
        <table:table-column table:style-name="co2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Default"/>
        <table:table-column table:style-name="co2" table:default-cell-style-name="ce61"/>
        <table:table-column table:style-name="co18" table:default-cell-style-name="Default"/>
        <table:table-column table:style-name="co2" table:number-columns-repeated="2" table:default-cell-style-name="ce61"/>
        <table:table-column table:style-name="co19" table:default-cell-style-name="ce61"/>
        <table:table-column table:style-name="co20" table:default-cell-style-name="ce61"/>
        <table:table-column table:style-name="co2" table:default-cell-style-name="ce73"/>
        <table:table-column table:style-name="co2" table:number-columns-repeated="2" table:default-cell-style-name="ce62"/>
        <table:table-column table:style-name="co21" table:default-cell-style-name="Default"/>
        <table:table-column table:style-name="co22" table:default-cell-style-name="ce73"/>
        <table:table-column table:style-name="co23" table:default-cell-style-name="ce73"/>
        <table:table-column table:style-name="co2" table:default-cell-style-name="ce73"/>
        <table:table-column table:style-name="co24" table:default-cell-style-name="ce73"/>
        <table:table-column table:style-name="co25" table:default-cell-style-name="ce73"/>
        <table:table-column table:style-name="co2" table:default-cell-style-name="ce73"/>
        <table:table-column table:style-name="co26" table:default-cell-style-name="ce84"/>
        <table:table-column table:style-name="co2" table:default-cell-style-name="ce84"/>
        <table:table-column table:style-name="co26" table:default-cell-style-name="ce84"/>
        <table:table-column table:style-name="co2" table:default-cell-style-name="ce84"/>
        <table:table-column table:style-name="co27" table:default-cell-style-name="ce84"/>
        <table:table-column table:style-name="co2" table:default-cell-style-name="ce84"/>
        <table:table-column table:style-name="co28" table:default-cell-style-name="ce84"/>
        <table:table-column table:style-name="co2" table:number-columns-repeated="2" table:default-cell-style-name="ce84"/>
        <table:table-column table:style-name="co26" table:default-cell-style-name="ce84"/>
        <table:table-column table:style-name="co29" table:default-cell-style-name="ce84"/>
        <table:table-column table:style-name="co2" table:default-cell-style-name="ce67"/>
        <table:table-column table:style-name="co30" table:default-cell-style-name="ce91"/>
        <table:table-column table:style-name="co31" table:default-cell-style-name="ce67"/>
        <table:table-column table:style-name="co2" table:number-columns-repeated="2" table:default-cell-style-name="ce96"/>
        <table:table-column table:style-name="co32" table:default-cell-style-name="ce96"/>
        <table:table-column table:style-name="co33" table:default-cell-style-name="ce96"/>
        <table:table-column table:style-name="co2" table:number-columns-repeated="2" table:default-cell-style-name="ce99"/>
        <table:table-column table:style-name="co32" table:default-cell-style-name="ce99"/>
        <table:table-column table:style-name="co34" table:default-cell-style-name="ce139"/>
        <table:table-column table:style-name="co32" table:default-cell-style-name="Default"/>
        <table:table-column table:style-name="co35" table:default-cell-style-name="ce139"/>
        <table:table-column table:style-name="co2" table:default-cell-style-name="ce139"/>
        <table:table-column table:style-name="co36" table:default-cell-style-name="ce141"/>
        <table:table-column table:style-name="co2" table:default-cell-style-name="ce141"/>
        <table:table-row table:style-name="ro1">
          <table:table-cell table:style-name="ce1" office:value-type="string" calcext:value-type="string" table:number-columns-spanned="3" table:number-rows-spanned="4">
            <text:p>LOM</text:p>
          </table:table-cell>
          <table:covered-table-cell table:number-columns-repeated="2" table:style-name="ce1"/>
          <table:table-cell office:value-type="string" calcext:value-type="string" table:number-columns-spanned="9" table:number-rows-spanned="1">
            <office:annotation draw:style-name="gr1" draw:text-style-name="P2" svg:width="2.899cm" svg:height="3.361cm" svg:x="55.178cm" svg:y="0cm" draw:caption-point-x="-0.61cm" draw:caption-point-y="0.01cm">
              <dc:date>2023-02-15T00:00:00</dc:date>
              <text:p text:style-name="P1"><text:span text:style-name="T1">Esta categoria agrupa o geral</text:span></text:p>
              <text:p text:style-name="P1"><text:span text:style-name="T1">informações que descrevem isso</text:span></text:p>
              <text:p text:style-name="P1"><text:span text:style-name="T1">objeto de aprendizagem como um todo.</text:span></text:p>
              <text:p text:style-name="P1"><text:span text:style-name="T1"/></text:p>
            </office:annotation>
            <text:p>1 General <text:s/></text:p>
          </table:table-cell>
          <table:covered-table-cell table:number-columns-repeated="3"/>
          <table:covered-table-cell table:style-name="ce32"/>
          <table:covered-table-cell table:number-columns-repeated="4"/>
          <table:table-cell table:style-name="ce46" office:value-type="string" calcext:value-type="string" table:number-columns-spanned="5" table:number-rows-spanned="1">
            <office:annotation draw:style-name="gr2" draw:text-style-name="P2" svg:width="2.899cm" svg:height="5.336cm" svg:x="74.66cm" svg:y="0cm" draw:caption-point-x="-0.61cm" draw:caption-point-y="0.01cm">
              <dc:date>2023-02-09T00:00:00</dc:date>
              <text:p text:style-name="P1"><text:span text:style-name="T1">Esta categoria descreve a história e</text:span></text:p>
              <text:p text:style-name="P1"><text:span text:style-name="T1">estado atual deste objeto de aprendizagem e</text:span></text:p>
              <text:p text:style-name="P1"><text:span text:style-name="T1">aquelas entidades que afetaram este</text:span></text:p>
              <text:p text:style-name="P1"><text:span text:style-name="T1">objeto de aprendizagem durante sua evolução.</text:span></text:p>
            </office:annotation>
            <text:p>2 Life Cycle </text:p>
          </table:table-cell>
          <table:covered-table-cell table:number-columns-repeated="4"/>
          <table:table-cell table:style-name="ce58" office:value-type="string" calcext:value-type="string" table:number-columns-spanned="7" table:number-rows-spanned="1">
            <office:annotation draw:style-name="gr3" draw:text-style-name="P2" svg:width="2.899cm" svg:height="10.866cm" svg:x="95.63cm" svg:y="0cm" draw:caption-point-x="-0.61cm" draw:caption-point-y="0.01cm">
              <dc:date>2023-02-09T00:00:00</dc:date>
              <text:p text:style-name="P1"><text:span text:style-name="T1">Esta categoria descreve este próprio registro de metadados (em vez do aprendizado</text:span></text:p>
              <text:p text:style-name="P1"><text:span text:style-name="T1">objeto que este registro descreve).</text:span></text:p>
              <text:p text:style-name="P1"><text:span text:style-name="T1">Esta categoria descreve como o</text:span></text:p>
              <text:p text:style-name="P1"><text:span text:style-name="T1">instância de metadados pode ser identificada, quem</text:span></text:p>
              <text:p text:style-name="P1"><text:span text:style-name="T1">criou esta instância de metadados, como,</text:span></text:p>
              <text:p text:style-name="P1"><text:span text:style-name="T1">quando e com que referências.</text:span></text:p>
              <text:p text:style-name="P1"><text:span text:style-name="T1">NOTA 17— Esta não é a informação</text:span></text:p>
              <text:p text:style-name="P1"><text:span text:style-name="T1">que descreve o próprio objeto de aprendizagem.</text:span></text:p>
            </office:annotation>
            <text:p>3 MetaMetadata </text:p>
          </table:table-cell>
          <table:covered-table-cell/>
          <table:covered-table-cell table:style-name="ce61"/>
          <table:covered-table-cell table:number-columns-repeated="4"/>
          <table:table-cell table:style-name="ce69" office:value-type="string" calcext:value-type="string" table:number-columns-spanned="10" table:number-rows-spanned="1">
            <office:annotation draw:style-name="gr4" draw:text-style-name="P2" svg:width="2.899cm" svg:height="2.966cm" svg:x="123.568cm" svg:y="0cm" draw:caption-point-x="-0.61cm" draw:caption-point-y="0.01cm">
              <dc:date>2023-02-09T00:00:00</dc:date>
              <text:p text:style-name="P1"><text:span text:style-name="T1">Esta categoria descreve as técnicas</text:span></text:p>
              <text:p text:style-name="P1"><text:span text:style-name="T1">requisitos e características</text:span></text:p>
              <text:p text:style-name="P1"><text:span text:style-name="T1">desse objeto de aprendizagem.</text:span></text:p>
            </office:annotation>
            <text:p>4 Technical</text:p>
          </table:table-cell>
          <table:covered-table-cell table:number-columns-repeated="3" table:style-name="ce73"/>
          <table:covered-table-cell table:number-columns-repeated="6"/>
          <table:table-cell table:style-name="ce30" office:value-type="string" calcext:value-type="string" table:number-columns-spanned="11" table:number-rows-spanned="1">
            <text:p>5 Educational </text:p>
          </table:table-cell>
          <table:covered-table-cell table:number-columns-repeated="10"/>
          <table:table-cell table:style-name="ce88" office:value-type="string" calcext:value-type="string" table:number-columns-spanned="3" table:number-rows-spanned="1">
            <text:p>6 Rights </text:p>
          </table:table-cell>
          <table:covered-table-cell/>
          <table:covered-table-cell table:style-name="ce91"/>
          <table:table-cell table:style-name="ce72" office:value-type="string" calcext:value-type="string" table:number-columns-spanned="4" table:number-rows-spanned="1">
            <text:p>7 Relation </text:p>
          </table:table-cell>
          <table:covered-table-cell table:number-columns-repeated="3"/>
          <table:table-cell table:style-name="ce98" office:value-type="string" calcext:value-type="string" table:number-columns-spanned="3" table:number-rows-spanned="1">
            <office:annotation draw:style-name="gr5" draw:text-style-name="P2" svg:width="2.899cm" svg:height="8.101cm" svg:x="176.659cm" svg:y="0cm" draw:caption-point-x="-0.61cm" draw:caption-point-y="0.01cm">
              <dc:date>2023-02-15T00:00:00</dc:date>
              <text:p text:style-name="P1"><text:span text:style-name="T1">Esta categoria fornece comentários sobre o</text:span></text:p>
              <text:p text:style-name="P1"><text:span text:style-name="T1">uso educacional deste objeto de aprendizagem,</text:span></text:p>
              <text:p text:style-name="P1"><text:span text:style-name="T1">e informações sobre quando e por quem</text:span></text:p>
              <text:p text:style-name="P1"><text:span text:style-name="T1">os comentários foram criados.</text:span></text:p>
              <text:p text:style-name="P1"><text:span text:style-name="T1">Esta categoria permite que os educadores</text:span></text:p>
              <text:p text:style-name="P1"><text:span text:style-name="T1">compartilhar suas avaliações de aprendizagem</text:span></text:p>
              <text:p text:style-name="P1"><text:span text:style-name="T1"/></text:p>
            </office:annotation>
            <text:p>8 Annotation </text:p>
          </table:table-cell>
          <table:covered-table-cell table:number-columns-repeated="2"/>
          <table:table-cell table:style-name="ce137" office:value-type="string" calcext:value-type="string" table:number-columns-spanned="6" table:number-rows-spanned="1">
            <text:p>9 Classification </text:p>
          </table:table-cell>
          <table:covered-table-cell table:style-name="ce139"/>
          <table:covered-table-cell table:number-columns-repeated="2"/>
          <table:covered-table-cell table:number-columns-repeated="2" table:style-name="ce139"/>
        </table:table-row>
        <table:table-row table:style-name="ro2">
          <table:covered-table-cell table:number-columns-repeated="3" table:style-name="ce1"/>
          <table:table-cell table:style-name="ce7" office:value-type="string" calcext:value-type="string" table:number-columns-spanned="2" table:number-rows-spanned="1">
            <office:annotation draw:style-name="gr6" draw:text-style-name="P2" svg:width="2.899cm" svg:height="2.571cm" svg:x="23.134cm" svg:y="0.019cm" draw:caption-point-x="-0.61cm" draw:caption-point-y="0.462cm">
              <dc:date>2023-02-08T00:00:00</dc:date>
              <text:p text:style-name="P1"><text:span text:style-name="T1">Um rótulo globalmente único que</text:span></text:p>
              <text:p text:style-name="P1"><text:span text:style-name="T1">identifica esse objeto de aprendizagem.</text:span></text:p>
            </office:annotation>
            <text:p>1.1 Identifier </text:p>
          </table:table-cell>
          <table:covered-table-cell table:style-name="ce32"/>
          <table:table-cell table:style-name="ce17" office:value-type="string" calcext:value-type="string" table:number-columns-spanned="1" table:number-rows-spanned="3">
            <office:annotation draw:style-name="gr7" draw:text-style-name="P2" svg:width="2.899cm" svg:height="1.799cm" svg:x="28.76cm" svg:y="0.019cm" draw:caption-point-x="-0.61cm" draw:caption-point-y="0.462cm">
              <dc:date>2023-02-22T00:00:00</dc:date>
              <text:p text:style-name="P1"><text:span text:style-name="T1">Nome dado a este objeto de aprendizagem</text:span></text:p>
            </office:annotation>
            <text:p>1.2 Title</text:p>
          </table:table-cell>
          <table:table-cell table:style-name="ce17" office:value-type="string" calcext:value-type="string" table:number-columns-spanned="1" table:number-rows-spanned="3">
            <office:annotation draw:style-name="gr8" draw:text-style-name="P2" svg:width="2.899cm" svg:height="18.371cm" svg:x="33.253cm" svg:y="0.019cm" draw:caption-point-x="-0.61cm" draw:caption-point-y="0.462cm">
              <dc:date>2023-02-22T00:00:00</dc:date>
              <text:p text:style-name="P1"><text:span text:style-name="T1">A linguagem humana primária ou</text:span></text:p>
              <text:p text:style-name="P1"><text:span text:style-name="T1">idiomas usados dentro deste aprendizado</text:span></text:p>
              <text:p text:style-name="P1"><text:span text:style-name="T1">objeto de comunicar ao destinatário</text:span></text:p>
              <text:p text:style-name="P1"><text:span text:style-name="T1">do utilizador.</text:span></text:p>
              <text:p text:style-name="P1"><text:span text:style-name="T1">NOTA 1— Uma indexação ou catalogação</text:span></text:p>
              <text:p text:style-name="P1"><text:span text:style-name="T1">ferramenta pode fornecer um padrão útil.</text:span></text:p>
              <text:p text:style-name="P1"><text:span text:style-name="T1">NOTA 2— Se o objeto de aprendizagem não</text:span></text:p>
              <text:p text:style-name="P1"><text:span text:style-name="T1">conteúdo lingual (como no caso de uma imagem</text:span></text:p>
              <text:p text:style-name="P1"><text:span text:style-name="T1">da Mona Lisa, por exemplo), então o</text:span></text:p>
              <text:p text:style-name="P1"><text:span text:style-name="T1">valor apropriado para este elemento de dados</text:span></text:p>
              <text:p text:style-name="P1"><text:span text:style-name="T1">seria "nenhuma".</text:span></text:p>
              <text:p text:style-name="P1"><text:span text:style-name="T1">NOTA 3— Este elemento de dados diz respeito</text:span></text:p>
              <text:p text:style-name="P1"><text:span text:style-name="T1">a linguagem do objeto de aprendizagem.</text:span></text:p>
              <text:p text:style-name="P1"><text:span text:style-name="T1">Elemento de dados 3.4:Meta-Metadados.</text:span></text:p>
              <text:p text:style-name="P1"><text:span text:style-name="T1">A linguagem diz respeito à linguagem</text:span></text:p>
              <text:p text:style-name="P1"><text:span text:style-name="T1">da instância de metadados</text:span></text:p>
            </office:annotation>
            <text:p>1.3 Language</text:p>
          </table:table-cell>
          <table:table-cell table:style-name="ce17" office:value-type="string" calcext:value-type="string" table:number-columns-spanned="1" table:number-rows-spanned="3">
            <office:annotation draw:style-name="gr9" draw:text-style-name="P2" svg:width="2.899cm" svg:height="12.051cm" svg:x="37.201cm" svg:y="0.019cm" draw:caption-point-x="-0.61cm" draw:caption-point-y="0.462cm">
              <dc:date>2023-02-22T00:00:00</dc:date>
              <text:p text:style-name="P1"><text:span text:style-name="T1">Uma descrição textual do conteúdo de</text:span></text:p>
              <text:p text:style-name="P1"><text:span text:style-name="T1">esse objeto de aprendizagem.</text:span></text:p>
              <text:p text:style-name="P1"><text:span text:style-name="T1">NOTA 6— Esta descrição não precisa ser</text:span></text:p>
              <text:p text:style-name="P1"><text:span text:style-name="T1">em linguagem e termos apropriados para</text:span></text:p>
              <text:p text:style-name="P1"><text:span text:style-name="T1">os usuários do objeto de aprendizagem sendo</text:span></text:p>
              <text:p text:style-name="P1"><text:span text:style-name="T1">descrito. A descrição deve ser</text:span></text:p>
              <text:p text:style-name="P1"><text:span text:style-name="T1">em linguagem e termos apropriados</text:span></text:p>
              <text:p text:style-name="P1"><text:span text:style-name="T1">para aqueles que decidem se</text:span></text:p>
              <text:p text:style-name="P1"><text:span text:style-name="T1">o objeto de aprendizagem que está sendo descrito é</text:span></text:p>
              <text:p text:style-name="P1"><text:span text:style-name="T1">adequado e relevante para os usuários.</text:span></text:p>
            </office:annotation>
            <text:p>1.4 Description </text:p>
          </table:table-cell>
          <table:table-cell table:style-name="ce17" office:value-type="string" calcext:value-type="string" table:number-columns-spanned="1" table:number-rows-spanned="3">
            <office:annotation draw:style-name="gr10" draw:text-style-name="P2" svg:width="2.899cm" svg:height="10.076cm" svg:x="42.836cm" svg:y="0.019cm" draw:caption-point-x="-0.61cm" draw:caption-point-y="0.462cm">
              <dc:date>2023-02-22T00:00:00</dc:date>
              <text:p text:style-name="P1"><text:span text:style-name="T1">Uma palavra-chave ou frase descrevendo o tópico</text:span></text:p>
              <text:p text:style-name="P1"><text:span text:style-name="T1">desse objeto de aprendizagem.</text:span></text:p>
              <text:p text:style-name="P1"><text:span text:style-name="T1">Este elemento de dados não deve ser</text:span></text:p>
              <text:p text:style-name="P1"><text:span text:style-name="T1">usado para características que podem ser</text:span></text:p>
              <text:p text:style-name="P1"><text:span text:style-name="T1">descrito por outros elementos de dados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>(“en”, “Mona Lisa”</text:span></text:p>
            </office:annotation>
            <text:p>1.5 Keyword </text:p>
          </table:table-cell>
          <table:table-cell table:style-name="ce17" office:value-type="string" calcext:value-type="string" table:number-columns-spanned="1" table:number-rows-spanned="3">
            <office:annotation draw:style-name="gr11" draw:text-style-name="P2" svg:width="2.899cm" svg:height="27.456cm" svg:x="47.846cm" svg:y="0.019cm" draw:caption-point-x="-0.61cm" draw:caption-point-y="0.462cm">
              <dc:date>2023-02-22T00:00:00</dc:date>
              <text:p text:style-name="P1"><text:span text:style-name="T1">O tempo, cultura, geografia ou região para</text:span></text:p>
              <text:p text:style-name="P1"><text:span text:style-name="T1">qual este objeto de aprendizagem se aplica.</text:span></text:p>
              <text:p text:style-name="P1"><text:span text:style-name="T1">A extensão ou escopo do conteúdo do</text:span></text:p>
              <text:p text:style-name="P1"><text:span text:style-name="T1">objeto de aprendizagem. A cobertura normalmente</text:span></text:p>
              <text:p text:style-name="P1"><text:span text:style-name="T1">incluir localização espacial (um nome de lugar</text:span></text:p>
              <text:p text:style-name="P1"><text:span text:style-name="T1">ou coordenadas geográficas), temporal</text:span></text:p>
              <text:p text:style-name="P1"><text:span text:style-name="T1">período (uma etiqueta de período, data ou data</text:span></text:p>
              <text:p text:style-name="P1"><text:span text:style-name="T1">intervalo) ou jurisdição (como um nome</text:span></text:p>
              <text:p text:style-name="P1"><text:span text:style-name="T1">entidade administrativa). Recomendado</text:span></text:p>
              <text:p text:style-name="P1"><text:span text:style-name="T1">a melhor prática é selecionar um valor de</text:span></text:p>
              <text:p text:style-name="P1"><text:span text:style-name="T1">um vocabulário controlado (por exemplo,</text:span></text:p>
              <text:p text:style-name="P1"><text:span text:style-name="T1">o Tesauro de Nomes Geográficos</text:span></text:p>
              <text:p text:style-name="P1"><text:span text:style-name="T1">[TGN]) e que, quando apropriado,</text:span></text:p>
              <text:p text:style-name="P1"><text:span text:style-name="T1">lugares nomeados ou períodos de tempo sejam usados em</text:span></text:p>
              <text:p text:style-name="P1"><text:span text:style-name="T1">preferência a identificadores numéricos como</text:span></text:p>
              <text:p text:style-name="P1"><text:span text:style-name="T1">conjuntos de coordenadas ou intervalos de datas.</text:span></text:p>
              <text:p text:style-name="P1"><text:span text:style-name="T1">NOTA 7— Esta é a definição de</text:span></text:p>
              <text:p text:style-name="P1"><text:span text:style-name="T1">o conjunto de elementos de metadados do Dublin Core </text:span><text:span text:style-name="T1"><text:a xlink:href="https://www.dublincore.org/specifications/dublin-core/dcmi-terms/elements11/coverage/" xlink:type="simple">https://www.dublincore.org/specifications/dublin-core/dcmi-terms/elements11/coverage/</text:a>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</text:span></text:p>
            </office:annotation>
            <text:p>1.6 Coverage</text:p>
          </table:table-cell>
          <table:table-cell table:style-name="ce17" office:value-type="string" calcext:value-type="string" table:number-columns-spanned="1" table:number-rows-spanned="3">
            <office:annotation draw:style-name="gr12" draw:text-style-name="P2" svg:width="2.899cm" svg:height="17.976cm" svg:x="50.712cm" svg:y="0.019cm" draw:caption-point-x="-0.61cm" draw:caption-point-y="0.462cm">
              <dc:date>2023-02-14T00:00:00</dc:date>
              <text:p text:style-name="P1"><text:span text:style-name="T1">organizacional subjacente</text:span></text:p>
              <text:p text:style-name="P1"><text:span text:style-name="T1">estrutura desse objeto de aprendizagem.</text:span></text:p>
              <text:p text:style-name="P1"><text:span text:style-name="T1"/></text:p>
              <text:p text:style-name="P1"><text:span text:style-name="T1">atomic: um objeto</text:span></text:p>
              <text:p text:style-name="P1"><text:span text:style-name="T1">que é indivisível (em</text:span></text:p>
              <text:p text:style-name="P1"><text:span text:style-name="T1">este contexto).</text:span></text:p>
              <text:p text:style-name="P1"><text:span text:style-name="T1">collection: um conjunto</text:span></text:p>
              <text:p text:style-name="P1"><text:span text:style-name="T1">de objetos com</text:span></text:p>
              <text:p text:style-name="P1"><text:span text:style-name="T1">não especificado</text:span></text:p>
              <text:p text:style-name="P1"><text:span text:style-name="T1">relação</text:span></text:p>
              <text:p text:style-name="P1"><text:span text:style-name="T1">entre eles.</text:span></text:p>
              <text:p text:style-name="P1"><text:span text:style-name="T1">networked: um conjunto</text:span></text:p>
              <text:p text:style-name="P1"><text:span text:style-name="T1">de objetos com</text:span></text:p>
              <text:p text:style-name="P1"><text:span text:style-name="T1">relacionamentos que</text:span></text:p>
              <text:p text:style-name="P1"><text:span text:style-name="T1">são não especificados.</text:span></text:p>
              <text:p text:style-name="P1"><text:span text:style-name="T1">hierarchical:: um conjunto</text:span></text:p>
              <text:p text:style-name="P1"><text:span text:style-name="T1">de objetos cuja</text:span></text:p>
              <text:p text:style-name="P1"><text:span text:style-name="T1">relacionamentos podem ser</text:span></text:p>
              <text:p text:style-name="P1"><text:span text:style-name="T1">representado por uma árvore</text:span></text:p>
              <text:p text:style-name="P1"><text:span text:style-name="T1">estrutura.</text:span></text:p>
              <text:p text:style-name="P1"><text:span text:style-name="T1">linear: um conjunto de</text:span></text:p>
              <text:p text:style-name="P1"><text:span text:style-name="T1">objetos totalmente</text:span></text:p>
              <text:p text:style-name="P1"><text:span text:style-name="T1">ordenado. Exemplo:</text:span></text:p>
              <text:p text:style-name="P1"><text:span text:style-name="T1">Um conjunto de objetos</text:span></text:p>
              <text:p text:style-name="P1"><text:span text:style-name="T1">que estão conectados</text:span></text:p>
              <text:p text:style-name="P1"><text:span text:style-name="T1">por “anterior” e</text:span></text:p>
              <text:p text:style-name="P1"><text:span text:style-name="T1">relacionamentos “próximos”.</text:span></text:p>
            </office:annotation>
            <text:p>1.7 Structure</text:p>
          </table:table-cell>
          <table:table-cell table:style-name="ce17" office:value-type="string" calcext:value-type="string" table:number-columns-spanned="1" table:number-rows-spanned="3">
            <office:annotation draw:style-name="gr13" draw:text-style-name="P2" svg:width="2.899cm" svg:height="54.711cm" svg:x="55.178cm" svg:y="0.019cm" draw:caption-point-x="-0.61cm" draw:caption-point-y="0.462cm">
              <dc:date>2023-02-21T00:00:00</dc:date>
              <text:p text:style-name="P1"><text:span text:style-name="T1">A granularidade funcional</text:span></text:p>
              <text:p text:style-name="P1"><text:span text:style-name="T1">desse objeto de aprendizagem.</text:span></text:p>
              <text:p text:style-name="P1"><text:span text:style-name="T1"/></text:p>
              <text:p text:style-name="P1"><text:span text:style-name="T1">1: o menor nível</text:span></text:p>
              <text:p text:style-name="P1"><text:span text:style-name="T1">de agregação, por exemplo,</text:span></text:p>
              <text:p text:style-name="P1"><text:span text:style-name="T1">dados brutos de mídia ou</text:span></text:p>
              <text:p text:style-name="P1"><text:span text:style-name="T1">fragmentos.</text:span></text:p>
              <text:p text:style-name="P1"><text:span text:style-name="T1">2: uma coleção de</text:span></text:p>
              <text:p text:style-name="P1"><text:span text:style-name="T1">aprendizado nível 1</text:span></text:p>
              <text:p text:style-name="P1"><text:span text:style-name="T1">objetos, por exemplo, um</text:span></text:p>
              <text:p text:style-name="P1"><text:span text:style-name="T1">lição.</text:span></text:p>
              <text:p text:style-name="P1"><text:span text:style-name="T1">3: uma coleção de</text:span></text:p>
              <text:p text:style-name="P1"><text:span text:style-name="T1">aprendizagem nível 2</text:span></text:p>
              <text:p text:style-name="P1"><text:span text:style-name="T1">objetos, por exemplo, um</text:span></text:p>
              <text:p text:style-name="P1"><text:span text:style-name="T1">curso.</text:span></text:p>
              <text:p text:style-name="P1"><text:span text:style-name="T1">4: o maior nível</text:span></text:p>
              <text:p text:style-name="P1"><text:span text:style-name="T1">de granularidade, por exemplo,</text:span></text:p>
              <text:p text:style-name="P1"><text:span text:style-name="T1">um conjunto de cursos que</text:span></text:p>
              <text:p text:style-name="P1"><text:span text:style-name="T1">conduzir a um certificado.</text:span></text:p>
              <text:p text:style-name="P1"><text:span text:style-name="T1">NOTA 10—</text:span></text:p>
              <text:p text:style-name="P1"><text:span text:style-name="T1">Objetos de nível 4</text:span></text:p>
              <text:p text:style-name="P1"><text:span text:style-name="T1">pode conter nível</text:span></text:p>
              <text:p text:style-name="P1"><text:span text:style-name="T1">3 objetos, ou pode</text:span></text:p>
              <text:p text:style-name="P1"><text:span text:style-name="T1">conter recursivamente</text:span></text:p>
              <text:p text:style-name="P1"><text:span text:style-name="T1">outros objetos de nível 4.</text:span></text:p>
              <text:p text:style-name="P1"><text:span text:style-name="T1"/></text:p>
              <text:p text:style-name="P1"><text:span text:style-name="T1">Exemplo: Se o objeto de aprendizagem for um digital</text:span></text:p>
              <text:p text:style-name="P1"><text:span text:style-name="T1">imagem da Mona Lisa,</text:span></text:p>
              <text:p text:style-name="P1"><text:span text:style-name="T1">1.7:Geral.Estrutura = Atômica e</text:span></text:p>
              <text:p text:style-name="P1"><text:span text:style-name="T1">1.8:General.AggregationLevel = 1.</text:span></text:p>
              <text:p text:style-name="P1"><text:span text:style-name="T1">Se o objeto de aprendizagem for uma aula com</text:span></text:p>
              <text:p text:style-name="P1"><text:span text:style-name="T1">a imagem digital da Mona Lisa,</text:span></text:p>
              <text:p text:style-name="P1"><text:span text:style-name="T1">1.7:General.Structure = Coleção</text:span></text:p>
              <text:p text:style-name="P1"><text:span text:style-name="T1">ou em rede (uma vez que existem</text:span></text:p>
              <text:p text:style-name="P1"><text:span text:style-name="T1">duas descrições do mesmo tipo</text:span></text:p>
              <text:p text:style-name="P1"><text:span text:style-name="T1">de Estrutura) e 1.8:Geral.</text:span></text:p>
              <text:p text:style-name="P1"><text:span text:style-name="T1">Nível de agregação = 2.</text:span></text:p>
              <text:p text:style-name="P1"><text:span text:style-name="T1">Se o objeto de aprendizagem for um curso</text:span></text:p>
              <text:p text:style-name="P1"><text:span text:style-name="T1">na Mona Lisa, 1.7:Geral.</text:span></text:p>
              <text:p text:style-name="P1"><text:span text:style-name="T1">Estrutura = Linear se os documentos</text:span></text:p>
              <text:p text:style-name="P1"><text:span text:style-name="T1">destinam-se a ser vistos linearmente</text:span></text:p>
              <text:p text:style-name="P1"><text:span text:style-name="T1">e 1.8:General.AggregationLevel</text:span></text:p>
              <text:p text:style-name="P1"><text:span text:style-name="T1">= 3.</text:span></text:p>
              <text:p text:style-name="P1"><text:span text:style-name="T1">Se o objeto de aprendizagem for uma coleção</text:span></text:p>
              <text:p text:style-name="P1"><text:span text:style-name="T1">de lições de diferentes fontes,</text:span></text:p>
              <text:p text:style-name="P1"><text:span text:style-name="T1">1.7:General.Structure = Coleção</text:span></text:p>
              <text:p text:style-name="P1"><text:span text:style-name="T1">e 1.8:Geral:Nível de agregação</text:span></text:p>
              <text:p text:style-name="P1"><text:span text:style-name="T1">= 3.</text:span></text:p>
              <text:p text:style-name="P1"><text:span text:style-name="T1">Por último, se o objeto de aprendizagem é um</text:span></text:p>
              <text:p text:style-name="P1"><text:span text:style-name="T1">conjunto de cursos com uma história completa,</text:span></text:p>
              <text:p text:style-name="P1"><text:span text:style-name="T1">descrição, interpretação, etc. do</text:span></text:p>
              <text:p text:style-name="P1"><text:span text:style-name="T1">Mona Lisa, 1.7:Geral.Estrutura</text:span></text:p>
              <text:p text:style-name="P1"><text:span text:style-name="T1">= Linear ou Hierárquico e</text:span></text:p>
              <text:p text:style-name="P1"><text:span text:style-name="T1">1.8:General.AggregationLevel = 4.</text:span></text:p>
              <text:p text:style-name="P1"><text:span text:style-name="T1">NOTA 11— Um aprendizado</text:span></text:p>
              <text:p text:style-name="P1"><text:span text:style-name="T1">objeto com AggregationLevel =</text:span></text:p>
              <text:p text:style-name="P1"><text:span text:style-name="T1">1 normalmente terá 1.7:Geral.</text:span></text:p>
              <text:p text:style-name="P1"><text:span text:style-name="T1">Estrutura = “atômica”. um aprendizado</text:span></text:p>
              <text:p text:style-name="P1"><text:span text:style-name="T1">objeto com AggregationLevel = 2, 3</text:span></text:p>
              <text:p text:style-name="P1"><text:span text:style-name="T1">ou 4 normalmente terá 1,7:Geral.</text:span></text:p>
              <text:p text:style-name="P1"><text:span text:style-name="T1">Estrutura = “coleção”, “linear”,</text:span></text:p>
              <text:p text:style-name="P1"><text:span text:style-name="T1">“</text:span><text:span text:style-name="T1">hierárquico” ou “em rede</text:span></text:p>
            </office:annotation>
            <text:p>1.8 Aggregation Level</text:p>
          </table:table-cell>
          <table:table-cell table:style-name="ce46" office:value-type="string" calcext:value-type="string" table:number-columns-spanned="1" table:number-rows-spanned="3">
            <office:annotation draw:style-name="gr14" draw:text-style-name="P2" svg:width="2.899cm" svg:height="6.521cm" svg:x="58.99cm" svg:y="0.019cm" draw:caption-point-x="-0.61cm" draw:caption-point-y="0.462cm">
              <dc:date>2023-02-22T00:00:00</dc:date>
              <text:p text:style-name="P1"><text:span text:style-name="T1">A edição deste objeto de aprendizagem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5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 “1.2.alpha”), (“nl”, </text:span></text:p>
              <text:p text:style-name="P1"><text:span text:style-name="T1">“</text:span><text:span text:style-name="T1">voorlopige versie”)</text:span></text:p>
            </office:annotation>
            <text:p>2.1 Version</text:p>
          </table:table-cell>
          <table:table-cell table:style-name="ce41" office:value-type="string" calcext:value-type="string" table:number-columns-spanned="1" table:number-rows-spanned="3">
            <office:annotation draw:style-name="gr15" draw:text-style-name="P2" svg:width="2.899cm" svg:height="2.176cm" svg:x="62.056cm" svg:y="0.019cm" draw:caption-point-x="-0.61cm" draw:caption-point-y="0.462cm">
              <dc:date>2023-02-21T00:00:00</dc:date>
              <text:p text:style-name="P1"><text:span text:style-name="T1">O status ou condição de conclusão</text:span></text:p>
              <text:p text:style-name="P1"><text:span text:style-name="T1">deste objeto de aprendizagem</text:span></text:p>
            </office:annotation>
            <text:p>2.2 Status</text:p>
          </table:table-cell>
          <table:table-cell table:style-name="ce18" office:value-type="string" calcext:value-type="string" table:number-columns-spanned="3" table:number-rows-spanned="1">
            <office:annotation draw:style-name="gr8" draw:text-style-name="P2" svg:width="2.899cm" svg:height="18.371cm" svg:x="74.66cm" svg:y="0.019cm" draw:caption-point-x="-0.61cm" draw:caption-point-y="0.462cm">
              <dc:date>2023-02-21T00:00:00</dc:date>
              <text:p text:style-name="P1"><text:span text:style-name="T1">Tipo de contribuição.</text:span></text:p>
              <text:p text:style-name="P1"><text:span text:style-name="T1">NOTA 15— No mínimo, o(s) Autor(es) de</text:span></text:p>
              <text:p text:style-name="P1"><text:span text:style-name="T1">o objeto de aprendizagem deve ser descrito.</text:span></text:p>
              <text:p text:style-name="P1"><text:span text:style-name="T1"/></text:p>
              <text:p text:style-name="P1"><text:span text:style-name="T1">Essas entidades (ou seja, pessoas,</text:span></text:p>
              <text:p text:style-name="P1"><text:span text:style-name="T1">organizações) que contribuíram para</text:span></text:p>
              <text:p text:style-name="P1"><text:span text:style-name="T1">o estado deste objeto de aprendizagem durante</text:span></text:p>
              <text:p text:style-name="P1"><text:span text:style-name="T1">seu ciclo de vida (por exemplo, criação, edições,</text:span></text:p>
              <text:p text:style-name="P1"><text:span text:style-name="T1">publicação).</text:span></text:p>
              <text:p text:style-name="P1"><text:span text:style-name="T1">NOTA 13— Este elemento de dados é</text:span></text:p>
              <text:p text:style-name="P1"><text:span text:style-name="T1">diferente de 3.3:Meta-Metadados.</text:span></text:p>
              <text:p text:style-name="P1"><text:span text:style-name="T1">Contribuir.</text:span></text:p>
              <text:p text:style-name="P1"><text:span text:style-name="T1">NOTA 14— As contribuições devem</text:span></text:p>
              <text:p text:style-name="P1"><text:span text:style-name="T1">ser considerado em um sentido muito amplo</text:span></text:p>
              <text:p text:style-name="P1"><text:span text:style-name="T1">aqui, como todas as ações que afetam o</text:span></text:p>
              <text:p text:style-name="P1"><text:span text:style-name="T1">estado do objeto de aprendizagem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2.3 Contribute </text:p>
          </table:table-cell>
          <table:covered-table-cell table:number-columns-repeated="2"/>
          <table:table-cell table:style-name="ce58" office:value-type="string" calcext:value-type="string" table:number-columns-spanned="2" table:number-rows-spanned="1">
            <office:annotation draw:style-name="gr6" draw:text-style-name="P2" svg:width="2.899cm" svg:height="2.571cm" svg:x="81.476cm" svg:y="0.019cm" draw:caption-point-x="-0.61cm" draw:caption-point-y="0.462cm">
              <dc:date>2023-02-08T00:00:00</dc:date>
              <text:p text:style-name="P1"><text:span text:style-name="T1">Um rótulo globalmente único que</text:span></text:p>
              <text:p text:style-name="P1"><text:span text:style-name="T1">identifica este registro de metadados.</text:span></text:p>
            </office:annotation>
            <text:p>3.1 Identifier </text:p>
          </table:table-cell>
          <table:covered-table-cell/>
          <table:table-cell table:style-name="ce61" office:value-type="string" calcext:value-type="string" table:number-columns-spanned="3" table:number-rows-spanned="1">
            <office:annotation draw:style-name="gr9" draw:text-style-name="P2" svg:width="2.899cm" svg:height="12.051cm" svg:x="88.687cm" svg:y="0.019cm" draw:caption-point-x="-0.61cm" draw:caption-point-y="0.462cm">
              <dc:date>2023-02-08T00:00:00</dc:date>
              <text:p text:style-name="P1"><text:span text:style-name="T1">Essas entidades (ou seja, pessoas ou</text:span></text:p>
              <text:p text:style-name="P1"><text:span text:style-name="T1">organizações) que afetaram o estado</text:span></text:p>
              <text:p text:style-name="P1"><text:span text:style-name="T1">desta instância de metadados durante sua vida</text:span></text:p>
              <text:p text:style-name="P1"><text:span text:style-name="T1">ciclo (por exemplo, criação, validação).</text:span></text:p>
              <text:p text:style-name="P1"><text:span text:style-name="T1">NOTA 18— Este elemento de dados é</text:span></text:p>
              <text:p text:style-name="P1"><text:span text:style-name="T1">preocupado com as contribuições para o</text:span></text:p>
              <text:p text:style-name="P1"><text:span text:style-name="T1">metadados. Elemento de dados 2.3: Ciclo de vida.</text:span></text:p>
              <text:p text:style-name="P1"><text:span text:style-name="T1">Contribuir se preocupa com</text:span></text:p>
              <text:p text:style-name="P1"><text:span text:style-name="T1">contribuições para o objeto de aprendizagem</text:span></text:p>
              <text:p text:style-name="P1"><text:span text:style-name="T1"/></text:p>
              <text:p text:style-name="P1"><text:span text:style-name="T1"/></text:p>
            </office:annotation>
            <text:p>3.2 Contribute</text:p>
          </table:table-cell>
          <table:covered-table-cell table:number-columns-repeated="2"/>
          <table:table-cell office:value-type="string" calcext:value-type="string" table:number-columns-spanned="1" table:number-rows-spanned="3">
            <office:annotation draw:style-name="gr16" draw:text-style-name="P2" svg:width="2.899cm" svg:height="7.706cm" svg:x="92.363cm" svg:y="0cm" draw:caption-point-x="-0.61cm" draw:caption-point-y="0.481cm">
              <dc:date>2023-02-22T00:00:00</dc:date>
              <text:p text:style-name="P1"><text:span text:style-name="T1">O nome e a versão do</text:span></text:p>
              <text:p text:style-name="P1"><text:span text:style-name="T1">especificação autorizada usada para criar</text:span></text:p>
              <text:p text:style-name="P1"><text:span text:style-name="T1">esta instância de metadados.</text:span></text:p>
              <text:p text:style-name="P1"><text:span text:style-name="T1">Se vários valores forem fornecidos, então</text:span></text:p>
              <text:p text:style-name="P1"><text:span text:style-name="T1">a instância de metadados deve estar em conformidade</text:span></text:p>
              <text:p text:style-name="P1"><text:span text:style-name="T1">a vários esquemas de metadados.</text:span></text:p>
              <text:p text:style-name="P1"><text:span text:style-name="T1"/></text:p>
            </office:annotation>
            <text:p>3.3 Metadata Schema</text:p>
          </table:table-cell>
          <table:table-cell office:value-type="string" calcext:value-type="string" table:number-columns-spanned="1" table:number-rows-spanned="3">
            <office:annotation draw:style-name="gr17" draw:text-style-name="P2" svg:width="2.899cm" svg:height="15.211cm" svg:x="95.63cm" svg:y="0cm" draw:caption-point-x="-0.61cm" draw:caption-point-y="0.481cm">
              <dc:date>2023-02-22T00:00:00</dc:date>
              <text:p text:style-name="P1"><text:span text:style-name="T1">Idioma desta instância de metadados. Esse</text:span></text:p>
              <text:p text:style-name="P1"><text:span text:style-name="T1">é o idioma padrão para todos os LangString</text:span></text:p>
              <text:p text:style-name="P1"><text:span text:style-name="T1">nesta instância de metadados. Se um</text:span></text:p>
              <text:p text:style-name="P1"><text:span text:style-name="T1">valor para este elemento de dados não está presente</text:span></text:p>
              <text:p text:style-name="P1"><text:span text:style-name="T1">em uma instância de metadados, então não há</text:span></text:p>
              <text:p text:style-name="P1"><text:span text:style-name="T1">idioma padrão para valores LangString.</text:span></text:p>
              <text:p text:style-name="P1"><text:span text:style-name="T1">NOTA 19— Este elemento de dados</text:span></text:p>
              <text:p text:style-name="P1"><text:span text:style-name="T1">diz respeito à linguagem do</text:span></text:p>
              <text:p text:style-name="P1"><text:span text:style-name="T1">instância de metadados. Elemento de dados</text:span></text:p>
              <text:p text:style-name="P1"><text:span text:style-name="T1">1.3: Geral. A linguagem diz respeito ao</text:span></text:p>
              <text:p text:style-name="P1"><text:span text:style-name="T1">linguagem do objeto de aprendizagem.]</text:span></text:p>
              <text:p text:style-name="P1"><text:span text:style-name="T1"/></text:p>
            </office:annotation>
            <text:p>3.4 Language</text:p>
          </table:table-cell>
          <table:table-cell table:style-name="ce60" office:value-type="string" calcext:value-type="string" table:number-columns-spanned="1" table:number-rows-spanned="3">
            <office:annotation draw:style-name="gr18" draw:text-style-name="P2" svg:width="2.899cm" svg:height="6.126cm" svg:x="97.887cm" svg:y="0.019cm" draw:caption-point-x="-0.61cm" draw:caption-point-y="0.462cm">
              <dc:date>2023-02-22T00:00:00</dc:date>
              <text:p text:style-name="P1"><text:span text:style-name="T1">Tipo(s) de dados técnicos de (todos os</text:span></text:p>
              <text:p text:style-name="P1"><text:span text:style-name="T1">componentes deste objeto de aprendizagem.</text:span></text:p>
              <text:p text:style-name="P1"><text:span text:style-name="T1">Este elemento de dados deve ser usado</text:span></text:p>
              <text:p text:style-name="P1"><text:span text:style-name="T1">para identificar o software necessário</text:span></text:p>
              <text:p text:style-name="P1"><text:span text:style-name="T1">para acessar o objeto de aprendizagem.</text:span></text:p>
            </office:annotation>
            <text:p>4.1 Format</text:p>
          </table:table-cell>
          <table:table-cell table:style-name="ce69" office:value-type="string" calcext:value-type="string" table:number-columns-spanned="1" table:number-rows-spanned="3">
            <office:annotation draw:style-name="gr19" draw:text-style-name="P2" svg:width="2.899cm" svg:height="14.421cm" svg:x="100.145cm" svg:y="0.019cm" draw:caption-point-x="-0.61cm" draw:caption-point-y="0.462cm">
              <dc:date>2023-02-22T00:00:00</dc:date>
              <text:p text:style-name="P1"><text:span text:style-name="T1">O tamanho do aprendizado digital</text:span></text:p>
              <text:p text:style-name="P1"><text:span text:style-name="T1">objeto em bytes (octetos). o tamanho é</text:span></text:p>
              <text:p text:style-name="P1"><text:span text:style-name="T1">representado como um valor decimal (raiz</text:span></text:p>
              <text:p text:style-name="P1"><text:span text:style-name="T1">10). Consequentemente, apenas os dígitos “0”</text:span></text:p>
              <text:p text:style-name="P1"><text:span text:style-name="T1">até “9” devem ser usados. A unidade é</text:span></text:p>
              <text:p text:style-name="P1"><text:span text:style-name="T1">bytes, não Mbytes, GB, etc.</text:span></text:p>
              <text:p text:style-name="P1"><text:span text:style-name="T1">Este elemento de dados deve referir-se ao</text:span></text:p>
              <text:p text:style-name="P1"><text:span text:style-name="T1">tamanho real deste objeto de aprendizagem. Se</text:span></text:p>
              <text:p text:style-name="P1"><text:span text:style-name="T1">o objeto de aprendizagem é compactado,</text:span></text:p>
              <text:p text:style-name="P1"><text:span text:style-name="T1">então este elemento de dados deve se referir</text:span></text:p>
              <text:p text:style-name="P1"><text:span text:style-name="T1">para o tamanho não compactado.</text:span></text:p>
              <text:p text:style-name="P1"><text:span text:style-name="T1"/></text:p>
            </office:annotation>
            <text:p>4.2 Size </text:p>
          </table:table-cell>
          <table:table-cell table:style-name="ce69" office:value-type="string" calcext:value-type="string" table:number-columns-spanned="1" table:number-rows-spanned="3">
            <office:annotation draw:style-name="gr20" draw:text-style-name="P2" svg:width="2.899cm" svg:height="13.236cm" svg:x="102.403cm" svg:y="0.019cm" draw:caption-point-x="-0.61cm" draw:caption-point-y="0.462cm">
              <dc:date>2023-02-22T00:00:00</dc:date>
              <text:p text:style-name="P1"><text:span text:style-name="T1">Uma string que é usada para acessar este</text:span></text:p>
              <text:p text:style-name="P1"><text:span text:style-name="T1">objeto de aprendizagem. Ele poderia representar um</text:span></text:p>
              <text:p text:style-name="P1"><text:span text:style-name="T1">localização (por exemplo, Recurso Universal</text:span></text:p>
              <text:p text:style-name="P1"><text:span text:style-name="T1">Localizador), ou um método que resolva</text:span></text:p>
              <text:p text:style-name="P1"><text:span text:style-name="T1">um local (por exemplo, Universal Resource</text:span></text:p>
              <text:p text:style-name="P1"><text:span text:style-name="T1">identificador).</text:span></text:p>
              <text:p text:style-name="P1"><text:span text:style-name="T1">O primeiro elemento desta lista será o</text:span></text:p>
              <text:p text:style-name="P1"><text:span text:style-name="T1">localização preferencial.</text:span></text:p>
              <text:p text:style-name="P1"><text:span text:style-name="T1">NOTA 21— Aqui é onde o aprendizado</text:span></text:p>
              <text:p text:style-name="P1"><text:span text:style-name="T1">objeto descrito por esses metadados</text:span></text:p>
              <text:p text:style-name="P1"><text:span text:style-name="T1">instância está localizada fisicamente.</text:span></text:p>
            </office:annotation>
            <text:p>4.3 Location </text:p>
          </table:table-cell>
          <table:table-cell table:style-name="ce60" office:value-type="string" calcext:value-type="string" table:number-columns-spanned="4" table:number-rows-spanned="1">
            <office:annotation draw:style-name="gr2" draw:text-style-name="P2" svg:width="2.899cm" svg:height="5.336cm" svg:x="115.988cm" svg:y="0.019cm" draw:caption-point-x="-0.61cm" draw:caption-point-y="0.462cm">
              <dc:date>2023-02-08T00:00:00</dc:date>
              <text:p text:style-name="P1"><text:span text:style-name="T1">As capacidades técnicas necessárias para</text:span></text:p>
              <text:p text:style-name="P1"><text:span text:style-name="T1">usando este objeto de aprendizagem.</text:span></text:p>
              <text:p text:style-name="P1"><text:span text:style-name="T1">Se houver vários requisitos,</text:span></text:p>
              <text:p text:style-name="P1"><text:span text:style-name="T1">então todos são necessários, ou seja, o</text:span></text:p>
              <text:p text:style-name="P1"><text:span text:style-name="T1">conector lógico é AND.</text:span></text:p>
            </office:annotation>
            <text:p>4.4 Requirement</text:p>
          </table:table-cell>
          <table:covered-table-cell table:number-columns-repeated="3" office:value-type="string" calcext:value-type="string">
            <text:p>4.4 Requirement</text:p>
          </table:covered-table-cell>
          <table:table-cell table:style-name="ce60" office:value-type="string" calcext:value-type="string" table:number-columns-spanned="1" table:number-rows-spanned="3">
            <office:annotation draw:style-name="gr7" draw:text-style-name="P2" svg:width="2.899cm" svg:height="1.799cm" svg:x="118.825cm" svg:y="0.019cm" draw:caption-point-x="-0.61cm" draw:caption-point-y="0.462cm">
              <dc:date>2023-02-22T00:00:00</dc:date>
              <text:p text:style-name="P1"><text:span text:style-name="T1">Descrição de como instalar</text:span></text:p>
              <text:p text:style-name="P1"><text:span text:style-name="T1">esse objeto de aprendizagem.</text:span></text:p>
            </office:annotation>
            <text:p>4.5 Installation </text:p>
            <text:p>Remarks</text:p>
          </table:table-cell>
          <table:table-cell table:style-name="ce60" office:value-type="string" calcext:value-type="string" table:number-columns-spanned="1" table:number-rows-spanned="3">
            <office:annotation draw:style-name="gr14" draw:text-style-name="P2" svg:width="2.899cm" svg:height="6.521cm" svg:x="121.31cm" svg:y="0.019cm" draw:caption-point-x="-0.61cm" draw:caption-point-y="0.462cm">
              <dc:date>2023-02-22T00:00:00</dc:date>
              <text:p text:style-name="P1"><text:span text:style-name="T1">Informações sobre outros softwares e</text:span></text:p>
              <text:p text:style-name="P1"><text:span text:style-name="T1">requisitos de hardware.</text:span></text:p>
              <text:p text:style-name="P1"><text:span text:style-name="T1">NOTA 24— Este elemento destina-se</text:span></text:p>
              <text:p text:style-name="P1"><text:span text:style-name="T1">para descrições de requisitos que</text:span></text:p>
              <text:p text:style-name="P1"><text:span text:style-name="T1">não pode ser expresso por elemento de dados</text:span></text:p>
              <text:p text:style-name="P1"><text:span text:style-name="T1">4.4:Requisito.Técnico.</text:span></text:p>
            </office:annotation>
            <text:p>4.6 Other </text:p>
            <text:p>Platform </text:p>
            <text:p>Requirements</text:p>
          </table:table-cell>
          <table:table-cell table:style-name="ce60" office:value-type="string" calcext:value-type="string" table:number-columns-spanned="1" table:number-rows-spanned="3">
            <office:annotation draw:style-name="gr18" draw:text-style-name="P2" svg:width="2.899cm" svg:height="6.126cm" svg:x="123.568cm" svg:y="0.019cm" draw:caption-point-x="-0.61cm" draw:caption-point-y="0.462cm">
              <dc:date>2023-02-22T00:00:00</dc:date>
              <text:p text:style-name="P1"><text:span text:style-name="T1">Tempo que um objeto de aprendizado contínuo leva</text:span></text:p>
              <text:p text:style-name="P1"><text:span text:style-name="T1">quando jogado na velocidade pretendida.</text:span></text:p>
              <text:p text:style-name="P1"><text:span text:style-name="T1">NOTA 25— Este elemento de dados</text:span></text:p>
              <text:p text:style-name="P1"><text:span text:style-name="T1">é especialmente útil para sons,</text:span></text:p>
              <text:p text:style-name="P1"><text:span text:style-name="T1">filmes ou animações.</text:span></text:p>
              <text:p text:style-name="P1"><text:span text:style-name="T1"/></text:p>
            </office:annotation>
            <text:p>4.7 Duration</text:p>
          </table:table-cell>
          <table:table-cell table:style-name="ce31" office:value-type="string" calcext:value-type="string" table:number-columns-spanned="1" table:number-rows-spanned="3">
            <office:annotation draw:style-name="gr21" draw:text-style-name="P2" svg:width="2.899cm" svg:height="40.491cm" svg:x="126.436cm" svg:y="0.019cm" draw:caption-point-x="-0.61cm" draw:caption-point-y="0.462cm">
              <dc:date>2023-02-21T00:00:00</dc:date>
              <text:p text:style-name="P1"><text:span text:style-name="T1">Modo predominante de aprendizado suportado</text:span></text:p>
              <text:p text:style-name="P1"><text:span text:style-name="T1">por este objeto de aprendizagem.</text:span></text:p>
              <text:p text:style-name="P1"><text:span text:style-name="T1">Aprendizagem “ativa” (por exemplo, aprender por</text:span></text:p>
              <text:p text:style-name="P1"><text:span text:style-name="T1">fazendo) é suportado por conteúdo que</text:span></text:p>
              <text:p text:style-name="P1"><text:span text:style-name="T1">induz diretamente a ação produtiva por</text:span></text:p>
              <text:p text:style-name="P1"><text:span text:style-name="T1">o aluno. Um objeto de aprendizagem ativo</text:span></text:p>
              <text:p text:style-name="P1"><text:span text:style-name="T1">solicita ao aluno semanticamente</text:span></text:p>
              <text:p text:style-name="P1"><text:span text:style-name="T1">entrada significativa ou para algum outro</text:span></text:p>
              <text:p text:style-name="P1"><text:span text:style-name="T1">tipo de ação ou decisão produtiva,</text:span></text:p>
              <text:p text:style-name="P1"><text:span text:style-name="T1">não necessariamente realizado dentro do</text:span></text:p>
              <text:p text:style-name="P1"><text:span text:style-name="T1">estrutura do objeto de aprendizagem. Ativo</text:span></text:p>
              <text:p text:style-name="P1"><text:span text:style-name="T1">documentos incluem simulações,</text:span></text:p>
              <text:p text:style-name="P1"><text:span text:style-name="T1">questionários e exercícios.</text:span></text:p>
              <text:p text:style-name="P1"><text:span text:style-name="T1">Aprendizagem “expositiva” (por exemplo, passiva</text:span></text:p>
              <text:p text:style-name="P1"><text:span text:style-name="T1">aprendizagem) ocorre quando o trabalho do aluno</text:span></text:p>
              <text:p text:style-name="P1"><text:span text:style-name="T1">consiste principalmente em absorver o conteúdo</text:span></text:p>
              <text:p text:style-name="P1"><text:span text:style-name="T1">expostos a ele (geralmente através de texto,</text:span></text:p>
              <text:p text:style-name="P1"><text:span text:style-name="T1">imagens ou som). Uma aprendizagem expositiva</text:span></text:p>
              <text:p text:style-name="P1"><text:span text:style-name="T1">objeto exibe informações, mas não</text:span></text:p>
              <text:p text:style-name="P1"><text:span text:style-name="T1">solicitar ao aluno qualquer semanticamente</text:span></text:p>
              <text:p text:style-name="P1"><text:span text:style-name="T1">entrada significativa. Documentos expositivos</text:span></text:p>
              <text:p text:style-name="P1"><text:span text:style-name="T1">incluem ensaios, videoclipes, todos os tipos</text:span></text:p>
              <text:p text:style-name="P1"><text:span text:style-name="T1">de material gráfico e hipertexto</text:span></text:p>
              <text:p text:style-name="P1"><text:span text:style-name="T1">documentos.</text:span></text:p>
              <text:p text:style-name="P1"><text:span text:style-name="T1">Quando um objeto de aprendizagem combina o ativo</text:span></text:p>
              <text:p text:style-name="P1"><text:span text:style-name="T1">e tipos de interatividade expositiva, então</text:span></text:p>
              <text:p text:style-name="P1"><text:span text:style-name="T1">seu tipo de interatividade é misto.</text:span></text:p>
              <text:p text:style-name="P1"><text:span text:style-name="T1">NOTA 27— Ativando links para</text:span></text:p>
              <text:p text:style-name="P1"><text:span text:style-name="T1">navegar em documentos de hipertexto não é</text:span></text:p>
              <text:p text:style-name="P1"><text:span text:style-name="T1">considerada uma ação produtiva</text:span></text:p>
              <text:p text:style-name="P1"><text:span text:style-name="T1"/></text:p>
              <text:p text:style-name="P1"><text:span text:style-name="T1">active</text:span></text:p>
              <text:p text:style-name="P1"><text:span text:style-name="T1">expositive</text:span></text:p>
              <text:p text:style-name="P1"><text:span text:style-name="T1">mixed</text:span></text:p>
            </office:annotation>
            <text:p>5.1 Interactivity </text:p>
            <text:p>Type</text:p>
          </table:table-cell>
          <table:table-cell table:style-name="ce31" office:value-type="string" calcext:value-type="string" table:number-columns-spanned="1" table:number-rows-spanned="3">
            <office:annotation draw:style-name="gr22" draw:text-style-name="P2" svg:width="2.899cm" svg:height="13.631cm" svg:x="128.694cm" svg:y="0.019cm" draw:caption-point-x="-0.61cm" draw:caption-point-y="0.462cm">
              <dc:date>2023-02-21T00:00:00</dc:date>
              <text:p text:style-name="P1"><text:span text:style-name="T1">Tipo específico de objeto de aprendizagem. O</text:span></text:p>
              <text:p text:style-name="P1"><text:span text:style-name="T1">tipo mais dominante deve ser o primeiro.</text:span></text:p>
              <text:p text:style-name="P1"><text:span text:style-name="T1">NOTA 28— Os termos do vocabulário são</text:span></text:p>
              <text:p text:style-name="P1"><text:span text:style-name="T1">definido como no OED:1989 e como usado</text:span></text:p>
              <text:p text:style-name="P1"><text:span text:style-name="T1">por comunidades educativas de prática.</text:span></text:p>
              <text:p text:style-name="P1"><text:span text:style-name="T1"/></text:p>
              <text:p text:style-name="P1"><text:span text:style-name="T1">exercise </text:span></text:p>
              <text:p text:style-name="P1"><text:span text:style-name="T1">simulation </text:span></text:p>
              <text:p text:style-name="P1"><text:span text:style-name="T1">questionnaire </text:span></text:p>
              <text:p text:style-name="P1"><text:span text:style-name="T1">diagram </text:span></text:p>
              <text:p text:style-name="P1"><text:span text:style-name="T1">figure</text:span></text:p>
              <text:p text:style-name="P1"><text:span text:style-name="T1">graph </text:span></text:p>
              <text:p text:style-name="P1"><text:span text:style-name="T1">index </text:span></text:p>
              <text:p text:style-name="P1"><text:span text:style-name="T1">slide </text:span></text:p>
              <text:p text:style-name="P1"><text:span text:style-name="T1">table </text:span></text:p>
              <text:p text:style-name="P1"><text:span text:style-name="T1">narrative text </text:span></text:p>
              <text:p text:style-name="P1"><text:span text:style-name="T1">exam </text:span></text:p>
              <text:p text:style-name="P1"><text:span text:style-name="T1">experiment </text:span></text:p>
              <text:p text:style-name="P1"><text:span text:style-name="T1">problem statement </text:span></text:p>
              <text:p text:style-name="P1"><text:span text:style-name="T1">self assessment</text:span></text:p>
              <text:p text:style-name="P1"><text:span text:style-name="T1">lecture</text:span></text:p>
            </office:annotation>
            <text:p>5.2 Learning </text:p>
            <text:p>Resource </text:p>
            <text:p>Type</text:p>
          </table:table-cell>
          <table:table-cell table:style-name="ce31" office:value-type="string" calcext:value-type="string" table:number-columns-spanned="1" table:number-rows-spanned="3">
            <office:annotation draw:style-name="gr23" draw:text-style-name="P2" svg:width="2.899cm" svg:height="12.446cm" svg:x="131.562cm" svg:y="0.019cm" draw:caption-point-x="-0.61cm" draw:caption-point-y="0.462cm">
              <dc:date>2023-02-21T00:00:00</dc:date>
              <text:p text:style-name="P1"><text:span text:style-name="T1">O grau de interatividade que caracteriza</text:span></text:p>
              <text:p text:style-name="P1"><text:span text:style-name="T1">esse objeto de aprendizagem. Interatividade neste</text:span></text:p>
              <text:p text:style-name="P1"><text:span text:style-name="T1">contexto refere-se ao grau em que</text:span></text:p>
              <text:p text:style-name="P1"><text:span text:style-name="T1">o aluno pode influenciar o aspecto ou</text:span></text:p>
              <text:p text:style-name="P1"><text:span text:style-name="T1">comportamento do objeto de aprendizagem.</text:span></text:p>
              <text:p text:style-name="P1"><text:span text:style-name="T1">NOTA 29— Inerentemente, esta escala</text:span></text:p>
              <text:p text:style-name="P1"><text:span text:style-name="T1">é significativo dentro do contexto</text:span></text:p>
              <text:p text:style-name="P1"><text:span text:style-name="T1">de uma comunidade de prática.</text:span></text:p>
              <text:p text:style-name="P1"><text:span text:style-name="T1"/></text:p>
              <text:p text:style-name="P1"><text:span text:style-name="T1">very low</text:span></text:p>
              <text:p text:style-name="P1"><text:span text:style-name="T1">low</text:span></text:p>
              <text:p text:style-name="P1"><text:span text:style-name="T1">medium</text:span></text:p>
              <text:p text:style-name="P1"><text:span text:style-name="T1">high</text:span></text:p>
              <text:p text:style-name="P1"><text:span text:style-name="T1">very high</text:span></text:p>
            </office:annotation>
            <text:p>5.3 Interactivity </text:p>
            <text:p>Level</text:p>
          </table:table-cell>
          <table:table-cell table:style-name="ce31" office:value-type="string" calcext:value-type="string" table:number-columns-spanned="1" table:number-rows-spanned="3">
            <office:annotation draw:style-name="gr24" draw:text-style-name="P2" svg:width="2.899cm" svg:height="19.951cm" svg:x="133.819cm" svg:y="0.019cm" draw:caption-point-x="-0.61cm" draw:caption-point-y="0.462cm">
              <dc:date>2023-02-21T00:00:00</dc:date>
              <text:p text:style-name="P1"><text:span text:style-name="T1">O grau de concisão de uma aprendizagem</text:span></text:p>
              <text:p text:style-name="P1"><text:span text:style-name="T1">objeto. A densidade semântica de um</text:span></text:p>
              <text:p text:style-name="P1"><text:span text:style-name="T1">objeto de aprendizagem pode ser estimado em</text:span></text:p>
              <text:p text:style-name="P1"><text:span text:style-name="T1">termos de seu tamanho, extensão ou – no caso de</text:span></text:p>
              <text:p text:style-name="P1"><text:span text:style-name="T1">recursos cronometrados, como áudio ou</text:span></text:p>
              <text:p text:style-name="P1"><text:span text:style-name="T1">vídeo– duração.</text:span></text:p>
              <text:p text:style-name="P1"><text:span text:style-name="T1">A densidade semântica de um objeto de aprendizagem</text:span></text:p>
              <text:p text:style-name="P1"><text:span text:style-name="T1">é independente de sua dificuldade. É melhor</text:span></text:p>
              <text:p text:style-name="P1"><text:span text:style-name="T1">ilustrado com exemplos de expositivo</text:span></text:p>
              <text:p text:style-name="P1"><text:span text:style-name="T1">material, embora possa ser usado com</text:span></text:p>
              <text:p text:style-name="P1"><text:span text:style-name="T1">recursos ativos também.</text:span></text:p>
              <text:p text:style-name="P1"><text:span text:style-name="T1">NOTA 31— Inerentemente, esta escala</text:span></text:p>
              <text:p text:style-name="P1"><text:span text:style-name="T1">é significativo dentro do contexto</text:span></text:p>
              <text:p text:style-name="P1"><text:span text:style-name="T1">de uma comunidade de prática]</text:span></text:p>
              <text:p text:style-name="P1"><text:span text:style-name="T1"/></text:p>
              <text:p text:style-name="P1"><text:span text:style-name="T1">very low</text:span></text:p>
              <text:p text:style-name="P1"><text:span text:style-name="T1">low</text:span></text:p>
              <text:p text:style-name="P1"><text:span text:style-name="T1">medium</text:span></text:p>
              <text:p text:style-name="P1"><text:span text:style-name="T1">high</text:span></text:p>
              <text:p text:style-name="P1"><text:span text:style-name="T1">very high</text:span></text:p>
              <text:p text:style-name="P1"><text:span text:style-name="T1"/></text:p>
            </office:annotation>
            <text:p>5.4 Semantic </text:p>
            <text:p>Density</text:p>
          </table:table-cell>
          <table:table-cell table:style-name="ce31" office:value-type="string" calcext:value-type="string" table:number-columns-spanned="1" table:number-rows-spanned="3">
            <office:annotation draw:style-name="gr25" draw:text-style-name="P2" svg:width="2.899cm" svg:height="21.531cm" svg:x="136.931cm" svg:y="0.019cm" draw:caption-point-x="-0.61cm" draw:caption-point-y="0.462cm">
              <dc:date>2023-02-21T00:00:00</dc:date>
              <text:p text:style-name="P1"><text:span text:style-name="T1">Usuário(s) principal(is) para o(s) qual(is) este aprendizado</text:span></text:p>
              <text:p text:style-name="P1"><text:span text:style-name="T1">objeto foi projetado, o mais dominante primeiro.</text:span></text:p>
              <text:p text:style-name="P1"><text:span text:style-name="T1">NOTA 32— Um aluno trabalha com</text:span></text:p>
              <text:p text:style-name="P1"><text:span text:style-name="T1">um objeto de aprendizagem para aprender</text:span></text:p>
              <text:p text:style-name="P1"><text:span text:style-name="T1">algo. Um autor cria ou</text:span></text:p>
              <text:p text:style-name="P1"><text:span text:style-name="T1">publica um objeto de aprendizagem. Um gerente</text:span></text:p>
              <text:p text:style-name="P1"><text:span text:style-name="T1">gerencia a entrega desse aprendizado</text:span></text:p>
              <text:p text:style-name="P1"><text:span text:style-name="T1">objeto, por exemplo, uma universidade ou faculdade. O</text:span></text:p>
              <text:p text:style-name="P1"><text:span text:style-name="T1">documento para um gerente é tipicamente um</text:span></text:p>
              <text:p text:style-name="P1"><text:span text:style-name="T1">currículo.</text:span></text:p>
              <text:p text:style-name="P1"><text:span text:style-name="T1">NOTA 33— Para descrever o</text:span></text:p>
              <text:p text:style-name="P1"><text:span text:style-name="T1">função de usuário final pretendida por meio do</text:span></text:p>
              <text:p text:style-name="P1"><text:span text:style-name="T1">habilidades que o usuário pretende dominar,</text:span></text:p>
              <text:p text:style-name="P1"><text:span text:style-name="T1">ou as tarefas a que se destina</text:span></text:p>
              <text:p text:style-name="P1"><text:span text:style-name="T1">ser capaz de realizar, a categoria</text:span></text:p>
              <text:p text:style-name="P1"><text:span text:style-name="T1">9: A classificação pode ser usada.</text:span></text:p>
              <text:p text:style-name="P1"><text:span text:style-name="T1"/></text:p>
              <text:p text:style-name="P1"><text:span text:style-name="T1">teacher</text:span></text:p>
              <text:p text:style-name="P1"><text:span text:style-name="T1">author </text:span></text:p>
              <text:p text:style-name="P1"><text:span text:style-name="T1">learner </text:span></text:p>
              <text:p text:style-name="P1"><text:span text:style-name="T1">Manager</text:span></text:p>
              <text:p text:style-name="P1"><text:span text:style-name="T1"/></text:p>
            </office:annotation>
            <text:p>5.5 Intended End </text:p>
            <text:p>User Role</text:p>
          </table:table-cell>
          <table:table-cell table:style-name="ce31" office:value-type="string" calcext:value-type="string" table:number-columns-spanned="1" table:number-rows-spanned="3">
            <office:annotation draw:style-name="gr26" draw:text-style-name="P2" svg:width="2.899cm" svg:height="15.606cm" svg:x="139.189cm" svg:y="0.019cm" draw:caption-point-x="-0.61cm" draw:caption-point-y="0.462cm">
              <dc:date>2023-02-21T00:00:00</dc:date>
              <text:p text:style-name="P1"><text:span text:style-name="T1">O principal ambiente dentro do qual</text:span></text:p>
              <text:p text:style-name="P1"><text:span text:style-name="T1">o aprendizado e o uso desse aprendizado</text:span></text:p>
              <text:p text:style-name="P1"><text:span text:style-name="T1">objeto se destina a ocorrer.</text:span></text:p>
              <text:p text:style-name="P1"><text:span text:style-name="T1">NOTA 34— Boas práticas sugeridas</text:span></text:p>
              <text:p text:style-name="P1"><text:span text:style-name="T1">é usar um dos valores do valor</text:span></text:p>
              <text:p text:style-name="P1"><text:span text:style-name="T1">espaço e usar uma instância adicional de</text:span></text:p>
              <text:p text:style-name="P1"><text:span text:style-name="T1">este elemento de dados para maior refinamento,</text:span></text:p>
              <text:p text:style-name="P1"><text:span text:style-name="T1">como em</text:span></text:p>
              <text:p text:style-name="P1"><text:span text:style-name="T1"><text:s text:c="2"/></text:span><text:span text:style-name="T1">(“LOMv1.0”,”ensino superior”)</text:span></text:p>
              <text:p text:style-name="P1"><text:span text:style-name="T1">e (“http://www.ond.vlaanderen.be/</text:span></text:p>
              <text:p text:style-name="P1"><text:span text:style-name="T1">onderwijsinvlaanderen/Default.htm”,</text:span></text:p>
              <text:p text:style-name="P1"><text:span text:style-name="T1"><text:s text:c="2"/>“</text:span><text:span text:style-name="T1">kandidatuursonderwijs”)</text:span></text:p>
              <text:p text:style-name="P1"><text:span text:style-name="T1"/></text:p>
              <text:p text:style-name="P1"><text:span text:style-name="T1">school</text:span></text:p>
              <text:p text:style-name="P1"><text:span text:style-name="T1">higher education</text:span></text:p>
              <text:p text:style-name="P1"><text:span text:style-name="T1">training</text:span></text:p>
              <text:p text:style-name="P1"><text:span text:style-name="T1">other</text:span></text:p>
              <text:p text:style-name="P1"><text:span text:style-name="T1"/></text:p>
            </office:annotation>
            <text:p>5.6 Context</text:p>
          </table:table-cell>
          <table:table-cell table:style-name="ce31" office:value-type="string" calcext:value-type="string" table:number-columns-spanned="1" table:number-rows-spanned="3">
            <office:annotation draw:style-name="gr27" draw:text-style-name="P2" svg:width="2.899cm" svg:height="25.086cm" svg:x="142.083cm" svg:y="0.019cm" draw:caption-point-x="-0.61cm" draw:caption-point-y="0.462cm">
              <dc:date>2023-02-22T00:00:00</dc:date>
              <text:p text:style-name="P1"><text:span text:style-name="T1">Este elemento de dados deve referir-se a</text:span></text:p>
              <text:p text:style-name="P1"><text:span text:style-name="T1">idade de desenvolvimento, se isso seria</text:span></text:p>
              <text:p text:style-name="P1"><text:span text:style-name="T1">diferente da idade cronológica.</text:span></text:p>
              <text:p text:style-name="P1"><text:span text:style-name="T1">NOTA 35— A idade do aluno é</text:span></text:p>
              <text:p text:style-name="P1"><text:span text:style-name="T1">importante para encontrar objetos de aprendizagem,</text:span></text:p>
              <text:p text:style-name="P1"><text:span text:style-name="T1">especialmente para alunos em idade escolar e</text:span></text:p>
              <text:p text:style-name="P1"><text:span text:style-name="T1">seus professores.</text:span></text:p>
              <text:p text:style-name="P1"><text:span text:style-name="T1">Quando aplicável, a string deve ser</text:span></text:p>
              <text:p text:style-name="P1"><text:span text:style-name="T1">formatado como idade mínima-máxima</text:span></text:p>
              <text:p text:style-name="P1"><text:span text:style-name="T1">idade ou idade mínima-. (note que isso</text:span></text:p>
              <text:p text:style-name="P1"><text:span text:style-name="T1">é um compromisso entre adicionar três</text:span></text:p>
              <text:p text:style-name="P1"><text:span text:style-name="T1">elementos componentes (idade mínima,</text:span></text:p>
              <text:p text:style-name="P1"><text:span text:style-name="T1">idade máxima e descrição) e</text:span></text:p>
              <text:p text:style-name="P1"><text:span text:style-name="T1">tendo apenas um campo de texto livre.)</text:span></text:p>
              <text:p text:style-name="P1"><text:span text:style-name="T1">NOTA 36— Esquemas alternativos para</text:span></text:p>
              <text:p text:style-name="P1"><text:span text:style-name="T1">o que este elemento de dados tenta cobrir</text:span></text:p>
              <text:p text:style-name="P1"><text:span text:style-name="T1">(como várias idades de leitura ou</text:span></text:p>
              <text:p text:style-name="P1"><text:span text:style-name="T1">esquemas de nível, QI ou desenvolvimento</text:span></text:p>
              <text:p text:style-name="P1"><text:span text:style-name="T1">medidas de idade) devem ser representadas</text:span></text:p>
              <text:p text:style-name="P1"><text:span text:style-name="T1">através da categoria 9:Classificação.</text:span></text:p>
              <text:p text:style-name="P1"><text:span text:style-name="T1"/></text:p>
              <text:p text:style-name="P1"><text:span text:style-name="T1"/></text:p>
            </office:annotation>
            <text:p>5.7 Typical Age </text:p>
            <text:p>Range</text:p>
          </table:table-cell>
          <table:table-cell table:style-name="ce31" office:value-type="string" calcext:value-type="string" table:number-columns-spanned="1" table:number-rows-spanned="3">
            <office:annotation draw:style-name="gr28" draw:text-style-name="P2" svg:width="2.899cm" svg:height="10.471cm" svg:x="144.341cm" svg:y="0.019cm" draw:caption-point-x="-0.61cm" draw:caption-point-y="0.462cm">
              <dc:date>2023-02-21T00:00:00</dc:date>
              <text:p text:style-name="P1"><text:span text:style-name="T1">Quão difícil é trabalhar com ou através</text:span></text:p>
              <text:p text:style-name="P1"><text:span text:style-name="T1">este objeto de aprendizagem para o típico</text:span></text:p>
              <text:p text:style-name="P1"><text:span text:style-name="T1">público-alvo pretendido.</text:span></text:p>
              <text:p text:style-name="P1"><text:span text:style-name="T1">NOTA 37— O “ alvo típico</text:span></text:p>
              <text:p text:style-name="P1"><text:span text:style-name="T1">público” pode ser caracterizado por dados</text:span></text:p>
              <text:p text:style-name="P1"><text:span text:style-name="T1">elementos 5.6:Educational.Contexto e</text:span></text:p>
              <text:p text:style-name="P1"><text:span text:style-name="T1">5.7:Educational.TypicalAgeRange.</text:span></text:p>
              <text:p text:style-name="P1"><text:span text:style-name="T1"/></text:p>
              <text:p text:style-name="P1"><text:span text:style-name="T1">very easy</text:span></text:p>
              <text:p text:style-name="P1"><text:span text:style-name="T1">easy</text:span></text:p>
              <text:p text:style-name="P1"><text:span text:style-name="T1">medium</text:span></text:p>
              <text:p text:style-name="P1"><text:span text:style-name="T1">difficult</text:span></text:p>
              <text:p text:style-name="P1"><text:span text:style-name="T1">very difficult</text:span></text:p>
            </office:annotation>
            <text:p>5.8 Difficulty</text:p>
          </table:table-cell>
          <table:table-cell table:style-name="ce31" office:value-type="string" calcext:value-type="string" table:number-columns-spanned="1" table:number-rows-spanned="3">
            <office:annotation draw:style-name="gr28" draw:text-style-name="P2" svg:width="2.899cm" svg:height="10.471cm" svg:x="146.599cm" svg:y="0.019cm" draw:caption-point-x="-0.61cm" draw:caption-point-y="0.462cm">
              <dc:date>2023-02-22T00:00:00</dc:date>
              <text:p text:style-name="P1"><text:span text:style-name="T1">Tempo aproximado ou típico que leva para</text:span></text:p>
              <text:p text:style-name="P1"><text:span text:style-name="T1">trabalhar com ou através deste objeto de aprendizagem</text:span></text:p>
              <text:p text:style-name="P1"><text:span text:style-name="T1">para o público-alvo pretendido típico.</text:span></text:p>
              <text:p text:style-name="P1"><text:span text:style-name="T1">NOTA 38— O “ alvo típico</text:span></text:p>
              <text:p text:style-name="P1"><text:span text:style-name="T1">público” pode ser caracterizado por dados</text:span></text:p>
              <text:p text:style-name="P1"><text:span text:style-name="T1">elementos 5.6:Educational.Contexto e</text:span></text:p>
              <text:p text:style-name="P1"><text:span text:style-name="T1">5.7:Educational.TypicalAgeRange.</text:span></text:p>
              <text:p text:style-name="P1"><text:span text:style-name="T1"/></text:p>
              <text:p text:style-name="P1"><text:span text:style-name="T1">“</text:span><text:span text:style-name="T1">PT1H30M”, “PT1M45S</text:span></text:p>
            </office:annotation>
            <text:p>5.9 Typical </text:p>
            <text:p>Learning </text:p>
            <text:p>Time</text:p>
          </table:table-cell>
          <table:table-cell table:style-name="ce31" office:value-type="string" calcext:value-type="string" table:number-columns-spanned="1" table:number-rows-spanned="3">
            <office:annotation draw:style-name="gr29" draw:text-style-name="P2" svg:width="2.899cm" svg:height="4.151cm" svg:x="149.467cm" svg:y="0.019cm" draw:caption-point-x="-0.61cm" draw:caption-point-y="0.462cm">
              <dc:date>2023-02-22T00:00:00</dc:date>
              <text:p text:style-name="P1"><text:span text:style-name="T1">Comente como esse aprendizado</text:span></text:p>
              <text:p text:style-name="P1"><text:span text:style-name="T1">objeto será usado.</text:span></text:p>
              <text:p text:style-name="P1"><text:span text:style-name="T1"/></text:p>
              <text:p text:style-name="P1"><text:span text:style-name="T1">(“en”, “Teacher guidelines that </text:span></text:p>
              <text:p text:style-name="P1"><text:span text:style-name="T1">come with a textbook.”)</text:span></text:p>
            </office:annotation>
            <text:p>5.10 Description</text:p>
          </table:table-cell>
          <table:table-cell table:style-name="ce31" office:value-type="string" calcext:value-type="string" table:number-columns-spanned="1" table:number-rows-spanned="3">
            <office:annotation draw:style-name="gr30" draw:text-style-name="P2" svg:width="2.899cm" svg:height="12.841cm" svg:x="152.062cm" svg:y="0.019cm" draw:caption-point-x="-0.61cm" draw:caption-point-y="0.462cm">
              <dc:date>2023-02-22T00:00:00</dc:date>
              <text:p text:style-name="P1"><text:span text:style-name="T1">A linguagem humana usada pelos típicos</text:span></text:p>
              <text:p text:style-name="P1"><text:span text:style-name="T1">usuário pretendido deste objeto de aprendizagem.</text:span></text:p>
              <text:p text:style-name="P1"><text:span text:style-name="T1"/></text:p>
              <text:p text:style-name="P1"><text:span text:style-name="T1">Exemplo:</text:span></text:p>
              <text:p text:style-name="P1"><text:span text:style-name="T1"/></text:p>
              <text:p text:style-name="P1"><text:span text:style-name="T1">"en",</text:span></text:p>
              <text:p text:style-name="P1"><text:span text:style-name="T1">“</text:span><text:span text:style-name="T1">en-GB”,</text:span></text:p>
              <text:p text:style-name="P1"><text:span text:style-name="T1">“</text:span><text:span text:style-name="T1">de”,</text:span></text:p>
              <text:p text:style-name="P1"><text:span text:style-name="T1">“</text:span><text:span text:style-name="T1">fr-CA”,</text:span></text:p>
              <text:p text:style-name="P1"><text:span text:style-name="T1">"isto"</text:span></text:p>
              <text:p text:style-name="P1"><text:span text:style-name="T1">NOTA 39— Como exemplo,</text:span></text:p>
              <text:p text:style-name="P1"><text:span text:style-name="T1">para um objeto de aprendizagem em francês,</text:span></text:p>
              <text:p text:style-name="P1"><text:span text:style-name="T1">destinado a falantes de inglês</text:span></text:p>
              <text:p text:style-name="P1"><text:span text:style-name="T1">alunos, o valor de 1,3:Geral.</text:span></text:p>
              <text:p text:style-name="P1"><text:span text:style-name="T1">O idioma será o francês e</text:span></text:p>
              <text:p text:style-name="P1"><text:span text:style-name="T1">o valor de 5,11: Educacional.</text:span></text:p>
              <text:p text:style-name="P1"><text:span text:style-name="T1">O idioma será o inglês.</text:span></text:p>
            </office:annotation>
            <text:p>5.11 Language</text:p>
          </table:table-cell>
          <table:table-cell table:style-name="ce88" office:value-type="string" calcext:value-type="string" table:number-columns-spanned="1" table:number-rows-spanned="3">
            <text:p>6.1 Cost</text:p>
          </table:table-cell>
          <table:table-cell table:style-name="ce70" office:value-type="string" calcext:value-type="string" table:number-columns-spanned="1" table:number-rows-spanned="3">
            <text:p>6.2 Copyright and Other Restrictions</text:p>
          </table:table-cell>
          <table:table-cell table:style-name="ce70" office:value-type="string" calcext:value-type="string" table:number-columns-spanned="1" table:number-rows-spanned="3">
            <text:p>6.3 Description </text:p>
          </table:table-cell>
          <table:table-cell table:style-name="ce95" office:value-type="string" calcext:value-type="string" table:number-columns-spanned="1" table:number-rows-spanned="3">
            <office:annotation draw:style-name="gr31" draw:text-style-name="P2" svg:width="2.899cm" svg:height="16.396cm" svg:x="161.83cm" svg:y="0.019cm" draw:caption-point-x="-0.61cm" draw:caption-point-y="0.462cm">
              <dc:date>2023-02-21T00:00:00</dc:date>
              <text:p text:style-name="P1"><text:span text:style-name="T1">Natureza da relação entre</text:span></text:p>
              <text:p text:style-name="P1"><text:span text:style-name="T1">esse objeto de aprendizagem e o</text:span></text:p>
              <text:p text:style-name="P1"><text:span text:style-name="T1">objeto de aprendizagem alvo, identificado</text:span></text:p>
              <text:p text:style-name="P1"><text:span text:style-name="T1">por 7.2:Relation.Resource.</text:span></text:p>
              <text:p text:style-name="P1"><text:span text:style-name="T1"/></text:p>
              <text:p text:style-name="P1"><text:span text:style-name="T1">Based on Dublin </text:span></text:p>
              <text:p text:style-name="P1"><text:span text:style-name="T1">Core: </text:span></text:p>
              <text:p text:style-name="P1"><text:span text:style-name="T1">ispartof: is part of</text:span></text:p>
              <text:p text:style-name="P1"><text:span text:style-name="T1">haspart: has part</text:span></text:p>
              <text:p text:style-name="P1"><text:span text:style-name="T1">isversionof: is </text:span></text:p>
              <text:p text:style-name="P1"><text:span text:style-name="T1">version of</text:span></text:p>
              <text:p text:style-name="P1"><text:span text:style-name="T1">hasversion: has </text:span></text:p>
              <text:p text:style-name="P1"><text:span text:style-name="T1">version</text:span></text:p>
              <text:p text:style-name="P1"><text:span text:style-name="T1">isformatof: is format </text:span></text:p>
              <text:p text:style-name="P1"><text:span text:style-name="T1">of</text:span></text:p>
              <text:p text:style-name="P1"><text:span text:style-name="T1">hasformat: has </text:span></text:p>
              <text:p text:style-name="P1"><text:span text:style-name="T1">format</text:span></text:p>
              <text:p text:style-name="P1"><text:span text:style-name="T1">references: </text:span></text:p>
              <text:p text:style-name="P1"><text:span text:style-name="T1">references</text:span></text:p>
              <text:p text:style-name="P1"><text:span text:style-name="T1">isreferencedby: is </text:span></text:p>
              <text:p text:style-name="P1"><text:span text:style-name="T1">referenced by</text:span></text:p>
              <text:p text:style-name="P1"><text:span text:style-name="T1">isbasedon: is based </text:span></text:p>
              <text:p text:style-name="P1"><text:span text:style-name="T1">on</text:span></text:p>
              <text:p text:style-name="P1"><text:span text:style-name="T1">isbasisfor: is basis </text:span></text:p>
              <text:p text:style-name="P1"><text:span text:style-name="T1">for</text:span></text:p>
              <text:p text:style-name="P1"><text:span text:style-name="T1">requires: requires</text:span></text:p>
              <text:p text:style-name="P1"><text:span text:style-name="T1">isrequiredby: is </text:span></text:p>
              <text:p text:style-name="P1"><text:span text:style-name="T1">required by</text:span></text:p>
            </office:annotation>
            <text:p>7.1 Kind</text:p>
          </table:table-cell>
          <table:table-cell table:style-name="ce95" office:value-type="string" calcext:value-type="string" table:number-columns-spanned="3" table:number-rows-spanned="1">
            <office:annotation draw:style-name="gr6" draw:text-style-name="P2" svg:width="2.899cm" svg:height="2.571cm" svg:x="169.468cm" svg:y="0.019cm" draw:caption-point-x="-0.61cm" draw:caption-point-y="0.462cm">
              <dc:date>2023-02-09T00:00:00</dc:date>
              <text:p text:style-name="P1"><text:span text:style-name="T1">O objeto de aprendizagem alvo que</text:span></text:p>
              <text:p text:style-name="P1"><text:span text:style-name="T1">este relacionamento faz referência.</text:span></text:p>
            </office:annotation>
            <text:p>7.2 Resource</text:p>
          </table:table-cell>
          <table:covered-table-cell table:number-columns-repeated="2"/>
          <table:table-cell table:style-name="ce98" office:value-type="string" calcext:value-type="string" table:number-columns-spanned="1" table:number-rows-spanned="3">
            <office:annotation draw:style-name="gr6" draw:text-style-name="P2" svg:width="2.899cm" svg:height="2.571cm" svg:x="171.725cm" svg:y="0cm" draw:caption-point-x="-0.61cm" draw:caption-point-y="0.481cm">
              <dc:date>2023-02-23T00:00:00</dc:date>
              <text:p text:style-name="P1"><text:span text:style-name="T1">Entidade (ou seja, pessoas, organização)</text:span></text:p>
              <text:p text:style-name="P1"><text:span text:style-name="T1">que criou esta anotação.</text:span></text:p>
              <text:p text:style-name="P1"><text:span text:style-name="T1"/></text:p>
            </office:annotation>
            <text:p>8.1 Entity</text:p>
          </table:table-cell>
          <table:table-cell table:style-name="ce78" office:value-type="string" calcext:value-type="string" table:number-columns-spanned="1" table:number-rows-spanned="3">
            <office:annotation draw:style-name="gr7" draw:text-style-name="P2" svg:width="2.899cm" svg:height="1.799cm" svg:x="173.983cm" svg:y="0cm" draw:caption-point-x="-0.61cm" draw:caption-point-y="0.481cm">
              <dc:date>2023-02-23T00:00:00</dc:date>
              <text:p text:style-name="P1"><text:span text:style-name="T1">Data em que esta anotação foi criada</text:span></text:p>
              <text:p text:style-name="P1"><text:span text:style-name="T1"/></text:p>
            </office:annotation>
            <text:p>8.2 Date</text:p>
          </table:table-cell>
          <table:table-cell table:style-name="ce78" office:value-type="string" calcext:value-type="string" table:number-columns-spanned="1" table:number-rows-spanned="3">
            <office:annotation draw:style-name="gr7" draw:text-style-name="P2" svg:width="2.899cm" svg:height="1.799cm" svg:x="176.659cm" svg:y="0cm" draw:caption-point-x="-0.61cm" draw:caption-point-y="0.481cm">
              <dc:date>2023-02-23T00:00:00</dc:date>
              <text:p text:style-name="P1"><text:span text:style-name="T1">O conteúdo desta anotação</text:span></text:p>
            </office:annotation>
            <text:p>8.3 Description</text:p>
          </table:table-cell>
          <table:table-cell table:style-name="ce138" office:value-type="string" calcext:value-type="string" table:number-columns-spanned="1" table:number-rows-spanned="3">
            <office:annotation draw:style-name="gr16" draw:text-style-name="P2" svg:width="2.899cm" svg:height="7.706cm" svg:x="179.409cm" svg:y="0.019cm" draw:caption-point-x="-0.61cm" draw:caption-point-y="0.462cm">
              <dc:date>2023-02-21T00:00:00</dc:date>
              <text:p text:style-name="P1"><text:span text:style-name="T1">O propósito de classificar</text:span></text:p>
              <text:p text:style-name="P1"><text:span text:style-name="T1">este objeto de aprendizagem</text:span></text:p>
              <text:p text:style-name="P1"><text:span text:style-name="T1"/></text:p>
              <text:p text:style-name="P1"><text:span text:style-name="T1">discipline </text:span></text:p>
              <text:p text:style-name="P1"><text:span text:style-name="T1">idea </text:span></text:p>
              <text:p text:style-name="P1"><text:span text:style-name="T1">prerequisite </text:span></text:p>
              <text:p text:style-name="P1"><text:span text:style-name="T1">educational </text:span></text:p>
              <text:p text:style-name="P1"><text:span text:style-name="T1">objective </text:span></text:p>
              <text:p text:style-name="P1"><text:span text:style-name="T1">accessibility </text:span></text:p>
              <text:p text:style-name="P1"><text:span text:style-name="T1">restrictions </text:span></text:p>
              <text:p text:style-name="P1"><text:span text:style-name="T1">educational level </text:span></text:p>
              <text:p text:style-name="P1"><text:span text:style-name="T1">skill level </text:span></text:p>
              <text:p text:style-name="P1"><text:span text:style-name="T1">security level</text:span></text:p>
              <text:p text:style-name="P1"><text:span text:style-name="T1">Competency</text:span></text:p>
              <text:p text:style-name="P1"><text:span text:style-name="T1"/></text:p>
              <text:p text:style-name="P1"><text:span text:style-name="T1">Vocabulary </text:span></text:p>
              <text:p text:style-name="P1"><text:span text:style-name="T1">(State)</text:span></text:p>
            </office:annotation>
            <text:p>9.1 Purpose </text:p>
          </table:table-cell>
          <table:table-cell table:style-name="ce138" office:value-type="string" calcext:value-type="string" table:number-columns-spanned="3" table:number-rows-spanned="1">
            <office:annotation draw:style-name="gr32" draw:text-style-name="P2" svg:width="2.899cm" svg:height="8.496cm" svg:x="182.085cm" svg:y="0.019cm" draw:caption-point-x="3.971cm" draw:caption-point-y="0.462cm">
              <dc:date>2023-02-09T00:00:00</dc:date>
              <text:p text:style-name="P1"><text:span text:style-name="T1">Um caminho taxonômico em um determinado</text:span></text:p>
              <text:p text:style-name="P1"><text:span text:style-name="T1">sistema de classificação. Cada sucesso</text:span></text:p>
              <text:p text:style-name="P1"><text:span text:style-name="T1">nível é um refinamento na definição de</text:span></text:p>
              <text:p text:style-name="P1"><text:span text:style-name="T1">o nível anterior.</text:span></text:p>
              <text:p text:style-name="P1"><text:span text:style-name="T1">Diferentes caminhos, no mesmo ou em diferentes</text:span></text:p>
              <text:p text:style-name="P1"><text:span text:style-name="T1">classificações, que descrevem</text:span></text:p>
              <text:p text:style-name="P1"><text:span text:style-name="T1">mesma característica, são permitidos.</text:span></text:p>
              <text:p text:style-name="P1"><text:span text:style-name="T1"/></text:p>
              <text:p text:style-name="P1"><text:span text:style-name="T1"/></text:p>
            </office:annotation>
            <text:p>9.2 Taxon Path</text:p>
          </table:table-cell>
          <table:covered-table-cell table:number-columns-repeated="2"/>
          <table:table-cell table:style-name="ce137" office:value-type="string" calcext:value-type="string" table:number-columns-spanned="1" table:number-rows-spanned="3">
            <office:annotation draw:style-name="gr33" draw:text-style-name="P2" svg:width="2.899cm" svg:height="11.261cm" svg:x="189.225cm" svg:y="0.019cm" draw:caption-point-x="-0.61cm" draw:caption-point-y="0.462cm">
              <dc:date>2023-02-23T00:00:00</dc:date>
              <text:p text:style-name="P1"><text:span text:style-name="T1">Descrição do objeto de aprendizagem</text:span></text:p>
              <text:p text:style-name="P1"><text:span text:style-name="T1">em relação ao referido 9.1:Classificação.</text:span></text:p>
              <text:p text:style-name="P1"><text:span text:style-name="T1">Objetivo desta classificação específica,</text:span></text:p>
              <text:p text:style-name="P1"><text:span text:style-name="T1">como disciplina, ideia, nível de habilidade,</text:span></text:p>
              <text:p text:style-name="P1"><text:span text:style-name="T1">objetivo educacional, etc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2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A medical instrument for </text:span></text:p>
              <text:p text:style-name="P1"><text:span text:style-name="T1">listening called a stethoscope.”)</text:span></text:p>
              <text:p text:style-name="P1"><text:span text:style-name="T1"/></text:p>
            </office:annotation>
            <text:p>9.3 Description </text:p>
          </table:table-cell>
          <table:table-cell table:style-name="ce137" office:value-type="string" calcext:value-type="string" table:number-columns-spanned="1" table:number-rows-spanned="3">
            <office:annotation office:display="true" draw:style-name="gr3" draw:text-style-name="P2" svg:width="2.899cm" svg:height="10.866cm" svg:x="191.483cm" svg:y="0.019cm" draw:caption-point-x="-0.61cm" draw:caption-point-y="0.462cm">
              <dc:date>2023-02-23T00:00:00</dc:date>
              <text:p text:style-name="P3"><text:span text:style-name="T1">Palavras-chave e frases descritivas de</text:span></text:p>
              <text:p text:style-name="P3"><text:span text:style-name="T1">o objeto de aprendizagem em relação ao declarado</text:span></text:p>
              <text:p text:style-name="P3"><text:span text:style-name="T1">9.1: Classificação. Objetivo deste específico</text:span></text:p>
              <text:p text:style-name="P3"><text:span text:style-name="T1">classificação, como acessibilidade,</text:span></text:p>
              <text:p text:style-name="P3"><text:span text:style-name="T1">nível de segurança, etc., mais relevante primeiro.</text:span></text:p>
              <text:p text:style-name="P3"><text:span text:style-name="T1"/></text:p>
              <text:p text:style-name="P3"><text:span text:style-name="T1">LangString </text:span></text:p>
              <text:p text:style-name="P3"><text:span text:style-name="T1">(smallest </text:span></text:p>
              <text:p text:style-name="P3"><text:span text:style-name="T1">permitted </text:span></text:p>
              <text:p text:style-name="P3"><text:span text:style-name="T1">maximum: </text:span></text:p>
              <text:p text:style-name="P3"><text:span text:style-name="T1">1000 char)</text:span></text:p>
              <text:p text:style-name="P3"><text:span text:style-name="T1"/></text:p>
              <text:p text:style-name="P3"><text:span text:style-name="T1">(“en”, “diagnostic instrument”)</text:span></text:p>
            </office:annotation>
            <text:p>9.4 Keyword </text:p>
          </table:table-cell>
        </table:table-row>
        <table:table-row table:style-name="ro2">
          <table:covered-table-cell table:number-columns-repeated="3"/>
          <table:table-cell table:style-name="ce23" office:value-type="string" calcext:value-type="string" table:number-columns-spanned="1" table:number-rows-spanned="2">
            <office:annotation draw:style-name="gr34" draw:text-style-name="P2" svg:width="2.899cm" svg:height="3.756cm" svg:x="15.618cm" svg:y="0.471cm" draw:caption-point-x="-0.61cm" draw:caption-point-y="0.462cm">
              <dc:date>2023-02-08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</text:span></text:p>
            </office:annotation>
            <text:p>1.1.1 Catalog</text:p>
          </table:table-cell>
          <table:table-cell table:style-name="ce23" office:value-type="string" calcext:value-type="string" table:number-columns-spanned="1" table:number-rows-spanned="2">
            <office:annotation draw:style-name="gr35" draw:text-style-name="P2" svg:width="2.899cm" svg:height="4.941cm" svg:x="23.134cm" svg:y="0.471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esta aprendizagem</text:span></text:p>
              <text:p text:style-name="P1"><text:span text:style-name="T1">objeto. Uma string específica de namespace</text:span></text:p>
            </office:annotation>
            <text:p>1.1.2 Entry</text:p>
          </table:table-cell>
          <table:covered-table-cell table:number-columns-repeated="9"/>
          <table:table-cell table:style-name="ce53" office:value-type="string" calcext:value-type="string" table:number-columns-spanned="1" table:number-rows-spanned="2">
            <office:annotation draw:style-name="gr10" draw:text-style-name="P2" svg:width="2.899cm" svg:height="10.076cm" svg:x="64.313cm" svg:y="0.471cm" draw:caption-point-x="-0.61cm" draw:caption-point-y="0.462cm">
              <dc:date>2023-02-21T00:00:00</dc:date>
              <text:p text:style-name="P1"><text:span text:style-name="T1">autor</text:span></text:p>
              <text:p text:style-name="P1"><text:span text:style-name="T1">editor</text:span></text:p>
              <text:p text:style-name="P1"><text:span text:style-name="T1">desconhecido</text:span></text:p>
              <text:p text:style-name="P1"><text:span text:style-name="T1">Iniciador</text:span></text:p>
              <text:p text:style-name="P1"><text:span text:style-name="T1">terminador</text:span></text:p>
              <text:p text:style-name="P1"><text:span text:style-name="T1">validador</text:span></text:p>
              <text:p text:style-name="P1"><text:span text:style-name="T1">editor</text:span></text:p>
              <text:p text:style-name="P1"><text:span text:style-name="T1">designer gráfico</text:span></text:p>
              <text:p text:style-name="P1"><text:span text:style-name="T1">técnico</text:span></text:p>
              <text:p text:style-name="P1"><text:span text:style-name="T1">implementador</text:span></text:p>
              <text:p text:style-name="P1"><text:span text:style-name="T1">provedor de conteúdo</text:span></text:p>
              <text:p text:style-name="P1"><text:span text:style-name="T1">validador técnico</text:span></text:p>
              <text:p text:style-name="P1"><text:span text:style-name="T1">educacional</text:span></text:p>
              <text:p text:style-name="P1"><text:span text:style-name="T1">validador</text:span></text:p>
              <text:p text:style-name="P1"><text:span text:style-name="T1">roteirista</text:span></text:p>
              <text:p text:style-name="P1"><text:span text:style-name="T1">instrucional</text:span></text:p>
              <text:p text:style-name="P1"><text:span text:style-name="T1">desenhista</text:span></text:p>
              <text:p text:style-name="P1"><text:span text:style-name="T1">assunto</text:span></text:p>
              <text:p text:style-name="P1"><text:span text:style-name="T1">especialista</text:span></text:p>
              <text:p text:style-name="P1"><text:span text:style-name="T1">NOTA 16—</text:span></text:p>
              <text:p text:style-name="P1"><text:span text:style-name="T1">“</text:span><text:span text:style-name="T1">terminador” é o</text:span></text:p>
              <text:p text:style-name="P1"><text:span text:style-name="T1">entidade que fez</text:span></text:p>
              <text:p text:style-name="P1"><text:span text:style-name="T1">o objeto de aprendizagem</text:span></text:p>
            </office:annotation>
            <text:p>2.3.1 Role</text:p>
          </table:table-cell>
          <table:table-cell table:style-name="ce53" office:value-type="string" calcext:value-type="string" table:number-columns-spanned="1" table:number-rows-spanned="2">
            <office:annotation draw:style-name="gr36" draw:text-style-name="P2" svg:width="2.899cm" svg:height="6.916cm" svg:x="69.789cm" svg:y="0.471cm" draw:caption-point-x="-0.61cm" draw:caption-point-y="0.462cm">
              <dc:date>2023-02-22T00:00:00</dc:date>
              <text:p text:style-name="P1"><text:span text:style-name="T1">A identificação e as informações</text:span></text:p>
              <text:p text:style-name="P1"><text:span text:style-name="T1">sobre entidades (ou seja, pessoas,</text:span></text:p>
              <text:p text:style-name="P1"><text:span text:style-name="T1">organizações) contribuindo para isso</text:span></text:p>
              <text:p text:style-name="P1"><text:span text:style-name="T1">objeto de aprendizagem. As entidades devem</text:span></text:p>
              <text:p text:style-name="P1"><text:span text:style-name="T1">ser ordenados como mais relevantes primeiro.</text:span></text:p>
              <text:p text:style-name="P1"><text:span text:style-name="T1"/></text:p>
            </office:annotation>
            <text:p>2.3.2 Entity</text:p>
          </table:table-cell>
          <table:table-cell table:style-name="ce46" office:value-type="string" calcext:value-type="string" table:number-columns-spanned="1" table:number-rows-spanned="2">
            <office:annotation draw:style-name="gr7" draw:text-style-name="P2" svg:width="2.899cm" svg:height="1.799cm" svg:x="74.66cm" svg:y="0.471cm" draw:caption-point-x="-0.61cm" draw:caption-point-y="0.462cm">
              <dc:date>2023-02-22T00:00:00</dc:date>
              <text:p text:style-name="P1"><text:span text:style-name="T1">The date of the contribution</text:span></text:p>
            </office:annotation>
            <text:p>2.3.3 Date </text:p>
          </table:table-cell>
          <table:table-cell table:style-name="ce58" office:value-type="string" calcext:value-type="string" table:number-columns-spanned="1" table:number-rows-spanned="2">
            <office:annotation draw:style-name="gr34" draw:text-style-name="P2" svg:width="2.899cm" svg:height="3.756cm" svg:x="79.218cm" svg:y="0.471cm" draw:caption-point-x="-0.61cm" draw:caption-point-y="0.462cm">
              <dc:date>2023-02-22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.</text:span></text:p>
            </office:annotation>
            <text:p>3.1.1 Catalog </text:p>
          </table:table-cell>
          <table:table-cell office:value-type="string" calcext:value-type="string" table:number-columns-spanned="1" table:number-rows-spanned="2">
            <office:annotation draw:style-name="gr2" draw:text-style-name="P2" svg:width="2.899cm" svg:height="5.336cm" svg:x="81.476cm" svg:y="0.471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esses metadados</text:span></text:p>
              <text:p text:style-name="P1"><text:span text:style-name="T1">registro. Uma string específica de namespace.</text:span></text:p>
              <text:p text:style-name="P1"><text:span text:style-name="T1"/></text:p>
            </office:annotation>
            <text:p>3.1.2 Entry</text:p>
          </table:table-cell>
          <table:table-cell table:style-name="ce61" office:value-type="string" calcext:value-type="string" table:number-columns-spanned="1" table:number-rows-spanned="2">
            <office:annotation draw:style-name="gr29" draw:text-style-name="P2" svg:width="2.899cm" svg:height="4.151cm" svg:x="84.171cm" svg:y="0.471cm" draw:caption-point-x="-0.61cm" draw:caption-point-y="0.462cm">
              <dc:date>2023-02-08T00:00:00</dc:date>
              <text:p text:style-name="P1"><text:span text:style-name="T1">Tipo de contribuição.</text:span></text:p>
              <text:p text:style-name="P1"><text:span text:style-name="T1">Exatamente uma instância deste elemento de dados</text:span></text:p>
              <text:p text:style-name="P1"><text:span text:style-name="T1">com o valor "criador" deve existir.</text:span></text:p>
              <text:p text:style-name="P1"><text:span text:style-name="T1"/></text:p>
            </office:annotation>
            <text:p>3.2.1 Role</text:p>
          </table:table-cell>
          <table:table-cell office:value-type="string" calcext:value-type="string" table:number-columns-spanned="1" table:number-rows-spanned="2">
            <office:annotation draw:style-name="gr18" draw:text-style-name="P2" svg:width="2.899cm" svg:height="6.126cm" svg:x="86.429cm" svg:y="0.471cm" draw:caption-point-x="-0.61cm" draw:caption-point-y="0.462cm">
              <dc:date>2023-02-22T00:00:00</dc:date>
              <text:p text:style-name="P1"><text:span text:style-name="T1">A identificação e as informações</text:span></text:p>
              <text:p text:style-name="P1"><text:span text:style-name="T1">sobre entidades (ou seja, pessoas,</text:span></text:p>
              <text:p text:style-name="P1"><text:span text:style-name="T1">organizações) contribuindo para isso</text:span></text:p>
              <text:p text:style-name="P1"><text:span text:style-name="T1">instância de metadados. As entidades devem</text:span></text:p>
              <text:p text:style-name="P1"><text:span text:style-name="T1">ser ordenados como mais relevantes primeiro.]</text:span></text:p>
            </office:annotation>
            <text:p>3.2.2 Entity</text:p>
          </table:table-cell>
          <table:table-cell office:value-type="string" calcext:value-type="string" table:number-columns-spanned="1" table:number-rows-spanned="2">
            <office:annotation draw:style-name="gr7" draw:text-style-name="P2" svg:width="2.899cm" svg:height="1.799cm" svg:x="88.687cm" svg:y="0.471cm" draw:caption-point-x="-0.61cm" draw:caption-point-y="0.462cm">
              <dc:date>2023-02-22T00:00:00</dc:date>
              <text:p text:style-name="P1"><text:span text:style-name="T1">A data da contribuição</text:span></text:p>
              <text:p text:style-name="P1"><text:span text:style-name="T1"/></text:p>
            </office:annotation>
            <text:p>3.2.3 Date</text:p>
          </table:table-cell>
          <table:covered-table-cell table:number-columns-repeated="2"/>
          <table:covered-table-cell office:value-type="string" calcext:value-type="string">
            <text:p>4.1 Format</text:p>
          </table:covered-table-cell>
          <table:covered-table-cell office:value-type="string" calcext:value-type="string">
            <text:p>4.2 Size </text:p>
          </table:covered-table-cell>
          <table:covered-table-cell office:value-type="string" calcext:value-type="string">
            <text:p>4.3 Location </text:p>
          </table:covered-table-cell>
          <table:table-cell table:style-name="ce76" office:value-type="string" calcext:value-type="string" table:number-columns-spanned="4" table:number-rows-spanned="1">
            <office:annotation draw:style-name="gr35" draw:text-style-name="P2" svg:width="2.899cm" svg:height="4.941cm" svg:x="115.988cm" svg:y="0.471cm" draw:caption-point-x="-0.61cm" draw:caption-point-y="0.462cm">
              <dc:date>2023-02-08T00:00:00</dc:date>
              <text:p text:style-name="P1"><text:span text:style-name="T1">Agrupamento de vários requisitos. O</text:span></text:p>
              <text:p text:style-name="P1"><text:span text:style-name="T1">requisito composto é satisfeito quando</text:span></text:p>
              <text:p text:style-name="P1"><text:span text:style-name="T1">um dos requisitos do componente é</text:span></text:p>
              <text:p text:style-name="P1"><text:span text:style-name="T1">satisfeito, ou seja, o conector lógico é OU.</text:span></text:p>
            </office:annotation>
            <text:p>4.4.1 OrComposite</text:p>
          </table:table-cell>
          <table:covered-table-cell table:number-columns-repeated="3" table:style-name="ce76" office:value-type="string" calcext:value-type="string">
            <text:p>4.4.1 OrComposite</text:p>
          </table:covered-table-cell>
          <table:covered-table-cell office:value-type="string" calcext:value-type="string">
            <text:p>4.5 Installation </text:p>
            <text:p>Remarks</text:p>
          </table:covered-table-cell>
          <table:covered-table-cell office:value-type="string" calcext:value-type="string">
            <text:p>4.6 Other </text:p>
            <text:p>Platform </text:p>
            <text:p>Requirements</text:p>
          </table:covered-table-cell>
          <table:covered-table-cell office:value-type="string" calcext:value-type="string">
            <text:p>4.7 Duration</text:p>
          </table:covered-table-cell>
          <table:covered-table-cell office:value-type="string" calcext:value-type="string">
            <text:p>5.1 Interactivity </text:p>
            <text:p>Type</text:p>
          </table:covered-table-cell>
          <table:covered-table-cell office:value-type="string" calcext:value-type="string">
            <text:p>5.2 Learning </text:p>
            <text:p>Resource </text:p>
            <text:p>Type</text:p>
          </table:covered-table-cell>
          <table:covered-table-cell office:value-type="string" calcext:value-type="string">
            <text:p>5.3 Interactivity </text:p>
            <text:p>Level</text:p>
          </table:covered-table-cell>
          <table:covered-table-cell office:value-type="string" calcext:value-type="string">
            <text:p>5.4 Semantic </text:p>
            <text:p>Density</text:p>
          </table:covered-table-cell>
          <table:covered-table-cell office:value-type="string" calcext:value-type="string">
            <text:p>5.5 Intended End </text:p>
            <text:p>User Role</text:p>
          </table:covered-table-cell>
          <table:covered-table-cell office:value-type="string" calcext:value-type="string">
            <text:p>5.6 Context</text:p>
          </table:covered-table-cell>
          <table:covered-table-cell office:value-type="string" calcext:value-type="string">
            <text:p>5.7 Typical Age </text:p>
            <text:p>Range</text:p>
          </table:covered-table-cell>
          <table:covered-table-cell office:value-type="string" calcext:value-type="string">
            <text:p>5.8 Difficulty</text:p>
          </table:covered-table-cell>
          <table:covered-table-cell office:value-type="string" calcext:value-type="string">
            <text:p>5.9 Typical </text:p>
            <text:p>Learning </text:p>
            <text:p>Time</text:p>
          </table:covered-table-cell>
          <table:covered-table-cell office:value-type="string" calcext:value-type="string">
            <text:p>5.10 Description</text:p>
          </table:covered-table-cell>
          <table:covered-table-cell office:value-type="string" calcext:value-type="string">
            <text:p>5.11 Language</text:p>
          </table:covered-table-cell>
          <table:covered-table-cell table:number-columns-repeated="4"/>
          <table:table-cell table:style-name="ce95" office:value-type="string" calcext:value-type="string" table:number-columns-spanned="2" table:number-rows-spanned="1">
            <office:annotation draw:style-name="gr4" draw:text-style-name="P2" svg:width="2.899cm" svg:height="2.966cm" svg:x="166.764cm" svg:y="0.471cm" draw:caption-point-x="-0.61cm" draw:caption-point-y="0.462cm">
              <dc:date>2023-02-09T00:00:00</dc:date>
              <text:p text:style-name="P1"><text:span text:style-name="T1">Um rótulo globalmente exclusivo que identifica</text:span></text:p>
              <text:p text:style-name="P1"><text:span text:style-name="T1">o objeto de aprendizagem alvo</text:span></text:p>
            </office:annotation>
            <text:p>7.2.1 Identifier</text:p>
          </table:table-cell>
          <table:covered-table-cell/>
          <table:table-cell table:style-name="ce95" office:value-type="string" calcext:value-type="string" table:number-columns-spanned="1" table:number-rows-spanned="2">
            <office:annotation draw:style-name="gr16" draw:text-style-name="P2" svg:width="2.899cm" svg:height="7.706cm" svg:x="169.468cm" svg:y="0.471cm" draw:caption-point-x="-0.61cm" draw:caption-point-y="0.462cm">
              <dc:date>2023-02-22T00:00:00</dc:date>
              <text:p text:style-name="P1"><text:span text:style-name="T1">Descrição do objeto de aprendizagem de destino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The QuickTime movie </text:span></text:p>
              <text:p text:style-name="P1"><text:span text:style-name="T1">of the Mona Lisa on the website </text:span></text:p>
              <text:p text:style-name="P1"><text:span text:style-name="T1">of the Louvre museum.”)</text:span></text:p>
            </office:annotation>
            <text:p>7.2.2 Description</text:p>
          </table:table-cell>
          <table:covered-table-cell table:number-columns-repeated="4"/>
          <table:table-cell table:style-name="ce138" office:value-type="string" calcext:value-type="string" table:number-columns-spanned="1" table:number-rows-spanned="2">
            <office:annotation draw:style-name="gr17" draw:text-style-name="P2" svg:width="2.899cm" svg:height="15.211cm" svg:x="182.085cm" svg:y="0.471cm" draw:caption-point-x="-0.61cm" draw:caption-point-y="0.462cm">
              <dc:date>2023-02-23T00:00:00</dc:date>
              <text:p text:style-name="P1"><text:span text:style-name="T1">O nome do sistema de classificação.</text:span></text:p>
              <text:p text:style-name="P1"><text:span text:style-name="T1">NOTA 41— Uma indexação,</text:span></text:p>
              <text:p text:style-name="P1"><text:span text:style-name="T1">ferramenta de catalogação ou consulta pode</text:span></text:p>
              <text:p text:style-name="P1"><text:span text:style-name="T1">fornecer as entradas de nível superior de um</text:span></text:p>
              <text:p text:style-name="P1"><text:span text:style-name="T1">classificação bem estabelecida,</text:span></text:p>
              <text:p text:style-name="P1"><text:span text:style-name="T1">como a Biblioteca do Congresso</text:span></text:p>
              <text:p text:style-name="P1"><text:span text:style-name="T1">Classificação (LOC), Universal</text:span></text:p>
              <text:p text:style-name="P1"><text:span text:style-name="T1">Classificação Decimal (UDC), Dewey</text:span></text:p>
              <text:p text:style-name="P1"><text:span text:style-name="T1">Classificação Decimal (DDC), etc.</text:span></text:p>
              <text:p text:style-name="P1"><text:span text:style-name="T1"/></text:p>
              <text:p text:style-name="P1"><text:span text:style-name="T1">Lang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ACM”), (“en”,”MESH”), </text:span></text:p>
              <text:p text:style-name="P1"><text:span text:style-name="T1">(“en”,”ARIADNE”)</text:span></text:p>
            </office:annotation>
            <text:p>9.2.1 Source</text:p>
          </table:table-cell>
          <table:table-cell table:style-name="ce138" office:value-type="string" calcext:value-type="string" table:number-columns-spanned="2" table:number-rows-spanned="1">
            <office:annotation draw:style-name="gr27" draw:text-style-name="P2" svg:width="2.899cm" svg:height="25.086cm" svg:x="184.408cm" svg:y="0.471cm" draw:caption-point-x="1.648cm" draw:caption-point-y="0.462cm">
              <dc:date>2023-02-09T00:00:00</dc:date>
              <text:p text:style-name="P1"><text:span text:style-name="T1">Um termo particular dentro de uma taxonomia.</text:span></text:p>
              <text:p text:style-name="P1"><text:span text:style-name="T1">Um táxon é um nó que tem um</text:span></text:p>
              <text:p text:style-name="P1"><text:span text:style-name="T1">rótulo ou termo. Um táxon também pode ter um</text:span></text:p>
              <text:p text:style-name="P1"><text:span text:style-name="T1">designação alfanumérica ou identificador</text:span></text:p>
              <text:p text:style-name="P1"><text:span text:style-name="T1">para referência padronizada. O rótulo</text:span></text:p>
              <text:p text:style-name="P1"><text:span text:style-name="T1">e/ou a entrada pode ser usada para designar</text:span></text:p>
              <text:p text:style-name="P1"><text:span text:style-name="T1">um determinado táxon.</text:span></text:p>
              <text:p text:style-name="P1"><text:span text:style-name="T1">Uma lista ordenada de táxons cria uma</text:span></text:p>
              <text:p text:style-name="P1"><text:span text:style-name="T1">caminho taxonômico, ou seja, “caminho taxonômico</text:span></text:p>
              <text:p text:style-name="P1"><text:span text:style-name="T1">escada”: este é um caminho de uma</text:span></text:p>
              <text:p text:style-name="P1"><text:span text:style-name="T1">mais geral para mais específico</text:span></text:p>
              <text:p text:style-name="P1"><text:span text:style-name="T1">entrada em uma classificação.</text:span></text:p>
              <text:p text:style-name="P1"><text:span text:style-name="T1"/></text:p>
              <text:p text:style-name="P1"><text:span text:style-name="T1">{[“12”,(“en”,”Physics”)],</text:span></text:p>
              <text:p text:style-name="P1"><text:span text:style-name="T1">[“23”,(“en”,”Acoustics”)], </text:span></text:p>
              <text:p text:style-name="P1"><text:span text:style-name="T1">[“34”,(“en”,”Instruments”)], </text:span></text:p>
              <text:p text:style-name="P1"><text:span text:style-name="T1">[“45”,(“en”,”Stethoscope”)]}</text:span></text:p>
              <text:p text:style-name="P1"><text:span text:style-name="T1">A 2nd taxon path for the same </text:span></text:p>
              <text:p text:style-name="P1"><text:span text:style-name="T1">learning object could be: </text:span></text:p>
              <text:p text:style-name="P1"><text:span text:style-name="T1">{[“56”,(“en”,”Medicine”)], </text:span></text:p>
              <text:p text:style-name="P1"><text:span text:style-name="T1">[“67”,(“en”,”Diagnostics”)], </text:span></text:p>
              <text:p text:style-name="P1"><text:span text:style-name="T1">[“34”,(“en”,”Instruments”)], </text:span></text:p>
              <text:p text:style-name="P1"><text:span text:style-name="T1">[“45”,(“en”,”Stethoscope”)]}</text:span></text:p>
            </office:annotation>
            <text:p>9.2.2 Taxon</text:p>
          </table:table-cell>
          <table:covered-table-cell table:number-columns-repeated="3"/>
        </table:table-row>
        <table:table-row table:style-name="ro3">
          <table:covered-table-cell table:number-columns-repeated="3"/>
          <table:covered-table-cell table:number-columns-repeated="2" table:style-name="ce24"/>
          <table:covered-table-cell table:number-columns-repeated="9"/>
          <table:covered-table-cell table:number-columns-repeated="2" table:style-name="ce53"/>
          <table:covered-table-cell table:style-name="ce46"/>
          <table:covered-table-cell table:style-name="ce58"/>
          <table:covered-table-cell/>
          <table:covered-table-cell table:style-name="ce61"/>
          <table:covered-table-cell table:number-columns-repeated="4"/>
          <table:covered-table-cell office:value-type="string" calcext:value-type="string">
            <text:p>4.1 Format</text:p>
          </table:covered-table-cell>
          <table:covered-table-cell office:value-type="string" calcext:value-type="string">
            <text:p>4.2 Size </text:p>
          </table:covered-table-cell>
          <table:covered-table-cell office:value-type="string" calcext:value-type="string">
            <text:p>4.3 Location </text:p>
          </table:covered-table-cell>
          <table:table-cell table:style-name="ce76" office:value-type="string" calcext:value-type="string">
            <office:annotation draw:style-name="gr34" draw:text-style-name="P2" svg:width="2.899cm" svg:height="3.756cm" svg:x="107.472cm" svg:y="1.158cm" draw:caption-point-x="-2.01cm" draw:caption-point-y="0.226cm">
              <dc:date>2023-02-21T00:00:00</dc:date>
              <text:p text:style-name="P1"><text:span text:style-name="T1">A tecnologia necessária para usar</text:span></text:p>
              <text:p text:style-name="P1"><text:span text:style-name="T1">este objeto de aprendizagem, por exemplo, hardware,</text:span></text:p>
              <text:p text:style-name="P1"><text:span text:style-name="T1">software, rede, etc.</text:span></text:p>
            </office:annotation>
            <text:p>4.4.1.1 Type</text:p>
          </table:table-cell>
          <table:table-cell table:style-name="ce29" office:value-type="string" calcext:value-type="string">
            <office:annotation draw:style-name="gr3" draw:text-style-name="P2" svg:width="2.899cm" svg:height="10.866cm" svg:x="109.347cm" svg:y="0.922cm" draw:caption-point-x="-0.61cm" draw:caption-point-y="0.462cm">
              <dc:date>2023-02-21T00:00:00</dc:date>
              <text:p text:style-name="P1"><text:span text:style-name="T1">Nome da tecnologia necessária para usar</text:span></text:p>
              <text:p text:style-name="P1"><text:span text:style-name="T1">esse objeto de aprendizagem.</text:span></text:p>
              <text:p text:style-name="P1"><text:span text:style-name="T1">NOTA 22— O valor para estes dados</text:span></text:p>
              <text:p text:style-name="P1"><text:span text:style-name="T1">elemento pode ser derivado de</text:span></text:p>
              <text:p text:style-name="P1"><text:span text:style-name="T1">4.1:Técnico. Formatar automaticamente, por exemplo,</text:span></text:p>
              <text:p text:style-name="P1"><text:span text:style-name="T1">“</text:span><text:span text:style-name="T1">video/mpeg” implica “multi-os”.</text:span></text:p>
              <text:p text:style-name="P1"><text:span text:style-name="T1">NOTA 23— Este vocabulário inclui</text:span></text:p>
              <text:p text:style-name="P1"><text:span text:style-name="T1">a maioria dos valores de uso comum na época</text:span></text:p>
              <text:p text:style-name="P1"><text:span text:style-name="T1">que esta norma foi aprovada</text:span></text:p>
            </office:annotation>
            <text:p>4.4.1.2 Name </text:p>
          </table:table-cell>
          <table:table-cell table:style-name="ce76" office:value-type="string" calcext:value-type="string">
            <office:annotation draw:style-name="gr4" draw:text-style-name="P2" svg:width="2.899cm" svg:height="2.966cm" svg:x="113.731cm" svg:y="0.922cm" draw:caption-point-x="-0.61cm" draw:caption-point-y="0.462cm">
              <dc:date>2023-02-22T00:00:00</dc:date>
              <text:p text:style-name="P1"><text:span text:style-name="T1">Versão mais baixa possível da necessária</text:span></text:p>
              <text:p text:style-name="P1"><text:span text:style-name="T1">tecnologia para usar este objeto de aprendizagem</text:span></text:p>
            </office:annotation>
            <text:p>4.4.1.3 Minimum Version</text:p>
          </table:table-cell>
          <table:table-cell table:style-name="ce29" office:value-type="string" calcext:value-type="string">
            <office:annotation draw:style-name="gr1" draw:text-style-name="P2" svg:width="2.899cm" svg:height="3.361cm" svg:x="115.988cm" svg:y="0.922cm" draw:caption-point-x="-0.61cm" draw:caption-point-y="0.462cm">
              <dc:date>2023-02-22T00:00:00</dc:date>
              <text:p text:style-name="P1"><text:span text:style-name="T1">Versão mais alta possível do necessário</text:span></text:p>
              <text:p text:style-name="P1"><text:span text:style-name="T1">tecnologia para usar este objeto de aprendizagem.</text:span></text:p>
              <text:p text:style-name="P1"><text:span text:style-name="T1"/></text:p>
            </office:annotation>
            <text:p>4.4.1.4 Maximum Version </text:p>
          </table:table-cell>
          <table:covered-table-cell office:value-type="string" calcext:value-type="string">
            <text:p>4.5 Installation </text:p>
            <text:p>Remarks</text:p>
          </table:covered-table-cell>
          <table:covered-table-cell office:value-type="string" calcext:value-type="string">
            <text:p>4.6 Other </text:p>
            <text:p>Platform </text:p>
            <text:p>Requirements</text:p>
          </table:covered-table-cell>
          <table:covered-table-cell office:value-type="string" calcext:value-type="string">
            <text:p>4.7 Duration</text:p>
          </table:covered-table-cell>
          <table:covered-table-cell office:value-type="string" calcext:value-type="string">
            <text:p>5.1 Interactivity </text:p>
            <text:p>Type</text:p>
          </table:covered-table-cell>
          <table:covered-table-cell office:value-type="string" calcext:value-type="string">
            <text:p>5.2 Learning </text:p>
            <text:p>Resource </text:p>
            <text:p>Type</text:p>
          </table:covered-table-cell>
          <table:covered-table-cell office:value-type="string" calcext:value-type="string">
            <text:p>5.3 Interactivity </text:p>
            <text:p>Level</text:p>
          </table:covered-table-cell>
          <table:covered-table-cell office:value-type="string" calcext:value-type="string">
            <text:p>5.4 Semantic </text:p>
            <text:p>Density</text:p>
          </table:covered-table-cell>
          <table:covered-table-cell office:value-type="string" calcext:value-type="string">
            <text:p>5.5 Intended End </text:p>
            <text:p>User Role</text:p>
          </table:covered-table-cell>
          <table:covered-table-cell office:value-type="string" calcext:value-type="string">
            <text:p>5.6 Context</text:p>
          </table:covered-table-cell>
          <table:covered-table-cell office:value-type="string" calcext:value-type="string">
            <text:p>5.7 Typical Age </text:p>
            <text:p>Range</text:p>
          </table:covered-table-cell>
          <table:covered-table-cell office:value-type="string" calcext:value-type="string">
            <text:p>5.8 Difficulty</text:p>
          </table:covered-table-cell>
          <table:covered-table-cell office:value-type="string" calcext:value-type="string">
            <text:p>5.9 Typical </text:p>
            <text:p>Learning </text:p>
            <text:p>Time</text:p>
          </table:covered-table-cell>
          <table:covered-table-cell office:value-type="string" calcext:value-type="string">
            <text:p>5.10 Description</text:p>
          </table:covered-table-cell>
          <table:covered-table-cell office:value-type="string" calcext:value-type="string">
            <text:p>5.11 Language</text:p>
          </table:covered-table-cell>
          <table:covered-table-cell table:number-columns-repeated="4"/>
          <table:table-cell office:value-type="string" calcext:value-type="string">
            <office:annotation draw:style-name="gr16" draw:text-style-name="P2" svg:width="2.899cm" svg:height="7.706cm" svg:x="164.088cm" svg:y="0.922cm" draw:caption-point-x="-0.61cm" draw:caption-point-y="0.462cm">
              <dc:date>2023-02-22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.</text:span></text:p>
              <text:p text:style-name="P1"><text:span text:style-name="T1"/></text:p>
              <text:p text:style-name="P1"><text:span text:style-name="T1">Character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>“</text:span><text:span text:style-name="T1">ISBN”, “ARIADNE”, “URI”</text:span></text:p>
            </office:annotation>
            <text:p>7.2.1.1 Catalog</text:p>
          </table:table-cell>
          <table:table-cell office:value-type="string" calcext:value-type="string">
            <office:annotation draw:style-name="gr37" draw:text-style-name="P2" svg:width="2.899cm" svg:height="9.286cm" svg:x="166.764cm" svg:y="0.922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o aprendizado alvo</text:span></text:p>
              <text:p text:style-name="P1"><text:span text:style-name="T1">objeto. Uma string específica de namespace.</text:span></text:p>
              <text:p text:style-name="P1"><text:span text:style-name="T1"/></text:p>
              <text:p text:style-name="P1"><text:span text:style-name="T1">Character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>“</text:span><text:span text:style-name="T1">2-7342-0318”, “LEAO875”, </text:span></text:p>
              <text:p text:style-name="P1"><text:span text:style-name="T1">“</text:span><text:span text:style-name="T1">https://www.ieee.org/”</text:span></text:p>
              <text:p text:style-name="P1"><text:span text:style-name="T1"/></text:p>
            </office:annotation>
            <text:p>7.2.1.2 Entry</text:p>
          </table:table-cell>
          <table:covered-table-cell table:number-columns-repeated="5"/>
          <table:covered-table-cell table:style-name="ce139"/>
          <table:table-cell office:value-type="string" calcext:value-type="string">
            <office:annotation draw:style-name="gr16" draw:text-style-name="P2" svg:width="2.899cm" svg:height="7.706cm" svg:x="184.408cm" svg:y="0.922cm" draw:caption-point-x="-0.61cm" draw:caption-point-y="0.462cm">
              <dc:date>2023-02-23T00:00:00</dc:date>
              <text:p text:style-name="P1"><text:span text:style-name="T1">O identificador do táxon, como um</text:span></text:p>
              <text:p text:style-name="P1"><text:span text:style-name="T1">número ou combinação de letras fornecida</text:span></text:p>
              <text:p text:style-name="P1"><text:span text:style-name="T1">pela fonte da taxonomia.</text:span></text:p>
              <text:p text:style-name="P1"><text:span text:style-name="T1"/></text:p>
              <text:p text:style-name="P1"><text:span text:style-name="T1">Character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 char)</text:span></text:p>
              <text:p text:style-name="P1"><text:span text:style-name="T1"/></text:p>
              <text:p text:style-name="P1"><text:span text:style-name="T1"/></text:p>
              <text:p text:style-name="P1"><text:span text:style-name="T1">“</text:span><text:span text:style-name="T1">320”,</text:span></text:p>
              <text:p text:style-name="P1"><text:span text:style-name="T1">“</text:span><text:span text:style-name="T1">4.3.2”,</text:span></text:p>
              <text:p text:style-name="P1"><text:span text:style-name="T1">“</text:span><text:span text:style-name="T1">BF180”</text:span></text:p>
            </office:annotation>
            <text:p>9.2.2.1 Id</text:p>
          </table:table-cell>
          <table:table-cell table:style-name="ce141" office:value-type="string" calcext:value-type="string">
            <office:annotation draw:style-name="gr35" draw:text-style-name="P2" svg:width="2.899cm" svg:height="4.941cm" svg:x="186.666cm" svg:y="0.922cm" draw:caption-point-x="-0.61cm" draw:caption-point-y="0.462cm">
              <dc:date>2023-02-09T00:00:00</dc:date>
              <text:p text:style-name="P1"><text:span text:style-name="T1">O rótulo textual do táxon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5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 “Medical Sciences”)</text:span></text:p>
            </office:annotation>
            <text:p>9.2.2.2 Entry </text:p>
          </table:table-cell>
          <table:covered-table-cell table:number-columns-repeated="2"/>
        </table:table-row>
        <table:table-row table:style-name="ro4">
          <table:table-cell table:style-name="ce6" office:value-type="string" calcext:value-type="string" table:number-columns-spanned="3" table:number-rows-spanned="1">
            <text:p>Value space (The set of values for a given datatype), principalmente, quando o Datatype for um vocabulário.</text:p>
            <text:p/>
          </table:table-cell>
          <table:covered-table-cell table:number-columns-repeated="2"/>
          <table:table-cell table:style-name="ce8" table:number-columns-repeated="2"/>
          <table:table-cell table:number-columns-repeated="5"/>
          <table:table-cell table:style-name="ce36" office:value-type="string" calcext:value-type="string">
            <text:p>atomic: an object </text:p>
            <text:p>that is indivisible (in </text:p>
            <text:p>this context).</text:p>
            <text:p>collection: a set </text:p>
            <text:p>of objects with </text:p>
            <text:p>no specified </text:p>
            <text:p>relationship </text:p>
            <text:p>between them.</text:p>
            <text:p>networked: a set </text:p>
            <text:p>of objects with </text:p>
            <text:p>relationships that </text:p>
            <text:p>are unspecified.</text:p>
            <text:p>hierarchical: a set </text:p>
            <text:p>of objects whose </text:p>
            <text:p>relationships can be </text:p>
            <text:p>represented by a tree </text:p>
            <text:p>structure.</text:p>
            <text:p>linear: a set of </text:p>
            <text:p>objects that are fully </text:p>
            <text:p>ordered. Example: </text:p>
            <text:p>A set of objects </text:p>
            <text:p>that are connected </text:p>
            <text:p>by “previous” and </text:p>
            <text:p>“next” relationships</text:p>
          </table:table-cell>
          <table:table-cell table:style-name="ce37" office:value-type="string" calcext:value-type="string">
            <text:p>1: the smallest level </text:p>
            <text:p>of aggregation, e.g., </text:p>
            <text:p>raw media data or </text:p>
            <text:p>fragments.</text:p>
            <text:p>2: a collection of </text:p>
            <text:p>level 1 learning </text:p>
            <text:p>objects, e.g., a </text:p>
            <text:p>lesson.</text:p>
            <text:p>3: a collection of </text:p>
            <text:p>level 2 learning </text:p>
            <text:p>objects, e.g., a </text:p>
            <text:p>course.</text:p>
            <text:p>4: the largest level </text:p>
            <text:p>of granularity, e.g., </text:p>
            <text:p>a set of courses that </text:p>
            <text:p>lead to a certificate.</text:p>
            <text:p>NOTE 10—</text:p>
            <text:p>Level 4 objects </text:p>
            <text:p>can contain level </text:p>
            <text:p>3 objects, or can </text:p>
            <text:p>recursively contain </text:p>
            <text:p>other level 4 objects.</text:p>
          </table:table-cell>
          <table:table-cell/>
          <table:table-cell table:style-name="ce43" office:value-type="string" calcext:value-type="string">
            <text:p>draft </text:p>
            <text:p>final </text:p>
            <text:p>revised </text:p>
            <text:p>unavailable</text:p>
            <text:p>NOTE 12—</text:p>
            <text:p>When the status </text:p>
            <text:p>is “unavailable” </text:p>
            <text:p>it means that the </text:p>
            <text:p>learning object itself </text:p>
            <text:p>is not available</text:p>
          </table:table-cell>
          <table:table-cell table:style-name="ce43" office:value-type="string" calcext:value-type="string">
            <text:p>author </text:p>
            <text:p>publisher</text:p>
            <text:p>unknown </text:p>
            <text:p>initiator </text:p>
            <text:p>terminator </text:p>
            <text:p>validator </text:p>
            <text:p>editor </text:p>
            <text:p>graphical designer </text:p>
            <text:p>technical </text:p>
            <text:p>implementer </text:p>
            <text:p>content provider </text:p>
            <text:p>technical validator </text:p>
            <text:p>educational </text:p>
            <text:p>validator </text:p>
            <text:p>script writer </text:p>
            <text:p>instructional </text:p>
            <text:p>designer</text:p>
            <text:p>subject matter </text:p>
            <text:p>expert</text:p>
            <text:p>NOTE 16—</text:p>
            <text:p>“terminator” is the </text:p>
            <text:p>entity that made </text:p>
            <text:p>the learning obj</text:p>
          </table:table-cell>
          <table:table-cell table:style-name="ce19"/>
          <table:table-cell table:style-name="ce46"/>
          <table:table-cell table:style-name="ce58"/>
          <table:table-cell/>
          <table:table-cell table:style-name="ce51" office:value-type="string" calcext:value-type="string">
            <text:p>creator </text:p>
            <text:p>Validator</text:p>
          </table:table-cell>
          <table:table-cell table:number-columns-repeated="7"/>
          <table:table-cell table:style-name="ce57" office:value-type="string" calcext:value-type="string">
            <text:p>operating system </text:p>
            <text:p>Browser</text:p>
          </table:table-cell>
          <table:table-cell table:style-name="ce59" office:value-type="string" calcext:value-type="string">
            <text:p>if Type = “operating </text:p>
            <text:p>system”, then: </text:p>
            <text:p>pc-dos </text:p>
            <text:p>ms-windows </text:p>
            <text:p>macos </text:p>
            <text:p>unix</text:p>
            <text:p>Multi-os</text:p>
            <text:p>none</text:p>
            <text:p>ms-windows </text:p>
            <text:p>macos </text:p>
            <text:p>unix</text:p>
            <text:p>multi-os</text:p>
            <text:p>none</text:p>
            <text:p>if Type = “browser” </text:p>
            <text:p>then: </text:p>
            <text:p>any </text:p>
            <text:p>netscape</text:p>
            <text:p> communicator </text:p>
            <text:p>ms-internet explorer </text:p>
            <text:p>opera</text:p>
            <text:p>Amaya</text:p>
          </table:table-cell>
          <table:table-cell table:style-name="ce76"/>
          <table:table-cell table:style-name="ce29"/>
          <table:table-cell table:number-columns-repeated="3"/>
          <table:table-cell table:style-name="ce63" office:value-type="string" calcext:value-type="string">
            <text:p>active</text:p>
            <text:p>expositive</text:p>
            <text:p>Mixed</text:p>
          </table:table-cell>
          <table:table-cell table:style-name="ce64" office:value-type="string" calcext:value-type="string">
            <text:p>exercise </text:p>
            <text:p>simulation </text:p>
            <text:p>questionnaire </text:p>
            <text:p>diagram </text:p>
            <text:p>figure</text:p>
            <text:p>graph </text:p>
            <text:p>index </text:p>
            <text:p>slide </text:p>
            <text:p>table </text:p>
            <text:p>narrative text </text:p>
            <text:p>exam </text:p>
            <text:p>experiment </text:p>
            <text:p>problem statement </text:p>
            <text:p>self assessment</text:p>
            <text:p>Lecture</text:p>
          </table:table-cell>
          <table:table-cell table:style-name="ce64" office:value-type="string" calcext:value-type="string">
            <text:p>very low</text:p>
            <text:p>low</text:p>
            <text:p>medium</text:p>
            <text:p>high</text:p>
            <text:p>very high</text:p>
          </table:table-cell>
          <table:table-cell table:style-name="ce64" office:value-type="string" calcext:value-type="string">
            <text:p>very low</text:p>
            <text:p>low</text:p>
            <text:p>medium</text:p>
            <text:p>high</text:p>
            <text:p>very high</text:p>
          </table:table-cell>
          <table:table-cell table:style-name="ce64" office:value-type="string" calcext:value-type="string">
            <text:p>teacher</text:p>
            <text:p>author </text:p>
            <text:p>learner </text:p>
            <text:p>Manager</text:p>
          </table:table-cell>
          <table:table-cell table:style-name="ce64" office:value-type="string" calcext:value-type="string">
            <text:p>school</text:p>
            <text:p>higher education</text:p>
            <text:p>training</text:p>
            <text:p>Other</text:p>
          </table:table-cell>
          <table:table-cell/>
          <table:table-cell table:style-name="ce65" office:value-type="string" calcext:value-type="string">
            <text:p>very easy</text:p>
            <text:p>easy</text:p>
            <text:p>medium</text:p>
            <text:p>difficult</text:p>
            <text:p>very difficult</text:p>
          </table:table-cell>
          <table:table-cell table:number-columns-repeated="3"/>
          <table:table-cell table:style-name="ce68" office:value-type="string" calcext:value-type="string">
            <text:p>yes </text:p>
            <text:p>No</text:p>
          </table:table-cell>
          <table:table-cell table:style-name="ce68" office:value-type="string" calcext:value-type="string">
            <text:p>yes </text:p>
            <text:p>No</text:p>
          </table:table-cell>
          <table:table-cell table:style-name="ce34"/>
          <table:table-cell table:style-name="ce75" office:value-type="string" calcext:value-type="string">
            <text:p>Based on Dublin </text:p>
            <text:p>Core: </text:p>
            <text:p>ispartof: is part of</text:p>
            <text:p>haspart: has part</text:p>
            <text:p>isversionof: is </text:p>
            <text:p>version of</text:p>
            <text:p>hasversion: has </text:p>
            <text:p>version</text:p>
            <text:p>isformatof: is format </text:p>
            <text:p>of</text:p>
            <text:p>hasformat: has </text:p>
            <text:p>format</text:p>
            <text:p>references: </text:p>
            <text:p>references</text:p>
            <text:p>isreferencedby: is </text:p>
            <text:p>referenced by</text:p>
            <text:p>isbasedon: is based </text:p>
            <text:p>on</text:p>
            <text:p>isbasisfor: is basis </text:p>
            <text:p>for</text:p>
            <text:p>requires: requires</text:p>
            <text:p>isrequiredby: is</text:p>
          </table:table-cell>
          <table:table-cell table:number-columns-repeated="6"/>
          <table:table-cell table:style-name="ce82" office:value-type="string" calcext:value-type="string">
            <text:p>discipline </text:p>
            <text:p>idea </text:p>
            <text:p>prerequisite </text:p>
            <text:p>educational </text:p>
            <text:p>objective </text:p>
            <text:p>accessibility </text:p>
            <text:p>restrictions </text:p>
            <text:p>educational level </text:p>
            <text:p>skill level </text:p>
            <text:p>security level</text:p>
            <text:p>Competency</text:p>
          </table:table-cell>
          <table:table-cell table:style-name="ce139"/>
          <table:table-cell table:number-columns-repeated="4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Default" table:number-columns-repeated="2"/>
          <table:table-cell table:style-name="ce12" table:number-columns-repeated="2"/>
          <table:table-cell table:style-name="ce13" table:number-columns-repeated="3"/>
          <table:table-cell table:style-name="ce16"/>
          <table:table-cell table:style-name="ce13" table:number-columns-repeated="2"/>
          <table:table-cell table:style-name="ce20"/>
          <table:table-cell table:style-name="ce21"/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6"/>
          <table:table-cell table:style-name="ce4"/>
          <table:table-cell table:style-name="Default" table:number-columns-repeated="21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5"/>
          <table:table-cell table:style-name="Default" table:number-columns-repeated="14"/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8"/>
          <table:table-cell/>
          <table:table-cell table:style-name="Default" table:number-columns-repeated="4"/>
        </table:table-row>
      </table:table>
      <table:table table:name="OAS CATALOGADOS DO ARCA" table:style-name="ta1">
        <table:table-column table:style-name="co37" table:default-cell-style-name="ce103"/>
        <table:table-column table:style-name="co38" table:default-cell-style-name="ce103"/>
        <table:table-column table:style-name="co39" table:default-cell-style-name="ce106"/>
        <table:table-column table:style-name="co40" table:default-cell-style-name="ce106"/>
        <table:table-column table:style-name="co41" table:default-cell-style-name="ce103"/>
        <table:table-column table:style-name="co42" table:default-cell-style-name="ce106"/>
        <table:table-column table:style-name="co43" table:default-cell-style-name="ce103"/>
        <table:table-column table:style-name="co10" table:default-cell-style-name="ce103"/>
        <table:table-column table:style-name="co44" table:default-cell-style-name="ce103"/>
        <table:table-column table:style-name="co45" table:default-cell-style-name="ce103"/>
        <table:table-column table:style-name="co13" table:default-cell-style-name="ce103"/>
        <table:table-column table:style-name="co46" table:default-cell-style-name="ce103"/>
        <table:table-column table:style-name="co47" table:default-cell-style-name="ce103"/>
        <table:table-column table:style-name="co48" table:default-cell-style-name="ce103"/>
        <table:table-column table:style-name="co15" table:default-cell-style-name="ce116"/>
        <table:table-column table:style-name="co49" table:default-cell-style-name="ce103"/>
        <table:table-column table:style-name="co50" table:default-cell-style-name="ce103"/>
        <table:table-column table:style-name="co51" table:default-cell-style-name="ce103"/>
        <table:table-column table:style-name="co52" table:default-cell-style-name="ce103"/>
        <table:table-column table:style-name="co53" table:default-cell-style-name="ce114"/>
        <table:table-column table:style-name="co54" table:default-cell-style-name="ce103"/>
        <table:table-column table:style-name="co6" table:default-cell-style-name="ce119"/>
        <table:table-column table:style-name="co55" table:default-cell-style-name="ce103"/>
        <table:table-column table:style-name="co56" table:default-cell-style-name="ce106"/>
        <table:table-column table:style-name="co57" table:default-cell-style-name="ce106"/>
        <table:table-column table:style-name="co58" table:default-cell-style-name="ce103"/>
        <table:table-column table:style-name="co59" table:default-cell-style-name="ce103"/>
        <table:table-column table:style-name="co60" table:default-cell-style-name="ce106"/>
        <table:table-column table:style-name="co61" table:default-cell-style-name="ce106"/>
        <table:table-column table:style-name="co62" table:default-cell-style-name="ce103"/>
        <table:table-column table:style-name="co63" table:default-cell-style-name="ce106"/>
        <table:table-column table:style-name="co64" table:default-cell-style-name="ce103"/>
        <table:table-column table:style-name="co65" table:default-cell-style-name="ce103"/>
        <table:table-column table:style-name="co66" table:default-cell-style-name="ce103"/>
        <table:table-column table:style-name="co67" table:default-cell-style-name="ce106"/>
        <table:table-column table:style-name="co68" table:default-cell-style-name="ce106"/>
        <table:table-column table:style-name="co69" table:default-cell-style-name="ce106"/>
        <table:table-column table:style-name="co70" table:default-cell-style-name="ce106"/>
        <table:table-column table:style-name="co71" table:default-cell-style-name="ce103"/>
        <table:table-column table:style-name="co72" table:default-cell-style-name="ce103"/>
        <table:table-column table:style-name="co73" table:default-cell-style-name="ce103"/>
        <table:table-column table:style-name="co74" table:default-cell-style-name="ce106"/>
        <table:table-column table:style-name="co70" table:default-cell-style-name="ce103"/>
        <table:table-column table:style-name="co2" table:default-cell-style-name="ce103"/>
        <table:table-column table:style-name="co75" table:default-cell-style-name="ce103"/>
        <table:table-column table:style-name="co76" table:default-cell-style-name="ce103"/>
        <table:table-column table:style-name="co77" table:default-cell-style-name="ce103"/>
        <table:table-column table:style-name="co78" table:default-cell-style-name="ce106"/>
        <table:table-column table:style-name="co79" table:default-cell-style-name="ce106"/>
        <table:table-column table:style-name="co6" table:default-cell-style-name="ce103"/>
        <table:table-column table:style-name="co80" table:default-cell-style-name="ce103"/>
        <table:table-column table:style-name="co81" table:default-cell-style-name="ce114"/>
        <table:table-column table:style-name="co82" table:default-cell-style-name="ce103"/>
        <table:table-column table:style-name="co83" table:default-cell-style-name="ce103"/>
        <table:table-column table:style-name="co84" table:default-cell-style-name="ce103"/>
        <table:table-column table:style-name="co85" table:default-cell-style-name="ce106"/>
        <table:table-column table:style-name="co86" table:default-cell-style-name="ce103"/>
        <table:table-column table:style-name="co87" table:default-cell-style-name="ce106"/>
        <table:table-column table:style-name="co88" table:default-cell-style-name="ce106"/>
        <table:table-column table:style-name="co2" table:number-columns-repeated="2" table:default-cell-style-name="Default"/>
        <table:table-row table:style-name="ro2">
          <table:table-cell table:style-name="ce101" table:number-columns-spanned="1" table:number-rows-spanned="4"/>
          <table:table-cell table:style-name="ce17" office:value-type="string" calcext:value-type="string" table:number-columns-spanned="9" table:number-rows-spanned="1">
            <office:annotation draw:style-name="gr1" draw:text-style-name="P2" svg:width="2.899cm" svg:height="3.361cm" svg:x="47.202cm" svg:y="0cm" draw:caption-point-x="-0.61cm" draw:caption-point-y="0.01cm">
              <dc:date>2023-02-15T00:00:00</dc:date>
              <text:p text:style-name="P1"><text:span text:style-name="T1">Esta categoria agrupa o geral</text:span></text:p>
              <text:p text:style-name="P1"><text:span text:style-name="T1">informações que descrevem isso</text:span></text:p>
              <text:p text:style-name="P1"><text:span text:style-name="T1">objeto de aprendizagem como um todo.</text:span></text:p>
              <text:p text:style-name="P1"><text:span text:style-name="T1"/></text:p>
            </office:annotation>
            <text:p>1 General <text:s/></text:p>
          </table:table-cell>
          <table:covered-table-cell table:style-name="ce9"/>
          <table:covered-table-cell table:number-columns-repeated="7" table:style-name="ce32"/>
          <table:table-cell table:style-name="ce46" office:value-type="string" calcext:value-type="string" table:number-columns-spanned="5" table:number-rows-spanned="1">
            <office:annotation draw:style-name="gr2" draw:text-style-name="P2" svg:width="2.899cm" svg:height="5.336cm" svg:x="74.643cm" svg:y="0cm" draw:caption-point-x="-0.61cm" draw:caption-point-y="0.01cm">
              <dc:date>2023-02-09T00:00:00</dc:date>
              <text:p text:style-name="P1"><text:span text:style-name="T1">Esta categoria descreve a história e</text:span></text:p>
              <text:p text:style-name="P1"><text:span text:style-name="T1">estado atual deste objeto de aprendizagem e</text:span></text:p>
              <text:p text:style-name="P1"><text:span text:style-name="T1">aquelas entidades que afetaram este</text:span></text:p>
              <text:p text:style-name="P1"><text:span text:style-name="T1">objeto de aprendizagem durante sua evolução.</text:span></text:p>
            </office:annotation>
            <text:p>2 Life Cycle </text:p>
          </table:table-cell>
          <table:covered-table-cell table:number-columns-repeated="4" table:style-name="ce47"/>
          <table:table-cell table:style-name="ce58" office:value-type="string" calcext:value-type="string" table:number-columns-spanned="7" table:number-rows-spanned="1">
            <office:annotation draw:style-name="gr3" draw:text-style-name="P2" svg:width="2.899cm" svg:height="10.866cm" svg:x="122.693cm" svg:y="0cm" draw:caption-point-x="-0.61cm" draw:caption-point-y="0.01cm">
              <dc:date>2023-02-09T00:00:00</dc:date>
              <text:p text:style-name="P1"><text:span text:style-name="T1">Esta categoria descreve este próprio registro de metadados (em vez do aprendizado</text:span></text:p>
              <text:p text:style-name="P1"><text:span text:style-name="T1">objeto que este registro descreve).</text:span></text:p>
              <text:p text:style-name="P1"><text:span text:style-name="T1">Esta categoria descreve como o</text:span></text:p>
              <text:p text:style-name="P1"><text:span text:style-name="T1">instância de metadados pode ser identificada, quem</text:span></text:p>
              <text:p text:style-name="P1"><text:span text:style-name="T1">criou esta instância de metadados, como,</text:span></text:p>
              <text:p text:style-name="P1"><text:span text:style-name="T1">quando e com que referências.</text:span></text:p>
              <text:p text:style-name="P1"><text:span text:style-name="T1">NOTA 17— Esta não é a informação</text:span></text:p>
              <text:p text:style-name="P1"><text:span text:style-name="T1">que descreve o próprio objeto de aprendizagem.</text:span></text:p>
            </office:annotation>
            <text:p>3 MetaMetadata </text:p>
          </table:table-cell>
          <table:covered-table-cell table:number-columns-repeated="6" table:style-name="ce61"/>
          <table:table-cell table:style-name="ce69" office:value-type="string" calcext:value-type="string" table:number-columns-spanned="10" table:number-rows-spanned="1">
            <office:annotation draw:style-name="gr4" draw:text-style-name="P2" svg:width="2.899cm" svg:height="2.966cm" svg:x="207.529cm" svg:y="0.01cm" draw:caption-point-x="0cm" draw:caption-point-y="0cm">
              <dc:date>2023-02-09T00:00:00</dc:date>
              <text:p text:style-name="P1"><text:span text:style-name="T1">Esta categoria descreve as técnicas</text:span></text:p>
              <text:p text:style-name="P1"><text:span text:style-name="T1">requisitos e características</text:span></text:p>
              <text:p text:style-name="P1"><text:span text:style-name="T1">desse objeto de aprendizagem.</text:span></text:p>
            </office:annotation>
            <text:p>4 Technical</text:p>
          </table:table-cell>
          <table:covered-table-cell table:number-columns-repeated="9" table:style-name="ce73"/>
          <table:table-cell table:style-name="ce30" office:value-type="string" calcext:value-type="string" table:number-columns-spanned="11" table:number-rows-spanned="1">
            <text:p>5 Educational </text:p>
          </table:table-cell>
          <table:covered-table-cell table:number-columns-repeated="10" table:style-name="ce84"/>
          <table:table-cell table:style-name="ce88" office:value-type="string" calcext:value-type="string" table:number-columns-spanned="3" table:number-rows-spanned="1">
            <text:p>6 Rights </text:p>
          </table:table-cell>
          <table:covered-table-cell table:number-columns-repeated="2" table:style-name="ce91"/>
          <table:table-cell table:style-name="ce72" office:value-type="string" calcext:value-type="string" table:number-columns-spanned="4" table:number-rows-spanned="1">
            <text:p>7 Relation </text:p>
          </table:table-cell>
          <table:covered-table-cell table:number-columns-repeated="3" table:style-name="ce96"/>
          <table:table-cell table:style-name="ce98" office:value-type="string" calcext:value-type="string" table:number-columns-spanned="3" table:number-rows-spanned="1">
            <office:annotation draw:style-name="gr5" draw:text-style-name="P2" svg:width="2.899cm" svg:height="8.101cm" svg:x="314.999cm" svg:y="0cm" draw:caption-point-x="-0.61cm" draw:caption-point-y="0.01cm">
              <dc:date>2023-02-15T00:00:00</dc:date>
              <text:p text:style-name="P1"><text:span text:style-name="T1">Esta categoria fornece comentários sobre o</text:span></text:p>
              <text:p text:style-name="P1"><text:span text:style-name="T1">uso educacional deste objeto de aprendizagem,</text:span></text:p>
              <text:p text:style-name="P1"><text:span text:style-name="T1">e informações sobre quando e por quem</text:span></text:p>
              <text:p text:style-name="P1"><text:span text:style-name="T1">os comentários foram criados.</text:span></text:p>
              <text:p text:style-name="P1"><text:span text:style-name="T1">Esta categoria permite que os educadores</text:span></text:p>
              <text:p text:style-name="P1"><text:span text:style-name="T1">compartilhar suas avaliações de aprendizagem</text:span></text:p>
              <text:p text:style-name="P1"><text:span text:style-name="T1"/></text:p>
            </office:annotation>
            <text:p>8 Annotation </text:p>
          </table:table-cell>
          <table:covered-table-cell table:number-columns-repeated="2" table:style-name="ce99"/>
          <table:table-cell table:style-name="ce137" office:value-type="string" calcext:value-type="string" table:number-columns-spanned="6" table:number-rows-spanned="1">
            <text:p>9 Classification </text:p>
          </table:table-cell>
          <table:covered-table-cell table:number-columns-repeated="5" table:style-name="ce139"/>
          <table:table-cell table:number-columns-repeated="2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2" table:number-rows-spanned="1">
            <office:annotation draw:style-name="gr6" draw:text-style-name="P2" svg:width="2.899cm" svg:height="2.571cm" svg:x="12.399cm" svg:y="0cm" draw:caption-point-x="-0.61cm" draw:caption-point-y="0.462cm">
              <dc:date>2023-02-08T00:00:00</dc:date>
              <text:p text:style-name="P1"><text:span text:style-name="T1">Um rótulo globalmente único que</text:span></text:p>
              <text:p text:style-name="P1"><text:span text:style-name="T1">identifica esse objeto de aprendizagem.</text:span></text:p>
            </office:annotation>
            <text:p>1.1 Identifier </text:p>
          </table:table-cell>
          <table:covered-table-cell table:style-name="ce32"/>
          <table:table-cell table:style-name="ce17" office:value-type="string" calcext:value-type="string" table:number-columns-spanned="1" table:number-rows-spanned="3">
            <office:annotation draw:style-name="gr7" draw:text-style-name="P2" svg:width="2.899cm" svg:height="1.799cm" svg:x="19.479cm" svg:y="0cm" draw:caption-point-x="-0.61cm" draw:caption-point-y="0.462cm">
              <dc:date>2023-02-22T00:00:00</dc:date>
              <text:p text:style-name="P1"><text:span text:style-name="T1">Nome dado a este objeto de aprendizagem</text:span></text:p>
            </office:annotation>
            <text:p>1.2 Title</text:p>
          </table:table-cell>
          <table:table-cell table:style-name="ce17" office:value-type="string" calcext:value-type="string" table:number-columns-spanned="1" table:number-rows-spanned="3">
            <office:annotation draw:style-name="gr8" draw:text-style-name="P2" svg:width="2.899cm" svg:height="18.371cm" svg:x="23.072cm" svg:y="0cm" draw:caption-point-x="-0.61cm" draw:caption-point-y="0.462cm">
              <dc:date>2023-02-22T00:00:00</dc:date>
              <text:p text:style-name="P1"><text:span text:style-name="T1">A linguagem humana primária ou</text:span></text:p>
              <text:p text:style-name="P1"><text:span text:style-name="T1">idiomas usados dentro deste aprendizado</text:span></text:p>
              <text:p text:style-name="P1"><text:span text:style-name="T1">objeto de comunicar ao destinatário</text:span></text:p>
              <text:p text:style-name="P1"><text:span text:style-name="T1">do utilizador.</text:span></text:p>
              <text:p text:style-name="P1"><text:span text:style-name="T1">NOTA 1— Uma indexação ou catalogação</text:span></text:p>
              <text:p text:style-name="P1"><text:span text:style-name="T1">ferramenta pode fornecer um padrão útil.</text:span></text:p>
              <text:p text:style-name="P1"><text:span text:style-name="T1">NOTA 2— Se o objeto de aprendizagem não</text:span></text:p>
              <text:p text:style-name="P1"><text:span text:style-name="T1">conteúdo lingual (como no caso de uma imagem</text:span></text:p>
              <text:p text:style-name="P1"><text:span text:style-name="T1">da Mona Lisa, por exemplo), então o</text:span></text:p>
              <text:p text:style-name="P1"><text:span text:style-name="T1">valor apropriado para este elemento de dados</text:span></text:p>
              <text:p text:style-name="P1"><text:span text:style-name="T1">seria "nenhuma".</text:span></text:p>
              <text:p text:style-name="P1"><text:span text:style-name="T1">NOTA 3— Este elemento de dados diz respeito</text:span></text:p>
              <text:p text:style-name="P1"><text:span text:style-name="T1">a linguagem do objeto de aprendizagem.</text:span></text:p>
              <text:p text:style-name="P1"><text:span text:style-name="T1">Elemento de dados 3.4:Meta-Metadados.</text:span></text:p>
              <text:p text:style-name="P1"><text:span text:style-name="T1">A linguagem diz respeito à linguagem</text:span></text:p>
              <text:p text:style-name="P1"><text:span text:style-name="T1">da instância de metadados</text:span></text:p>
            </office:annotation>
            <text:p>1.3 Language</text:p>
          </table:table-cell>
          <table:table-cell table:style-name="ce17" office:value-type="string" calcext:value-type="string" table:number-columns-spanned="1" table:number-rows-spanned="3">
            <office:annotation draw:style-name="gr9" draw:text-style-name="P2" svg:width="2.899cm" svg:height="12.051cm" svg:x="27.429cm" svg:y="0cm" draw:caption-point-x="-0.61cm" draw:caption-point-y="0.462cm">
              <dc:date>2023-02-22T00:00:00</dc:date>
              <text:p text:style-name="P1"><text:span text:style-name="T1">Uma descrição textual do conteúdo de</text:span></text:p>
              <text:p text:style-name="P1"><text:span text:style-name="T1">esse objeto de aprendizagem.</text:span></text:p>
              <text:p text:style-name="P1"><text:span text:style-name="T1">NOTA 6— Esta descrição não precisa ser</text:span></text:p>
              <text:p text:style-name="P1"><text:span text:style-name="T1">em linguagem e termos apropriados para</text:span></text:p>
              <text:p text:style-name="P1"><text:span text:style-name="T1">os usuários do objeto de aprendizagem sendo</text:span></text:p>
              <text:p text:style-name="P1"><text:span text:style-name="T1">descrito. A descrição deve ser</text:span></text:p>
              <text:p text:style-name="P1"><text:span text:style-name="T1">em linguagem e termos apropriados</text:span></text:p>
              <text:p text:style-name="P1"><text:span text:style-name="T1">para aqueles que decidem se</text:span></text:p>
              <text:p text:style-name="P1"><text:span text:style-name="T1">o objeto de aprendizagem que está sendo descrito é</text:span></text:p>
              <text:p text:style-name="P1"><text:span text:style-name="T1">adequado e relevante para os usuários.</text:span></text:p>
            </office:annotation>
            <text:p>1.4 Description </text:p>
          </table:table-cell>
          <table:table-cell table:style-name="ce17" office:value-type="string" calcext:value-type="string" table:number-columns-spanned="1" table:number-rows-spanned="3">
            <office:annotation draw:style-name="gr10" draw:text-style-name="P2" svg:width="2.899cm" svg:height="10.076cm" svg:x="32.451cm" svg:y="0cm" draw:caption-point-x="-0.61cm" draw:caption-point-y="0.462cm">
              <dc:date>2023-02-22T00:00:00</dc:date>
              <text:p text:style-name="P1"><text:span text:style-name="T1">Uma palavra-chave ou frase descrevendo o tópico</text:span></text:p>
              <text:p text:style-name="P1"><text:span text:style-name="T1">desse objeto de aprendizagem.</text:span></text:p>
              <text:p text:style-name="P1"><text:span text:style-name="T1">Este elemento de dados não deve ser</text:span></text:p>
              <text:p text:style-name="P1"><text:span text:style-name="T1">usado para características que podem ser</text:span></text:p>
              <text:p text:style-name="P1"><text:span text:style-name="T1">descrito por outros elementos de dados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>(“en”, “Mona Lisa”</text:span></text:p>
            </office:annotation>
            <text:p>1.5 Keyword </text:p>
          </table:table-cell>
          <table:table-cell table:style-name="ce17" office:value-type="string" calcext:value-type="string" table:number-columns-spanned="1" table:number-rows-spanned="3">
            <office:annotation draw:style-name="gr11" draw:text-style-name="P2" svg:width="2.899cm" svg:height="27.456cm" svg:x="37.46cm" svg:y="0cm" draw:caption-point-x="-0.61cm" draw:caption-point-y="0.462cm">
              <dc:date>2023-02-22T00:00:00</dc:date>
              <text:p text:style-name="P1"><text:span text:style-name="T1">O tempo, cultura, geografia ou região para</text:span></text:p>
              <text:p text:style-name="P1"><text:span text:style-name="T1">qual este objeto de aprendizagem se aplica.</text:span></text:p>
              <text:p text:style-name="P1"><text:span text:style-name="T1">A extensão ou escopo do conteúdo do</text:span></text:p>
              <text:p text:style-name="P1"><text:span text:style-name="T1">objeto de aprendizagem. A cobertura normalmente</text:span></text:p>
              <text:p text:style-name="P1"><text:span text:style-name="T1">incluir localização espacial (um nome de lugar</text:span></text:p>
              <text:p text:style-name="P1"><text:span text:style-name="T1">ou coordenadas geográficas), temporal</text:span></text:p>
              <text:p text:style-name="P1"><text:span text:style-name="T1">período (uma etiqueta de período, data ou data</text:span></text:p>
              <text:p text:style-name="P1"><text:span text:style-name="T1">intervalo) ou jurisdição (como um nome</text:span></text:p>
              <text:p text:style-name="P1"><text:span text:style-name="T1">entidade administrativa). Recomendado</text:span></text:p>
              <text:p text:style-name="P1"><text:span text:style-name="T1">a melhor prática é selecionar um valor de</text:span></text:p>
              <text:p text:style-name="P1"><text:span text:style-name="T1">um vocabulário controlado (por exemplo,</text:span></text:p>
              <text:p text:style-name="P1"><text:span text:style-name="T1">o Tesauro de Nomes Geográficos</text:span></text:p>
              <text:p text:style-name="P1"><text:span text:style-name="T1">[TGN]) e que, quando apropriado,</text:span></text:p>
              <text:p text:style-name="P1"><text:span text:style-name="T1">lugares nomeados ou períodos de tempo sejam usados em</text:span></text:p>
              <text:p text:style-name="P1"><text:span text:style-name="T1">preferência a identificadores numéricos como</text:span></text:p>
              <text:p text:style-name="P1"><text:span text:style-name="T1">conjuntos de coordenadas ou intervalos de datas.</text:span></text:p>
              <text:p text:style-name="P1"><text:span text:style-name="T1">NOTA 7— Esta é a definição de</text:span></text:p>
              <text:p text:style-name="P1"><text:span text:style-name="T1">o conjunto de elementos de metadados do Dublin Core </text:span><text:span text:style-name="T1"><text:a xlink:href="https://www.dublincore.org/specifications/dublin-core/dcmi-terms/elements11/coverage/" xlink:type="simple">https://www.dublincore.org/specifications/dublin-core/dcmi-terms/elements11/coverage/</text:a>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</text:span></text:p>
            </office:annotation>
            <text:p>1.6 Coverage</text:p>
          </table:table-cell>
          <table:table-cell table:style-name="ce17" office:value-type="string" calcext:value-type="string" table:number-columns-spanned="1" table:number-rows-spanned="3">
            <office:annotation draw:style-name="gr12" draw:text-style-name="P2" svg:width="2.899cm" svg:height="17.976cm" svg:x="41.393cm" svg:y="0cm" draw:caption-point-x="-0.61cm" draw:caption-point-y="0.462cm">
              <dc:date>2023-02-14T00:00:00</dc:date>
              <text:p text:style-name="P1"><text:span text:style-name="T1">organizacional subjacente</text:span></text:p>
              <text:p text:style-name="P1"><text:span text:style-name="T1">estrutura desse objeto de aprendizagem.</text:span></text:p>
              <text:p text:style-name="P1"><text:span text:style-name="T1"/></text:p>
              <text:p text:style-name="P1"><text:span text:style-name="T1">atomic: um objeto</text:span></text:p>
              <text:p text:style-name="P1"><text:span text:style-name="T1">que é indivisível (em</text:span></text:p>
              <text:p text:style-name="P1"><text:span text:style-name="T1">este contexto).</text:span></text:p>
              <text:p text:style-name="P1"><text:span text:style-name="T1">collection: um conjunto</text:span></text:p>
              <text:p text:style-name="P1"><text:span text:style-name="T1">de objetos com</text:span></text:p>
              <text:p text:style-name="P1"><text:span text:style-name="T1">não especificado</text:span></text:p>
              <text:p text:style-name="P1"><text:span text:style-name="T1">relação</text:span></text:p>
              <text:p text:style-name="P1"><text:span text:style-name="T1">entre eles.</text:span></text:p>
              <text:p text:style-name="P1"><text:span text:style-name="T1">networked: um conjunto</text:span></text:p>
              <text:p text:style-name="P1"><text:span text:style-name="T1">de objetos com</text:span></text:p>
              <text:p text:style-name="P1"><text:span text:style-name="T1">relacionamentos que</text:span></text:p>
              <text:p text:style-name="P1"><text:span text:style-name="T1">são não especificados.</text:span></text:p>
              <text:p text:style-name="P1"><text:span text:style-name="T1">hierarchical:: um conjunto</text:span></text:p>
              <text:p text:style-name="P1"><text:span text:style-name="T1">de objetos cuja</text:span></text:p>
              <text:p text:style-name="P1"><text:span text:style-name="T1">relacionamentos podem ser</text:span></text:p>
              <text:p text:style-name="P1"><text:span text:style-name="T1">representado por uma árvore</text:span></text:p>
              <text:p text:style-name="P1"><text:span text:style-name="T1">estrutura.</text:span></text:p>
              <text:p text:style-name="P1"><text:span text:style-name="T1">linear: um conjunto de</text:span></text:p>
              <text:p text:style-name="P1"><text:span text:style-name="T1">objetos totalmente</text:span></text:p>
              <text:p text:style-name="P1"><text:span text:style-name="T1">ordenado. Exemplo:</text:span></text:p>
              <text:p text:style-name="P1"><text:span text:style-name="T1">Um conjunto de objetos</text:span></text:p>
              <text:p text:style-name="P1"><text:span text:style-name="T1">que estão conectados</text:span></text:p>
              <text:p text:style-name="P1"><text:span text:style-name="T1">por “anterior” e</text:span></text:p>
              <text:p text:style-name="P1"><text:span text:style-name="T1">relacionamentos “próximos”.</text:span></text:p>
            </office:annotation>
            <text:p>1.7 Structure</text:p>
          </table:table-cell>
          <table:table-cell table:style-name="ce17" office:value-type="string" calcext:value-type="string" table:number-columns-spanned="1" table:number-rows-spanned="3">
            <office:annotation draw:style-name="gr13" draw:text-style-name="P2" svg:width="2.899cm" svg:height="54.711cm" svg:x="47.202cm" svg:y="0cm" draw:caption-point-x="-0.61cm" draw:caption-point-y="0.462cm">
              <dc:date>2023-02-21T00:00:00</dc:date>
              <text:p text:style-name="P1"><text:span text:style-name="T1">A granularidade funcional</text:span></text:p>
              <text:p text:style-name="P1"><text:span text:style-name="T1">desse objeto de aprendizagem.</text:span></text:p>
              <text:p text:style-name="P1"><text:span text:style-name="T1"/></text:p>
              <text:p text:style-name="P1"><text:span text:style-name="T1">1: o menor nível</text:span></text:p>
              <text:p text:style-name="P1"><text:span text:style-name="T1">de agregação, por exemplo,</text:span></text:p>
              <text:p text:style-name="P1"><text:span text:style-name="T1">dados brutos de mídia ou</text:span></text:p>
              <text:p text:style-name="P1"><text:span text:style-name="T1">fragmentos.</text:span></text:p>
              <text:p text:style-name="P1"><text:span text:style-name="T1">2: uma coleção de</text:span></text:p>
              <text:p text:style-name="P1"><text:span text:style-name="T1">aprendizado nível 1</text:span></text:p>
              <text:p text:style-name="P1"><text:span text:style-name="T1">objetos, por exemplo, um</text:span></text:p>
              <text:p text:style-name="P1"><text:span text:style-name="T1">lição.</text:span></text:p>
              <text:p text:style-name="P1"><text:span text:style-name="T1">3: uma coleção de</text:span></text:p>
              <text:p text:style-name="P1"><text:span text:style-name="T1">aprendizagem nível 2</text:span></text:p>
              <text:p text:style-name="P1"><text:span text:style-name="T1">objetos, por exemplo, um</text:span></text:p>
              <text:p text:style-name="P1"><text:span text:style-name="T1">curso.</text:span></text:p>
              <text:p text:style-name="P1"><text:span text:style-name="T1">4: o maior nível</text:span></text:p>
              <text:p text:style-name="P1"><text:span text:style-name="T1">de granularidade, por exemplo,</text:span></text:p>
              <text:p text:style-name="P1"><text:span text:style-name="T1">um conjunto de cursos que</text:span></text:p>
              <text:p text:style-name="P1"><text:span text:style-name="T1">conduzir a um certificado.</text:span></text:p>
              <text:p text:style-name="P1"><text:span text:style-name="T1">NOTA 10—</text:span></text:p>
              <text:p text:style-name="P1"><text:span text:style-name="T1">Objetos de nível 4</text:span></text:p>
              <text:p text:style-name="P1"><text:span text:style-name="T1">pode conter nível</text:span></text:p>
              <text:p text:style-name="P1"><text:span text:style-name="T1">3 objetos, ou pode</text:span></text:p>
              <text:p text:style-name="P1"><text:span text:style-name="T1">conter recursivamente</text:span></text:p>
              <text:p text:style-name="P1"><text:span text:style-name="T1">outros objetos de nível 4.</text:span></text:p>
              <text:p text:style-name="P1"><text:span text:style-name="T1"/></text:p>
              <text:p text:style-name="P1"><text:span text:style-name="T1">Exemplo: Se o objeto de aprendizagem for um digital</text:span></text:p>
              <text:p text:style-name="P1"><text:span text:style-name="T1">imagem da Mona Lisa,</text:span></text:p>
              <text:p text:style-name="P1"><text:span text:style-name="T1">1.7:Geral.Estrutura = Atômica e</text:span></text:p>
              <text:p text:style-name="P1"><text:span text:style-name="T1">1.8:General.AggregationLevel = 1.</text:span></text:p>
              <text:p text:style-name="P1"><text:span text:style-name="T1">Se o objeto de aprendizagem for uma aula com</text:span></text:p>
              <text:p text:style-name="P1"><text:span text:style-name="T1">a imagem digital da Mona Lisa,</text:span></text:p>
              <text:p text:style-name="P1"><text:span text:style-name="T1">1.7:General.Structure = Coleção</text:span></text:p>
              <text:p text:style-name="P1"><text:span text:style-name="T1">ou em rede (uma vez que existem</text:span></text:p>
              <text:p text:style-name="P1"><text:span text:style-name="T1">duas descrições do mesmo tipo</text:span></text:p>
              <text:p text:style-name="P1"><text:span text:style-name="T1">de Estrutura) e 1.8:Geral.</text:span></text:p>
              <text:p text:style-name="P1"><text:span text:style-name="T1">Nível de agregação = 2.</text:span></text:p>
              <text:p text:style-name="P1"><text:span text:style-name="T1">Se o objeto de aprendizagem for um curso</text:span></text:p>
              <text:p text:style-name="P1"><text:span text:style-name="T1">na Mona Lisa, 1.7:Geral.</text:span></text:p>
              <text:p text:style-name="P1"><text:span text:style-name="T1">Estrutura = Linear se os documentos</text:span></text:p>
              <text:p text:style-name="P1"><text:span text:style-name="T1">destinam-se a ser vistos linearmente</text:span></text:p>
              <text:p text:style-name="P1"><text:span text:style-name="T1">e 1.8:General.AggregationLevel</text:span></text:p>
              <text:p text:style-name="P1"><text:span text:style-name="T1">= 3.</text:span></text:p>
              <text:p text:style-name="P1"><text:span text:style-name="T1">Se o objeto de aprendizagem for uma coleção</text:span></text:p>
              <text:p text:style-name="P1"><text:span text:style-name="T1">de lições de diferentes fontes,</text:span></text:p>
              <text:p text:style-name="P1"><text:span text:style-name="T1">1.7:General.Structure = Coleção</text:span></text:p>
              <text:p text:style-name="P1"><text:span text:style-name="T1">e 1.8:Geral:Nível de agregação</text:span></text:p>
              <text:p text:style-name="P1"><text:span text:style-name="T1">= 3.</text:span></text:p>
              <text:p text:style-name="P1"><text:span text:style-name="T1">Por último, se o objeto de aprendizagem é um</text:span></text:p>
              <text:p text:style-name="P1"><text:span text:style-name="T1">conjunto de cursos com uma história completa,</text:span></text:p>
              <text:p text:style-name="P1"><text:span text:style-name="T1">descrição, interpretação, etc. do</text:span></text:p>
              <text:p text:style-name="P1"><text:span text:style-name="T1">Mona Lisa, 1.7:Geral.Estrutura</text:span></text:p>
              <text:p text:style-name="P1"><text:span text:style-name="T1">= Linear ou Hierárquico e</text:span></text:p>
              <text:p text:style-name="P1"><text:span text:style-name="T1">1.8:General.AggregationLevel = 4.</text:span></text:p>
              <text:p text:style-name="P1"><text:span text:style-name="T1">NOTA 11— Um aprendizado</text:span></text:p>
              <text:p text:style-name="P1"><text:span text:style-name="T1">objeto com AggregationLevel =</text:span></text:p>
              <text:p text:style-name="P1"><text:span text:style-name="T1">1 normalmente terá 1.7:Geral.</text:span></text:p>
              <text:p text:style-name="P1"><text:span text:style-name="T1">Estrutura = “atômica”. um aprendizado</text:span></text:p>
              <text:p text:style-name="P1"><text:span text:style-name="T1">objeto com AggregationLevel = 2, 3</text:span></text:p>
              <text:p text:style-name="P1"><text:span text:style-name="T1">ou 4 normalmente terá 1,7:Geral.</text:span></text:p>
              <text:p text:style-name="P1"><text:span text:style-name="T1">Estrutura = “coleção”, “linear”,</text:span></text:p>
              <text:p text:style-name="P1"><text:span text:style-name="T1">“</text:span><text:span text:style-name="T1">hierárquico” ou “em rede</text:span></text:p>
            </office:annotation>
            <text:p>1.8 Aggregation Level</text:p>
          </table:table-cell>
          <table:table-cell table:style-name="ce46" office:value-type="string" calcext:value-type="string" table:number-columns-spanned="1" table:number-rows-spanned="3">
            <office:annotation draw:style-name="gr14" draw:text-style-name="P2" svg:width="2.899cm" svg:height="6.521cm" svg:x="51.014cm" svg:y="0cm" draw:caption-point-x="-0.61cm" draw:caption-point-y="0.462cm">
              <dc:date>2023-02-22T00:00:00</dc:date>
              <text:p text:style-name="P1"><text:span text:style-name="T1">A edição deste objeto de aprendizagem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5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 “1.2.alpha”), (“nl”, </text:span></text:p>
              <text:p text:style-name="P1"><text:span text:style-name="T1">“</text:span><text:span text:style-name="T1">voorlopige versie”)</text:span></text:p>
            </office:annotation>
            <text:p>2.1 Version</text:p>
          </table:table-cell>
          <table:table-cell table:style-name="ce41" office:value-type="string" calcext:value-type="string" table:number-columns-spanned="1" table:number-rows-spanned="3">
            <office:annotation draw:style-name="gr15" draw:text-style-name="P2" svg:width="2.899cm" svg:height="2.176cm" svg:x="54.554cm" svg:y="0cm" draw:caption-point-x="-0.61cm" draw:caption-point-y="0.462cm">
              <dc:date>2023-02-21T00:00:00</dc:date>
              <text:p text:style-name="P1"><text:span text:style-name="T1">O status ou condição de conclusão</text:span></text:p>
              <text:p text:style-name="P1"><text:span text:style-name="T1">deste objeto de aprendizagem</text:span></text:p>
            </office:annotation>
            <text:p>2.2 Status</text:p>
          </table:table-cell>
          <table:table-cell table:style-name="ce18" office:value-type="string" calcext:value-type="string" table:number-columns-spanned="3" table:number-rows-spanned="1">
            <office:annotation draw:style-name="gr8" draw:text-style-name="P2" svg:width="2.899cm" svg:height="18.371cm" svg:x="74.643cm" svg:y="0cm" draw:caption-point-x="-0.61cm" draw:caption-point-y="0.462cm">
              <dc:date>2023-02-21T00:00:00</dc:date>
              <text:p text:style-name="P1"><text:span text:style-name="T1">Tipo de contribuição.</text:span></text:p>
              <text:p text:style-name="P1"><text:span text:style-name="T1">NOTA 15— No mínimo, o(s) Autor(es) de</text:span></text:p>
              <text:p text:style-name="P1"><text:span text:style-name="T1">o objeto de aprendizagem deve ser descrito.</text:span></text:p>
              <text:p text:style-name="P1"><text:span text:style-name="T1"/></text:p>
              <text:p text:style-name="P1"><text:span text:style-name="T1">Essas entidades (ou seja, pessoas,</text:span></text:p>
              <text:p text:style-name="P1"><text:span text:style-name="T1">organizações) que contribuíram para</text:span></text:p>
              <text:p text:style-name="P1"><text:span text:style-name="T1">o estado deste objeto de aprendizagem durante</text:span></text:p>
              <text:p text:style-name="P1"><text:span text:style-name="T1">seu ciclo de vida (por exemplo, criação, edições,</text:span></text:p>
              <text:p text:style-name="P1"><text:span text:style-name="T1">publicação).</text:span></text:p>
              <text:p text:style-name="P1"><text:span text:style-name="T1">NOTA 13— Este elemento de dados é</text:span></text:p>
              <text:p text:style-name="P1"><text:span text:style-name="T1">diferente de 3.3:Meta-Metadados.</text:span></text:p>
              <text:p text:style-name="P1"><text:span text:style-name="T1">Contribuir.</text:span></text:p>
              <text:p text:style-name="P1"><text:span text:style-name="T1">NOTA 14— As contribuições devem</text:span></text:p>
              <text:p text:style-name="P1"><text:span text:style-name="T1">ser considerado em um sentido muito amplo</text:span></text:p>
              <text:p text:style-name="P1"><text:span text:style-name="T1">aqui, como todas as ações que afetam o</text:span></text:p>
              <text:p text:style-name="P1"><text:span text:style-name="T1">estado do objeto de aprendizagem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2.3 Contribute </text:p>
          </table:table-cell>
          <table:covered-table-cell table:number-columns-repeated="2" table:style-name="ce47"/>
          <table:table-cell table:style-name="ce58" office:value-type="string" calcext:value-type="string" table:number-columns-spanned="2" table:number-rows-spanned="1">
            <office:annotation draw:style-name="gr6" draw:text-style-name="P2" svg:width="2.899cm" svg:height="2.571cm" svg:x="89.867cm" svg:y="0cm" draw:caption-point-x="-0.61cm" draw:caption-point-y="0.462cm">
              <dc:date>2023-02-08T00:00:00</dc:date>
              <text:p text:style-name="P1"><text:span text:style-name="T1">Um rótulo globalmente único que</text:span></text:p>
              <text:p text:style-name="P1"><text:span text:style-name="T1">identifica este registro de metadados.</text:span></text:p>
            </office:annotation>
            <text:p>3.1 Identifier </text:p>
          </table:table-cell>
          <table:covered-table-cell table:style-name="ce61"/>
          <table:table-cell table:style-name="ce61" office:value-type="string" calcext:value-type="string" table:number-columns-spanned="3" table:number-rows-spanned="1">
            <office:annotation draw:style-name="gr9" draw:text-style-name="P2" svg:width="2.899cm" svg:height="12.051cm" svg:x="109.956cm" svg:y="0cm" draw:caption-point-x="-0.61cm" draw:caption-point-y="0.462cm">
              <dc:date>2023-02-08T00:00:00</dc:date>
              <text:p text:style-name="P1"><text:span text:style-name="T1">Essas entidades (ou seja, pessoas ou</text:span></text:p>
              <text:p text:style-name="P1"><text:span text:style-name="T1">organizações) que afetaram o estado</text:span></text:p>
              <text:p text:style-name="P1"><text:span text:style-name="T1">desta instância de metadados durante sua vida</text:span></text:p>
              <text:p text:style-name="P1"><text:span text:style-name="T1">ciclo (por exemplo, criação, validação).</text:span></text:p>
              <text:p text:style-name="P1"><text:span text:style-name="T1">NOTA 18— Este elemento de dados é</text:span></text:p>
              <text:p text:style-name="P1"><text:span text:style-name="T1">preocupado com as contribuições para o</text:span></text:p>
              <text:p text:style-name="P1"><text:span text:style-name="T1">metadados. Elemento de dados 2.3: Ciclo de vida.</text:span></text:p>
              <text:p text:style-name="P1"><text:span text:style-name="T1">Contribuir se preocupa com</text:span></text:p>
              <text:p text:style-name="P1"><text:span text:style-name="T1">contribuições para o objeto de aprendizagem</text:span></text:p>
              <text:p text:style-name="P1"><text:span text:style-name="T1"/></text:p>
              <text:p text:style-name="P1"><text:span text:style-name="T1"/></text:p>
            </office:annotation>
            <text:p>3.2 Contribute</text:p>
          </table:table-cell>
          <table:covered-table-cell table:number-columns-repeated="2" table:style-name="ce61"/>
          <table:table-cell table:style-name="ce61" office:value-type="string" calcext:value-type="string" table:number-columns-spanned="1" table:number-rows-spanned="3">
            <office:annotation draw:style-name="gr16" draw:text-style-name="P2" svg:width="2.899cm" svg:height="7.706cm" svg:x="117.066cm" svg:y="0cm" draw:caption-point-x="-0.61cm" draw:caption-point-y="0.462cm">
              <dc:date>2023-02-22T00:00:00</dc:date>
              <text:p text:style-name="P1"><text:span text:style-name="T1">O nome e a versão do</text:span></text:p>
              <text:p text:style-name="P1"><text:span text:style-name="T1">especificação autorizada usada para criar</text:span></text:p>
              <text:p text:style-name="P1"><text:span text:style-name="T1">esta instância de metadados.</text:span></text:p>
              <text:p text:style-name="P1"><text:span text:style-name="T1">Se vários valores forem fornecidos, então</text:span></text:p>
              <text:p text:style-name="P1"><text:span text:style-name="T1">a instância de metadados deve estar em conformidade</text:span></text:p>
              <text:p text:style-name="P1"><text:span text:style-name="T1">a vários esquemas de metadados.</text:span></text:p>
              <text:p text:style-name="P1"><text:span text:style-name="T1"/></text:p>
            </office:annotation>
            <text:p>3.3 Metadata Schema</text:p>
          </table:table-cell>
          <table:table-cell table:style-name="ce61" office:value-type="string" calcext:value-type="string" table:number-columns-spanned="1" table:number-rows-spanned="3">
            <office:annotation draw:style-name="gr17" draw:text-style-name="P2" svg:width="2.899cm" svg:height="15.211cm" svg:x="122.693cm" svg:y="0cm" draw:caption-point-x="-0.61cm" draw:caption-point-y="0.462cm">
              <dc:date>2023-02-22T00:00:00</dc:date>
              <text:p text:style-name="P1"><text:span text:style-name="T1">Idioma desta instância de metadados. Esse</text:span></text:p>
              <text:p text:style-name="P1"><text:span text:style-name="T1">é o idioma padrão para todos os LangString</text:span></text:p>
              <text:p text:style-name="P1"><text:span text:style-name="T1">nesta instância de metadados. Se um</text:span></text:p>
              <text:p text:style-name="P1"><text:span text:style-name="T1">valor para este elemento de dados não está presente</text:span></text:p>
              <text:p text:style-name="P1"><text:span text:style-name="T1">em uma instância de metadados, então não há</text:span></text:p>
              <text:p text:style-name="P1"><text:span text:style-name="T1">idioma padrão para valores LangString.</text:span></text:p>
              <text:p text:style-name="P1"><text:span text:style-name="T1">NOTA 19— Este elemento de dados</text:span></text:p>
              <text:p text:style-name="P1"><text:span text:style-name="T1">diz respeito à linguagem do</text:span></text:p>
              <text:p text:style-name="P1"><text:span text:style-name="T1">instância de metadados. Elemento de dados</text:span></text:p>
              <text:p text:style-name="P1"><text:span text:style-name="T1">1.3: Geral. A linguagem diz respeito ao</text:span></text:p>
              <text:p text:style-name="P1"><text:span text:style-name="T1">linguagem do objeto de aprendizagem.]</text:span></text:p>
              <text:p text:style-name="P1"><text:span text:style-name="T1"/></text:p>
            </office:annotation>
            <text:p>3.4 Language</text:p>
          </table:table-cell>
          <table:table-cell table:style-name="ce60" office:value-type="string" calcext:value-type="string" table:number-columns-spanned="1" table:number-rows-spanned="3">
            <office:annotation draw:style-name="gr18" draw:text-style-name="P2" svg:width="2.899cm" svg:height="6.126cm" svg:x="125.835cm" svg:y="0.462cm" draw:caption-point-x="0cm" draw:caption-point-y="0cm">
              <dc:date>2023-02-22T00:00:00</dc:date>
              <text:p text:style-name="P1"><text:span text:style-name="T1">Tipo(s) de dados técnicos de (todos os</text:span></text:p>
              <text:p text:style-name="P1"><text:span text:style-name="T1">componentes deste objeto de aprendizagem.</text:span></text:p>
              <text:p text:style-name="P1"><text:span text:style-name="T1">Este elemento de dados deve ser usado</text:span></text:p>
              <text:p text:style-name="P1"><text:span text:style-name="T1">para identificar o software necessário</text:span></text:p>
              <text:p text:style-name="P1"><text:span text:style-name="T1">para acessar o objeto de aprendizagem.</text:span></text:p>
            </office:annotation>
            <text:p>4.1 Format</text:p>
          </table:table-cell>
          <table:table-cell table:style-name="ce69" office:value-type="string" calcext:value-type="string" table:number-columns-spanned="1" table:number-rows-spanned="3">
            <office:annotation draw:style-name="gr19" draw:text-style-name="P2" svg:width="2.899cm" svg:height="14.421cm" svg:x="129.621cm" svg:y="0cm" draw:caption-point-x="-0.61cm" draw:caption-point-y="0.462cm">
              <dc:date>2023-02-22T00:00:00</dc:date>
              <text:p text:style-name="P1"><text:span text:style-name="T1">O tamanho do aprendizado digital</text:span></text:p>
              <text:p text:style-name="P1"><text:span text:style-name="T1">objeto em bytes (octetos). o tamanho é</text:span></text:p>
              <text:p text:style-name="P1"><text:span text:style-name="T1">representado como um valor decimal (raiz</text:span></text:p>
              <text:p text:style-name="P1"><text:span text:style-name="T1">10). Consequentemente, apenas os dígitos “0”</text:span></text:p>
              <text:p text:style-name="P1"><text:span text:style-name="T1">até “9” devem ser usados. A unidade é</text:span></text:p>
              <text:p text:style-name="P1"><text:span text:style-name="T1">bytes, não Mbytes, GB, etc.</text:span></text:p>
              <text:p text:style-name="P1"><text:span text:style-name="T1">Este elemento de dados deve referir-se ao</text:span></text:p>
              <text:p text:style-name="P1"><text:span text:style-name="T1">tamanho real deste objeto de aprendizagem. Se</text:span></text:p>
              <text:p text:style-name="P1"><text:span text:style-name="T1">o objeto de aprendizagem é compactado,</text:span></text:p>
              <text:p text:style-name="P1"><text:span text:style-name="T1">então este elemento de dados deve se referir</text:span></text:p>
              <text:p text:style-name="P1"><text:span text:style-name="T1">para o tamanho não compactado.</text:span></text:p>
              <text:p text:style-name="P1"><text:span text:style-name="T1"/></text:p>
            </office:annotation>
            <text:p>4.2 Size </text:p>
          </table:table-cell>
          <table:table-cell table:style-name="ce69" office:value-type="string" calcext:value-type="string" table:number-columns-spanned="1" table:number-rows-spanned="3">
            <office:annotation draw:style-name="gr20" draw:text-style-name="P2" svg:width="2.899cm" svg:height="13.236cm" svg:x="147.906cm" svg:y="0cm" draw:caption-point-x="-0.61cm" draw:caption-point-y="0.462cm">
              <dc:date>2023-02-22T00:00:00</dc:date>
              <text:p text:style-name="P1"><text:span text:style-name="T1">Uma string que é usada para acessar este</text:span></text:p>
              <text:p text:style-name="P1"><text:span text:style-name="T1">objeto de aprendizagem. Ele poderia representar um</text:span></text:p>
              <text:p text:style-name="P1"><text:span text:style-name="T1">localização (por exemplo, Recurso Universal</text:span></text:p>
              <text:p text:style-name="P1"><text:span text:style-name="T1">Localizador), ou um método que resolva</text:span></text:p>
              <text:p text:style-name="P1"><text:span text:style-name="T1">um local (por exemplo, Universal Resource</text:span></text:p>
              <text:p text:style-name="P1"><text:span text:style-name="T1">identificador).</text:span></text:p>
              <text:p text:style-name="P1"><text:span text:style-name="T1">O primeiro elemento desta lista será o</text:span></text:p>
              <text:p text:style-name="P1"><text:span text:style-name="T1">localização preferencial.</text:span></text:p>
              <text:p text:style-name="P1"><text:span text:style-name="T1">NOTA 21— Aqui é onde o aprendizado</text:span></text:p>
              <text:p text:style-name="P1"><text:span text:style-name="T1">objeto descrito por esses metadados</text:span></text:p>
              <text:p text:style-name="P1"><text:span text:style-name="T1">instância está localizada fisicamente.</text:span></text:p>
            </office:annotation>
            <text:p>4.3 Location </text:p>
          </table:table-cell>
          <table:table-cell table:style-name="ce125" office:value-type="string" calcext:value-type="string" table:number-columns-spanned="4" table:number-rows-spanned="1">
            <office:annotation draw:style-name="gr2" draw:text-style-name="P2" svg:width="2.899cm" svg:height="5.336cm" svg:x="190.132cm" svg:y="0cm" draw:caption-point-x="-0.61cm" draw:caption-point-y="0.462cm">
              <dc:date>2023-02-08T00:00:00</dc:date>
              <text:p text:style-name="P1"><text:span text:style-name="T1">As capacidades técnicas necessárias para</text:span></text:p>
              <text:p text:style-name="P1"><text:span text:style-name="T1">usando este objeto de aprendizagem.</text:span></text:p>
              <text:p text:style-name="P1"><text:span text:style-name="T1">Se houver vários requisitos,</text:span></text:p>
              <text:p text:style-name="P1"><text:span text:style-name="T1">então todos são necessários, ou seja, o</text:span></text:p>
              <text:p text:style-name="P1"><text:span text:style-name="T1">conector lógico é AND.</text:span></text:p>
            </office:annotation>
            <text:p>4.4 Requirement</text:p>
          </table:table-cell>
          <table:covered-table-cell table:number-columns-repeated="3" table:style-name="ce73" office:value-type="string" calcext:value-type="string">
            <text:p>4.4 Requirement</text:p>
          </table:covered-table-cell>
          <table:table-cell table:style-name="ce60" office:value-type="string" calcext:value-type="string" table:number-columns-spanned="1" table:number-rows-spanned="3">
            <office:annotation draw:style-name="gr7" draw:text-style-name="P2" svg:width="2.899cm" svg:height="1.799cm" svg:x="196.607cm" svg:y="0cm" draw:caption-point-x="-0.61cm" draw:caption-point-y="0.462cm">
              <dc:date>2023-02-22T00:00:00</dc:date>
              <text:p text:style-name="P1"><text:span text:style-name="T1">Descrição de como instalar</text:span></text:p>
              <text:p text:style-name="P1"><text:span text:style-name="T1">esse objeto de aprendizagem.</text:span></text:p>
            </office:annotation>
            <text:p>4.5 Installation </text:p>
            <text:p>Remarks</text:p>
          </table:table-cell>
          <table:table-cell table:style-name="ce60" office:value-type="string" calcext:value-type="string" table:number-columns-spanned="1" table:number-rows-spanned="3">
            <office:annotation draw:style-name="gr14" draw:text-style-name="P2" svg:width="2.899cm" svg:height="6.521cm" svg:x="204.25cm" svg:y="0cm" draw:caption-point-x="-0.61cm" draw:caption-point-y="0.462cm">
              <dc:date>2023-02-22T00:00:00</dc:date>
              <text:p text:style-name="P1"><text:span text:style-name="T1">Informações sobre outros softwares e</text:span></text:p>
              <text:p text:style-name="P1"><text:span text:style-name="T1">requisitos de hardware.</text:span></text:p>
              <text:p text:style-name="P1"><text:span text:style-name="T1">NOTA 24— Este elemento destina-se</text:span></text:p>
              <text:p text:style-name="P1"><text:span text:style-name="T1">para descrições de requisitos que</text:span></text:p>
              <text:p text:style-name="P1"><text:span text:style-name="T1">não pode ser expresso por elemento de dados</text:span></text:p>
              <text:p text:style-name="P1"><text:span text:style-name="T1">4.4:Requisito.Técnico.</text:span></text:p>
            </office:annotation>
            <text:p>4.6 Other </text:p>
            <text:p>Platform </text:p>
            <text:p>Requirements</text:p>
          </table:table-cell>
          <table:table-cell table:style-name="ce60" office:value-type="string" calcext:value-type="string" table:number-columns-spanned="1" table:number-rows-spanned="3">
            <office:annotation draw:style-name="gr18" draw:text-style-name="P2" svg:width="2.899cm" svg:height="6.126cm" svg:x="208.139cm" svg:y="0cm" draw:caption-point-x="-0.61cm" draw:caption-point-y="0.462cm">
              <dc:date>2023-02-22T00:00:00</dc:date>
              <text:p text:style-name="P1"><text:span text:style-name="T1">Tempo que um objeto de aprendizado contínuo leva</text:span></text:p>
              <text:p text:style-name="P1"><text:span text:style-name="T1">quando jogado na velocidade pretendida.</text:span></text:p>
              <text:p text:style-name="P1"><text:span text:style-name="T1">NOTA 25— Este elemento de dados</text:span></text:p>
              <text:p text:style-name="P1"><text:span text:style-name="T1">é especialmente útil para sons,</text:span></text:p>
              <text:p text:style-name="P1"><text:span text:style-name="T1">filmes ou animações.</text:span></text:p>
              <text:p text:style-name="P1"><text:span text:style-name="T1"/></text:p>
            </office:annotation>
            <text:p>4.7 Duration</text:p>
          </table:table-cell>
          <table:table-cell table:style-name="ce31" office:value-type="string" calcext:value-type="string" table:number-columns-spanned="1" table:number-rows-spanned="3">
            <office:annotation draw:style-name="gr21" draw:text-style-name="P2" svg:width="2.899cm" svg:height="40.491cm" svg:x="213.36cm" svg:y="0cm" draw:caption-point-x="-0.61cm" draw:caption-point-y="0.462cm">
              <dc:date>2023-02-21T00:00:00</dc:date>
              <text:p text:style-name="P1"><text:span text:style-name="T1">Modo predominante de aprendizado suportado</text:span></text:p>
              <text:p text:style-name="P1"><text:span text:style-name="T1">por este objeto de aprendizagem.</text:span></text:p>
              <text:p text:style-name="P1"><text:span text:style-name="T1">Aprendizagem “ativa” (por exemplo, aprender por</text:span></text:p>
              <text:p text:style-name="P1"><text:span text:style-name="T1">fazendo) é suportado por conteúdo que</text:span></text:p>
              <text:p text:style-name="P1"><text:span text:style-name="T1">induz diretamente a ação produtiva por</text:span></text:p>
              <text:p text:style-name="P1"><text:span text:style-name="T1">o aluno. Um objeto de aprendizagem ativo</text:span></text:p>
              <text:p text:style-name="P1"><text:span text:style-name="T1">solicita ao aluno semanticamente</text:span></text:p>
              <text:p text:style-name="P1"><text:span text:style-name="T1">entrada significativa ou para algum outro</text:span></text:p>
              <text:p text:style-name="P1"><text:span text:style-name="T1">tipo de ação ou decisão produtiva,</text:span></text:p>
              <text:p text:style-name="P1"><text:span text:style-name="T1">não necessariamente realizado dentro do</text:span></text:p>
              <text:p text:style-name="P1"><text:span text:style-name="T1">estrutura do objeto de aprendizagem. Ativo</text:span></text:p>
              <text:p text:style-name="P1"><text:span text:style-name="T1">documentos incluem simulações,</text:span></text:p>
              <text:p text:style-name="P1"><text:span text:style-name="T1">questionários e exercícios.</text:span></text:p>
              <text:p text:style-name="P1"><text:span text:style-name="T1">Aprendizagem “expositiva” (por exemplo, passiva</text:span></text:p>
              <text:p text:style-name="P1"><text:span text:style-name="T1">aprendizagem) ocorre quando o trabalho do aluno</text:span></text:p>
              <text:p text:style-name="P1"><text:span text:style-name="T1">consiste principalmente em absorver o conteúdo</text:span></text:p>
              <text:p text:style-name="P1"><text:span text:style-name="T1">expostos a ele (geralmente através de texto,</text:span></text:p>
              <text:p text:style-name="P1"><text:span text:style-name="T1">imagens ou som). Uma aprendizagem expositiva</text:span></text:p>
              <text:p text:style-name="P1"><text:span text:style-name="T1">objeto exibe informações, mas não</text:span></text:p>
              <text:p text:style-name="P1"><text:span text:style-name="T1">solicitar ao aluno qualquer semanticamente</text:span></text:p>
              <text:p text:style-name="P1"><text:span text:style-name="T1">entrada significativa. Documentos expositivos</text:span></text:p>
              <text:p text:style-name="P1"><text:span text:style-name="T1">incluem ensaios, videoclipes, todos os tipos</text:span></text:p>
              <text:p text:style-name="P1"><text:span text:style-name="T1">de material gráfico e hipertexto</text:span></text:p>
              <text:p text:style-name="P1"><text:span text:style-name="T1">documentos.</text:span></text:p>
              <text:p text:style-name="P1"><text:span text:style-name="T1">Quando um objeto de aprendizagem combina o ativo</text:span></text:p>
              <text:p text:style-name="P1"><text:span text:style-name="T1">e tipos de interatividade expositiva, então</text:span></text:p>
              <text:p text:style-name="P1"><text:span text:style-name="T1">seu tipo de interatividade é misto.</text:span></text:p>
              <text:p text:style-name="P1"><text:span text:style-name="T1">NOTA 27— Ativando links para</text:span></text:p>
              <text:p text:style-name="P1"><text:span text:style-name="T1">navegar em documentos de hipertexto não é</text:span></text:p>
              <text:p text:style-name="P1"><text:span text:style-name="T1">considerada uma ação produtiva</text:span></text:p>
              <text:p text:style-name="P1"><text:span text:style-name="T1"/></text:p>
              <text:p text:style-name="P1"><text:span text:style-name="T1">active</text:span></text:p>
              <text:p text:style-name="P1"><text:span text:style-name="T1">expositive</text:span></text:p>
              <text:p text:style-name="P1"><text:span text:style-name="T1">mixed</text:span></text:p>
            </office:annotation>
            <text:p>5.1 Interactivity </text:p>
            <text:p>Type</text:p>
          </table:table-cell>
          <table:table-cell table:style-name="ce31" office:value-type="string" calcext:value-type="string" table:number-columns-spanned="1" table:number-rows-spanned="3">
            <office:annotation draw:style-name="gr22" draw:text-style-name="P2" svg:width="2.899cm" svg:height="13.631cm" svg:x="219.622cm" svg:y="0cm" draw:caption-point-x="-0.61cm" draw:caption-point-y="0.462cm">
              <dc:date>2023-02-25T00:00:00</dc:date>
              <text:p text:style-name="P1"><text:span text:style-name="T1">Tipo específico de objeto de aprendizagem. O</text:span></text:p>
              <text:p text:style-name="P1"><text:span text:style-name="T1">tipo mais dominante deve ser o primeiro.</text:span></text:p>
              <text:p text:style-name="P1"><text:span text:style-name="T1">NOTA 28— Os termos do vocabulário são</text:span></text:p>
              <text:p text:style-name="P1"><text:span text:style-name="T1">definido como no OED:1989 e como usado</text:span></text:p>
              <text:p text:style-name="P1"><text:span text:style-name="T1">por comunidades educativas de prática.</text:span></text:p>
              <text:p text:style-name="P1"><text:span text:style-name="T1"/></text:p>
              <text:p text:style-name="P1"><text:span text:style-name="T1">exercise </text:span></text:p>
              <text:p text:style-name="P1"><text:span text:style-name="T1">simulation </text:span></text:p>
              <text:p text:style-name="P1"><text:span text:style-name="T1">questionnaire </text:span></text:p>
              <text:p text:style-name="P1"><text:span text:style-name="T1">diagram </text:span></text:p>
              <text:p text:style-name="P1"><text:span text:style-name="T1">figure</text:span></text:p>
              <text:p text:style-name="P1"><text:span text:style-name="T1">graph </text:span></text:p>
              <text:p text:style-name="P1"><text:span text:style-name="T1">index </text:span></text:p>
              <text:p text:style-name="P1"><text:span text:style-name="T1">slide </text:span></text:p>
              <text:p text:style-name="P1"><text:span text:style-name="T1">table </text:span></text:p>
              <text:p text:style-name="P1"><text:span text:style-name="T1">narrative text </text:span></text:p>
              <text:p text:style-name="P1"><text:span text:style-name="T1">exam </text:span></text:p>
              <text:p text:style-name="P1"><text:span text:style-name="T1">experiment </text:span></text:p>
              <text:p text:style-name="P1"><text:span text:style-name="T1">problem statement </text:span></text:p>
              <text:p text:style-name="P1"><text:span text:style-name="T1">self assessment</text:span></text:p>
              <text:p text:style-name="P1"><text:span text:style-name="T1">lecture</text:span></text:p>
            </office:annotation>
            <text:p>5.2 Learning </text:p>
            <text:p>Resource </text:p>
            <text:p>Type</text:p>
          </table:table-cell>
          <table:table-cell table:style-name="ce31" office:value-type="string" calcext:value-type="string" table:number-columns-spanned="1" table:number-rows-spanned="3">
            <office:annotation draw:style-name="gr23" draw:text-style-name="P2" svg:width="2.899cm" svg:height="12.446cm" svg:x="225.129cm" svg:y="0cm" draw:caption-point-x="-0.61cm" draw:caption-point-y="0.462cm">
              <dc:date>2023-02-21T00:00:00</dc:date>
              <text:p text:style-name="P1"><text:span text:style-name="T1">O grau de interatividade que caracteriza</text:span></text:p>
              <text:p text:style-name="P1"><text:span text:style-name="T1">esse objeto de aprendizagem. Interatividade neste</text:span></text:p>
              <text:p text:style-name="P1"><text:span text:style-name="T1">contexto refere-se ao grau em que</text:span></text:p>
              <text:p text:style-name="P1"><text:span text:style-name="T1">o aluno pode influenciar o aspecto ou</text:span></text:p>
              <text:p text:style-name="P1"><text:span text:style-name="T1">comportamento do objeto de aprendizagem.</text:span></text:p>
              <text:p text:style-name="P1"><text:span text:style-name="T1">NOTA 29— Inerentemente, esta escala</text:span></text:p>
              <text:p text:style-name="P1"><text:span text:style-name="T1">é significativo dentro do contexto</text:span></text:p>
              <text:p text:style-name="P1"><text:span text:style-name="T1">de uma comunidade de prática.</text:span></text:p>
              <text:p text:style-name="P1"><text:span text:style-name="T1"/></text:p>
              <text:p text:style-name="P1"><text:span text:style-name="T1">very low</text:span></text:p>
              <text:p text:style-name="P1"><text:span text:style-name="T1">low</text:span></text:p>
              <text:p text:style-name="P1"><text:span text:style-name="T1">medium</text:span></text:p>
              <text:p text:style-name="P1"><text:span text:style-name="T1">high</text:span></text:p>
              <text:p text:style-name="P1"><text:span text:style-name="T1">very high</text:span></text:p>
            </office:annotation>
            <text:p>5.3 Interactivity </text:p>
            <text:p>Level</text:p>
          </table:table-cell>
          <table:table-cell table:style-name="ce31" office:value-type="string" calcext:value-type="string" table:number-columns-spanned="1" table:number-rows-spanned="3">
            <office:annotation draw:style-name="gr24" draw:text-style-name="P2" svg:width="2.899cm" svg:height="19.951cm" svg:x="230.514cm" svg:y="0cm" draw:caption-point-x="-0.61cm" draw:caption-point-y="0.462cm">
              <dc:date>2023-02-21T00:00:00</dc:date>
              <text:p text:style-name="P1"><text:span text:style-name="T1">O grau de concisão de uma aprendizagem</text:span></text:p>
              <text:p text:style-name="P1"><text:span text:style-name="T1">objeto. A densidade semântica de um</text:span></text:p>
              <text:p text:style-name="P1"><text:span text:style-name="T1">objeto de aprendizagem pode ser estimado em</text:span></text:p>
              <text:p text:style-name="P1"><text:span text:style-name="T1">termos de seu tamanho, extensão ou – no caso de</text:span></text:p>
              <text:p text:style-name="P1"><text:span text:style-name="T1">recursos cronometrados, como áudio ou</text:span></text:p>
              <text:p text:style-name="P1"><text:span text:style-name="T1">vídeo– duração.</text:span></text:p>
              <text:p text:style-name="P1"><text:span text:style-name="T1">A densidade semântica de um objeto de aprendizagem</text:span></text:p>
              <text:p text:style-name="P1"><text:span text:style-name="T1">é independente de sua dificuldade. É melhor</text:span></text:p>
              <text:p text:style-name="P1"><text:span text:style-name="T1">ilustrado com exemplos de expositivo</text:span></text:p>
              <text:p text:style-name="P1"><text:span text:style-name="T1">material, embora possa ser usado com</text:span></text:p>
              <text:p text:style-name="P1"><text:span text:style-name="T1">recursos ativos também.</text:span></text:p>
              <text:p text:style-name="P1"><text:span text:style-name="T1">NOTA 31— Inerentemente, esta escala</text:span></text:p>
              <text:p text:style-name="P1"><text:span text:style-name="T1">é significativo dentro do contexto</text:span></text:p>
              <text:p text:style-name="P1"><text:span text:style-name="T1">de uma comunidade de prática]</text:span></text:p>
              <text:p text:style-name="P1"><text:span text:style-name="T1"/></text:p>
              <text:p text:style-name="P1"><text:span text:style-name="T1">very low</text:span></text:p>
              <text:p text:style-name="P1"><text:span text:style-name="T1">low</text:span></text:p>
              <text:p text:style-name="P1"><text:span text:style-name="T1">medium</text:span></text:p>
              <text:p text:style-name="P1"><text:span text:style-name="T1">high</text:span></text:p>
              <text:p text:style-name="P1"><text:span text:style-name="T1">very high</text:span></text:p>
              <text:p text:style-name="P1"><text:span text:style-name="T1"/></text:p>
            </office:annotation>
            <text:p>5.4 Semantic </text:p>
            <text:p>Density</text:p>
          </table:table-cell>
          <table:table-cell table:style-name="ce31" office:value-type="string" calcext:value-type="string" table:number-columns-spanned="1" table:number-rows-spanned="3">
            <office:annotation draw:style-name="gr25" draw:text-style-name="P2" svg:width="2.899cm" svg:height="21.531cm" svg:x="236.746cm" svg:y="0cm" draw:caption-point-x="-0.61cm" draw:caption-point-y="0.462cm">
              <dc:date>2023-02-21T00:00:00</dc:date>
              <text:p text:style-name="P1"><text:span text:style-name="T1">Usuário(s) principal(is) para o(s) qual(is) este aprendizado</text:span></text:p>
              <text:p text:style-name="P1"><text:span text:style-name="T1">objeto foi projetado, o mais dominante primeiro.</text:span></text:p>
              <text:p text:style-name="P1"><text:span text:style-name="T1">NOTA 32— Um aluno trabalha com</text:span></text:p>
              <text:p text:style-name="P1"><text:span text:style-name="T1">um objeto de aprendizagem para aprender</text:span></text:p>
              <text:p text:style-name="P1"><text:span text:style-name="T1">algo. Um autor cria ou</text:span></text:p>
              <text:p text:style-name="P1"><text:span text:style-name="T1">publica um objeto de aprendizagem. Um gerente</text:span></text:p>
              <text:p text:style-name="P1"><text:span text:style-name="T1">gerencia a entrega desse aprendizado</text:span></text:p>
              <text:p text:style-name="P1"><text:span text:style-name="T1">objeto, por exemplo, uma universidade ou faculdade. O</text:span></text:p>
              <text:p text:style-name="P1"><text:span text:style-name="T1">documento para um gerente é tipicamente um</text:span></text:p>
              <text:p text:style-name="P1"><text:span text:style-name="T1">currículo.</text:span></text:p>
              <text:p text:style-name="P1"><text:span text:style-name="T1">NOTA 33— Para descrever o</text:span></text:p>
              <text:p text:style-name="P1"><text:span text:style-name="T1">função de usuário final pretendida por meio do</text:span></text:p>
              <text:p text:style-name="P1"><text:span text:style-name="T1">habilidades que o usuário pretende dominar,</text:span></text:p>
              <text:p text:style-name="P1"><text:span text:style-name="T1">ou as tarefas a que se destina</text:span></text:p>
              <text:p text:style-name="P1"><text:span text:style-name="T1">ser capaz de realizar, a categoria</text:span></text:p>
              <text:p text:style-name="P1"><text:span text:style-name="T1">9: A classificação pode ser usada.</text:span></text:p>
              <text:p text:style-name="P1"><text:span text:style-name="T1"/></text:p>
              <text:p text:style-name="P1"><text:span text:style-name="T1">teacher</text:span></text:p>
              <text:p text:style-name="P1"><text:span text:style-name="T1">author </text:span></text:p>
              <text:p text:style-name="P1"><text:span text:style-name="T1">learner </text:span></text:p>
              <text:p text:style-name="P1"><text:span text:style-name="T1">Manager</text:span></text:p>
              <text:p text:style-name="P1"><text:span text:style-name="T1"/></text:p>
            </office:annotation>
            <text:p>5.5 Intended End </text:p>
            <text:p>User Role</text:p>
          </table:table-cell>
          <table:table-cell table:style-name="ce31" office:value-type="string" calcext:value-type="string" table:number-columns-spanned="1" table:number-rows-spanned="3">
            <office:annotation draw:style-name="gr26" draw:text-style-name="P2" svg:width="2.899cm" svg:height="15.606cm" svg:x="241.041cm" svg:y="0cm" draw:caption-point-x="-0.61cm" draw:caption-point-y="0.462cm">
              <dc:date>2023-02-21T00:00:00</dc:date>
              <text:p text:style-name="P1"><text:span text:style-name="T1">O principal ambiente dentro do qual</text:span></text:p>
              <text:p text:style-name="P1"><text:span text:style-name="T1">o aprendizado e o uso desse aprendizado</text:span></text:p>
              <text:p text:style-name="P1"><text:span text:style-name="T1">objeto se destina a ocorrer.</text:span></text:p>
              <text:p text:style-name="P1"><text:span text:style-name="T1">NOTA 34— Boas práticas sugeridas</text:span></text:p>
              <text:p text:style-name="P1"><text:span text:style-name="T1">é usar um dos valores do valor</text:span></text:p>
              <text:p text:style-name="P1"><text:span text:style-name="T1">espaço e usar uma instância adicional de</text:span></text:p>
              <text:p text:style-name="P1"><text:span text:style-name="T1">este elemento de dados para maior refinamento,</text:span></text:p>
              <text:p text:style-name="P1"><text:span text:style-name="T1">como em</text:span></text:p>
              <text:p text:style-name="P1"><text:span text:style-name="T1"><text:s text:c="2"/></text:span><text:span text:style-name="T1">(“LOMv1.0”,”ensino superior”)</text:span></text:p>
              <text:p text:style-name="P1"><text:span text:style-name="T1">e (“http://www.ond.vlaanderen.be/</text:span></text:p>
              <text:p text:style-name="P1"><text:span text:style-name="T1">onderwijsinvlaanderen/Default.htm”,</text:span></text:p>
              <text:p text:style-name="P1"><text:span text:style-name="T1"><text:s text:c="2"/>“</text:span><text:span text:style-name="T1">kandidatuursonderwijs”)</text:span></text:p>
              <text:p text:style-name="P1"><text:span text:style-name="T1"/></text:p>
              <text:p text:style-name="P1"><text:span text:style-name="T1">school</text:span></text:p>
              <text:p text:style-name="P1"><text:span text:style-name="T1">higher education</text:span></text:p>
              <text:p text:style-name="P1"><text:span text:style-name="T1">training</text:span></text:p>
              <text:p text:style-name="P1"><text:span text:style-name="T1">other</text:span></text:p>
              <text:p text:style-name="P1"><text:span text:style-name="T1"/></text:p>
            </office:annotation>
            <text:p>5.6 Context</text:p>
          </table:table-cell>
          <table:table-cell table:style-name="ce31" office:value-type="string" calcext:value-type="string" table:number-columns-spanned="1" table:number-rows-spanned="3">
            <office:annotation draw:style-name="gr27" draw:text-style-name="P2" svg:width="2.899cm" svg:height="25.086cm" svg:x="246.638cm" svg:y="0cm" draw:caption-point-x="-0.61cm" draw:caption-point-y="0.462cm">
              <dc:date>2023-02-22T00:00:00</dc:date>
              <text:p text:style-name="P1"><text:span text:style-name="T1">Este elemento de dados deve referir-se a</text:span></text:p>
              <text:p text:style-name="P1"><text:span text:style-name="T1">idade de desenvolvimento, se isso seria</text:span></text:p>
              <text:p text:style-name="P1"><text:span text:style-name="T1">diferente da idade cronológica.</text:span></text:p>
              <text:p text:style-name="P1"><text:span text:style-name="T1">NOTA 35— A idade do aluno é</text:span></text:p>
              <text:p text:style-name="P1"><text:span text:style-name="T1">importante para encontrar objetos de aprendizagem,</text:span></text:p>
              <text:p text:style-name="P1"><text:span text:style-name="T1">especialmente para alunos em idade escolar e</text:span></text:p>
              <text:p text:style-name="P1"><text:span text:style-name="T1">seus professores.</text:span></text:p>
              <text:p text:style-name="P1"><text:span text:style-name="T1">Quando aplicável, a string deve ser</text:span></text:p>
              <text:p text:style-name="P1"><text:span text:style-name="T1">formatado como idade mínima-máxima</text:span></text:p>
              <text:p text:style-name="P1"><text:span text:style-name="T1">idade ou idade mínima-. (note que isso</text:span></text:p>
              <text:p text:style-name="P1"><text:span text:style-name="T1">é um compromisso entre adicionar três</text:span></text:p>
              <text:p text:style-name="P1"><text:span text:style-name="T1">elementos componentes (idade mínima,</text:span></text:p>
              <text:p text:style-name="P1"><text:span text:style-name="T1">idade máxima e descrição) e</text:span></text:p>
              <text:p text:style-name="P1"><text:span text:style-name="T1">tendo apenas um campo de texto livre.)</text:span></text:p>
              <text:p text:style-name="P1"><text:span text:style-name="T1">NOTA 36— Esquemas alternativos para</text:span></text:p>
              <text:p text:style-name="P1"><text:span text:style-name="T1">o que este elemento de dados tenta cobrir</text:span></text:p>
              <text:p text:style-name="P1"><text:span text:style-name="T1">(como várias idades de leitura ou</text:span></text:p>
              <text:p text:style-name="P1"><text:span text:style-name="T1">esquemas de nível, QI ou desenvolvimento</text:span></text:p>
              <text:p text:style-name="P1"><text:span text:style-name="T1">medidas de idade) devem ser representadas</text:span></text:p>
              <text:p text:style-name="P1"><text:span text:style-name="T1">através da categoria 9:Classificação.</text:span></text:p>
              <text:p text:style-name="P1"><text:span text:style-name="T1"/></text:p>
              <text:p text:style-name="P1"><text:span text:style-name="T1"/></text:p>
            </office:annotation>
            <text:p>5.7 Typical Age </text:p>
            <text:p>Range</text:p>
          </table:table-cell>
          <table:table-cell table:style-name="ce31" office:value-type="string" calcext:value-type="string" table:number-columns-spanned="1" table:number-rows-spanned="3">
            <office:annotation draw:style-name="gr28" draw:text-style-name="P2" svg:width="2.899cm" svg:height="10.471cm" svg:x="250.48cm" svg:y="0cm" draw:caption-point-x="-0.61cm" draw:caption-point-y="0.462cm">
              <dc:date>2023-02-21T00:00:00</dc:date>
              <text:p text:style-name="P1"><text:span text:style-name="T1">Quão difícil é trabalhar com ou através</text:span></text:p>
              <text:p text:style-name="P1"><text:span text:style-name="T1">este objeto de aprendizagem para o típico</text:span></text:p>
              <text:p text:style-name="P1"><text:span text:style-name="T1">público-alvo pretendido.</text:span></text:p>
              <text:p text:style-name="P1"><text:span text:style-name="T1">NOTA 37— O “ alvo típico</text:span></text:p>
              <text:p text:style-name="P1"><text:span text:style-name="T1">público” pode ser caracterizado por dados</text:span></text:p>
              <text:p text:style-name="P1"><text:span text:style-name="T1">elementos 5.6:Educational.Contexto e</text:span></text:p>
              <text:p text:style-name="P1"><text:span text:style-name="T1">5.7:Educational.TypicalAgeRange.</text:span></text:p>
              <text:p text:style-name="P1"><text:span text:style-name="T1"/></text:p>
              <text:p text:style-name="P1"><text:span text:style-name="T1">very easy</text:span></text:p>
              <text:p text:style-name="P1"><text:span text:style-name="T1">easy</text:span></text:p>
              <text:p text:style-name="P1"><text:span text:style-name="T1">medium</text:span></text:p>
              <text:p text:style-name="P1"><text:span text:style-name="T1">difficult</text:span></text:p>
              <text:p text:style-name="P1"><text:span text:style-name="T1">very difficult</text:span></text:p>
            </office:annotation>
            <text:p>5.8 Difficulty</text:p>
          </table:table-cell>
          <table:table-cell table:style-name="ce31" office:value-type="string" calcext:value-type="string" table:number-columns-spanned="1" table:number-rows-spanned="3">
            <office:annotation draw:style-name="gr28" draw:text-style-name="P2" svg:width="2.899cm" svg:height="10.471cm" svg:x="256.591cm" svg:y="0cm" draw:caption-point-x="-0.61cm" draw:caption-point-y="0.462cm">
              <dc:date>2023-02-22T00:00:00</dc:date>
              <text:p text:style-name="P1"><text:span text:style-name="T1">Tempo aproximado ou típico que leva para</text:span></text:p>
              <text:p text:style-name="P1"><text:span text:style-name="T1">trabalhar com ou através deste objeto de aprendizagem</text:span></text:p>
              <text:p text:style-name="P1"><text:span text:style-name="T1">para o público-alvo pretendido típico.</text:span></text:p>
              <text:p text:style-name="P1"><text:span text:style-name="T1">NOTA 38— O “ alvo típico</text:span></text:p>
              <text:p text:style-name="P1"><text:span text:style-name="T1">público” pode ser caracterizado por dados</text:span></text:p>
              <text:p text:style-name="P1"><text:span text:style-name="T1">elementos 5.6:Educational.Contexto e</text:span></text:p>
              <text:p text:style-name="P1"><text:span text:style-name="T1">5.7:Educational.TypicalAgeRange.</text:span></text:p>
              <text:p text:style-name="P1"><text:span text:style-name="T1"/></text:p>
              <text:p text:style-name="P1"><text:span text:style-name="T1">“</text:span><text:span text:style-name="T1">PT1H30M”, “PT1M45S</text:span></text:p>
            </office:annotation>
            <text:p>5.9 Typical </text:p>
            <text:p>Learning </text:p>
            <text:p>Time</text:p>
          </table:table-cell>
          <table:table-cell table:style-name="ce31" office:value-type="string" calcext:value-type="string" table:number-columns-spanned="1" table:number-rows-spanned="3">
            <office:annotation draw:style-name="gr29" draw:text-style-name="P2" svg:width="2.899cm" svg:height="4.151cm" svg:x="261.068cm" svg:y="0cm" draw:caption-point-x="-0.61cm" draw:caption-point-y="0.462cm">
              <dc:date>2023-02-22T00:00:00</dc:date>
              <text:p text:style-name="P1"><text:span text:style-name="T1">Comente como esse aprendizado</text:span></text:p>
              <text:p text:style-name="P1"><text:span text:style-name="T1">objeto será usado.</text:span></text:p>
              <text:p text:style-name="P1"><text:span text:style-name="T1"/></text:p>
              <text:p text:style-name="P1"><text:span text:style-name="T1">(“en”, “Teacher guidelines that </text:span></text:p>
              <text:p text:style-name="P1"><text:span text:style-name="T1">come with a textbook.”)</text:span></text:p>
            </office:annotation>
            <text:p>5.10 Description</text:p>
          </table:table-cell>
          <table:table-cell table:style-name="ce31" office:value-type="string" calcext:value-type="string" table:number-columns-spanned="1" table:number-rows-spanned="3">
            <office:annotation draw:style-name="gr30" draw:text-style-name="P2" svg:width="2.899cm" svg:height="12.841cm" svg:x="265.363cm" svg:y="0cm" draw:caption-point-x="-0.61cm" draw:caption-point-y="0.462cm">
              <dc:date>2023-02-22T00:00:00</dc:date>
              <text:p text:style-name="P1"><text:span text:style-name="T1">A linguagem humana usada pelos típicos</text:span></text:p>
              <text:p text:style-name="P1"><text:span text:style-name="T1">usuário pretendido deste objeto de aprendizagem.</text:span></text:p>
              <text:p text:style-name="P1"><text:span text:style-name="T1"/></text:p>
              <text:p text:style-name="P1"><text:span text:style-name="T1">Exemplo:</text:span></text:p>
              <text:p text:style-name="P1"><text:span text:style-name="T1"/></text:p>
              <text:p text:style-name="P1"><text:span text:style-name="T1">"en",</text:span></text:p>
              <text:p text:style-name="P1"><text:span text:style-name="T1">“</text:span><text:span text:style-name="T1">en-GB”,</text:span></text:p>
              <text:p text:style-name="P1"><text:span text:style-name="T1">“</text:span><text:span text:style-name="T1">de”,</text:span></text:p>
              <text:p text:style-name="P1"><text:span text:style-name="T1">“</text:span><text:span text:style-name="T1">fr-CA”,</text:span></text:p>
              <text:p text:style-name="P1"><text:span text:style-name="T1">"isto"</text:span></text:p>
              <text:p text:style-name="P1"><text:span text:style-name="T1">NOTA 39— Como exemplo,</text:span></text:p>
              <text:p text:style-name="P1"><text:span text:style-name="T1">para um objeto de aprendizagem em francês,</text:span></text:p>
              <text:p text:style-name="P1"><text:span text:style-name="T1">destinado a falantes de inglês</text:span></text:p>
              <text:p text:style-name="P1"><text:span text:style-name="T1">alunos, o valor de 1,3:Geral.</text:span></text:p>
              <text:p text:style-name="P1"><text:span text:style-name="T1">O idioma será o francês e</text:span></text:p>
              <text:p text:style-name="P1"><text:span text:style-name="T1">o valor de 5,11: Educacional.</text:span></text:p>
              <text:p text:style-name="P1"><text:span text:style-name="T1">O idioma será o inglês.</text:span></text:p>
            </office:annotation>
            <text:p>5.11 Language</text:p>
          </table:table-cell>
          <table:table-cell table:style-name="ce88" office:value-type="string" calcext:value-type="string" table:number-columns-spanned="1" table:number-rows-spanned="3">
            <text:p>6.1 Cost</text:p>
          </table:table-cell>
          <table:table-cell table:style-name="ce70" office:value-type="string" calcext:value-type="string" table:number-columns-spanned="1" table:number-rows-spanned="3">
            <text:p>6.2 Copyright and Other Restrictions</text:p>
          </table:table-cell>
          <table:table-cell table:style-name="ce70" office:value-type="string" calcext:value-type="string" table:number-columns-spanned="1" table:number-rows-spanned="3">
            <text:p>6.3 Description </text:p>
          </table:table-cell>
          <table:table-cell table:style-name="ce95" office:value-type="string" calcext:value-type="string" table:number-columns-spanned="1" table:number-rows-spanned="3">
            <office:annotation draw:style-name="gr31" draw:text-style-name="P2" svg:width="2.899cm" svg:height="16.396cm" svg:x="282.642cm" svg:y="0cm" draw:caption-point-x="-0.61cm" draw:caption-point-y="0.462cm">
              <dc:date>2023-02-21T00:00:00</dc:date>
              <text:p text:style-name="P1"><text:span text:style-name="T1">Natureza da relação entre</text:span></text:p>
              <text:p text:style-name="P1"><text:span text:style-name="T1">esse objeto de aprendizagem e o</text:span></text:p>
              <text:p text:style-name="P1"><text:span text:style-name="T1">objeto de aprendizagem alvo, identificado</text:span></text:p>
              <text:p text:style-name="P1"><text:span text:style-name="T1">por 7.2:Relation.Resource.</text:span></text:p>
              <text:p text:style-name="P1"><text:span text:style-name="T1"/></text:p>
              <text:p text:style-name="P1"><text:span text:style-name="T1">Based on Dublin </text:span></text:p>
              <text:p text:style-name="P1"><text:span text:style-name="T1">Core: </text:span></text:p>
              <text:p text:style-name="P1"><text:span text:style-name="T1">ispartof: is part of</text:span></text:p>
              <text:p text:style-name="P1"><text:span text:style-name="T1">haspart: has part</text:span></text:p>
              <text:p text:style-name="P1"><text:span text:style-name="T1">isversionof: is </text:span></text:p>
              <text:p text:style-name="P1"><text:span text:style-name="T1">version of</text:span></text:p>
              <text:p text:style-name="P1"><text:span text:style-name="T1">hasversion: has </text:span></text:p>
              <text:p text:style-name="P1"><text:span text:style-name="T1">version</text:span></text:p>
              <text:p text:style-name="P1"><text:span text:style-name="T1">isformatof: is format </text:span></text:p>
              <text:p text:style-name="P1"><text:span text:style-name="T1">of</text:span></text:p>
              <text:p text:style-name="P1"><text:span text:style-name="T1">hasformat: has </text:span></text:p>
              <text:p text:style-name="P1"><text:span text:style-name="T1">format</text:span></text:p>
              <text:p text:style-name="P1"><text:span text:style-name="T1">references: </text:span></text:p>
              <text:p text:style-name="P1"><text:span text:style-name="T1">references</text:span></text:p>
              <text:p text:style-name="P1"><text:span text:style-name="T1">isreferencedby: is </text:span></text:p>
              <text:p text:style-name="P1"><text:span text:style-name="T1">referenced by</text:span></text:p>
              <text:p text:style-name="P1"><text:span text:style-name="T1">isbasedon: is based </text:span></text:p>
              <text:p text:style-name="P1"><text:span text:style-name="T1">on</text:span></text:p>
              <text:p text:style-name="P1"><text:span text:style-name="T1">isbasisfor: is basis </text:span></text:p>
              <text:p text:style-name="P1"><text:span text:style-name="T1">for</text:span></text:p>
              <text:p text:style-name="P1"><text:span text:style-name="T1">requires: requires</text:span></text:p>
              <text:p text:style-name="P1"><text:span text:style-name="T1">isrequiredby: is </text:span></text:p>
              <text:p text:style-name="P1"><text:span text:style-name="T1">required by</text:span></text:p>
            </office:annotation>
            <text:p>7.1 Kind</text:p>
          </table:table-cell>
          <table:table-cell table:style-name="ce95" office:value-type="string" calcext:value-type="string" table:number-columns-spanned="3" table:number-rows-spanned="1">
            <office:annotation draw:style-name="gr6" draw:text-style-name="P2" svg:width="2.899cm" svg:height="2.571cm" svg:x="302.207cm" svg:y="0cm" draw:caption-point-x="-0.61cm" draw:caption-point-y="0.462cm">
              <dc:date>2023-02-09T00:00:00</dc:date>
              <text:p text:style-name="P1"><text:span text:style-name="T1">O objeto de aprendizagem alvo que</text:span></text:p>
              <text:p text:style-name="P1"><text:span text:style-name="T1">este relacionamento faz referência.</text:span></text:p>
            </office:annotation>
            <text:p>7.2 Resource</text:p>
          </table:table-cell>
          <table:covered-table-cell table:number-columns-repeated="2" table:style-name="ce96"/>
          <table:table-cell table:style-name="ce98" office:value-type="string" calcext:value-type="string" table:number-columns-spanned="1" table:number-rows-spanned="3">
            <office:annotation draw:style-name="gr6" draw:text-style-name="P2" svg:width="2.899cm" svg:height="2.571cm" svg:x="307.813cm" svg:y="0cm" draw:caption-point-x="-0.61cm" draw:caption-point-y="0.462cm">
              <dc:date>2023-02-23T00:00:00</dc:date>
              <text:p text:style-name="P1"><text:span text:style-name="T1">Entidade (ou seja, pessoas, organização)</text:span></text:p>
              <text:p text:style-name="P1"><text:span text:style-name="T1">que criou esta anotação.</text:span></text:p>
              <text:p text:style-name="P1"><text:span text:style-name="T1"/></text:p>
            </office:annotation>
            <text:p>8.1 Entity</text:p>
          </table:table-cell>
          <table:table-cell table:style-name="ce78" office:value-type="string" calcext:value-type="string" table:number-columns-spanned="1" table:number-rows-spanned="3">
            <office:annotation draw:style-name="gr7" draw:text-style-name="P2" svg:width="2.899cm" svg:height="1.799cm" svg:x="310.898cm" svg:y="0cm" draw:caption-point-x="-0.61cm" draw:caption-point-y="0.462cm">
              <dc:date>2023-02-23T00:00:00</dc:date>
              <text:p text:style-name="P1"><text:span text:style-name="T1">Data em que esta anotação foi criada</text:span></text:p>
              <text:p text:style-name="P1"><text:span text:style-name="T1"/></text:p>
            </office:annotation>
            <text:p>8.2 Date</text:p>
          </table:table-cell>
          <table:table-cell table:style-name="ce78" office:value-type="string" calcext:value-type="string" table:number-columns-spanned="1" table:number-rows-spanned="3">
            <office:annotation draw:style-name="gr7" draw:text-style-name="P2" svg:width="2.899cm" svg:height="1.799cm" svg:x="314.999cm" svg:y="0cm" draw:caption-point-x="-0.61cm" draw:caption-point-y="0.462cm">
              <dc:date>2023-02-23T00:00:00</dc:date>
              <text:p text:style-name="P1"><text:span text:style-name="T1">O conteúdo desta anotação</text:span></text:p>
            </office:annotation>
            <text:p>8.3 Description</text:p>
          </table:table-cell>
          <table:table-cell table:style-name="ce138" office:value-type="string" calcext:value-type="string" table:number-columns-spanned="1" table:number-rows-spanned="3">
            <office:annotation draw:style-name="gr16" draw:text-style-name="P2" svg:width="2.899cm" svg:height="7.706cm" svg:x="319.264cm" svg:y="0cm" draw:caption-point-x="-0.61cm" draw:caption-point-y="0.462cm">
              <dc:date>2023-02-21T00:00:00</dc:date>
              <text:p text:style-name="P1"><text:span text:style-name="T1">O propósito de classificar</text:span></text:p>
              <text:p text:style-name="P1"><text:span text:style-name="T1">este objeto de aprendizagem</text:span></text:p>
              <text:p text:style-name="P1"><text:span text:style-name="T1"/></text:p>
              <text:p text:style-name="P1"><text:span text:style-name="T1">discipline </text:span></text:p>
              <text:p text:style-name="P1"><text:span text:style-name="T1">idea </text:span></text:p>
              <text:p text:style-name="P1"><text:span text:style-name="T1">prerequisite </text:span></text:p>
              <text:p text:style-name="P1"><text:span text:style-name="T1">educational </text:span></text:p>
              <text:p text:style-name="P1"><text:span text:style-name="T1">objective </text:span></text:p>
              <text:p text:style-name="P1"><text:span text:style-name="T1">accessibility </text:span></text:p>
              <text:p text:style-name="P1"><text:span text:style-name="T1">restrictions </text:span></text:p>
              <text:p text:style-name="P1"><text:span text:style-name="T1">educational level </text:span></text:p>
              <text:p text:style-name="P1"><text:span text:style-name="T1">skill level </text:span></text:p>
              <text:p text:style-name="P1"><text:span text:style-name="T1">security level</text:span></text:p>
              <text:p text:style-name="P1"><text:span text:style-name="T1">Competency</text:span></text:p>
              <text:p text:style-name="P1"><text:span text:style-name="T1"/></text:p>
              <text:p text:style-name="P1"><text:span text:style-name="T1">Vocabulary </text:span></text:p>
              <text:p text:style-name="P1"><text:span text:style-name="T1">(State)</text:span></text:p>
            </office:annotation>
            <text:p>9.1 Purpose </text:p>
          </table:table-cell>
          <table:table-cell table:style-name="ce138" office:value-type="string" calcext:value-type="string" table:number-columns-spanned="3" table:number-rows-spanned="1">
            <office:annotation draw:style-name="gr32" draw:text-style-name="P2" svg:width="2.899cm" svg:height="8.496cm" svg:x="334.839cm" svg:y="0cm" draw:caption-point-x="3.971cm" draw:caption-point-y="0.462cm">
              <dc:date>2023-02-09T00:00:00</dc:date>
              <text:p text:style-name="P1"><text:span text:style-name="T1">Um caminho taxonômico em um determinado</text:span></text:p>
              <text:p text:style-name="P1"><text:span text:style-name="T1">sistema de classificação. Cada sucesso</text:span></text:p>
              <text:p text:style-name="P1"><text:span text:style-name="T1">nível é um refinamento na definição de</text:span></text:p>
              <text:p text:style-name="P1"><text:span text:style-name="T1">o nível anterior.</text:span></text:p>
              <text:p text:style-name="P1"><text:span text:style-name="T1">Diferentes caminhos, no mesmo ou em diferentes</text:span></text:p>
              <text:p text:style-name="P1"><text:span text:style-name="T1">classificações, que descrevem</text:span></text:p>
              <text:p text:style-name="P1"><text:span text:style-name="T1">mesma característica, são permitidos.</text:span></text:p>
              <text:p text:style-name="P1"><text:span text:style-name="T1"/></text:p>
              <text:p text:style-name="P1"><text:span text:style-name="T1"/></text:p>
            </office:annotation>
            <text:p>9.2 Taxon Path</text:p>
          </table:table-cell>
          <table:covered-table-cell table:number-columns-repeated="2" table:style-name="ce139"/>
          <table:table-cell table:style-name="ce137" office:value-type="string" calcext:value-type="string" table:number-columns-spanned="1" table:number-rows-spanned="3">
            <office:annotation draw:style-name="gr33" draw:text-style-name="P2" svg:width="2.899cm" svg:height="11.261cm" svg:x="345.391cm" svg:y="0cm" draw:caption-point-x="-0.61cm" draw:caption-point-y="0.462cm">
              <dc:date>2023-02-23T00:00:00</dc:date>
              <text:p text:style-name="P1"><text:span text:style-name="T1">Descrição do objeto de aprendizagem</text:span></text:p>
              <text:p text:style-name="P1"><text:span text:style-name="T1">em relação ao referido 9.1:Classificação.</text:span></text:p>
              <text:p text:style-name="P1"><text:span text:style-name="T1">Objetivo desta classificação específica,</text:span></text:p>
              <text:p text:style-name="P1"><text:span text:style-name="T1">como disciplina, ideia, nível de habilidade,</text:span></text:p>
              <text:p text:style-name="P1"><text:span text:style-name="T1">objetivo educacional, etc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2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A medical instrument for </text:span></text:p>
              <text:p text:style-name="P1"><text:span text:style-name="T1">listening called a stethoscope.”)</text:span></text:p>
              <text:p text:style-name="P1"><text:span text:style-name="T1"/></text:p>
            </office:annotation>
            <text:p>9.3 Description </text:p>
          </table:table-cell>
          <table:table-cell table:style-name="ce137" office:value-type="string" calcext:value-type="string" table:number-columns-spanned="1" table:number-rows-spanned="3">
            <text:p>9.4 Keyword </text:p>
          </table:table-cell>
          <table:table-cell table:number-columns-repeated="2"/>
        </table:table-row>
        <table:table-row table:style-name="ro2">
          <table:covered-table-cell table:style-name="Default"/>
          <table:table-cell table:style-name="ce23" office:value-type="string" calcext:value-type="string" table:number-columns-spanned="1" table:number-rows-spanned="2">
            <office:annotation draw:style-name="gr34" draw:text-style-name="P2" svg:width="2.899cm" svg:height="3.756cm" svg:x="6.844cm" svg:y="0.451cm" draw:caption-point-x="-0.61cm" draw:caption-point-y="0.462cm">
              <dc:date>2023-02-08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</text:span></text:p>
            </office:annotation>
            <text:p>1.1.1 Catalog</text:p>
          </table:table-cell>
          <table:table-cell table:style-name="ce23" office:value-type="string" calcext:value-type="string" table:number-columns-spanned="1" table:number-rows-spanned="2">
            <office:annotation draw:style-name="gr35" draw:text-style-name="P2" svg:width="2.899cm" svg:height="4.941cm" svg:x="12.399cm" svg:y="0.451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esta aprendizagem</text:span></text:p>
              <text:p text:style-name="P1"><text:span text:style-name="T1">objeto. Uma string específica de namespace</text:span></text:p>
            </office:annotation>
            <text:p>1.1.2 Entry</text:p>
          </table:table-cell>
          <table:covered-table-cell table:number-columns-repeated="2" table:style-name="ce32"/>
          <table:covered-table-cell table:style-name="ce33"/>
          <table:covered-table-cell table:number-columns-repeated="4" table:style-name="ce32"/>
          <table:covered-table-cell table:number-columns-repeated="2" table:style-name="ce47"/>
          <table:table-cell table:style-name="ce53" office:value-type="string" calcext:value-type="string" table:number-columns-spanned="1" table:number-rows-spanned="2">
            <office:annotation draw:style-name="gr10" draw:text-style-name="P2" svg:width="2.899cm" svg:height="10.076cm" svg:x="60.454cm" svg:y="0.451cm" draw:caption-point-x="-0.61cm" draw:caption-point-y="0.462cm">
              <dc:date>2023-02-21T00:00:00</dc:date>
              <text:p text:style-name="P1"><text:span text:style-name="T1">autor</text:span></text:p>
              <text:p text:style-name="P1"><text:span text:style-name="T1">editor</text:span></text:p>
              <text:p text:style-name="P1"><text:span text:style-name="T1">desconhecido</text:span></text:p>
              <text:p text:style-name="P1"><text:span text:style-name="T1">Iniciador</text:span></text:p>
              <text:p text:style-name="P1"><text:span text:style-name="T1">terminador</text:span></text:p>
              <text:p text:style-name="P1"><text:span text:style-name="T1">validador</text:span></text:p>
              <text:p text:style-name="P1"><text:span text:style-name="T1">editor</text:span></text:p>
              <text:p text:style-name="P1"><text:span text:style-name="T1">designer gráfico</text:span></text:p>
              <text:p text:style-name="P1"><text:span text:style-name="T1">técnico</text:span></text:p>
              <text:p text:style-name="P1"><text:span text:style-name="T1">implementador</text:span></text:p>
              <text:p text:style-name="P1"><text:span text:style-name="T1">provedor de conteúdo</text:span></text:p>
              <text:p text:style-name="P1"><text:span text:style-name="T1">validador técnico</text:span></text:p>
              <text:p text:style-name="P1"><text:span text:style-name="T1">educacional</text:span></text:p>
              <text:p text:style-name="P1"><text:span text:style-name="T1">validador</text:span></text:p>
              <text:p text:style-name="P1"><text:span text:style-name="T1">roteirista</text:span></text:p>
              <text:p text:style-name="P1"><text:span text:style-name="T1">instrucional</text:span></text:p>
              <text:p text:style-name="P1"><text:span text:style-name="T1">desenhista</text:span></text:p>
              <text:p text:style-name="P1"><text:span text:style-name="T1">assunto</text:span></text:p>
              <text:p text:style-name="P1"><text:span text:style-name="T1">especialista</text:span></text:p>
              <text:p text:style-name="P1"><text:span text:style-name="T1">NOTA 16—</text:span></text:p>
              <text:p text:style-name="P1"><text:span text:style-name="T1">“</text:span><text:span text:style-name="T1">terminador” é o</text:span></text:p>
              <text:p text:style-name="P1"><text:span text:style-name="T1">entidade que fez</text:span></text:p>
              <text:p text:style-name="P1"><text:span text:style-name="T1">o objeto de aprendizagem</text:span></text:p>
            </office:annotation>
            <text:p>2.3.1 Role</text:p>
          </table:table-cell>
          <table:table-cell table:style-name="ce53" office:value-type="string" calcext:value-type="string" table:number-columns-spanned="1" table:number-rows-spanned="2">
            <office:annotation draw:style-name="gr36" draw:text-style-name="P2" svg:width="2.899cm" svg:height="6.916cm" svg:x="69.168cm" svg:y="0.451cm" draw:caption-point-x="-0.61cm" draw:caption-point-y="0.462cm">
              <dc:date>2023-02-22T00:00:00</dc:date>
              <text:p text:style-name="P1"><text:span text:style-name="T1">A identificação e as informações</text:span></text:p>
              <text:p text:style-name="P1"><text:span text:style-name="T1">sobre entidades (ou seja, pessoas,</text:span></text:p>
              <text:p text:style-name="P1"><text:span text:style-name="T1">organizações) contribuindo para isso</text:span></text:p>
              <text:p text:style-name="P1"><text:span text:style-name="T1">objeto de aprendizagem. As entidades devem</text:span></text:p>
              <text:p text:style-name="P1"><text:span text:style-name="T1">ser ordenados como mais relevantes primeiro.</text:span></text:p>
              <text:p text:style-name="P1"><text:span text:style-name="T1"/></text:p>
            </office:annotation>
            <text:p>2.3.2 Entity</text:p>
          </table:table-cell>
          <table:table-cell table:style-name="ce46" office:value-type="string" calcext:value-type="string" table:number-columns-spanned="1" table:number-rows-spanned="2">
            <office:annotation draw:style-name="gr7" draw:text-style-name="P2" svg:width="2.899cm" svg:height="1.799cm" svg:x="74.643cm" svg:y="0.451cm" draw:caption-point-x="-0.61cm" draw:caption-point-y="0.462cm">
              <dc:date>2023-02-22T00:00:00</dc:date>
              <text:p text:style-name="P1"><text:span text:style-name="T1">The date of the contribution</text:span></text:p>
            </office:annotation>
            <text:p>2.3.3 Date </text:p>
          </table:table-cell>
          <table:table-cell table:style-name="ce58" office:value-type="string" calcext:value-type="string" table:number-columns-spanned="1" table:number-rows-spanned="2">
            <office:annotation draw:style-name="gr34" draw:text-style-name="P2" svg:width="2.899cm" svg:height="3.756cm" svg:x="81.601cm" svg:y="0.451cm" draw:caption-point-x="-0.61cm" draw:caption-point-y="0.462cm">
              <dc:date>2023-02-22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.</text:span></text:p>
            </office:annotation>
            <text:p>3.1.1 Catalog </text:p>
          </table:table-cell>
          <table:table-cell table:style-name="ce61" office:value-type="string" calcext:value-type="string" table:number-columns-spanned="1" table:number-rows-spanned="2">
            <office:annotation draw:style-name="gr2" draw:text-style-name="P2" svg:width="2.899cm" svg:height="5.336cm" svg:x="89.867cm" svg:y="0.451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esses metadados</text:span></text:p>
              <text:p text:style-name="P1"><text:span text:style-name="T1">registro. Uma string específica de namespace.</text:span></text:p>
              <text:p text:style-name="P1"><text:span text:style-name="T1"/></text:p>
            </office:annotation>
            <text:p>3.1.2 Entry</text:p>
          </table:table-cell>
          <table:table-cell table:style-name="ce61" office:value-type="string" calcext:value-type="string" table:number-columns-spanned="1" table:number-rows-spanned="2">
            <office:annotation draw:style-name="gr29" draw:text-style-name="P2" svg:width="2.899cm" svg:height="4.151cm" svg:x="96.462cm" svg:y="0.451cm" draw:caption-point-x="-0.61cm" draw:caption-point-y="0.462cm">
              <dc:date>2023-02-08T00:00:00</dc:date>
              <text:p text:style-name="P1"><text:span text:style-name="T1">Tipo de contribuição.</text:span></text:p>
              <text:p text:style-name="P1"><text:span text:style-name="T1">Exatamente uma instância deste elemento de dados</text:span></text:p>
              <text:p text:style-name="P1"><text:span text:style-name="T1">com o valor "criador" deve existir.</text:span></text:p>
              <text:p text:style-name="P1"><text:span text:style-name="T1"/></text:p>
            </office:annotation>
            <text:p>3.2.1 Role</text:p>
          </table:table-cell>
          <table:table-cell table:style-name="ce61" office:value-type="string" calcext:value-type="string" table:number-columns-spanned="1" table:number-rows-spanned="2">
            <office:annotation draw:style-name="gr18" draw:text-style-name="P2" svg:width="2.899cm" svg:height="6.126cm" svg:x="103.269cm" svg:y="0.451cm" draw:caption-point-x="-0.61cm" draw:caption-point-y="0.462cm">
              <dc:date>2023-02-22T00:00:00</dc:date>
              <text:p text:style-name="P1"><text:span text:style-name="T1">A identificação e as informações</text:span></text:p>
              <text:p text:style-name="P1"><text:span text:style-name="T1">sobre entidades (ou seja, pessoas,</text:span></text:p>
              <text:p text:style-name="P1"><text:span text:style-name="T1">organizações) contribuindo para isso</text:span></text:p>
              <text:p text:style-name="P1"><text:span text:style-name="T1">instância de metadados. As entidades devem</text:span></text:p>
              <text:p text:style-name="P1"><text:span text:style-name="T1">ser ordenados como mais relevantes primeiro.]</text:span></text:p>
            </office:annotation>
            <text:p>3.2.2 Entity</text:p>
          </table:table-cell>
          <table:table-cell table:style-name="ce61" office:value-type="string" calcext:value-type="string" table:number-columns-spanned="1" table:number-rows-spanned="2">
            <office:annotation draw:style-name="gr7" draw:text-style-name="P2" svg:width="2.899cm" svg:height="1.799cm" svg:x="109.956cm" svg:y="0.451cm" draw:caption-point-x="-0.61cm" draw:caption-point-y="0.462cm">
              <dc:date>2023-02-22T00:00:00</dc:date>
              <text:p text:style-name="P1"><text:span text:style-name="T1">A data da contribuição</text:span></text:p>
              <text:p text:style-name="P1"><text:span text:style-name="T1"/></text:p>
            </office:annotation>
            <text:p>3.2.3 Date</text:p>
          </table:table-cell>
          <table:covered-table-cell table:number-columns-repeated="2" table:style-name="ce61"/>
          <table:covered-table-cell table:style-name="ce73" office:value-type="string" calcext:value-type="string">
            <text:p>4.1 Format</text:p>
          </table:covered-table-cell>
          <table:covered-table-cell table:style-name="ce62" office:value-type="string" calcext:value-type="string">
            <text:p>4.2 Size </text:p>
          </table:covered-table-cell>
          <table:covered-table-cell table:style-name="ce62" office:value-type="string" calcext:value-type="string">
            <text:p>4.3 Location </text:p>
          </table:covered-table-cell>
          <table:table-cell table:style-name="ce76" office:value-type="string" calcext:value-type="string" table:number-columns-spanned="4" table:number-rows-spanned="1">
            <office:annotation draw:style-name="gr35" draw:text-style-name="P2" svg:width="2.899cm" svg:height="4.941cm" svg:x="190.132cm" svg:y="0.451cm" draw:caption-point-x="-0.61cm" draw:caption-point-y="0.462cm">
              <dc:date>2023-02-08T00:00:00</dc:date>
              <text:p text:style-name="P1"><text:span text:style-name="T1">Agrupamento de vários requisitos. O</text:span></text:p>
              <text:p text:style-name="P1"><text:span text:style-name="T1">requisito composto é satisfeito quando</text:span></text:p>
              <text:p text:style-name="P1"><text:span text:style-name="T1">um dos requisitos do componente é</text:span></text:p>
              <text:p text:style-name="P1"><text:span text:style-name="T1">satisfeito, ou seja, o conector lógico é OU.</text:span></text:p>
            </office:annotation>
            <text:p>4.4.1 OrComposite</text:p>
          </table:table-cell>
          <table:covered-table-cell table:number-columns-repeated="3" table:style-name="ce76" office:value-type="string" calcext:value-type="string">
            <text:p>4.4.1 OrComposite</text:p>
          </table:covered-table-cell>
          <table:covered-table-cell table:style-name="ce73" office:value-type="string" calcext:value-type="string">
            <text:p>4.5 Installation </text:p>
            <text:p>Remarks</text:p>
          </table:covered-table-cell>
          <table:covered-table-cell table:style-name="ce73" office:value-type="string" calcext:value-type="string">
            <text:p>4.6 Other </text:p>
            <text:p>Platform </text:p>
            <text:p>Requirements</text:p>
          </table:covered-table-cell>
          <table:covered-table-cell table:style-name="ce73" office:value-type="string" calcext:value-type="string">
            <text:p>4.7 Duration</text:p>
          </table:covered-table-cell>
          <table:covered-table-cell table:style-name="ce84" office:value-type="string" calcext:value-type="string">
            <text:p>5.1 Interactivity </text:p>
            <text:p>Type</text:p>
          </table:covered-table-cell>
          <table:covered-table-cell table:style-name="ce84" office:value-type="string" calcext:value-type="string">
            <text:p>5.2 Learning </text:p>
            <text:p>Resource </text:p>
            <text:p>Type</text:p>
          </table:covered-table-cell>
          <table:covered-table-cell table:style-name="ce84" office:value-type="string" calcext:value-type="string">
            <text:p>5.3 Interactivity </text:p>
            <text:p>Level</text:p>
          </table:covered-table-cell>
          <table:covered-table-cell table:style-name="ce84" office:value-type="string" calcext:value-type="string">
            <text:p>5.4 Semantic </text:p>
            <text:p>Density</text:p>
          </table:covered-table-cell>
          <table:covered-table-cell table:style-name="ce84" office:value-type="string" calcext:value-type="string">
            <text:p>5.5 Intended End </text:p>
            <text:p>User Role</text:p>
          </table:covered-table-cell>
          <table:covered-table-cell table:style-name="ce84" office:value-type="string" calcext:value-type="string">
            <text:p>5.6 Context</text:p>
          </table:covered-table-cell>
          <table:covered-table-cell table:style-name="ce84" office:value-type="string" calcext:value-type="string">
            <text:p>5.7 Typical Age </text:p>
            <text:p>Range</text:p>
          </table:covered-table-cell>
          <table:covered-table-cell table:style-name="ce84" office:value-type="string" calcext:value-type="string">
            <text:p>5.8 Difficulty</text:p>
          </table:covered-table-cell>
          <table:covered-table-cell table:style-name="ce84" office:value-type="string" calcext:value-type="string">
            <text:p>5.9 Typical </text:p>
            <text:p>Learning </text:p>
            <text:p>Time</text:p>
          </table:covered-table-cell>
          <table:covered-table-cell table:style-name="ce84" office:value-type="string" calcext:value-type="string">
            <text:p>5.10 Description</text:p>
          </table:covered-table-cell>
          <table:covered-table-cell table:style-name="ce84" office:value-type="string" calcext:value-type="string">
            <text:p>5.11 Language</text:p>
          </table:covered-table-cell>
          <table:covered-table-cell table:style-name="ce67"/>
          <table:covered-table-cell table:style-name="ce91"/>
          <table:covered-table-cell table:style-name="ce67"/>
          <table:covered-table-cell table:style-name="ce96"/>
          <table:table-cell table:style-name="ce95" office:value-type="string" calcext:value-type="string" table:number-columns-spanned="2" table:number-rows-spanned="1">
            <office:annotation draw:style-name="gr4" draw:text-style-name="P2" svg:width="2.899cm" svg:height="2.966cm" svg:x="296.581cm" svg:y="0.451cm" draw:caption-point-x="-0.61cm" draw:caption-point-y="0.462cm">
              <dc:date>2023-02-09T00:00:00</dc:date>
              <text:p text:style-name="P1"><text:span text:style-name="T1">Um rótulo globalmente exclusivo que identifica</text:span></text:p>
              <text:p text:style-name="P1"><text:span text:style-name="T1">o objeto de aprendizagem alvo</text:span></text:p>
            </office:annotation>
            <text:p>7.2.1 Identifier</text:p>
          </table:table-cell>
          <table:covered-table-cell table:style-name="ce96"/>
          <table:table-cell table:style-name="ce95" office:value-type="string" calcext:value-type="string" table:number-columns-spanned="1" table:number-rows-spanned="2">
            <office:annotation draw:style-name="gr16" draw:text-style-name="P2" svg:width="2.899cm" svg:height="7.706cm" svg:x="302.207cm" svg:y="0.451cm" draw:caption-point-x="-0.61cm" draw:caption-point-y="0.462cm">
              <dc:date>2023-02-22T00:00:00</dc:date>
              <text:p text:style-name="P1"><text:span text:style-name="T1">Descrição do objeto de aprendizagem de destino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The QuickTime movie </text:span></text:p>
              <text:p text:style-name="P1"><text:span text:style-name="T1">of the Mona Lisa on the website </text:span></text:p>
              <text:p text:style-name="P1"><text:span text:style-name="T1">of the Louvre museum.”)</text:span></text:p>
            </office:annotation>
            <text:p>7.2.2 Description</text:p>
          </table:table-cell>
          <table:covered-table-cell table:number-columns-repeated="3" table:style-name="ce99"/>
          <table:covered-table-cell table:style-name="ce139"/>
          <table:table-cell table:style-name="ce138" office:value-type="string" calcext:value-type="string" table:number-columns-spanned="1" table:number-rows-spanned="2">
            <office:annotation draw:style-name="gr17" draw:text-style-name="P2" svg:width="2.899cm" svg:height="15.211cm" svg:x="325cm" svg:y="0.451cm" draw:caption-point-x="-0.61cm" draw:caption-point-y="0.462cm">
              <dc:date>2023-02-23T00:00:00</dc:date>
              <text:p text:style-name="P1"><text:span text:style-name="T1">O nome do sistema de classificação.</text:span></text:p>
              <text:p text:style-name="P1"><text:span text:style-name="T1">NOTA 41— Uma indexação,</text:span></text:p>
              <text:p text:style-name="P1"><text:span text:style-name="T1">ferramenta de catalogação ou consulta pode</text:span></text:p>
              <text:p text:style-name="P1"><text:span text:style-name="T1">fornecer as entradas de nível superior de um</text:span></text:p>
              <text:p text:style-name="P1"><text:span text:style-name="T1">classificação bem estabelecida,</text:span></text:p>
              <text:p text:style-name="P1"><text:span text:style-name="T1">como a Biblioteca do Congresso</text:span></text:p>
              <text:p text:style-name="P1"><text:span text:style-name="T1">Classificação (LOC), Universal</text:span></text:p>
              <text:p text:style-name="P1"><text:span text:style-name="T1">Classificação Decimal (UDC), Dewey</text:span></text:p>
              <text:p text:style-name="P1"><text:span text:style-name="T1">Classificação Decimal (DDC), etc.</text:span></text:p>
              <text:p text:style-name="P1"><text:span text:style-name="T1"/></text:p>
              <text:p text:style-name="P1"><text:span text:style-name="T1">Lang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ACM”), (“en”,”MESH”), </text:span></text:p>
              <text:p text:style-name="P1"><text:span text:style-name="T1">(“en”,”ARIADNE”)</text:span></text:p>
            </office:annotation>
            <text:p>9.2.1 Source</text:p>
          </table:table-cell>
          <table:table-cell table:style-name="ce138" office:value-type="string" calcext:value-type="string" table:number-columns-spanned="2" table:number-rows-spanned="1">
            <office:annotation draw:style-name="gr27" draw:text-style-name="P2" svg:width="2.899cm" svg:height="25.086cm" svg:x="337.162cm" svg:y="0.451cm" draw:caption-point-x="1.648cm" draw:caption-point-y="0.462cm">
              <dc:date>2023-02-09T00:00:00</dc:date>
              <text:p text:style-name="P1"><text:span text:style-name="T1">Um termo particular dentro de uma taxonomia.</text:span></text:p>
              <text:p text:style-name="P1"><text:span text:style-name="T1">Um táxon é um nó que tem um</text:span></text:p>
              <text:p text:style-name="P1"><text:span text:style-name="T1">rótulo ou termo. Um táxon também pode ter um</text:span></text:p>
              <text:p text:style-name="P1"><text:span text:style-name="T1">designação alfanumérica ou identificador</text:span></text:p>
              <text:p text:style-name="P1"><text:span text:style-name="T1">para referência padronizada. O rótulo</text:span></text:p>
              <text:p text:style-name="P1"><text:span text:style-name="T1">e/ou a entrada pode ser usada para designar</text:span></text:p>
              <text:p text:style-name="P1"><text:span text:style-name="T1">um determinado táxon.</text:span></text:p>
              <text:p text:style-name="P1"><text:span text:style-name="T1">Uma lista ordenada de táxons cria uma</text:span></text:p>
              <text:p text:style-name="P1"><text:span text:style-name="T1">caminho taxonômico, ou seja, “caminho taxonômico</text:span></text:p>
              <text:p text:style-name="P1"><text:span text:style-name="T1">escada”: este é um caminho de uma</text:span></text:p>
              <text:p text:style-name="P1"><text:span text:style-name="T1">mais geral para mais específico</text:span></text:p>
              <text:p text:style-name="P1"><text:span text:style-name="T1">entrada em uma classificação.</text:span></text:p>
              <text:p text:style-name="P1"><text:span text:style-name="T1"/></text:p>
              <text:p text:style-name="P1"><text:span text:style-name="T1">{[“12”,(“en”,”Physics”)],</text:span></text:p>
              <text:p text:style-name="P1"><text:span text:style-name="T1">[“23”,(“en”,”Acoustics”)], </text:span></text:p>
              <text:p text:style-name="P1"><text:span text:style-name="T1">[“34”,(“en”,”Instruments”)], </text:span></text:p>
              <text:p text:style-name="P1"><text:span text:style-name="T1">[“45”,(“en”,”Stethoscope”)]}</text:span></text:p>
              <text:p text:style-name="P1"><text:span text:style-name="T1">A 2nd taxon path for the same </text:span></text:p>
              <text:p text:style-name="P1"><text:span text:style-name="T1">learning object could be: </text:span></text:p>
              <text:p text:style-name="P1"><text:span text:style-name="T1">{[“56”,(“en”,”Medicine”)], </text:span></text:p>
              <text:p text:style-name="P1"><text:span text:style-name="T1">[“67”,(“en”,”Diagnostics”)], </text:span></text:p>
              <text:p text:style-name="P1"><text:span text:style-name="T1">[“34”,(“en”,”Instruments”)], </text:span></text:p>
              <text:p text:style-name="P1"><text:span text:style-name="T1">[“45”,(“en”,”Stethoscope”)]}</text:span></text:p>
            </office:annotation>
            <text:p>9.2.2 Taxon</text:p>
          </table:table-cell>
          <table:covered-table-cell table:style-name="ce139"/>
          <table:covered-table-cell table:number-columns-repeated="2" table:style-name="ce141"/>
          <table:table-cell table:number-columns-repeated="2"/>
        </table:table-row>
        <table:table-row table:style-name="ro2">
          <table:covered-table-cell table:style-name="Default"/>
          <table:covered-table-cell table:number-columns-repeated="2" table:style-name="ce24"/>
          <table:covered-table-cell table:number-columns-repeated="2" table:style-name="ce32"/>
          <table:covered-table-cell table:style-name="ce33"/>
          <table:covered-table-cell table:number-columns-repeated="4" table:style-name="ce32"/>
          <table:covered-table-cell table:number-columns-repeated="2" table:style-name="ce47"/>
          <table:covered-table-cell table:number-columns-repeated="2" table:style-name="ce53"/>
          <table:covered-table-cell table:style-name="ce46"/>
          <table:covered-table-cell table:style-name="ce58"/>
          <table:covered-table-cell table:number-columns-repeated="6" table:style-name="ce61"/>
          <table:covered-table-cell table:style-name="ce73" office:value-type="string" calcext:value-type="string">
            <text:p>4.1 Format</text:p>
          </table:covered-table-cell>
          <table:covered-table-cell table:style-name="ce62" office:value-type="string" calcext:value-type="string">
            <text:p>4.2 Size </text:p>
          </table:covered-table-cell>
          <table:covered-table-cell table:style-name="ce62" office:value-type="string" calcext:value-type="string">
            <text:p>4.3 Location </text:p>
          </table:covered-table-cell>
          <table:table-cell table:style-name="ce76" office:value-type="string" calcext:value-type="string">
            <office:annotation draw:style-name="gr34" draw:text-style-name="P2" svg:width="2.899cm" svg:height="3.756cm" svg:x="158.249cm" svg:y="1.139cm" draw:caption-point-x="-2.01cm" draw:caption-point-y="0.226cm">
              <dc:date>2023-02-21T00:00:00</dc:date>
              <text:p text:style-name="P1"><text:span text:style-name="T1">A tecnologia necessária para usar</text:span></text:p>
              <text:p text:style-name="P1"><text:span text:style-name="T1">este objeto de aprendizagem, por exemplo, hardware,</text:span></text:p>
              <text:p text:style-name="P1"><text:span text:style-name="T1">software, rede, etc.</text:span></text:p>
            </office:annotation>
            <text:p>4.4.1.1 Type</text:p>
          </table:table-cell>
          <table:table-cell table:style-name="ce29" office:value-type="string" calcext:value-type="string">
            <office:annotation draw:style-name="gr3" draw:text-style-name="P2" svg:width="2.899cm" svg:height="10.866cm" svg:x="165.956cm" svg:y="0.903cm" draw:caption-point-x="-0.61cm" draw:caption-point-y="0.462cm">
              <dc:date>2023-02-21T00:00:00</dc:date>
              <text:p text:style-name="P1"><text:span text:style-name="T1">Nome da tecnologia necessária para usar</text:span></text:p>
              <text:p text:style-name="P1"><text:span text:style-name="T1">esse objeto de aprendizagem.</text:span></text:p>
              <text:p text:style-name="P1"><text:span text:style-name="T1">NOTA 22— O valor para estes dados</text:span></text:p>
              <text:p text:style-name="P1"><text:span text:style-name="T1">elemento pode ser derivado de</text:span></text:p>
              <text:p text:style-name="P1"><text:span text:style-name="T1">4.1:Técnico. Formatar automaticamente, por exemplo,</text:span></text:p>
              <text:p text:style-name="P1"><text:span text:style-name="T1">“</text:span><text:span text:style-name="T1">video/mpeg” implica “multi-os”.</text:span></text:p>
              <text:p text:style-name="P1"><text:span text:style-name="T1">NOTA 23— Este vocabulário inclui</text:span></text:p>
              <text:p text:style-name="P1"><text:span text:style-name="T1">a maioria dos valores de uso comum na época</text:span></text:p>
              <text:p text:style-name="P1"><text:span text:style-name="T1">que esta norma foi aprovada</text:span></text:p>
            </office:annotation>
            <text:p>4.4.1.2 Name </text:p>
          </table:table-cell>
          <table:table-cell table:style-name="ce76" office:value-type="string" calcext:value-type="string">
            <office:annotation draw:style-name="gr4" draw:text-style-name="P2" svg:width="2.899cm" svg:height="2.966cm" svg:x="177.786cm" svg:y="0.903cm" draw:caption-point-x="-0.61cm" draw:caption-point-y="0.462cm">
              <dc:date>2023-02-22T00:00:00</dc:date>
              <text:p text:style-name="P1"><text:span text:style-name="T1">Versão mais baixa possível da necessária</text:span></text:p>
              <text:p text:style-name="P1"><text:span text:style-name="T1">tecnologia para usar este objeto de aprendizagem</text:span></text:p>
            </office:annotation>
            <text:p>4.4.1.3 Minimum Version</text:p>
          </table:table-cell>
          <table:table-cell table:style-name="ce29" office:value-type="string" calcext:value-type="string">
            <office:annotation draw:style-name="gr1" draw:text-style-name="P2" svg:width="2.899cm" svg:height="3.361cm" svg:x="190.132cm" svg:y="0.903cm" draw:caption-point-x="-0.61cm" draw:caption-point-y="0.462cm">
              <dc:date>2023-02-22T00:00:00</dc:date>
              <text:p text:style-name="P1"><text:span text:style-name="T1">Versão mais alta possível do necessário</text:span></text:p>
              <text:p text:style-name="P1"><text:span text:style-name="T1">tecnologia para usar este objeto de aprendizagem.</text:span></text:p>
              <text:p text:style-name="P1"><text:span text:style-name="T1"/></text:p>
            </office:annotation>
            <text:p>4.4.1.4 Maximum Version </text:p>
          </table:table-cell>
          <table:covered-table-cell table:style-name="ce73" office:value-type="string" calcext:value-type="string">
            <text:p>4.5 Installation </text:p>
            <text:p>Remarks</text:p>
          </table:covered-table-cell>
          <table:covered-table-cell table:style-name="ce73" office:value-type="string" calcext:value-type="string">
            <text:p>4.6 Other </text:p>
            <text:p>Platform </text:p>
            <text:p>Requirements</text:p>
          </table:covered-table-cell>
          <table:covered-table-cell table:style-name="ce73" office:value-type="string" calcext:value-type="string">
            <text:p>4.7 Duration</text:p>
          </table:covered-table-cell>
          <table:covered-table-cell table:style-name="ce84" office:value-type="string" calcext:value-type="string">
            <text:p>5.1 Interactivity </text:p>
            <text:p>Type</text:p>
          </table:covered-table-cell>
          <table:covered-table-cell table:style-name="ce84" office:value-type="string" calcext:value-type="string">
            <text:p>5.2 Learning </text:p>
            <text:p>Resource </text:p>
            <text:p>Type</text:p>
          </table:covered-table-cell>
          <table:covered-table-cell table:style-name="ce84" office:value-type="string" calcext:value-type="string">
            <text:p>5.3 Interactivity </text:p>
            <text:p>Level</text:p>
          </table:covered-table-cell>
          <table:covered-table-cell table:style-name="ce84" office:value-type="string" calcext:value-type="string">
            <text:p>5.4 Semantic </text:p>
            <text:p>Density</text:p>
          </table:covered-table-cell>
          <table:covered-table-cell table:style-name="ce84" office:value-type="string" calcext:value-type="string">
            <text:p>5.5 Intended End </text:p>
            <text:p>User Role</text:p>
          </table:covered-table-cell>
          <table:covered-table-cell table:style-name="ce84" office:value-type="string" calcext:value-type="string">
            <text:p>5.6 Context</text:p>
          </table:covered-table-cell>
          <table:covered-table-cell table:style-name="ce84" office:value-type="string" calcext:value-type="string">
            <text:p>5.7 Typical Age </text:p>
            <text:p>Range</text:p>
          </table:covered-table-cell>
          <table:covered-table-cell table:style-name="ce84" office:value-type="string" calcext:value-type="string">
            <text:p>5.8 Difficulty</text:p>
          </table:covered-table-cell>
          <table:covered-table-cell table:style-name="ce84" office:value-type="string" calcext:value-type="string">
            <text:p>5.9 Typical </text:p>
            <text:p>Learning </text:p>
            <text:p>Time</text:p>
          </table:covered-table-cell>
          <table:covered-table-cell table:style-name="ce84" office:value-type="string" calcext:value-type="string">
            <text:p>5.10 Description</text:p>
          </table:covered-table-cell>
          <table:covered-table-cell table:style-name="ce84" office:value-type="string" calcext:value-type="string">
            <text:p>5.11 Language</text:p>
          </table:covered-table-cell>
          <table:covered-table-cell table:style-name="ce67"/>
          <table:covered-table-cell table:style-name="ce91"/>
          <table:covered-table-cell table:style-name="ce67"/>
          <table:covered-table-cell table:style-name="ce96"/>
          <table:table-cell table:style-name="ce96" office:value-type="string" calcext:value-type="string">
            <office:annotation draw:style-name="gr16" draw:text-style-name="P2" svg:width="2.899cm" svg:height="7.706cm" svg:x="288.742cm" svg:y="0.903cm" draw:caption-point-x="-0.61cm" draw:caption-point-y="0.462cm">
              <dc:date>2023-02-22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.</text:span></text:p>
              <text:p text:style-name="P1"><text:span text:style-name="T1"/></text:p>
              <text:p text:style-name="P1"><text:span text:style-name="T1">Character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>“</text:span><text:span text:style-name="T1">ISBN”, “ARIADNE”, “URI”</text:span></text:p>
            </office:annotation>
            <text:p>7.2.1.1 Catalog</text:p>
          </table:table-cell>
          <table:table-cell table:style-name="ce96" office:value-type="string" calcext:value-type="string">
            <office:annotation draw:style-name="gr37" draw:text-style-name="P2" svg:width="2.899cm" svg:height="9.286cm" svg:x="296.581cm" svg:y="0.903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o aprendizado alvo</text:span></text:p>
              <text:p text:style-name="P1"><text:span text:style-name="T1">objeto. Uma string específica de namespace.</text:span></text:p>
              <text:p text:style-name="P1"><text:span text:style-name="T1"/></text:p>
              <text:p text:style-name="P1"><text:span text:style-name="T1">Character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>“</text:span><text:span text:style-name="T1">2-7342-0318”, “LEAO875”, </text:span></text:p>
              <text:p text:style-name="P1"><text:span text:style-name="T1">“</text:span><text:span text:style-name="T1">https://www.ieee.org/”</text:span></text:p>
              <text:p text:style-name="P1"><text:span text:style-name="T1"/></text:p>
            </office:annotation>
            <text:p>7.2.1.2 Entry</text:p>
          </table:table-cell>
          <table:covered-table-cell table:style-name="ce96"/>
          <table:covered-table-cell table:number-columns-repeated="3" table:style-name="ce99"/>
          <table:covered-table-cell table:number-columns-repeated="2" table:style-name="ce139"/>
          <table:table-cell table:style-name="ce139" office:value-type="string" calcext:value-type="string">
            <office:annotation draw:style-name="gr16" draw:text-style-name="P2" svg:width="2.899cm" svg:height="7.706cm" svg:x="332.765cm" svg:y="0.903cm" draw:caption-point-x="-0.61cm" draw:caption-point-y="0.462cm">
              <dc:date>2023-02-23T00:00:00</dc:date>
              <text:p text:style-name="P1"><text:span text:style-name="T1">O identificador do táxon, como um</text:span></text:p>
              <text:p text:style-name="P1"><text:span text:style-name="T1">número ou combinação de letras fornecida</text:span></text:p>
              <text:p text:style-name="P1"><text:span text:style-name="T1">pela fonte da taxonomia.</text:span></text:p>
              <text:p text:style-name="P1"><text:span text:style-name="T1"/></text:p>
              <text:p text:style-name="P1"><text:span text:style-name="T1">Character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 char)</text:span></text:p>
              <text:p text:style-name="P1"><text:span text:style-name="T1"/></text:p>
              <text:p text:style-name="P1"><text:span text:style-name="T1"/></text:p>
              <text:p text:style-name="P1"><text:span text:style-name="T1">“</text:span><text:span text:style-name="T1">320”,</text:span></text:p>
              <text:p text:style-name="P1"><text:span text:style-name="T1">“</text:span><text:span text:style-name="T1">4.3.2”,</text:span></text:p>
              <text:p text:style-name="P1"><text:span text:style-name="T1">“</text:span><text:span text:style-name="T1">BF180”</text:span></text:p>
            </office:annotation>
            <text:p>9.2.2.1 Id</text:p>
          </table:table-cell>
          <table:table-cell table:style-name="ce141" office:value-type="string" calcext:value-type="string">
            <office:annotation draw:style-name="gr35" draw:text-style-name="P2" svg:width="2.899cm" svg:height="4.941cm" svg:x="339.42cm" svg:y="0.903cm" draw:caption-point-x="-0.61cm" draw:caption-point-y="0.462cm">
              <dc:date>2023-02-09T00:00:00</dc:date>
              <text:p text:style-name="P1"><text:span text:style-name="T1">O rótulo textual do táxon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5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 “Medical Sciences”)</text:span></text:p>
            </office:annotation>
            <text:p>9.2.2.2 Entry </text:p>
          </table:table-cell>
          <table:covered-table-cell table:number-columns-repeated="2" table:style-name="ce141"/>
          <table:table-cell table:number-columns-repeated="2"/>
        </table:table-row>
        <table:table-row table:style-name="ro5">
          <table:table-cell table:style-name="ce102" office:value-type="string" calcext:value-type="string">
            <text:p>ID</text:p>
          </table:table-cell>
          <table:table-cell table:style-name="ce104" office:value-type="string" calcext:value-type="string">
            <text:p><text:span text:style-name="T2">generalIdentifierCatalog</text:span></text:p>
          </table:table-cell>
          <table:table-cell table:style-name="ce104" office:value-type="string" calcext:value-type="string">
            <text:p><text:span text:style-name="T2">generalIdentifierEntry</text:span></text:p>
          </table:table-cell>
          <table:table-cell table:style-name="ce107" office:value-type="string" calcext:value-type="string">
            <text:p><text:span text:style-name="T3">generalTitle</text:span></text:p>
          </table:table-cell>
          <table:table-cell table:style-name="ce108" office:value-type="string" calcext:value-type="string">
            <text:p><text:span text:style-name="T2">generalLanguage</text:span></text:p>
          </table:table-cell>
          <table:table-cell table:style-name="ce109" office:value-type="string" calcext:value-type="string">
            <text:p><text:span text:style-name="T3">generalDescription</text:span></text:p>
          </table:table-cell>
          <table:table-cell table:style-name="ce108" office:value-type="string" calcext:value-type="string">
            <text:p><text:span text:style-name="T2">generalKeyword</text:span></text:p>
          </table:table-cell>
          <table:table-cell table:style-name="ce108" office:value-type="string" calcext:value-type="string">
            <text:p><text:span text:style-name="T2">generalCoverage</text:span></text:p>
          </table:table-cell>
          <table:table-cell table:style-name="ce108" office:value-type="string" calcext:value-type="string">
            <text:p><text:span text:style-name="T2">generalStructure</text:span></text:p>
          </table:table-cell>
          <table:table-cell table:style-name="ce108" office:value-type="string" calcext:value-type="string">
            <text:p><text:span text:style-name="T2">generalAggregationLevel</text:span></text:p>
          </table:table-cell>
          <table:table-cell table:style-name="ce110" office:value-type="string" calcext:value-type="string">
            <text:p><text:span text:style-name="T2">lifeCycleVersion</text:span></text:p>
          </table:table-cell>
          <table:table-cell table:style-name="ce110" office:value-type="string" calcext:value-type="string">
            <text:p><text:span text:style-name="T2">lifeCycleStatus</text:span></text:p>
          </table:table-cell>
          <table:table-cell table:style-name="ce111" office:value-type="string" calcext:value-type="string">
            <text:p><text:span text:style-name="T2">lifeCycleContributeRole</text:span></text:p>
          </table:table-cell>
          <table:table-cell table:style-name="ce111" office:value-type="string" calcext:value-type="string">
            <text:p><text:span text:style-name="T2">lifeCycleContributeEntity</text:span></text:p>
          </table:table-cell>
          <table:table-cell table:style-name="ce113" office:value-type="string" calcext:value-type="string">
            <text:p><text:span text:style-name="T6">lifeCycleContributeDate</text:span></text:p>
          </table:table-cell>
          <table:table-cell table:style-name="ce117" office:value-type="string" calcext:value-type="string">
            <text:p><text:span text:style-name="T6">metaMetadataIdentifierCatalog</text:span></text:p>
          </table:table-cell>
          <table:table-cell table:style-name="ce118" office:value-type="string" calcext:value-type="string">
            <text:p><text:span text:style-name="T2">metaMetadataIdentifierEntry</text:span></text:p>
          </table:table-cell>
          <table:table-cell table:style-name="ce118" office:value-type="string" calcext:value-type="string">
            <text:p><text:span text:style-name="T2">metaMetadataContributeRole</text:span></text:p>
          </table:table-cell>
          <table:table-cell table:style-name="ce118" office:value-type="string" calcext:value-type="string">
            <text:p><text:span text:style-name="T2">metaMetadataContributeEntity</text:span></text:p>
          </table:table-cell>
          <table:table-cell table:style-name="ce118" office:value-type="string" calcext:value-type="string">
            <text:p><text:span text:style-name="T2">metaMetadataContributeDate</text:span></text:p>
          </table:table-cell>
          <table:table-cell table:style-name="ce118" office:value-type="string" calcext:value-type="string">
            <text:p><text:span text:style-name="T2">metaMetadataMetadataSchema</text:span></text:p>
          </table:table-cell>
          <table:table-cell table:style-name="ce118" office:value-type="string" calcext:value-type="string">
            <text:p><text:span text:style-name="T2">metaMetadataLanguage</text:span></text:p>
          </table:table-cell>
          <table:table-cell table:style-name="ce120" office:value-type="string" calcext:value-type="string">
            <text:p><text:span text:style-name="T2">technicalFormat</text:span></text:p>
          </table:table-cell>
          <table:table-cell table:style-name="ce121" office:value-type="string" calcext:value-type="string">
            <text:p><text:span text:style-name="T3">technicalSize</text:span></text:p>
          </table:table-cell>
          <table:table-cell table:style-name="ce124" office:value-type="string" calcext:value-type="string">
            <text:p><text:span text:style-name="T8">t</text:span><text:span text:style-name="T9">echnical</text:span><text:span text:style-name="T10">Location</text:span></text:p>
          </table:table-cell>
          <table:table-cell table:style-name="ce126" office:value-type="string" calcext:value-type="string">
            <text:p><text:span text:style-name="T2">technicalRequirementOrCompositeType</text:span></text:p>
          </table:table-cell>
          <table:table-cell table:style-name="ce127" office:value-type="string" calcext:value-type="string">
            <text:p><text:span text:style-name="T6">technicalRequirementOrCompositeName</text:span></text:p>
          </table:table-cell>
          <table:table-cell table:style-name="ce126" office:value-type="string" calcext:value-type="string">
            <text:p><text:span text:style-name="T2">technicalRequirementOrCompositeMinimumVersion</text:span></text:p>
          </table:table-cell>
          <table:table-cell table:style-name="ce127" office:value-type="string" calcext:value-type="string">
            <text:p><text:span text:style-name="T6">technicalRequirementOrCompositeMaximumVersion</text:span></text:p>
          </table:table-cell>
          <table:table-cell table:style-name="ce128" office:value-type="string" calcext:value-type="string">
            <text:p><text:span text:style-name="T3">technicalInstallationRemarks</text:span></text:p>
          </table:table-cell>
          <table:table-cell table:style-name="ce128" office:value-type="string" calcext:value-type="string">
            <text:p><text:span text:style-name="T3">technicalOtherPlatformRequirements</text:span></text:p>
          </table:table-cell>
          <table:table-cell table:style-name="ce128" office:value-type="string" calcext:value-type="string">
            <text:p><text:span text:style-name="T11">technical</text:span><text:span text:style-name="T12">Duration</text:span></text:p>
          </table:table-cell>
          <table:table-cell table:style-name="ce129" office:value-type="string" calcext:value-type="string">
            <text:p><text:span text:style-name="T2">educationalInteractivityType</text:span></text:p>
          </table:table-cell>
          <table:table-cell table:style-name="ce129" office:value-type="string" calcext:value-type="string">
            <text:p><text:span text:style-name="T2">educationalLearningResourceType</text:span></text:p>
          </table:table-cell>
          <table:table-cell table:style-name="ce129" office:value-type="string" calcext:value-type="string">
            <text:p><text:span text:style-name="T2">educationalInteractivityLevel</text:span></text:p>
          </table:table-cell>
          <table:table-cell table:style-name="ce129" office:value-type="string" calcext:value-type="string">
            <text:p><text:span text:style-name="T2">educationalSemanticDensity</text:span></text:p>
          </table:table-cell>
          <table:table-cell table:style-name="ce129" office:value-type="string" calcext:value-type="string">
            <text:p><text:span text:style-name="T2">educationalIntendedEndUserRole</text:span></text:p>
          </table:table-cell>
          <table:table-cell table:style-name="ce129" office:value-type="string" calcext:value-type="string">
            <text:p><text:span text:style-name="T2">educationalContext</text:span></text:p>
          </table:table-cell>
          <table:table-cell table:style-name="ce129" office:value-type="string" calcext:value-type="string">
            <text:p><text:span text:style-name="T2">educationalTypicalAgeRange</text:span></text:p>
          </table:table-cell>
          <table:table-cell table:style-name="ce129" office:value-type="string" calcext:value-type="string">
            <text:p><text:span text:style-name="T2">educationalDifficulty</text:span></text:p>
          </table:table-cell>
          <table:table-cell table:style-name="ce129" office:value-type="string" calcext:value-type="string">
            <text:p><text:span text:style-name="T2">educationalTypicalLearningTime</text:span></text:p>
          </table:table-cell>
          <table:table-cell table:style-name="ce129" office:value-type="string" calcext:value-type="string">
            <text:p><text:span text:style-name="T2">educationalDescription</text:span></text:p>
          </table:table-cell>
          <table:table-cell table:style-name="ce129" office:value-type="string" calcext:value-type="string">
            <text:p><text:span text:style-name="T2">educationalLanguage</text:span></text:p>
          </table:table-cell>
          <table:table-cell table:style-name="ce130" office:value-type="string" calcext:value-type="string">
            <text:p><text:span text:style-name="T6">rightsCost</text:span></text:p>
          </table:table-cell>
          <table:table-cell table:style-name="ce131" office:value-type="string" calcext:value-type="string">
            <text:p><text:span text:style-name="T2">rightsCopyrightandOtherRestrictions</text:span></text:p>
          </table:table-cell>
          <table:table-cell table:style-name="ce130" office:value-type="string" calcext:value-type="string">
            <text:p><text:span text:style-name="T6">rightsDescription</text:span></text:p>
          </table:table-cell>
          <table:table-cell table:style-name="ce132" office:value-type="string" calcext:value-type="string">
            <text:p><text:span text:style-name="T2">relationKind</text:span></text:p>
          </table:table-cell>
          <table:table-cell table:style-name="ce132" office:value-type="string" calcext:value-type="string">
            <text:p><text:span text:style-name="T2">relationResourceIdentifierCatalog</text:span></text:p>
          </table:table-cell>
          <table:table-cell table:style-name="ce132" office:value-type="string" calcext:value-type="string">
            <text:p><text:span text:style-name="T2">relationResourceIdentifierEntry</text:span></text:p>
          </table:table-cell>
          <table:table-cell table:style-name="ce132" office:value-type="string" calcext:value-type="string">
            <text:p><text:span text:style-name="T14">relation</text:span><text:span text:style-name="T15">Resource</text:span><text:span text:style-name="T16">Description</text:span></text:p>
          </table:table-cell>
          <table:table-cell table:style-name="ce133" office:value-type="string" calcext:value-type="string">
            <text:p><text:span text:style-name="T2">annotationEntity</text:span></text:p>
          </table:table-cell>
          <table:table-cell table:style-name="ce133" office:value-type="string" calcext:value-type="string">
            <text:p><text:span text:style-name="T2">annotationDate</text:span></text:p>
          </table:table-cell>
          <table:table-cell table:style-name="ce133" office:value-type="string" calcext:value-type="string">
            <text:p><text:span text:style-name="T2">annotationDescription</text:span></text:p>
          </table:table-cell>
          <table:table-cell table:style-name="ce134" office:value-type="string" calcext:value-type="string">
            <text:p><text:span text:style-name="T2">classificationPurpose</text:span></text:p>
          </table:table-cell>
          <table:table-cell table:style-name="ce134" office:value-type="string" calcext:value-type="string">
            <text:p><text:span text:style-name="T2">classificationTaxonPathSource</text:span></text:p>
          </table:table-cell>
          <table:table-cell table:style-name="ce134" office:value-type="string" calcext:value-type="string">
            <text:p><text:span text:style-name="T2">classificationTaxonPathTaxonId</text:span></text:p>
          </table:table-cell>
          <table:table-cell table:style-name="ce136" office:value-type="string" calcext:value-type="string">
            <text:p><text:span text:style-name="T6">classificationTaxonPathTaxonEntry</text:span></text:p>
          </table:table-cell>
          <table:table-cell table:style-name="ce136" office:value-type="string" calcext:value-type="string">
            <text:p><text:span text:style-name="T6">classificationDescription</text:span></text:p>
          </table:table-cell>
          <table:table-cell table:style-name="ce136" office:value-type="string" calcext:value-type="string">
            <text:p><text:span text:style-name="T6">classificationKeyword</text:span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A001</text:p>
          </table:table-cell>
          <table:table-cell table:style-name="ce105" office:value-type="string" calcext:value-type="string">
            <text:p>“URI” </text:p>
          </table:table-cell>
          <table:table-cell table:style-name="ce105" office:value-type="string" calcext:value-type="string">
            <text:p>“<text:a xlink:href="https://www.arca.fiocruz.br/handle/icict/32122" xlink:type="simple">https://www.arca.fiocruz.br/handle/icict/32122</text:a><text:a xlink:href="https://www.arca.fiocruz.br/handle/icict/3212https" xlink:type="simple">https://www.arca.fiocruz.br/handle/icict/3212https</text:a>://www.arca.fiocruz.br/handle/icict/32122</text:p>
          </table:table-cell>
          <table:table-cell table:style-name="ce103" office:value-type="string" calcext:value-type="string">
            <text:p>“pt”, “Aprendizagem em rede”</text:p>
          </table:table-cell>
          <table:table-cell office:value-type="string" calcext:value-type="string">
            <text:p>“pt”</text:p>
          </table:table-cell>
          <table:table-cell table:style-name="ce103" office:value-type="string" calcext:value-type="string">
            <text:p>“pt”, “Apresenta uma arquitetura de aprendizagem em Rede, contemplando três dimensões, que interagem, se complementam e tem como objetivo o conhecimento aplicado, a geração de novas tecnologias e inovação para o desenvolvimento profissional e institucional.”</text:p>
          </table:table-cell>
          <table:table-cell office:value-type="string" calcext:value-type="string">
            <text:p><text:span text:style-name="T4">“pt”, “Aprendizagem em Rede”, ”pt”, “Gestão do Conhecimento”, “pt”, “Rede de Conteúdos”, “pt”, “Rede de Ambientes Aprendizes”, “pt”, “</text:span>Rede Social da Gestão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Atôm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table:style-name="ce114" office:value-type="date" office:date-value="2019-03-15" calcext:value-type="date">
            <text:p>2019-03-15</text:p>
          </table:table-cell>
          <table:table-cell office:value-type="string" calcext:value-type="string">
            <text:p><text:span text:style-name="T4">“</text:span><text:span text:style-name="T7">LOM</text:span>”</text:p>
          </table:table-cell>
          <table:table-cell office:value-type="string" calcext:value-type="string">
            <text:p>“https://ieeexplore.ieee.org/document/9262118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imagem/jpeg”</text:p>
          </table:table-cell>
          <table:table-cell table:style-name="ce103" office:value-type="float" office:value="1385472" calcext:value-type="float">
            <text:p>1385472</text:p>
          </table:table-cell>
          <table:table-cell table:style-name="ce103" office:value-type="string" calcext:value-type="string">
            <text:p><text:span text:style-name="T4"><text:a xlink:href="https://www.arca.fiocruz.br/bitstream/handle/icict/50574/Curso_sobre_Inteligencia_Artificial_Documental_Aumento_de_Eficiencia_Qualidade.pdf" xlink:type="simple">https://www.arca.fiocruz.br/bitstream/handle/icict/50574/Curso_sobre_Inteligencia_Artificial_Documental_Aumento_de_Eficiencia_Qualidade.pdf</text:a></text:span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 table:number-columns-repeated="2"/>
          <table:table-cell office:value-type="string" calcext:value-type="string">
            <text:p>“pt”, “baixe o arquivo FIOCRUZ_Redes_INFOGRAFICO_v8_240517. JPEG e abra em qualquer programa que leia este formato ou no seu navegador da web.”</text:p>
          </table:table-cell>
          <table:table-cell table:style-name="ce103" office:value-type="string" calcext:value-type="string">
            <text:p>“pt”,”qualquer leitor de imagem”</text:p>
            <text:p/>
          </table:table-cell>
          <table:table-cell/>
          <table:table-cell table:style-name="ce105" office:value-type="string" calcext:value-type="string">
            <text:p>expositivo</text:p>
          </table:table-cell>
          <table:table-cell office:value-type="string" calcext:value-type="string">
            <text:p>figura</text:p>
          </table:table-cell>
          <table:table-cell table:style-name="ce103" office:value-type="string" calcext:value-type="string">
            <text:p>baixo</text:p>
          </table:table-cell>
          <table:table-cell table:style-name="ce103" office:value-type="string" calcext:value-type="string">
            <text:p>médio</text:p>
          </table:table-cell>
          <table:table-cell table:style-name="ce103" office:value-type="string" calcext:value-type="string">
            <text:p>aluno</text:p>
          </table:table-cell>
          <table:table-cell table:style-name="ce103"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PT0H20M</text:p>
          </table:table-cell>
          <table:table-cell table:style-name="ce105" office:value-type="string" calcext:value-type="string">
            <text:p>(“pt”, “Promover a aprendizagem em rede e promover o conhecimento aplicado, a geração de novas tecnologias e inovação para o desenvolvimento profissional e institucional.” 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table:style-name="ce103" office:value-type="string" calcext:value-type="string">
            <text:p>URI</text:p>
          </table:table-cell>
          <table:table-cell table:style-name="ce103" office:value-type="string" calcext:value-type="string">
            <text:p><text:a xlink:href="https://www.arca.fiocruz.br/handle/icict/13566" xlink:type="simple">https://www.arca.fiocruz.br/handle/icict/13566</text:a></text:p>
          </table:table-cell>
          <table:table-cell office:value-type="string" calcext:value-type="string">
            <text:p>pt, Escola Corporativa Fiocruz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pt, Infográfico que apresenta modelo de Gestão do conhecimento com input no Plano estratégico e RH da Fiocruz, apresentando a Rede de Conteúdos, Rede de Ambientes Aprendizes, Rede Social da Gestão com Output no Conhecimento Aplicado e Inovação de Projetos e processos. Recurso pode ser utilizado como exemplo de processos semelhantes em outras organizações.</text:p>
          </table:table-cell>
          <table:table-cell office:value-type="string" calcext:value-type="string">
            <text:p>competência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03" office:value-type="string" calcext:value-type="string">
            <text:p>658.4058</text:p>
          </table:table-cell>
          <table:table-cell office:value-type="string" calcext:value-type="string">
            <text:p><text:s/>(“pt”, “Gestão do Conhecimento)</text:p>
          </table:table-cell>
          <table:table-cell table:style-name="ce103" office:value-type="string" calcext:value-type="string">
            <text:p>pt, Explicação sobre aprendizagem em Rede no modelo de Gestão do Conhecimento da Fiocruz</text:p>
          </table:table-cell>
          <table:table-cell table:style-name="ce103" office:value-type="string" calcext:value-type="string">
            <text:p>[(“pt”, “gestão do conhecimento), (“pt”, “aprendizagem em Rede”), (“pt”, “rede de conteúdos), (“pt”, “rede de ambientes aprendizes), (“pt”, “rede social da gestão)]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A002</text:p>
          </table:table-cell>
          <table:table-cell table:style-name="ce105" office:value-type="string" calcext:value-type="string">
            <text:p>“URI” </text:p>
          </table:table-cell>
          <table:table-cell table:style-name="ce105" office:value-type="string" calcext:value-type="string">
            <text:p>“<text:a xlink:href="https://www.arca.fiocruz.br/handle/icict/20416" xlink:type="simple">https://www.arca.fiocruz.br/handle/icict/20416</text:a>”</text:p>
          </table:table-cell>
          <table:table-cell table:style-name="ce103" office:value-type="string" calcext:value-type="string">
            <text:p>“pt”, “A Pesquisa e a inovação da biodiversidade brasileira”</text:p>
          </table:table-cell>
          <table:table-cell office:value-type="string" calcext:value-type="string">
            <text:p>“pt”</text:p>
          </table:table-cell>
          <table:table-cell table:style-name="ce103" office:value-type="string" calcext:value-type="string">
            <text:p>“pt”, “Apresentação de Cristina Ropke, diretora executiva da Phytobios, durante o 1º Seminário Internacional das RedesFito, organizado por Farmanguinhos com a proposta de discutir a inovação </text:p>
            <text:p>e a biodiversidade sob a ótica da sustentabilidade. Cristina provoca a reflexão a partir da música que País é esse? de Renato Russo, os sistemas de governo, o verdadeiro papel das agências reguladoras e a política nacional de plantas medicinais e fitoterápicos a oportunidade para estabelecer um modelo de desenvolvimento próprio e soberano na áreaa de saúde e uso de plantas medicinais e fitoterápicos, que prime pelo uso sustentável dos componentes da biodiversidade e respeito aos princípios éticos e compromissos internacionais assumidos.”</text:p>
          </table:table-cell>
          <table:table-cell office:value-type="string" calcext:value-type="string">
            <text:p>“pt”, “Gestão de Ciência”, ”pt”, “Tecnologia e Inovação em Saúde”, “pt”, “Legislação de Medicamentos”, “pt”, “Medicamentos Fitoterápicos”, “pt”, “Pesquisa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Atôm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utor</text:p>
          </table:table-cell>
          <table:table-cell table:style-name="ce112" office:value-type="string" calcext:value-type="string">
            <text:p><text:span text:style-name="T4">“BEGIN:VCARD\nFN:Ropke, Cristina\</text:span></text:p>
            <text:p><text:span text:style-name="T4">NTEL:+55-011-4689-0989\nTITLE:</text:span></text:p>
            <text:p><text:span text:style-name="T4">Phytobios\, Assistant\n </text:span></text:p>
            <text:p><text:span text:style-name="T4">EMAIL\;TYPE=INTERN\</text:span></text:p>
            <text:p><text:span text:style-name="T4">nET:info@centroflora.com.br\nEND:VCARD\n”</text:span></text:p>
          </table:table-cell>
          <table:table-cell table:style-name="ce115" office:value-type="string" calcext:value-type="string">
            <text:p>“2017-07-26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video/mp4”</text:p>
          </table:table-cell>
          <table:table-cell table:style-name="ce103" office:value-type="float" office:value="105906176" calcext:value-type="float">
            <text:p>105906176</text:p>
          </table:table-cell>
          <table:table-cell table:style-name="ce103" office:value-type="string" calcext:value-type="string">
            <text:p> <text:a xlink:href="https://www.arca.fiocruz.br/bitstream/handle/icict/20416/REDESFITOS" xlink:type="simple">https://www.arca.fiocruz.br/bitstream/handle/icict/20416/REDESFITOS</text:a> CRISTINA ROPKE.mp4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 table:number-columns-repeated="2"/>
          <table:table-cell office:value-type="string" calcext:value-type="string">
            <text:p>“pt”, “baixe o arquivo REDESFITOS CRISTINA ROPKE.mp4 e abra em qualquer programa que leia este formato.”</text:p>
          </table:table-cell>
          <table:table-cell table:style-name="ce103" office:value-type="string" calcext:value-type="string">
            <text:p>“pt”,”qualquer programa que leia mp4”</text:p>
          </table:table-cell>
          <table:table-cell office:value-type="string" calcext:value-type="string">
            <text:p>PT33M47S</text:p>
          </table:table-cell>
          <table:table-cell table:style-name="ce105" office:value-type="string" calcext:value-type="string">
            <text:p>expositivo</text:p>
          </table:table-cell>
          <table:table-cell office:value-type="string" calcext:value-type="string">
            <text:p>palestra</text:p>
          </table:table-cell>
          <table:table-cell table:style-name="ce103" office:value-type="string" calcext:value-type="string">
            <text:p>baixo</text:p>
          </table:table-cell>
          <table:table-cell table:style-name="ce103" office:value-type="string" calcext:value-type="string">
            <text:p>médio</text:p>
          </table:table-cell>
          <table:table-cell table:style-name="ce103" office:value-type="string" calcext:value-type="string">
            <text:p>aluno</text:p>
          </table:table-cell>
          <table:table-cell table:style-name="ce103"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PT33M47S</text:p>
          </table:table-cell>
          <table:table-cell table:style-name="ce103" office:value-type="string" calcext:value-type="string">
            <text:p>(“pt”, “Refletir sobre o verdadeiro papel das agências reguladoras e a política nacional de plantas medicinais e fitoterápicos para a oportunidade de estabelecer um modelo de desenvolvimento próprio e soberano na área de saúde e uso de plantas medicinais e fitoterápicos, que prime pelo uso sustentável dos componentes da biodiversidade e respeito aos princípios éticos e compromissos internacionais assumidos.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 BY NC - SA. Partilha nos mesmos termos 3.0 Não adaptada.</text:p>
          </table:table-cell>
          <table:table-cell office:value-type="string" calcext:value-type="string">
            <text:p>ispartof</text:p>
          </table:table-cell>
          <table:table-cell table:style-name="ce103" office:value-type="string" calcext:value-type="string">
            <text:p>URI</text:p>
          </table:table-cell>
          <table:table-cell table:style-name="ce103" office:value-type="string" calcext:value-type="string">
            <text:p><text:a xlink:href="https://www.arca.fiocruz.br/handle/icict/15463" xlink:type="simple">https://www.arca.fiocruz.br/handle/icict/15463</text:a></text:p>
          </table:table-cell>
          <table:table-cell office:value-type="string" calcext:value-type="string">
            <text:p>pt, Farmanguinhos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pt, vídeo da apresentação de Cristina Ropke, diretora executiva da Phytobios, onde a palestrante expõe slides, figuras e informações com a proposta de discutir a inovação e a biodiversidade sob a ótica da sustentabilidade. Cristina provoca a reflexão a partir da música que País é esse? de Renato Russo, os sistemas de governo, o verdadeiro papel das agências reguladoras e a política nacional de plantas medicinais e fitoterápicos a oportunidade para estabelecer um modelo de desenvolvimento próprio e soberano na área de saúde e uso de plantas medicinais e fitoterápicos, que prime pelo uso sustentável dos componentes da biodiversidade e respeito aos princípios éticos e compromissos internacionais assumidos.</text:p>
          </table:table-cell>
          <table:table-cell office:value-type="string" calcext:value-type="string">
            <text:p>ideia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35" office:value-type="string" calcext:value-type="string">
            <text:p>615.321</text:p>
          </table:table-cell>
          <table:table-cell office:value-type="string" calcext:value-type="string">
            <text:p><text:s/>(“pt”, “Farmacognosia”)</text:p>
          </table:table-cell>
          <table:table-cell table:style-name="ce103" office:value-type="string" calcext:value-type="string">
            <text:p>pt, Explicação sobre a pesquisa dos fitoterápicos no Brasil, sob a égide da sustentabilidade.</text:p>
          </table:table-cell>
          <table:table-cell table:style-name="ce103" office:value-type="string" calcext:value-type="string">
            <text:p>[(“pt”, “Fitoterápicos”), (“pt”, “Medicamentos), (“pt”, Sustentabilidade), (“pt”, Meio ambiente) ]</text:p>
          </table:table-cell>
          <table:table-cell table:style-name="ce103" table:number-columns-repeated="2"/>
        </table:table-row>
        <table:table-row table:style-name="ro7">
          <table:table-cell office:value-type="string" calcext:value-type="string">
            <text:p>OA003</text:p>
          </table:table-cell>
          <table:table-cell office:value-type="string" calcext:value-type="string">
            <text:p>“URI” </text:p>
          </table:table-cell>
          <table:table-cell table:style-name="ce103" office:value-type="string" calcext:value-type="string">
            <text:p> “<text:a xlink:href="https://www.arca.fiocruz.br/handle/icict/30266" xlink:type="simple">https://www.arca.fiocruz.br/handle/icict/30266</text:a>”</text:p>
          </table:table-cell>
          <table:table-cell table:style-name="ce103" office:value-type="string" calcext:value-type="string">
            <text:p>“pt”, “Manuseio mínimo do recém-nascido”</text:p>
          </table:table-cell>
          <table:table-cell office:value-type="string" calcext:value-type="string">
            <text:p>“pt”</text:p>
          </table:table-cell>
          <table:table-cell table:style-name="ce103" office:value-type="string" calcext:value-type="string">
            <text:p>“pt”, “Este material faz parte do Portal de Boas Práticas em Saúde da Mulher, da Criança e do Adolescente do IFF/Fiocruz. O Portal oferece conteúdo sistematizado por especialistas e disponível em diversos formatos, como apresentação de slides e vídeos curtos, todos com links para as referências citadas. Esse material tem sido usado principalmente em atividades de educação permanente e de formação profissional em diferentes unidades do Sistema Único de Saúde (SUS), contribuindo para a revisão de processos clínicos norteados pelas boas práticas.”</text:p>
          </table:table-cell>
          <table:table-cell office:value-type="string" calcext:value-type="string">
            <text:p>“pt”, “Unidades de Terapia Intensiva Neonatal”, ”pt”, “Recém-Nascido Prematuro”, “pt”, “Manuseio Mínimo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Atôm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utor</text:p>
          </table:table-cell>
          <table:table-cell table:style-name="ce112" office:value-type="string" calcext:value-type="string">
            <text:p><text:span text:style-name="T5">“BEGIN:VCARD\nFN:Fundação Oswaldo Cruz\</text:span></text:p>
            <text:p><text:span text:style-name="T5">NTEL:+55-021-2598-4242\nTITLE:</text:span></text:p>
            <text:p><text:span text:style-name="T5">Fiocruz\, Assistant\n </text:span></text:p>
            <text:p><text:span text:style-name="T5">EMAIL\;TYPE=INTERN\</text:span></text:p>
            <text:p><text:span text:style-name="T5">nET:fiocruz@fiocruz.br\nEND:VCARD\n” , “BEGIN:VCARD\nFN:Instituto Nacional de Saúde da Mulher, da Criança e do Adolescente Fernandes Figueira\</text:span></text:p>
            <text:p><text:span text:style-name="T5">NTEL:+55-021-)2554-1700\nTITLE:</text:span></text:p>
            <text:p><text:span text:style-name="T5">Phytobios\, Assistant\n </text:span></text:p>
            <text:p><text:span text:style-name="T5">EMAIL\;TYPE=INTERN\</text:span></text:p>
            <text:p><text:span text:style-name="T5">nET:info@centroflora.com.br\nEND:VCARD\n”</text:span></text:p>
          </table:table-cell>
          <table:table-cell table:style-name="ce115" office:value-type="string" calcext:value-type="string">
            <text:p>“2018-11-27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texto/pdf”</text:p>
          </table:table-cell>
          <table:table-cell table:style-name="ce103" office:value-type="float" office:value="954368" calcext:value-type="float">
            <text:p>954368</text:p>
          </table:table-cell>
          <table:table-cell table:style-name="ce103" office:value-type="string" calcext:value-type="string">
            <text:p><text:a xlink:href="https://www.arca.fiocruz.br/bitstream/handle/icict/30266/manuseiominimo-180312182603.pdf" xlink:type="simple">https://www.arca.fiocruz.br/bitstream/handle/icict/30266/manuseiominimo-180312182603.pdf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 table:number-columns-repeated="2"/>
          <table:table-cell office:value-type="string" calcext:value-type="string">
            <text:p>“pt”, “baixe o arquivo manuseiominimo-180312182603.pdf e abra em qualquer leitor de PDF.”</text:p>
          </table:table-cell>
          <table:table-cell table:style-name="ce103" office:value-type="string" calcext:value-type="string">
            <text:p>“pt”,”qualquer programa que leia pdf”</text:p>
          </table:table-cell>
          <table:table-cell/>
          <table:table-cell office:value-type="string" calcext:value-type="string">
            <text:p>expositivo</text:p>
          </table:table-cell>
          <table:table-cell office:value-type="string" calcext:value-type="string">
            <text:p>slide, texto, figura</text:p>
          </table:table-cell>
          <table:table-cell table:style-name="ce103" office:value-type="string" calcext:value-type="string">
            <text:p>baixo</text:p>
          </table:table-cell>
          <table:table-cell table:style-name="ce103" office:value-type="string" calcext:value-type="string">
            <text:p>médio</text:p>
          </table:table-cell>
          <table:table-cell table:style-name="ce103" office:value-type="string" calcext:value-type="string">
            <text:p>aluno</text:p>
          </table:table-cell>
          <table:table-cell table:style-name="ce103"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/>
          <table:table-cell table:style-name="ce103" office:value-type="string" calcext:value-type="string">
            <text:p>(“pt”, “Apresentar aos profissionais de saúde condutas que auxiliem na redução de estímulos nocivos; minimizem o estresse e a dor causados aos recém-nascidos devido a manuseios excessivos, promovendo neuroproteção; melhorem a qualidade de vida e diminuam os riscos de sequelas em menores de 1500 kg.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table:style-name="ce103" office:value-type="string" calcext:value-type="string">
            <text:p>URI</text:p>
          </table:table-cell>
          <table:table-cell table:style-name="ce103" office:value-type="string" calcext:value-type="string">
            <text:p>https://www.arca.fiocruz.br/handle/icict/15490</text:p>
          </table:table-cell>
          <table:table-cell office:value-type="string" calcext:value-type="string">
            <text:p>Pt, IFF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pt, Este material faz parte do Portal de Boas Práticas em Saúde da Mulher, da Criança e do Adolescente do IFF/Fiocruz. Com informações para: Auxiliar na redução de estímulos nocivos.</text:p>
            <text:p>Minimizar o estresse e a dor causados aos recém-nascidos devido a manuseios excessivos, promovendo neuroproteção.</text:p>
            <text:p>Melhorar a qualidade de vida e diminuir os riscos de sequelas em</text:p>
            <text:p>menores de 1500g.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05" office:value-type="string" calcext:value-type="string">
            <text:p> 618.920028 </text:p>
          </table:table-cell>
          <table:table-cell office:value-type="string" calcext:value-type="string">
            <text:p><text:s/>(“pt”, “tratamento intensivo pediátrico”)</text:p>
          </table:table-cell>
          <table:table-cell table:style-name="ce103" office:value-type="string" calcext:value-type="string">
            <text:p>pt, explicação sobre conduta e cuidados com o manuseio de recém-nascidos com peso igual a 1500 gramasna UTIN <text:s/></text:p>
          </table:table-cell>
          <table:table-cell table:style-name="ce103" office:value-type="string" calcext:value-type="string">
            <text:p>[(“pt”, “Unidades de Terapia Intensiva Neonatal”), (“pt”, “Recém-Nascido Prematuro), (“pt”, pediatria) ]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A004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“<text:a xlink:href="https://www.arca.fiocruz.br/handle/icict/33461" xlink:type="simple">https://www.arca.fiocruz.br/handle/icict/33461</text:a>”</text:p>
          </table:table-cell>
          <table:table-cell office:value-type="string" calcext:value-type="string">
            <text:p>“pt”, “Fiocruz no Ar - Os riscos do consumo de antibióticos sem receita médica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Podcast que integra o projeto Fiocruz no Ar.”</text:p>
          </table:table-cell>
          <table:table-cell office:value-type="string" calcext:value-type="string">
            <text:p>“pt”, “Antibióticos”, ”pt”, “medicamento sem receita”, “pt”, “auto-medicação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Cole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rovedor de conteúdo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string" calcext:value-type="string">
            <text:p>“2019-06-11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áudio/mp3”</text:p>
          </table:table-cell>
          <table:table-cell office:value-type="float" office:value="5284823040" calcext:value-type="float">
            <text:p>5284823040</text:p>
          </table:table-cell>
          <table:table-cell office:value-type="string" calcext:value-type="string">
            <text:p><text:a xlink:href="https://www.arca.fiocruz.br/bitstream/handle/icict/33461/FIOCRUZ_ANTIBIOTICO_SEM_RECEITA_OS%20RISCOS.mp3" xlink:type="simple">https://www.arca.fiocruz.br/bitstream/handle/icict/33461/FIOCRUZ_ANTIBIOTICO_SEM_RECEITA_OS%20RISCOS.mp3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FIOCRUZ_ANTIBIOTICO_SEM_RECEITA_OS RISCOS.mp3abra em qualquer leitor de áudio ou agregador de Podcast.</text:p>
          </table:table-cell>
          <table:table-cell office:value-type="string" calcext:value-type="string">
            <text:p>“pt”,”qualquer programa que leia mp3”</text:p>
          </table:table-cell>
          <table:table-cell office:value-type="string" calcext:value-type="string">
            <text:p>PT02M45S</text:p>
          </table:table-cell>
          <table:table-cell office:value-type="string" calcext:value-type="string">
            <text:p>expositivo</text:p>
          </table:table-cell>
          <table:table-cell table:style-name="ce106" office:value-type="string" calcext:value-type="string">
            <text:p>entrevist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table:style-name="ce106" office:value-type="string" calcext:value-type="string">
            <text:p>PT02M45S</text:p>
          </table:table-cell>
          <table:table-cell table:style-name="ce103" office:value-type="string" calcext:value-type="string">
            <text:p>(“pt”, “Maya Sangawa, jornalista autônoma, convidada pela Vice-Presidência de Educação, Informação e Comunicação para colaborar na produção de cinco áudios (podcast) da série Fiocruz no Ar: 1. Infecção Hospitalar; 2. Tuberculose 01 - Diagnóstico e tratamento; 3. Tuberculose 02 - Tuberculose resistente; 4. Uso correto do antibiótico e 5. Os riscos do consumo de antibióticos sem receita médica (Projeto VPEIC 004-Fio-17-2-54-39).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40761" xlink:type="simple">https://www.arca.fiocruz.br/handle/icict/40761</text:a></text:p>
          </table:table-cell>
          <table:table-cell office:value-type="string" calcext:value-type="string">
            <text:p>Pt, ICICT – Áudi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podcast com entrevista com Maya Sangawa, jornalista autônoma, convidada pela Vice-Presidência de Educação, Informação e Comunicação para colaborar na produção de cinco áudios (podcast) da série Fiocruz no Ar: 1. Infecção Hospitalar; 2. Tuberculose 01 - Diagnóstico e tratamento; 3. Tuberculose 02 - Tuberculose resistente; 4. Uso correto do antibiótico e 5. Os riscos do consumo de antibióticos sem receita médica (Projeto VPEIC 004-Fio-17-2-54-39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<text:s/>615.40202</text:p>
          </table:table-cell>
          <table:table-cell office:value-type="string" calcext:value-type="string">
            <text:p><text:s/>(“pt”, “medicamentos – prescrição”)</text:p>
          </table:table-cell>
          <table:table-cell office:value-type="string" calcext:value-type="string">
            <text:p>pt, explicação sobre os perigos da utilização de antibióticos sem receita médica.</text:p>
          </table:table-cell>
          <table:table-cell office:value-type="string" calcext:value-type="string">
            <text:p>[(“pt”, “automedicação”, “pt”, “antibióticos”, “pt”, )]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A005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“<text:a xlink:href="https://www.arca.fiocruz.br/handle/icict/33461" xlink:type="simple">https://www.arca.fiocruz.br/handle/icict/33461</text:a>”</text:p>
          </table:table-cell>
          <table:table-cell office:value-type="string" calcext:value-type="string">
            <text:p>“pt”, “Fiocruz no Ar - Os riscos do consumo de antibióticos sem receita médica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Vinheta de apresentação do <text:s/>Fiocruz no Ar.”</text:p>
          </table:table-cell>
          <table:table-cell office:value-type="string" calcext:value-type="string">
            <text:p>“pt”, “Podcast”, “Fiocruz no ar”, “pt”, “vinheta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Cole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rovedor de conteúdo</text:p>
          </table:table-cell>
          <table:table-cell office:value-type="string" calcext:value-type="string">
            <text:p> “BEGIN:VCARD\nFN:Queiroz, Claudete Fernandes de\</text:p>
            <text:p>NTEL:+55-021-3865-3131\nTITLE:</text:p>
            <text:p>Icict/Fiocruz\, Assistant\n </text:p>
            <text:p>EMAIL\;TYPE=INTERN\</text:p>
            <text:p><text:span text:style-name="T4">nET:arca@fiocruz.br\nEND:VCARD\n”;  “BEGIN:VCARD\nFN:Freyre, Éder de Almeida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</text:span></text:p>
          </table:table-cell>
          <table:table-cell office:value-type="string" calcext:value-type="string">
            <text:p>“2019-06-11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imagem/png”</text:p>
          </table:table-cell>
          <table:table-cell office:value-type="string" calcext:value-type="string">
            <text:p>357580.8</text:p>
          </table:table-cell>
          <table:table-cell office:value-type="string" calcext:value-type="string">
            <text:p>https://www.arca.fiocruz.br/bitstream/handle/icict/33461/PROJETO_FIOCRUZ_NO_AR_Riscos_consumo_antibi%c3%b3ticos_sem_receita_m%c3%a9dica.png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PROJETO_FIOCRUZ_NO_AR_Riscos_consumo_antibi%c3%b3ticos_sem_receita_m%c3%a9dica.png e a em qualquer leisistema que leia este formato</text:p>
          </table:table-cell>
          <table:table-cell office:value-type="string" calcext:value-type="string">
            <text:p>“pt”,”qualquer programa que leia png”</text:p>
          </table:table-cell>
          <table:table-cell/>
          <table:table-cell office:value-type="string" calcext:value-type="string">
            <text:p>expositivo</text:p>
          </table:table-cell>
          <table:table-cell table:style-name="ce106" office:value-type="string" calcext:value-type="string">
            <text:p>figura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table:style-name="ce106"/>
          <table:table-cell table:style-name="ce103" office:value-type="string" calcext:value-type="string">
            <text:p>(“pt”, “figura de abertura para podcast Fiocruz no Ar <text:s/>- Os riscos do consumo de antibióticos sem receita médica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bitstream/handle/icict/33461/FIOCRUZ_ANTIBIOTICO_SEM_RECEITA_OS%20RISCOS.mp3" xlink:type="simple">https://www.arca.fiocruz.br/bitstream/handle/icict/33461/FIOCRUZ_ANTIBIOTICO_SEM_RECEITA_OS%20RISCOS.mp3</text:a></text:p>
          </table:table-cell>
          <table:table-cell office:value-type="string" calcext:value-type="string">
            <text:p>Pt, Fiocruz no Ar - Os riscos do consumo de antibióticos sem receita médica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figura da vinheta do podcast “Os riscos do consumo de antibióticos sem receita médica”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<text:s/>615.40202</text:p>
          </table:table-cell>
          <table:table-cell office:value-type="string" calcext:value-type="string">
            <text:p><text:s/>(“pt”, “medicamentos – prescrição”)</text:p>
          </table:table-cell>
          <table:table-cell office:value-type="string" calcext:value-type="string">
            <text:p>pt, Figura de abertura do Podcast do Projeto Fiocruz no Ar que produz podcasts para serem distribuídos para rádios interessadas em veicular – gratuitamente – informação de qualidade, tendo como referência a expertise de 118 anos da Fundação Oswaldo Cruz - FIOCRUZ, do Ministério da Saúde. A distribuição do material também é feita pelo Whatsapp, para que a informação chegue a um maior número de pessoas</text:p>
          </table:table-cell>
          <table:table-cell office:value-type="string" calcext:value-type="string">
            <text:p>[(“pt”, “podcast”, “Fiocruz no ar”, )]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A006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https://www.arca.fiocruz.br/handle/icict/48701</text:p>
            <text:p/>
          </table:table-cell>
          <table:table-cell office:value-type="string" calcext:value-type="string">
            <text:p>“pt”, “Curso Profissional da Informação e Repositórios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o curso tem como proposta abordar as habilidades e competências necessárias para o</text:p>
            <text:p>trabalho desenvolvido nos Repositórios pelos profissionais de informação – os Bibliotecários - que são considerados como gestores do conhecimento, atuando em vários serviços e processos dentro das Bibliotecas e dos Centros de Documentação de</text:p>
            <text:p>uma organização.”</text:p>
          </table:table-cell>
          <table:table-cell office:value-type="string" calcext:value-type="string">
            <text:p>“pt”, “repositório”, “pt”, “profissional da informação”.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Coleção</text:p>
          </table:table-cell>
          <table:table-cell table:style-name="ce106" office:value-type="float" office:value="4" calcext:value-type="float">
            <text:p>4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date" office:date-value="2021-08-23" calcext:value-type="date">
            <text:p>2021-08-23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texto/pdf”</text:p>
          </table:table-cell>
          <table:table-cell table:style-name="ce122" office:value-type="string" calcext:value-type="string">
            <text:p>5435817.984</text:p>
          </table:table-cell>
          <table:table-cell office:value-type="string" calcext:value-type="string">
            <text:p><text:a xlink:href="https://www.arca.fiocruz.br/bitstream/handle/icict/48701/Curso_Profissional_RI_13082021.pdf" xlink:type="simple">https://www.arca.fiocruz.br/bitstream/handle/icict/48701/Curso_Profissional_RI_13082021.pdf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Curso_Profissional_RI_13082021.pdf e abra em qualquer programa que abra este formato”</text:p>
          </table:table-cell>
          <table:table-cell office:value-type="string" calcext:value-type="string">
            <text:p>“pt”,”qualquer programa que leia pdf”</text:p>
          </table:table-cell>
          <table:table-cell table:style-name="ce106"/>
          <table:table-cell office:value-type="string" calcext:value-type="string">
            <text:p>expositivo</text:p>
          </table:table-cell>
          <table:table-cell office:value-type="string" calcext:value-type="string">
            <text:p>slide, texto, figu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alt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médio</text:p>
          </table:table-cell>
          <table:table-cell table:style-name="ce106" office:value-type="string" calcext:value-type="string">
            <text:p>PT02H00M</text:p>
          </table:table-cell>
          <table:table-cell office:value-type="string" calcext:value-type="string">
            <text:p><text:span text:style-name="T4">(“pt”, “</text:span><text:span text:style-name="T13">Abordar as habilidades e competências necessárias para o trabalho desenvolvido nos Repositórios pelos profissionais de informação – os Bibliotecários.</text:span>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2005" xlink:type="simple">https://www.arca.fiocruz.br/handle/icict/12005</text:a></text:p>
          </table:table-cell>
          <table:table-cell table:style-name="ce106" office:value-type="string" calcext:value-type="string">
            <text:p><text:span text:style-name="T4">Pt, </text:span>ICICT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“A Rede Sudeste de Repositórios Institucionais (Sudeste/RIAA) realizou no dia 13/08/2021 o sétimo curso intitulado "Profissional da Informação e Repositórios" ministrado pelos Mestres Claudete Fernandes de Queiroz e Éder de Almeida Freyre ambos da Fiocruz. O treinamento é resultado de um projeto da Rede chamado "Montagem de Cursos", que tem como objetivo oferecer diferentes capacitações aos membros das instituições que fazem parte da Sudeste/RIAA.”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23" office:value-type="string" calcext:value-type="string">
            <text:p> 023.2 </text:p>
          </table:table-cell>
          <table:table-cell table:style-name="ce106" office:value-type="string" calcext:value-type="string">
            <text:p><text:s/>(“pt”, “bibliotecários, consultores, analistas de sistemas”)</text:p>
          </table:table-cell>
          <table:table-cell office:value-type="string" calcext:value-type="string">
            <text:p>pt, “A aula tem como proposta abordar as habilidades e competências necessárias para o trabalho desenvolvido nos Repositórios pelos profissionais de informação – os Bibliotecários - que são considerados como gestores do conhecimento, atuando em vários serviços e processos dentro das Bibliotecas e dos Centros de Documentação de uma organização.”</text:p>
          </table:table-cell>
          <table:table-cell office:value-type="string" calcext:value-type="string">
            <text:p>[(“pt”, “bibliotecários”, “profissionais da informação”, “repositórios” )]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A007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https://www.arca.fiocruz.br/handle/icict/48701</text:p>
            <text:p/>
          </table:table-cell>
          <table:table-cell office:value-type="string" calcext:value-type="string">
            <text:p>“pt”, “Curso Profissional da Informação e Repositórios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<text:span text:style-name="T4">“pt”, “Figura para divulgação do Curso Profissional da Informação e Repositórios</text:span>”</text:p>
          </table:table-cell>
          <table:table-cell office:value-type="string" calcext:value-type="string">
            <text:p>“pt”, “repositório”, “pt”, “profissional da informação”.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Cole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date" office:date-value="2021-08-23" calcext:value-type="date">
            <text:p>2021-08-23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imagem/jpg”</text:p>
          </table:table-cell>
          <table:table-cell table:style-name="ce122" office:value-type="string" calcext:value-type="string">
            <text:p>79534.08</text:p>
          </table:table-cell>
          <table:table-cell office:value-type="string" calcext:value-type="string">
            <text:p><text:a xlink:href="https://www.arca.fiocruz.br/bitstream/handle/icict/48701/curso_profissional_RI_13082021.jpg" xlink:type="simple">https://www.arca.fiocruz.br/bitstream/handle/icict/48701/curso_profissional_RI_13082021.jpg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Curso_Profissional_RI_13082021.jpgabra em qualquer programa que abra este formato”</text:p>
          </table:table-cell>
          <table:table-cell office:value-type="string" calcext:value-type="string">
            <text:p>“pt”,”qualquer programa que leia jpg”</text:p>
          </table:table-cell>
          <table:table-cell table:style-name="ce106"/>
          <table:table-cell office:value-type="string" calcext:value-type="string">
            <text:p>expositivo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baixa</text:p>
          </table:table-cell>
          <table:table-cell table:style-name="ce106"/>
          <table:table-cell office:value-type="string" calcext:value-type="string">
            <text:p><text:span text:style-name="T4">(“pt”, “</text:span><text:span text:style-name="T13">Divulgar o Curso profissional da informação e repositórios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span text:style-name="T4"><text:a xlink:href="https://www.arca.fiocruz.br/bitstream/handle/icict/48701/Curso_Profissional_RI_13082021.pdf" xlink:type="simple">https://www.arca.fiocruz.br/bitstream/handle/icict/48701/Curso_Profissional_RI_13082021.pdf</text:a></text:span></text:p>
          </table:table-cell>
          <table:table-cell table:style-name="ce106" office:value-type="string" calcext:value-type="string">
            <text:p><text:span text:style-name="T4">Pt, </text:span>ICICT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“A Rede Sudeste de Repositórios Institucionais (Sudeste/RIAA) realizou no dia 13/08/2021 o sétimo curso intitulado "Profissional da Informação e Repositórios" ministrado pelos Mestres Claudete Fernandes de Queiroz e Éder de Almeida Freyre ambos da Fiocruz. O treinamento é resultado de um projeto da Rede chamado "Montagem de Cursos", que tem como objetivo oferecer diferentes capacitações aos membros das instituições que fazem parte da Sudeste/RIAA.”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23" office:value-type="string" calcext:value-type="string">
            <text:p> 023.2 </text:p>
          </table:table-cell>
          <table:table-cell table:style-name="ce106" office:value-type="string" calcext:value-type="string">
            <text:p><text:s/>(“pt”, “bibliotecários, consultores, analistas de sistemas”)</text:p>
          </table:table-cell>
          <table:table-cell office:value-type="string" calcext:value-type="string">
            <text:p>pt, “A aula tem como proposta abordar as habilidades e competências necessárias para o trabalho desenvolvido nos Repositórios pelos profissionais de informação – os Bibliotecários - que são considerados como gestores do conhecimento, atuando em vários serviços e processos dentro das Bibliotecas e dos Centros de Documentação de uma organização.”</text:p>
          </table:table-cell>
          <table:table-cell office:value-type="string" calcext:value-type="string">
            <text:p>[(“pt”, “bibliotecários”, “profissionais da informação”, “repositórios” )]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OA008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https://www.arca.fiocruz.br/handle/icict/35768</text:p>
          </table:table-cell>
          <table:table-cell office:value-type="string" calcext:value-type="string">
            <text:p>“pt”, “Desafio Ágora 2030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<text:span text:style-name="T4">“pt”, “O Desafio Ágora 2030 é um jogo que acontece em edições temáticas associadas à Agenda 2030 dos Objetivos do Desenvolvimento Sustentável. Ao participar, o jogador transforma o povoado Ágora, em missões colaborativas para solucionar diversos problemas relacionados a temas da Agenda 2030.</text:span>”</text:p>
          </table:table-cell>
          <table:table-cell office:value-type="string" calcext:value-type="string">
            <text:p>“pt”, “jogo”, “pt”, “sustentabilidade”.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Coleção</text:p>
          </table:table-cell>
          <table:table-cell table:style-name="ce106" office:value-type="float" office:value="3" calcext:value-type="float">
            <text:p>3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Martins, Cláudia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table:style-name="ce106" office:value-type="string" calcext:value-type="string">
            <text:p>“application/zip”</text:p>
          </table:table-cell>
          <table:table-cell table:style-name="ce123" office:value-type="string" calcext:value-type="string">
            <text:p>34812723.2 </text:p>
          </table:table-cell>
          <table:table-cell office:value-type="string" calcext:value-type="string">
            <text:p><text:a xlink:href="https://www.arca.fiocruz.br/bitstream/handle/icict/35768/agora2030-app-master.zip" xlink:type="simple">https://www.arca.fiocruz.br/bitstream/handle/icict/35768/agora2030-app-master.zip</text:a></text:p>
          </table:table-cell>
          <table:table-cell table:style-name="ce106" office:value-type="string" calcext:value-type="string">
            <text:p>sistema operacional</text:p>
          </table:table-cell>
          <table:table-cell table:style-name="ce106" office:value-type="string" calcext:value-type="string">
            <text:p>Android, IOS</text:p>
          </table:table-cell>
          <table:table-cell table:number-columns-repeated="2"/>
          <table:table-cell office:value-type="string" calcext:value-type="string">
            <text:p>“pt”, “Pacote de arquivos para sistemas mobile compactados no formato zip. Está depositado no Arca apenas para memória não tendo como instalá-lo ou rodá-lo a não ser instalando pelas lojas oficiais do Android ou IOS. Para baixar e instalar acesse a Play Store: https://play.google.com/store/apps/details?id=br.org.agora2030 Ou pela App Store: https://apps.apple.com/us/app/%C3%A1gora-2030/id1307124118?l=pt&amp;ls=1”</text:p>
          </table:table-cell>
          <table:table-cell office:value-type="string" calcext:value-type="string">
            <text:p>“pt”, “smarthphone ou tablet”</text:p>
          </table:table-cell>
          <table:table-cell office:value-type="string" calcext:value-type="string">
            <text:p>PT60M00S</text:p>
          </table:table-cell>
          <table:table-cell table:style-name="ce106" office:value-type="string" calcext:value-type="string">
            <text:p>ativo</text:p>
          </table:table-cell>
          <table:table-cell table:style-name="ce106" office:value-type="string" calcext:value-type="string">
            <text:p>jogo</text:p>
          </table:table-cell>
          <table:table-cell table:number-columns-repeated="2" office:value-type="string" calcext:value-type="string">
            <text:p>muito alt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outros</text:p>
          </table:table-cell>
          <table:table-cell table:style-name="ce106" office:value-type="string" calcext:value-type="string">
            <text:p>(“pt”,”adequado para crianças com mais de 7 anos”)</text:p>
          </table:table-cell>
          <table:table-cell table:style-name="ce106" office:value-type="string" calcext:value-type="string">
            <text:p>médio</text:p>
          </table:table-cell>
          <table:table-cell office:value-type="string" calcext:value-type="string">
            <text:p>PT60M00S</text:p>
          </table:table-cell>
          <table:table-cell office:value-type="string" calcext:value-type="string">
            <text:p><text:span text:style-name="T4">(“pt”, “Compreender a importância das soluções e trabalho colaborativo para enfrentamento de problemas atuais e emergentes.</text:span><text:span text:style-name="T13">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style-name="ce106"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5587" xlink:type="simple">https://www.arca.fiocruz.br/handle/icict/15587</text:a></text:p>
          </table:table-cell>
          <table:table-cell table:style-name="ce106" office:value-type="string" calcext:value-type="string">
            <text:p>pt, Presidência Fiocruz - REA - Material Multimídia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“O Desafio Ágora 2030 é um jogo que acontece em edições temáticas associadas à Agenda 2030 dos Objetivos do Desenvolvimento Sustentável. Ao participar, o jogador transforma o povoado Ágora, em missões colaborativas para solucionar diversos problemas relacionados a temas da Agenda 2030.”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333.7150</text:p>
          </table:table-cell>
          <table:table-cell table:style-name="ce106" office:value-type="string" calcext:value-type="string">
            <text:p>(“pt”, “desenvolvimento sustentável”)</text:p>
          </table:table-cell>
          <table:table-cell office:value-type="string" calcext:value-type="string">
            <text:p>pt, “O Desafio Ágora 2030 é um jogo que acontece em edições temáticas associadas à Agenda 2030 dos Objetivos do Desenvolvimento Sustentável. Ao participar, o jogador transforma o povoado Ágora, em missões colaborativas para solucionar diversos problemas relacionados a temas da Agenda 2030”</text:p>
          </table:table-cell>
          <table:table-cell office:value-type="string" calcext:value-type="string">
            <text:p>[(“pt”, “desenvolvimento sustentável”, “jogos” )]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OA009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<text:a xlink:href="https://www.arca.fiocruz.br/handle/icict/32166" xlink:type="simple">https://www.arca.fiocruz.br/handle/icict/32166</text:a></text:p>
          </table:table-cell>
          <table:table-cell office:value-type="string" calcext:value-type="string">
            <text:p>“pt”, “campus virtual de saúde pública (cvsp/opas): uma rede de conhecimento e formação em saúde pública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<text:span text:style-name="T4">“pt”, “Capítulo do E-book - Acesso Aberto: da visão à ação: contextos, cenários e práticas - organizado por Madalena Carvalho, publicado pelo repositório da Universidade Aberta - Lisboa, sobre o Campus Virtual de Saúde Pública (CVSP) de autoria de Ana Furniel, Ana Paula Mendonça e Rosane Mendes da Vice-Presidência de Educação, Informação e Comunicação (VPEIC/Fiocruz). O Campus Virtual de Saúde Pública (CVSP) é um espaço para desenvolver cooperação interdisciplinar no campo de formação em saúde pública, uma rede de instituições que compartilham cursos, recursos educacionais e aulas virtuais de forma aberta. Um espaço comunicacional e de aprendizagem, resultado de uma parceria entre a OPAS e os países da região das Américas. Uma rede descentralizada de indivíduos, instituições e organizações que compartilham cursos, recursos, serviços e atividades de educação com o objetivo comum de fortalecer as competências da força de trabalho em saúde pública. Faz uso intensivo de novas tecnologias de informação e comunicação, e educação em saúde tornando-se um espaço de criatividade e inovação. Considerando as premissas da sustentabilidade, educação à distância, modelos de aprendizagem, acesso aberto, redes de formação e recursos educacionais, destacamos neste capítulo a experiência brasileira do Campus Virtual de Saúde Pública (CVSP) da Organização Panamericana de Saúde (OPAS), coordenada pela Fiocruz – Fundação Oswaldo Cruz no Brasil. A iniciativa integra instituições, países e pessoas e garante as ações através de modelos tecnológicos, de governança e pedagógicos, que reforçam o acesso aberto aos recursos educacionais, e uma aprendizagem em rede.</text:span>”</text:p>
          </table:table-cell>
          <table:table-cell office:value-type="string" calcext:value-type="string">
            <text:p>“pt”, “Gestão do Conhecimento para a Pesquisa em Saúde”, “pt”, “Repositórios institucionais”.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Atômico</text:p>
          </table:table-cell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Furniel, Ana Cristina da Matta\</text:p>
            <text:p>NTEL:+55-021-3865-3131\nTITLE:</text:p>
            <text:p>Icict/Fiocruz\, Assistant\n </text:p>
            <text:p>EMAIL\;TYPE=INTERN\</text:p>
            <text:p><text:span text:style-name="T4">nET:arca@fiocruz.br\nEND:VCARD\n”;  “BEGIN:VCARD\nFN:Furniel, Mendonça, Ana Paula Bernardo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;  “BEGIN:VCARD\nFN:Silva, Rosane Mendes da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</text:span></text:p>
          </table:table-cell>
          <table:table-cell office:value-type="date" office:date-value="2019-03-19" calcext:value-type="date">
            <text:p>2019-03-19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table:style-name="ce106" office:value-type="string" calcext:value-type="string">
            <text:p>“texto/pdf”</text:p>
          </table:table-cell>
          <table:table-cell office:value-type="string" calcext:value-type="string">
            <text:p>2401239.04</text:p>
          </table:table-cell>
          <table:table-cell office:value-type="string" calcext:value-type="string">
            <text:p><text:a xlink:href="https://www.arca.fiocruz.br/bitstream/handle/icict/32166/E_book_Ana%20Furniel.pdf" xlink:type="simple">https://www.arca.fiocruz.br/bitstream/handle/icict/32166/E_book_Ana%20Furniel.pdf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/>
          <table:table-cell/>
          <table:table-cell office:value-type="string" calcext:value-type="string">
            <text:p>“pt”, “baixe o arquivo manuseiominimo-E_book_Ana Furniel.pdf e abra em qualquer leitor de PDF.”</text:p>
          </table:table-cell>
          <table:table-cell/>
          <table:table-cell table:style-name="ce106"/>
          <table:table-cell table:style-name="ce106" office:value-type="string" calcext:value-type="string">
            <text:p>expositivo</text:p>
          </table:table-cell>
          <table:table-cell table:style-name="ce106" office:value-type="string" calcext:value-type="string">
            <text:p>tex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médio</text:p>
          </table:table-cell>
          <table:table-cell table:style-name="ce106"/>
          <table:table-cell office:value-type="string" calcext:value-type="string">
            <text:p><text:span text:style-name="T4">(“pt”, “Fortalecer a formação profissional em saúde pública, por meio do uso intensivo de tecnologias de informação e comunicação (TICs)</text:span><text:span text:style-name="T13">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style-name="ce106"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5588" xlink:type="simple">https://www.arca.fiocruz.br/handle/icict/15588</text:a></text:p>
          </table:table-cell>
          <table:table-cell table:style-name="ce106" office:value-type="string" calcext:value-type="string">
            <text:p>Presidência Fiocruz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table:style-name="ce106" office:value-type="string" calcext:value-type="string">
            <text:p>(pt, “Fortalecer a formação profissional em saúde pública, por meio do uso intensivo de tecnologias de informação e comunicação (TICs).”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03" office:value-type="string" calcext:value-type="string">
            <text:p>658.4058</text:p>
          </table:table-cell>
          <table:table-cell office:value-type="string" calcext:value-type="string">
            <text:p><text:s/>(“pt”, “Gestão do Conhecimento)</text:p>
          </table:table-cell>
          <table:table-cell office:value-type="string" calcext:value-type="string">
            <text:p>pt, “Fortalecer a formação profissional em saúde pública, por meio do uso intensivo de tecnologias de informação e comunicação (TICs)”</text:p>
          </table:table-cell>
          <table:table-cell office:value-type="string" calcext:value-type="string">
            <text:p>[(“pt”, “gestão do conhecimento), (“pt”, “informação em saúde c]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OA010</text:p>
          </table:table-cell>
          <table:table-cell table:style-name="ce106" office:value-type="string" calcext:value-type="string">
            <text:p>“URI” </text:p>
          </table:table-cell>
          <table:table-cell office:value-type="string" calcext:value-type="string">
            <text:p><text:a xlink:href="https://www.arca.fiocruz.br/handle/icict/50574" xlink:type="simple">https://www.arca.fiocruz.br/handle/icict/50574</text:a></text:p>
          </table:table-cell>
          <table:table-cell office:value-type="string" calcext:value-type="string">
            <text:p>“pt”, “curso inteligência artificial documental: aumento de eficiência e qualidade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o curso aborda os avanços da inteligência artificial aplicada a área de documentação, apresentando ferramentas/resultados e discutindo o potencial uso em algumas situações na área documental necessárias para o trabalho desenvolvido nos Repositórios pelos profissionais de informação – os Bibliotecários.”</text:p>
          </table:table-cell>
          <table:table-cell office:value-type="string" calcext:value-type="string">
            <text:p>“pt”, “Inteligência artificial documental”, “pt”, “Educação em Saúde”, “educação em serviço ,acesso a informação”, “documen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Coleção</text:p>
          </table:table-cell>
          <table:table-cell table:style-name="ce106" office:value-type="float" office:value="4" calcext:value-type="float">
            <text:p>4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Oliveira, Elias de\</text:p>
            <text:p>NTEL:+55-021-3865-3131\nTITLE:</text:p>
            <text:p>Icict/Fiocruz\, Assistant\n </text:p>
            <text:p>EMAIL\;TYPE=INTERN\</text:p>
            <text:p><text:span text:style-name="T4">nET:arca@fiocruz.br\nEND:VCARD\n”;  “BEGIN:VCARD\nFN:Pirovani, Juliana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</text:span></text:p>
          </table:table-cell>
          <table:table-cell office:value-type="date" office:date-value="2021-12-29" calcext:value-type="date">
            <text:p>2021-12-29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table:style-name="ce106" office:value-type="string" calcext:value-type="string">
            <text:p>“texto/pdf”</text:p>
          </table:table-cell>
          <table:table-cell office:value-type="float" office:value="68943872" calcext:value-type="float">
            <text:p>68943872</text:p>
          </table:table-cell>
          <table:table-cell office:value-type="string" calcext:value-type="string">
            <text:p><text:a xlink:href="https://www.arca.fiocruz.br/bitstream/handle/icict/50574/Curso_sobre_Inteligencia_Artificial_Documental_Aumento_de_Eficiencia_Qualidade.pdf" xlink:type="simple">https://www.arca.fiocruz.br/bitstream/handle/icict/50574/Curso_sobre_Inteligencia_Artificial_Documental_Aumento_de_Eficiencia_Qualidade.pdf</text:a></text:p>
          </table:table-cell>
          <table:table-cell office:value-type="string" calcext:value-type="string">
            <text:p>browser</text:p>
          </table:table-cell>
          <table:table-cell table:style-name="ce106" office:value-type="string" calcext:value-type="string">
            <text:p>Qualquer um</text:p>
          </table:table-cell>
          <table:table-cell table:number-columns-repeated="2"/>
          <table:table-cell table:style-name="ce106" office:value-type="string" calcext:value-type="string">
            <text:p>“pt”, “baixe o arquivo Curso_sobre_Inteligencia_Artificial_Documental_Aumento_de_Eficiencia_Qualidade.pdf e abra em qualquer leitor de PDF.”</text:p>
          </table:table-cell>
          <table:table-cell office:value-type="string" calcext:value-type="string">
            <text:p>“pt”, “qualquer programa que leia pdf”</text:p>
          </table:table-cell>
          <table:table-cell table:style-name="ce106"/>
          <table:table-cell table:style-name="ce106" office:value-type="string" calcext:value-type="string">
            <text:p>expositivo</text:p>
          </table:table-cell>
          <table:table-cell table:style-name="ce106" office:value-type="string" calcext:value-type="string">
            <text:p>tex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médio</text:p>
          </table:table-cell>
          <table:table-cell office:value-type="string" calcext:value-type="string">
            <text:p>PT03H00M</text:p>
          </table:table-cell>
          <table:table-cell office:value-type="string" calcext:value-type="string">
            <text:p><text:span text:style-name="T4">(“pt”, “Abordar os avanços da inteligência artificial aplicada a área de documentação, apresentando ferramentas/resultados e discutindo o potencial uso em algumas situações na área documental necessárias para o trabalho desenvolvido nos Repositórios pelos profissionais de informação – os Bibliotecários.</text:span><text:span text:style-name="T13">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style-name="ce106"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2005" xlink:type="simple">https://www.arca.fiocruz.br/handle/icict/12005</text:a></text:p>
          </table:table-cell>
          <table:table-cell table:style-name="ce106" office:value-type="string" calcext:value-type="string">
            <text:p>ICICT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table:style-name="ce106" office:value-type="string" calcext:value-type="string">
            <text:p>(pt, “A proposta de um curso com os seguintes objetivos: 1) Dar uma visão geral da área, em particular no contexto que envolva o processamento de linguagem natural (Natural Language Processing – NLP); 2) Apresentar algumas dessas ferramentas/resultados e discutir potencial uso em algumas situações na área documental; 3) Discutir potencial aplicações de nosso próprios resultados nos problemas da Fiocruz.”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006.3</text:p>
          </table:table-cell>
          <table:table-cell office:value-type="string" calcext:value-type="string">
            <text:p><text:s/>(“pt”, “Inteligência Artificial”)</text:p>
          </table:table-cell>
          <table:table-cell office:value-type="string" calcext:value-type="string">
            <text:p>pt, “Abordar os avanços da inteligência artificial aplicada a área de documentação, apresentando ferramentas/resultados e discutindo o potencial uso em algumas situações na área documental necessárias para o trabalho desenvolvido nos Repositórios pelos profissionais de informação – os Bibliotecários.”</text:p>
          </table:table-cell>
          <table:table-cell office:value-type="string" calcext:value-type="string">
            <text:p>[(“pt”, “Inteligência artificial documental”, “pt”, “Repositórios institucionais”)]</text:p>
          </table:table-cell>
          <table:table-cell table:number-columns-repeated="2"/>
        </table:table-row>
      </table:table>
      <table:table table:name="OAS CATALOGADOS DO ARCA_2" table:style-name="ta1">
        <office:forms form:automatic-focus="false" form:apply-design-mode="false"/>
        <table:table-column table:style-name="co37" table:default-cell-style-name="ce103"/>
        <table:table-column table:style-name="co89" table:default-cell-style-name="ce103"/>
        <table:table-column table:style-name="co90" table:default-cell-style-name="ce106"/>
        <table:table-column table:style-name="co91" table:default-cell-style-name="ce106"/>
        <table:table-column table:style-name="co41" table:default-cell-style-name="ce103"/>
        <table:table-column table:style-name="co42" table:default-cell-style-name="ce106"/>
        <table:table-column table:style-name="co43" table:default-cell-style-name="ce103"/>
        <table:table-column table:style-name="co92" table:default-cell-style-name="ce103"/>
        <table:table-column table:style-name="co93" table:default-cell-style-name="ce103"/>
        <table:table-column table:style-name="co94" table:default-cell-style-name="ce103"/>
        <table:table-column table:style-name="co13" table:default-cell-style-name="ce103"/>
        <table:table-column table:style-name="co46" table:default-cell-style-name="ce103"/>
        <table:table-column table:style-name="co47" table:default-cell-style-name="ce103"/>
        <table:table-column table:style-name="co48" table:default-cell-style-name="ce103"/>
        <table:table-column table:style-name="co15" table:default-cell-style-name="ce116"/>
        <table:table-column table:style-name="co49" table:default-cell-style-name="ce103"/>
        <table:table-column table:style-name="co50" table:default-cell-style-name="ce103"/>
        <table:table-column table:style-name="co51" table:default-cell-style-name="ce103"/>
        <table:table-column table:style-name="co52" table:default-cell-style-name="ce103"/>
        <table:table-column table:style-name="co53" table:default-cell-style-name="ce114"/>
        <table:table-column table:style-name="co54" table:default-cell-style-name="ce103"/>
        <table:table-column table:style-name="co6" table:default-cell-style-name="ce119"/>
        <table:table-column table:style-name="co55" table:default-cell-style-name="ce103"/>
        <table:table-column table:style-name="co56" table:default-cell-style-name="ce106"/>
        <table:table-column table:style-name="co57" table:default-cell-style-name="ce106"/>
        <table:table-column table:style-name="co58" table:default-cell-style-name="ce103"/>
        <table:table-column table:style-name="co59" table:default-cell-style-name="ce103"/>
        <table:table-column table:style-name="co60" table:default-cell-style-name="ce106"/>
        <table:table-column table:style-name="co61" table:default-cell-style-name="ce106"/>
        <table:table-column table:style-name="co62" table:default-cell-style-name="ce103"/>
        <table:table-column table:style-name="co63" table:default-cell-style-name="ce106"/>
        <table:table-column table:style-name="co64" table:default-cell-style-name="ce103"/>
        <table:table-column table:style-name="co65" table:default-cell-style-name="ce103"/>
        <table:table-column table:style-name="co66" table:default-cell-style-name="ce103"/>
        <table:table-column table:style-name="co67" table:default-cell-style-name="ce106"/>
        <table:table-column table:style-name="co68" table:default-cell-style-name="ce106"/>
        <table:table-column table:style-name="co69" table:default-cell-style-name="ce106"/>
        <table:table-column table:style-name="co70" table:default-cell-style-name="ce106"/>
        <table:table-column table:style-name="co71" table:default-cell-style-name="ce103"/>
        <table:table-column table:style-name="co72" table:default-cell-style-name="ce103"/>
        <table:table-column table:style-name="co73" table:default-cell-style-name="ce103"/>
        <table:table-column table:style-name="co74" table:default-cell-style-name="ce106"/>
        <table:table-column table:style-name="co70" table:default-cell-style-name="ce103"/>
        <table:table-column table:style-name="co2" table:default-cell-style-name="ce103"/>
        <table:table-column table:style-name="co75" table:default-cell-style-name="ce103"/>
        <table:table-column table:style-name="co76" table:default-cell-style-name="ce103"/>
        <table:table-column table:style-name="co77" table:default-cell-style-name="ce103"/>
        <table:table-column table:style-name="co78" table:default-cell-style-name="ce106"/>
        <table:table-column table:style-name="co79" table:default-cell-style-name="ce106"/>
        <table:table-column table:style-name="co6" table:default-cell-style-name="ce103"/>
        <table:table-column table:style-name="co80" table:default-cell-style-name="ce103"/>
        <table:table-column table:style-name="co81" table:default-cell-style-name="ce114"/>
        <table:table-column table:style-name="co82" table:default-cell-style-name="ce103"/>
        <table:table-column table:style-name="co83" table:default-cell-style-name="ce103"/>
        <table:table-column table:style-name="co84" table:default-cell-style-name="ce103"/>
        <table:table-column table:style-name="co85" table:default-cell-style-name="ce106"/>
        <table:table-column table:style-name="co86" table:default-cell-style-name="ce103"/>
        <table:table-column table:style-name="co87" table:default-cell-style-name="ce106"/>
        <table:table-column table:style-name="co88" table:default-cell-style-name="ce106"/>
        <table:table-column table:style-name="co2" table:number-columns-repeated="2" table:default-cell-style-name="Default"/>
        <table:table-row table:style-name="ro2">
          <table:table-cell table:style-name="ce101" office:value-type="string" calcext:value-type="string" table:number-columns-spanned="1" table:number-rows-spanned="5">
            <text:p>ID</text:p>
          </table:table-cell>
          <table:table-cell table:style-name="ce17" office:value-type="string" calcext:value-type="string" table:number-columns-spanned="9" table:number-rows-spanned="1">
            <text:p>1 General <text:s/></text:p>
          </table:table-cell>
          <table:covered-table-cell table:style-name="ce9"/>
          <table:covered-table-cell table:number-columns-repeated="7" table:style-name="ce32"/>
          <table:table-cell table:style-name="ce46" office:value-type="string" calcext:value-type="string" table:number-columns-spanned="5" table:number-rows-spanned="1">
            <office:annotation draw:style-name="gr2" draw:text-style-name="P2" svg:width="2.899cm" svg:height="5.336cm" svg:x="68.519cm" svg:y="0cm" draw:caption-point-x="-0.61cm" draw:caption-point-y="0.01cm">
              <dc:date>2023-02-09T00:00:00</dc:date>
              <text:p text:style-name="P1"><text:span text:style-name="T1">Esta categoria descreve a história e</text:span></text:p>
              <text:p text:style-name="P1"><text:span text:style-name="T1">estado atual deste objeto de aprendizagem e</text:span></text:p>
              <text:p text:style-name="P1"><text:span text:style-name="T1">aquelas entidades que afetaram este</text:span></text:p>
              <text:p text:style-name="P1"><text:span text:style-name="T1">objeto de aprendizagem durante sua evolução.</text:span></text:p>
            </office:annotation>
            <text:p>2 Life Cycle </text:p>
          </table:table-cell>
          <table:covered-table-cell table:number-columns-repeated="4" table:style-name="ce47"/>
          <table:table-cell table:style-name="ce58" office:value-type="string" calcext:value-type="string" table:number-columns-spanned="7" table:number-rows-spanned="1">
            <office:annotation draw:style-name="gr3" draw:text-style-name="P2" svg:width="2.899cm" svg:height="10.866cm" svg:x="116.569cm" svg:y="0cm" draw:caption-point-x="-0.61cm" draw:caption-point-y="0.01cm">
              <dc:date>2023-02-09T00:00:00</dc:date>
              <text:p text:style-name="P1"><text:span text:style-name="T1">Esta categoria descreve este próprio registro de metadados (em vez do aprendizado</text:span></text:p>
              <text:p text:style-name="P1"><text:span text:style-name="T1">objeto que este registro descreve).</text:span></text:p>
              <text:p text:style-name="P1"><text:span text:style-name="T1">Esta categoria descreve como o</text:span></text:p>
              <text:p text:style-name="P1"><text:span text:style-name="T1">instância de metadados pode ser identificada, quem</text:span></text:p>
              <text:p text:style-name="P1"><text:span text:style-name="T1">criou esta instância de metadados, como,</text:span></text:p>
              <text:p text:style-name="P1"><text:span text:style-name="T1">quando e com que referências.</text:span></text:p>
              <text:p text:style-name="P1"><text:span text:style-name="T1">NOTA 17— Esta não é a informação</text:span></text:p>
              <text:p text:style-name="P1"><text:span text:style-name="T1">que descreve o próprio objeto de aprendizagem.</text:span></text:p>
            </office:annotation>
            <text:p>3 MetaMetadata </text:p>
          </table:table-cell>
          <table:covered-table-cell table:number-columns-repeated="6" table:style-name="ce61"/>
          <table:table-cell table:style-name="ce69" office:value-type="string" calcext:value-type="string" table:number-columns-spanned="10" table:number-rows-spanned="1">
            <office:annotation draw:style-name="gr4" draw:text-style-name="P2" svg:width="2.899cm" svg:height="2.966cm" svg:x="201.405cm" svg:y="0.01cm" draw:caption-point-x="0cm" draw:caption-point-y="0cm">
              <dc:date>2023-02-09T00:00:00</dc:date>
              <text:p text:style-name="P1"><text:span text:style-name="T1">Esta categoria descreve as técnicas</text:span></text:p>
              <text:p text:style-name="P1"><text:span text:style-name="T1">requisitos e características</text:span></text:p>
              <text:p text:style-name="P1"><text:span text:style-name="T1">desse objeto de aprendizagem.</text:span></text:p>
            </office:annotation>
            <text:p>4 Technical</text:p>
          </table:table-cell>
          <table:covered-table-cell table:number-columns-repeated="9" table:style-name="ce73"/>
          <table:table-cell table:style-name="ce30" office:value-type="string" calcext:value-type="string" table:number-columns-spanned="11" table:number-rows-spanned="1">
            <text:p>5 Educational </text:p>
          </table:table-cell>
          <table:covered-table-cell table:number-columns-repeated="10" table:style-name="ce84"/>
          <table:table-cell table:style-name="ce88" office:value-type="string" calcext:value-type="string" table:number-columns-spanned="3" table:number-rows-spanned="1">
            <text:p>6 Rights </text:p>
          </table:table-cell>
          <table:covered-table-cell table:number-columns-repeated="2" table:style-name="ce91"/>
          <table:table-cell table:style-name="ce72" office:value-type="string" calcext:value-type="string" table:number-columns-spanned="4" table:number-rows-spanned="1">
            <text:p>7 Relation </text:p>
          </table:table-cell>
          <table:covered-table-cell table:number-columns-repeated="3" table:style-name="ce96"/>
          <table:table-cell table:style-name="ce98" office:value-type="string" calcext:value-type="string" table:number-columns-spanned="3" table:number-rows-spanned="1">
            <office:annotation draw:style-name="gr5" draw:text-style-name="P2" svg:width="2.899cm" svg:height="8.101cm" svg:x="308.875cm" svg:y="0cm" draw:caption-point-x="-0.61cm" draw:caption-point-y="0.01cm">
              <dc:date>2023-02-15T00:00:00</dc:date>
              <text:p text:style-name="P1"><text:span text:style-name="T1">Esta categoria fornece comentários sobre o</text:span></text:p>
              <text:p text:style-name="P1"><text:span text:style-name="T1">uso educacional deste objeto de aprendizagem,</text:span></text:p>
              <text:p text:style-name="P1"><text:span text:style-name="T1">e informações sobre quando e por quem</text:span></text:p>
              <text:p text:style-name="P1"><text:span text:style-name="T1">os comentários foram criados.</text:span></text:p>
              <text:p text:style-name="P1"><text:span text:style-name="T1">Esta categoria permite que os educadores</text:span></text:p>
              <text:p text:style-name="P1"><text:span text:style-name="T1">compartilhar suas avaliações de aprendizagem</text:span></text:p>
              <text:p text:style-name="P1"><text:span text:style-name="T1"/></text:p>
            </office:annotation>
            <text:p>8 Annotation </text:p>
          </table:table-cell>
          <table:covered-table-cell table:number-columns-repeated="2" table:style-name="ce99"/>
          <table:table-cell table:style-name="ce137" office:value-type="string" calcext:value-type="string" table:number-columns-spanned="6" table:number-rows-spanned="1">
            <text:p>9 Classification </text:p>
          </table:table-cell>
          <table:covered-table-cell table:number-columns-repeated="5" table:style-name="ce139"/>
          <table:table-cell table:number-columns-repeated="2"/>
        </table:table-row>
        <table:table-row table:style-name="ro2">
          <table:covered-table-cell table:style-name="Default"/>
          <table:table-cell table:style-name="ce9" office:value-type="string" calcext:value-type="string" table:number-columns-spanned="2" table:number-rows-spanned="1">
            <text:p>1.1 Identifier </text:p>
          </table:table-cell>
          <table:covered-table-cell table:style-name="ce24"/>
          <table:table-cell table:style-name="ce23" office:value-type="string" calcext:value-type="string" table:number-columns-spanned="1" table:number-rows-spanned="3">
            <text:p>1.2 Title</text:p>
          </table:table-cell>
          <table:table-cell table:style-name="ce23" office:value-type="string" calcext:value-type="string" table:number-columns-spanned="1" table:number-rows-spanned="3">
            <text:p>1.3 Language</text:p>
          </table:table-cell>
          <table:table-cell table:style-name="ce23" office:value-type="string" calcext:value-type="string" table:number-columns-spanned="1" table:number-rows-spanned="3">
            <text:p>1.4 Description </text:p>
          </table:table-cell>
          <table:table-cell table:style-name="ce23" office:value-type="string" calcext:value-type="string" table:number-columns-spanned="1" table:number-rows-spanned="3">
            <text:p>1.5 Keyword </text:p>
          </table:table-cell>
          <table:table-cell table:style-name="ce23" office:value-type="string" calcext:value-type="string" table:number-columns-spanned="1" table:number-rows-spanned="3">
            <text:p>1.6 Coverage</text:p>
          </table:table-cell>
          <table:table-cell table:style-name="ce23" office:value-type="string" calcext:value-type="string" table:number-columns-spanned="1" table:number-rows-spanned="3">
            <text:p>1.7 Structure</text:p>
          </table:table-cell>
          <table:table-cell table:style-name="ce23" office:value-type="string" calcext:value-type="string" table:number-columns-spanned="1" table:number-rows-spanned="3">
            <text:p>1.8 Aggregation Level</text:p>
          </table:table-cell>
          <table:table-cell table:style-name="ce46" office:value-type="string" calcext:value-type="string" table:number-columns-spanned="1" table:number-rows-spanned="3">
            <office:annotation draw:style-name="gr14" draw:text-style-name="P2" svg:width="2.899cm" svg:height="6.521cm" svg:x="44.889cm" svg:y="0cm" draw:caption-point-x="-0.61cm" draw:caption-point-y="0.462cm">
              <dc:date>2023-02-22T00:00:00</dc:date>
              <text:p text:style-name="P1"><text:span text:style-name="T1">A edição deste objeto de aprendizagem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5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 “1.2.alpha”), (“nl”, </text:span></text:p>
              <text:p text:style-name="P1"><text:span text:style-name="T1">“</text:span><text:span text:style-name="T1">voorlopige versie”)</text:span></text:p>
            </office:annotation>
            <text:p>2.1 Version</text:p>
          </table:table-cell>
          <table:table-cell table:style-name="ce41" office:value-type="string" calcext:value-type="string" table:number-columns-spanned="1" table:number-rows-spanned="3">
            <office:annotation draw:style-name="gr15" draw:text-style-name="P2" svg:width="2.899cm" svg:height="2.176cm" svg:x="48.43cm" svg:y="0cm" draw:caption-point-x="-0.61cm" draw:caption-point-y="0.462cm">
              <dc:date>2023-02-21T00:00:00</dc:date>
              <text:p text:style-name="P1"><text:span text:style-name="T1">O status ou condição de conclusão</text:span></text:p>
              <text:p text:style-name="P1"><text:span text:style-name="T1">deste objeto de aprendizagem</text:span></text:p>
            </office:annotation>
            <text:p>2.2 Status</text:p>
          </table:table-cell>
          <table:table-cell table:style-name="ce18" office:value-type="string" calcext:value-type="string" table:number-columns-spanned="3" table:number-rows-spanned="1">
            <office:annotation draw:style-name="gr8" draw:text-style-name="P2" svg:width="2.899cm" svg:height="18.371cm" svg:x="68.519cm" svg:y="0cm" draw:caption-point-x="-0.61cm" draw:caption-point-y="0.462cm">
              <dc:date>2023-02-21T00:00:00</dc:date>
              <text:p text:style-name="P1"><text:span text:style-name="T1">Tipo de contribuição.</text:span></text:p>
              <text:p text:style-name="P1"><text:span text:style-name="T1">NOTA 15— No mínimo, o(s) Autor(es) de</text:span></text:p>
              <text:p text:style-name="P1"><text:span text:style-name="T1">o objeto de aprendizagem deve ser descrito.</text:span></text:p>
              <text:p text:style-name="P1"><text:span text:style-name="T1"/></text:p>
              <text:p text:style-name="P1"><text:span text:style-name="T1">Essas entidades (ou seja, pessoas,</text:span></text:p>
              <text:p text:style-name="P1"><text:span text:style-name="T1">organizações) que contribuíram para</text:span></text:p>
              <text:p text:style-name="P1"><text:span text:style-name="T1">o estado deste objeto de aprendizagem durante</text:span></text:p>
              <text:p text:style-name="P1"><text:span text:style-name="T1">seu ciclo de vida (por exemplo, criação, edições,</text:span></text:p>
              <text:p text:style-name="P1"><text:span text:style-name="T1">publicação).</text:span></text:p>
              <text:p text:style-name="P1"><text:span text:style-name="T1">NOTA 13— Este elemento de dados é</text:span></text:p>
              <text:p text:style-name="P1"><text:span text:style-name="T1">diferente de 3.3:Meta-Metadados.</text:span></text:p>
              <text:p text:style-name="P1"><text:span text:style-name="T1">Contribuir.</text:span></text:p>
              <text:p text:style-name="P1"><text:span text:style-name="T1">NOTA 14— As contribuições devem</text:span></text:p>
              <text:p text:style-name="P1"><text:span text:style-name="T1">ser considerado em um sentido muito amplo</text:span></text:p>
              <text:p text:style-name="P1"><text:span text:style-name="T1">aqui, como todas as ações que afetam o</text:span></text:p>
              <text:p text:style-name="P1"><text:span text:style-name="T1">estado do objeto de aprendizagem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2.3 Contribute </text:p>
          </table:table-cell>
          <table:covered-table-cell table:number-columns-repeated="2" table:style-name="ce47"/>
          <table:table-cell table:style-name="ce58" office:value-type="string" calcext:value-type="string" table:number-columns-spanned="2" table:number-rows-spanned="1">
            <office:annotation draw:style-name="gr6" draw:text-style-name="P2" svg:width="2.899cm" svg:height="2.571cm" svg:x="83.743cm" svg:y="0cm" draw:caption-point-x="-0.61cm" draw:caption-point-y="0.462cm">
              <dc:date>2023-02-08T00:00:00</dc:date>
              <text:p text:style-name="P1"><text:span text:style-name="T1">Um rótulo globalmente único que</text:span></text:p>
              <text:p text:style-name="P1"><text:span text:style-name="T1">identifica este registro de metadados.</text:span></text:p>
            </office:annotation>
            <text:p>3.1 Identifier </text:p>
          </table:table-cell>
          <table:covered-table-cell table:style-name="ce61"/>
          <table:table-cell table:style-name="ce61" office:value-type="string" calcext:value-type="string" table:number-columns-spanned="3" table:number-rows-spanned="1">
            <office:annotation draw:style-name="gr9" draw:text-style-name="P2" svg:width="2.899cm" svg:height="12.051cm" svg:x="103.832cm" svg:y="0cm" draw:caption-point-x="-0.61cm" draw:caption-point-y="0.462cm">
              <dc:date>2023-02-08T00:00:00</dc:date>
              <text:p text:style-name="P1"><text:span text:style-name="T1">Essas entidades (ou seja, pessoas ou</text:span></text:p>
              <text:p text:style-name="P1"><text:span text:style-name="T1">organizações) que afetaram o estado</text:span></text:p>
              <text:p text:style-name="P1"><text:span text:style-name="T1">desta instância de metadados durante sua vida</text:span></text:p>
              <text:p text:style-name="P1"><text:span text:style-name="T1">ciclo (por exemplo, criação, validação).</text:span></text:p>
              <text:p text:style-name="P1"><text:span text:style-name="T1">NOTA 18— Este elemento de dados é</text:span></text:p>
              <text:p text:style-name="P1"><text:span text:style-name="T1">preocupado com as contribuições para o</text:span></text:p>
              <text:p text:style-name="P1"><text:span text:style-name="T1">metadados. Elemento de dados 2.3: Ciclo de vida.</text:span></text:p>
              <text:p text:style-name="P1"><text:span text:style-name="T1">Contribuir se preocupa com</text:span></text:p>
              <text:p text:style-name="P1"><text:span text:style-name="T1">contribuições para o objeto de aprendizagem</text:span></text:p>
              <text:p text:style-name="P1"><text:span text:style-name="T1"/></text:p>
              <text:p text:style-name="P1"><text:span text:style-name="T1"/></text:p>
            </office:annotation>
            <text:p>3.2 Contribute</text:p>
          </table:table-cell>
          <table:covered-table-cell table:number-columns-repeated="2" table:style-name="ce61"/>
          <table:table-cell table:style-name="ce61" office:value-type="string" calcext:value-type="string" table:number-columns-spanned="1" table:number-rows-spanned="3">
            <office:annotation draw:style-name="gr16" draw:text-style-name="P2" svg:width="2.899cm" svg:height="7.706cm" svg:x="110.942cm" svg:y="0cm" draw:caption-point-x="-0.61cm" draw:caption-point-y="0.462cm">
              <dc:date>2023-02-22T00:00:00</dc:date>
              <text:p text:style-name="P1"><text:span text:style-name="T1">O nome e a versão do</text:span></text:p>
              <text:p text:style-name="P1"><text:span text:style-name="T1">especificação autorizada usada para criar</text:span></text:p>
              <text:p text:style-name="P1"><text:span text:style-name="T1">esta instância de metadados.</text:span></text:p>
              <text:p text:style-name="P1"><text:span text:style-name="T1">Se vários valores forem fornecidos, então</text:span></text:p>
              <text:p text:style-name="P1"><text:span text:style-name="T1">a instância de metadados deve estar em conformidade</text:span></text:p>
              <text:p text:style-name="P1"><text:span text:style-name="T1">a vários esquemas de metadados.</text:span></text:p>
              <text:p text:style-name="P1"><text:span text:style-name="T1"/></text:p>
            </office:annotation>
            <text:p>3.3 Metadata Schema</text:p>
          </table:table-cell>
          <table:table-cell table:style-name="ce61" office:value-type="string" calcext:value-type="string" table:number-columns-spanned="1" table:number-rows-spanned="3">
            <office:annotation draw:style-name="gr17" draw:text-style-name="P2" svg:width="2.899cm" svg:height="15.211cm" svg:x="116.569cm" svg:y="0cm" draw:caption-point-x="-0.61cm" draw:caption-point-y="0.462cm">
              <dc:date>2023-02-22T00:00:00</dc:date>
              <text:p text:style-name="P1"><text:span text:style-name="T1">Idioma desta instância de metadados. Esse</text:span></text:p>
              <text:p text:style-name="P1"><text:span text:style-name="T1">é o idioma padrão para todos os LangString</text:span></text:p>
              <text:p text:style-name="P1"><text:span text:style-name="T1">nesta instância de metadados. Se um</text:span></text:p>
              <text:p text:style-name="P1"><text:span text:style-name="T1">valor para este elemento de dados não está presente</text:span></text:p>
              <text:p text:style-name="P1"><text:span text:style-name="T1">em uma instância de metadados, então não há</text:span></text:p>
              <text:p text:style-name="P1"><text:span text:style-name="T1">idioma padrão para valores LangString.</text:span></text:p>
              <text:p text:style-name="P1"><text:span text:style-name="T1">NOTA 19— Este elemento de dados</text:span></text:p>
              <text:p text:style-name="P1"><text:span text:style-name="T1">diz respeito à linguagem do</text:span></text:p>
              <text:p text:style-name="P1"><text:span text:style-name="T1">instância de metadados. Elemento de dados</text:span></text:p>
              <text:p text:style-name="P1"><text:span text:style-name="T1">1.3: Geral. A linguagem diz respeito ao</text:span></text:p>
              <text:p text:style-name="P1"><text:span text:style-name="T1">linguagem do objeto de aprendizagem.]</text:span></text:p>
              <text:p text:style-name="P1"><text:span text:style-name="T1"/></text:p>
            </office:annotation>
            <text:p>3.4 Language</text:p>
          </table:table-cell>
          <table:table-cell table:style-name="ce60" office:value-type="string" calcext:value-type="string" table:number-columns-spanned="1" table:number-rows-spanned="3">
            <office:annotation draw:style-name="gr18" draw:text-style-name="P2" svg:width="2.899cm" svg:height="6.126cm" svg:x="119.71cm" svg:y="0.462cm" draw:caption-point-x="0cm" draw:caption-point-y="0cm">
              <dc:date>2023-02-22T00:00:00</dc:date>
              <text:p text:style-name="P1"><text:span text:style-name="T1">Tipo(s) de dados técnicos de (todos os</text:span></text:p>
              <text:p text:style-name="P1"><text:span text:style-name="T1">componentes deste objeto de aprendizagem.</text:span></text:p>
              <text:p text:style-name="P1"><text:span text:style-name="T1">Este elemento de dados deve ser usado</text:span></text:p>
              <text:p text:style-name="P1"><text:span text:style-name="T1">para identificar o software necessário</text:span></text:p>
              <text:p text:style-name="P1"><text:span text:style-name="T1">para acessar o objeto de aprendizagem.</text:span></text:p>
            </office:annotation>
            <text:p>4.1 Format</text:p>
          </table:table-cell>
          <table:table-cell table:style-name="ce69" office:value-type="string" calcext:value-type="string" table:number-columns-spanned="1" table:number-rows-spanned="3">
            <office:annotation draw:style-name="gr19" draw:text-style-name="P2" svg:width="2.899cm" svg:height="14.421cm" svg:x="123.497cm" svg:y="0cm" draw:caption-point-x="-0.61cm" draw:caption-point-y="0.462cm">
              <dc:date>2023-02-22T00:00:00</dc:date>
              <text:p text:style-name="P1"><text:span text:style-name="T1">O tamanho do aprendizado digital</text:span></text:p>
              <text:p text:style-name="P1"><text:span text:style-name="T1">objeto em bytes (octetos). o tamanho é</text:span></text:p>
              <text:p text:style-name="P1"><text:span text:style-name="T1">representado como um valor decimal (raiz</text:span></text:p>
              <text:p text:style-name="P1"><text:span text:style-name="T1">10). Consequentemente, apenas os dígitos “0”</text:span></text:p>
              <text:p text:style-name="P1"><text:span text:style-name="T1">até “9” devem ser usados. A unidade é</text:span></text:p>
              <text:p text:style-name="P1"><text:span text:style-name="T1">bytes, não Mbytes, GB, etc.</text:span></text:p>
              <text:p text:style-name="P1"><text:span text:style-name="T1">Este elemento de dados deve referir-se ao</text:span></text:p>
              <text:p text:style-name="P1"><text:span text:style-name="T1">tamanho real deste objeto de aprendizagem. Se</text:span></text:p>
              <text:p text:style-name="P1"><text:span text:style-name="T1">o objeto de aprendizagem é compactado,</text:span></text:p>
              <text:p text:style-name="P1"><text:span text:style-name="T1">então este elemento de dados deve se referir</text:span></text:p>
              <text:p text:style-name="P1"><text:span text:style-name="T1">para o tamanho não compactado.</text:span></text:p>
              <text:p text:style-name="P1"><text:span text:style-name="T1"/></text:p>
            </office:annotation>
            <text:p>4.2 Size </text:p>
          </table:table-cell>
          <table:table-cell table:style-name="ce69" office:value-type="string" calcext:value-type="string" table:number-columns-spanned="1" table:number-rows-spanned="3">
            <office:annotation draw:style-name="gr20" draw:text-style-name="P2" svg:width="2.899cm" svg:height="13.236cm" svg:x="141.782cm" svg:y="0cm" draw:caption-point-x="-0.61cm" draw:caption-point-y="0.462cm">
              <dc:date>2023-02-22T00:00:00</dc:date>
              <text:p text:style-name="P1"><text:span text:style-name="T1">Uma string que é usada para acessar este</text:span></text:p>
              <text:p text:style-name="P1"><text:span text:style-name="T1">objeto de aprendizagem. Ele poderia representar um</text:span></text:p>
              <text:p text:style-name="P1"><text:span text:style-name="T1">localização (por exemplo, Recurso Universal</text:span></text:p>
              <text:p text:style-name="P1"><text:span text:style-name="T1">Localizador), ou um método que resolva</text:span></text:p>
              <text:p text:style-name="P1"><text:span text:style-name="T1">um local (por exemplo, Universal Resource</text:span></text:p>
              <text:p text:style-name="P1"><text:span text:style-name="T1">identificador).</text:span></text:p>
              <text:p text:style-name="P1"><text:span text:style-name="T1">O primeiro elemento desta lista será o</text:span></text:p>
              <text:p text:style-name="P1"><text:span text:style-name="T1">localização preferencial.</text:span></text:p>
              <text:p text:style-name="P1"><text:span text:style-name="T1">NOTA 21— Aqui é onde o aprendizado</text:span></text:p>
              <text:p text:style-name="P1"><text:span text:style-name="T1">objeto descrito por esses metadados</text:span></text:p>
              <text:p text:style-name="P1"><text:span text:style-name="T1">instância está localizada fisicamente.</text:span></text:p>
            </office:annotation>
            <text:p>4.3 Location </text:p>
          </table:table-cell>
          <table:table-cell table:style-name="ce125" office:value-type="string" calcext:value-type="string" table:number-columns-spanned="4" table:number-rows-spanned="1">
            <office:annotation draw:style-name="gr2" draw:text-style-name="P2" svg:width="2.899cm" svg:height="5.336cm" svg:x="184.007cm" svg:y="0cm" draw:caption-point-x="-0.61cm" draw:caption-point-y="0.462cm">
              <dc:date>2023-02-08T00:00:00</dc:date>
              <text:p text:style-name="P1"><text:span text:style-name="T1">As capacidades técnicas necessárias para</text:span></text:p>
              <text:p text:style-name="P1"><text:span text:style-name="T1">usando este objeto de aprendizagem.</text:span></text:p>
              <text:p text:style-name="P1"><text:span text:style-name="T1">Se houver vários requisitos,</text:span></text:p>
              <text:p text:style-name="P1"><text:span text:style-name="T1">então todos são necessários, ou seja, o</text:span></text:p>
              <text:p text:style-name="P1"><text:span text:style-name="T1">conector lógico é AND.</text:span></text:p>
            </office:annotation>
            <text:p>4.4 Requirement</text:p>
          </table:table-cell>
          <table:covered-table-cell table:number-columns-repeated="3" table:style-name="ce73" office:value-type="string" calcext:value-type="string">
            <text:p>4.4 Requirement</text:p>
          </table:covered-table-cell>
          <table:table-cell table:style-name="ce60" office:value-type="string" calcext:value-type="string" table:number-columns-spanned="1" table:number-rows-spanned="3">
            <office:annotation draw:style-name="gr7" draw:text-style-name="P2" svg:width="2.899cm" svg:height="1.799cm" svg:x="190.483cm" svg:y="0cm" draw:caption-point-x="-0.61cm" draw:caption-point-y="0.462cm">
              <dc:date>2023-02-22T00:00:00</dc:date>
              <text:p text:style-name="P1"><text:span text:style-name="T1">Descrição de como instalar</text:span></text:p>
              <text:p text:style-name="P1"><text:span text:style-name="T1">esse objeto de aprendizagem.</text:span></text:p>
            </office:annotation>
            <text:p>4.5 Installation </text:p>
            <text:p>Remarks</text:p>
          </table:table-cell>
          <table:table-cell table:style-name="ce60" office:value-type="string" calcext:value-type="string" table:number-columns-spanned="1" table:number-rows-spanned="3">
            <office:annotation draw:style-name="gr14" draw:text-style-name="P2" svg:width="2.899cm" svg:height="6.521cm" svg:x="198.126cm" svg:y="0cm" draw:caption-point-x="-0.61cm" draw:caption-point-y="0.462cm">
              <dc:date>2023-02-22T00:00:00</dc:date>
              <text:p text:style-name="P1"><text:span text:style-name="T1">Informações sobre outros softwares e</text:span></text:p>
              <text:p text:style-name="P1"><text:span text:style-name="T1">requisitos de hardware.</text:span></text:p>
              <text:p text:style-name="P1"><text:span text:style-name="T1">NOTA 24— Este elemento destina-se</text:span></text:p>
              <text:p text:style-name="P1"><text:span text:style-name="T1">para descrições de requisitos que</text:span></text:p>
              <text:p text:style-name="P1"><text:span text:style-name="T1">não pode ser expresso por elemento de dados</text:span></text:p>
              <text:p text:style-name="P1"><text:span text:style-name="T1">4.4:Requisito.Técnico.</text:span></text:p>
            </office:annotation>
            <text:p>4.6 Other </text:p>
            <text:p>Platform </text:p>
            <text:p>Requirements</text:p>
          </table:table-cell>
          <table:table-cell table:style-name="ce60" office:value-type="string" calcext:value-type="string" table:number-columns-spanned="1" table:number-rows-spanned="3">
            <office:annotation draw:style-name="gr18" draw:text-style-name="P2" svg:width="2.899cm" svg:height="6.126cm" svg:x="202.015cm" svg:y="0cm" draw:caption-point-x="-0.61cm" draw:caption-point-y="0.462cm">
              <dc:date>2023-02-22T00:00:00</dc:date>
              <text:p text:style-name="P1"><text:span text:style-name="T1">Tempo que um objeto de aprendizado contínuo leva</text:span></text:p>
              <text:p text:style-name="P1"><text:span text:style-name="T1">quando jogado na velocidade pretendida.</text:span></text:p>
              <text:p text:style-name="P1"><text:span text:style-name="T1">NOTA 25— Este elemento de dados</text:span></text:p>
              <text:p text:style-name="P1"><text:span text:style-name="T1">é especialmente útil para sons,</text:span></text:p>
              <text:p text:style-name="P1"><text:span text:style-name="T1">filmes ou animações.</text:span></text:p>
              <text:p text:style-name="P1"><text:span text:style-name="T1"/></text:p>
            </office:annotation>
            <text:p>4.7 Duration</text:p>
          </table:table-cell>
          <table:table-cell table:style-name="ce31" office:value-type="string" calcext:value-type="string" table:number-columns-spanned="1" table:number-rows-spanned="3">
            <office:annotation draw:style-name="gr21" draw:text-style-name="P2" svg:width="2.899cm" svg:height="40.491cm" svg:x="207.236cm" svg:y="0cm" draw:caption-point-x="-0.61cm" draw:caption-point-y="0.462cm">
              <dc:date>2023-02-21T00:00:00</dc:date>
              <text:p text:style-name="P1"><text:span text:style-name="T1">Modo predominante de aprendizado suportado</text:span></text:p>
              <text:p text:style-name="P1"><text:span text:style-name="T1">por este objeto de aprendizagem.</text:span></text:p>
              <text:p text:style-name="P1"><text:span text:style-name="T1">Aprendizagem “ativa” (por exemplo, aprender por</text:span></text:p>
              <text:p text:style-name="P1"><text:span text:style-name="T1">fazendo) é suportado por conteúdo que</text:span></text:p>
              <text:p text:style-name="P1"><text:span text:style-name="T1">induz diretamente a ação produtiva por</text:span></text:p>
              <text:p text:style-name="P1"><text:span text:style-name="T1">o aluno. Um objeto de aprendizagem ativo</text:span></text:p>
              <text:p text:style-name="P1"><text:span text:style-name="T1">solicita ao aluno semanticamente</text:span></text:p>
              <text:p text:style-name="P1"><text:span text:style-name="T1">entrada significativa ou para algum outro</text:span></text:p>
              <text:p text:style-name="P1"><text:span text:style-name="T1">tipo de ação ou decisão produtiva,</text:span></text:p>
              <text:p text:style-name="P1"><text:span text:style-name="T1">não necessariamente realizado dentro do</text:span></text:p>
              <text:p text:style-name="P1"><text:span text:style-name="T1">estrutura do objeto de aprendizagem. Ativo</text:span></text:p>
              <text:p text:style-name="P1"><text:span text:style-name="T1">documentos incluem simulações,</text:span></text:p>
              <text:p text:style-name="P1"><text:span text:style-name="T1">questionários e exercícios.</text:span></text:p>
              <text:p text:style-name="P1"><text:span text:style-name="T1">Aprendizagem “expositiva” (por exemplo, passiva</text:span></text:p>
              <text:p text:style-name="P1"><text:span text:style-name="T1">aprendizagem) ocorre quando o trabalho do aluno</text:span></text:p>
              <text:p text:style-name="P1"><text:span text:style-name="T1">consiste principalmente em absorver o conteúdo</text:span></text:p>
              <text:p text:style-name="P1"><text:span text:style-name="T1">expostos a ele (geralmente através de texto,</text:span></text:p>
              <text:p text:style-name="P1"><text:span text:style-name="T1">imagens ou som). Uma aprendizagem expositiva</text:span></text:p>
              <text:p text:style-name="P1"><text:span text:style-name="T1">objeto exibe informações, mas não</text:span></text:p>
              <text:p text:style-name="P1"><text:span text:style-name="T1">solicitar ao aluno qualquer semanticamente</text:span></text:p>
              <text:p text:style-name="P1"><text:span text:style-name="T1">entrada significativa. Documentos expositivos</text:span></text:p>
              <text:p text:style-name="P1"><text:span text:style-name="T1">incluem ensaios, videoclipes, todos os tipos</text:span></text:p>
              <text:p text:style-name="P1"><text:span text:style-name="T1">de material gráfico e hipertexto</text:span></text:p>
              <text:p text:style-name="P1"><text:span text:style-name="T1">documentos.</text:span></text:p>
              <text:p text:style-name="P1"><text:span text:style-name="T1">Quando um objeto de aprendizagem combina o ativo</text:span></text:p>
              <text:p text:style-name="P1"><text:span text:style-name="T1">e tipos de interatividade expositiva, então</text:span></text:p>
              <text:p text:style-name="P1"><text:span text:style-name="T1">seu tipo de interatividade é misto.</text:span></text:p>
              <text:p text:style-name="P1"><text:span text:style-name="T1">NOTA 27— Ativando links para</text:span></text:p>
              <text:p text:style-name="P1"><text:span text:style-name="T1">navegar em documentos de hipertexto não é</text:span></text:p>
              <text:p text:style-name="P1"><text:span text:style-name="T1">considerada uma ação produtiva</text:span></text:p>
              <text:p text:style-name="P1"><text:span text:style-name="T1"/></text:p>
              <text:p text:style-name="P1"><text:span text:style-name="T1">active</text:span></text:p>
              <text:p text:style-name="P1"><text:span text:style-name="T1">expositive</text:span></text:p>
              <text:p text:style-name="P1"><text:span text:style-name="T1">mixed</text:span></text:p>
            </office:annotation>
            <text:p>5.1 Interactivity </text:p>
            <text:p>Type</text:p>
          </table:table-cell>
          <table:table-cell table:style-name="ce31" office:value-type="string" calcext:value-type="string" table:number-columns-spanned="1" table:number-rows-spanned="3">
            <office:annotation draw:style-name="gr22" draw:text-style-name="P2" svg:width="2.899cm" svg:height="13.631cm" svg:x="213.498cm" svg:y="0cm" draw:caption-point-x="-0.61cm" draw:caption-point-y="0.462cm">
              <dc:date>2023-02-25T00:00:00</dc:date>
              <text:p text:style-name="P1"><text:span text:style-name="T1">Tipo específico de objeto de aprendizagem. O</text:span></text:p>
              <text:p text:style-name="P1"><text:span text:style-name="T1">tipo mais dominante deve ser o primeiro.</text:span></text:p>
              <text:p text:style-name="P1"><text:span text:style-name="T1">NOTA 28— Os termos do vocabulário são</text:span></text:p>
              <text:p text:style-name="P1"><text:span text:style-name="T1">definido como no OED:1989 e como usado</text:span></text:p>
              <text:p text:style-name="P1"><text:span text:style-name="T1">por comunidades educativas de prática.</text:span></text:p>
              <text:p text:style-name="P1"><text:span text:style-name="T1"/></text:p>
              <text:p text:style-name="P1"><text:span text:style-name="T1">exercise </text:span></text:p>
              <text:p text:style-name="P1"><text:span text:style-name="T1">simulation </text:span></text:p>
              <text:p text:style-name="P1"><text:span text:style-name="T1">questionnaire </text:span></text:p>
              <text:p text:style-name="P1"><text:span text:style-name="T1">diagram </text:span></text:p>
              <text:p text:style-name="P1"><text:span text:style-name="T1">figure</text:span></text:p>
              <text:p text:style-name="P1"><text:span text:style-name="T1">graph </text:span></text:p>
              <text:p text:style-name="P1"><text:span text:style-name="T1">index </text:span></text:p>
              <text:p text:style-name="P1"><text:span text:style-name="T1">slide </text:span></text:p>
              <text:p text:style-name="P1"><text:span text:style-name="T1">table </text:span></text:p>
              <text:p text:style-name="P1"><text:span text:style-name="T1">narrative text </text:span></text:p>
              <text:p text:style-name="P1"><text:span text:style-name="T1">exam </text:span></text:p>
              <text:p text:style-name="P1"><text:span text:style-name="T1">experiment </text:span></text:p>
              <text:p text:style-name="P1"><text:span text:style-name="T1">problem statement </text:span></text:p>
              <text:p text:style-name="P1"><text:span text:style-name="T1">self assessment</text:span></text:p>
              <text:p text:style-name="P1"><text:span text:style-name="T1">lecture</text:span></text:p>
            </office:annotation>
            <text:p>5.2 Learning </text:p>
            <text:p>Resource </text:p>
            <text:p>Type</text:p>
          </table:table-cell>
          <table:table-cell table:style-name="ce31" office:value-type="string" calcext:value-type="string" table:number-columns-spanned="1" table:number-rows-spanned="3">
            <office:annotation draw:style-name="gr23" draw:text-style-name="P2" svg:width="2.899cm" svg:height="12.446cm" svg:x="219.005cm" svg:y="0cm" draw:caption-point-x="-0.61cm" draw:caption-point-y="0.462cm">
              <dc:date>2023-02-21T00:00:00</dc:date>
              <text:p text:style-name="P1"><text:span text:style-name="T1">O grau de interatividade que caracteriza</text:span></text:p>
              <text:p text:style-name="P1"><text:span text:style-name="T1">esse objeto de aprendizagem. Interatividade neste</text:span></text:p>
              <text:p text:style-name="P1"><text:span text:style-name="T1">contexto refere-se ao grau em que</text:span></text:p>
              <text:p text:style-name="P1"><text:span text:style-name="T1">o aluno pode influenciar o aspecto ou</text:span></text:p>
              <text:p text:style-name="P1"><text:span text:style-name="T1">comportamento do objeto de aprendizagem.</text:span></text:p>
              <text:p text:style-name="P1"><text:span text:style-name="T1">NOTA 29— Inerentemente, esta escala</text:span></text:p>
              <text:p text:style-name="P1"><text:span text:style-name="T1">é significativo dentro do contexto</text:span></text:p>
              <text:p text:style-name="P1"><text:span text:style-name="T1">de uma comunidade de prática.</text:span></text:p>
              <text:p text:style-name="P1"><text:span text:style-name="T1"/></text:p>
              <text:p text:style-name="P1"><text:span text:style-name="T1">very low</text:span></text:p>
              <text:p text:style-name="P1"><text:span text:style-name="T1">low</text:span></text:p>
              <text:p text:style-name="P1"><text:span text:style-name="T1">medium</text:span></text:p>
              <text:p text:style-name="P1"><text:span text:style-name="T1">high</text:span></text:p>
              <text:p text:style-name="P1"><text:span text:style-name="T1">very high</text:span></text:p>
            </office:annotation>
            <text:p>5.3 Interactivity </text:p>
            <text:p>Level</text:p>
          </table:table-cell>
          <table:table-cell table:style-name="ce31" office:value-type="string" calcext:value-type="string" table:number-columns-spanned="1" table:number-rows-spanned="3">
            <office:annotation draw:style-name="gr24" draw:text-style-name="P2" svg:width="2.899cm" svg:height="19.951cm" svg:x="224.39cm" svg:y="0cm" draw:caption-point-x="-0.61cm" draw:caption-point-y="0.462cm">
              <dc:date>2023-02-21T00:00:00</dc:date>
              <text:p text:style-name="P1"><text:span text:style-name="T1">O grau de concisão de uma aprendizagem</text:span></text:p>
              <text:p text:style-name="P1"><text:span text:style-name="T1">objeto. A densidade semântica de um</text:span></text:p>
              <text:p text:style-name="P1"><text:span text:style-name="T1">objeto de aprendizagem pode ser estimado em</text:span></text:p>
              <text:p text:style-name="P1"><text:span text:style-name="T1">termos de seu tamanho, extensão ou – no caso de</text:span></text:p>
              <text:p text:style-name="P1"><text:span text:style-name="T1">recursos cronometrados, como áudio ou</text:span></text:p>
              <text:p text:style-name="P1"><text:span text:style-name="T1">vídeo– duração.</text:span></text:p>
              <text:p text:style-name="P1"><text:span text:style-name="T1">A densidade semântica de um objeto de aprendizagem</text:span></text:p>
              <text:p text:style-name="P1"><text:span text:style-name="T1">é independente de sua dificuldade. É melhor</text:span></text:p>
              <text:p text:style-name="P1"><text:span text:style-name="T1">ilustrado com exemplos de expositivo</text:span></text:p>
              <text:p text:style-name="P1"><text:span text:style-name="T1">material, embora possa ser usado com</text:span></text:p>
              <text:p text:style-name="P1"><text:span text:style-name="T1">recursos ativos também.</text:span></text:p>
              <text:p text:style-name="P1"><text:span text:style-name="T1">NOTA 31— Inerentemente, esta escala</text:span></text:p>
              <text:p text:style-name="P1"><text:span text:style-name="T1">é significativo dentro do contexto</text:span></text:p>
              <text:p text:style-name="P1"><text:span text:style-name="T1">de uma comunidade de prática]</text:span></text:p>
              <text:p text:style-name="P1"><text:span text:style-name="T1"/></text:p>
              <text:p text:style-name="P1"><text:span text:style-name="T1">very low</text:span></text:p>
              <text:p text:style-name="P1"><text:span text:style-name="T1">low</text:span></text:p>
              <text:p text:style-name="P1"><text:span text:style-name="T1">medium</text:span></text:p>
              <text:p text:style-name="P1"><text:span text:style-name="T1">high</text:span></text:p>
              <text:p text:style-name="P1"><text:span text:style-name="T1">very high</text:span></text:p>
              <text:p text:style-name="P1"><text:span text:style-name="T1"/></text:p>
            </office:annotation>
            <text:p>5.4 Semantic </text:p>
            <text:p>Density</text:p>
          </table:table-cell>
          <table:table-cell table:style-name="ce31" office:value-type="string" calcext:value-type="string" table:number-columns-spanned="1" table:number-rows-spanned="3">
            <office:annotation draw:style-name="gr25" draw:text-style-name="P2" svg:width="2.899cm" svg:height="21.531cm" svg:x="230.622cm" svg:y="0cm" draw:caption-point-x="-0.61cm" draw:caption-point-y="0.462cm">
              <dc:date>2023-02-21T00:00:00</dc:date>
              <text:p text:style-name="P1"><text:span text:style-name="T1">Usuário(s) principal(is) para o(s) qual(is) este aprendizado</text:span></text:p>
              <text:p text:style-name="P1"><text:span text:style-name="T1">objeto foi projetado, o mais dominante primeiro.</text:span></text:p>
              <text:p text:style-name="P1"><text:span text:style-name="T1">NOTA 32— Um aluno trabalha com</text:span></text:p>
              <text:p text:style-name="P1"><text:span text:style-name="T1">um objeto de aprendizagem para aprender</text:span></text:p>
              <text:p text:style-name="P1"><text:span text:style-name="T1">algo. Um autor cria ou</text:span></text:p>
              <text:p text:style-name="P1"><text:span text:style-name="T1">publica um objeto de aprendizagem. Um gerente</text:span></text:p>
              <text:p text:style-name="P1"><text:span text:style-name="T1">gerencia a entrega desse aprendizado</text:span></text:p>
              <text:p text:style-name="P1"><text:span text:style-name="T1">objeto, por exemplo, uma universidade ou faculdade. O</text:span></text:p>
              <text:p text:style-name="P1"><text:span text:style-name="T1">documento para um gerente é tipicamente um</text:span></text:p>
              <text:p text:style-name="P1"><text:span text:style-name="T1">currículo.</text:span></text:p>
              <text:p text:style-name="P1"><text:span text:style-name="T1">NOTA 33— Para descrever o</text:span></text:p>
              <text:p text:style-name="P1"><text:span text:style-name="T1">função de usuário final pretendida por meio do</text:span></text:p>
              <text:p text:style-name="P1"><text:span text:style-name="T1">habilidades que o usuário pretende dominar,</text:span></text:p>
              <text:p text:style-name="P1"><text:span text:style-name="T1">ou as tarefas a que se destina</text:span></text:p>
              <text:p text:style-name="P1"><text:span text:style-name="T1">ser capaz de realizar, a categoria</text:span></text:p>
              <text:p text:style-name="P1"><text:span text:style-name="T1">9: A classificação pode ser usada.</text:span></text:p>
              <text:p text:style-name="P1"><text:span text:style-name="T1"/></text:p>
              <text:p text:style-name="P1"><text:span text:style-name="T1">teacher</text:span></text:p>
              <text:p text:style-name="P1"><text:span text:style-name="T1">author </text:span></text:p>
              <text:p text:style-name="P1"><text:span text:style-name="T1">learner </text:span></text:p>
              <text:p text:style-name="P1"><text:span text:style-name="T1">Manager</text:span></text:p>
              <text:p text:style-name="P1"><text:span text:style-name="T1"/></text:p>
            </office:annotation>
            <text:p>5.5 Intended End </text:p>
            <text:p>User Role</text:p>
          </table:table-cell>
          <table:table-cell table:style-name="ce31" office:value-type="string" calcext:value-type="string" table:number-columns-spanned="1" table:number-rows-spanned="3">
            <office:annotation draw:style-name="gr26" draw:text-style-name="P2" svg:width="2.899cm" svg:height="15.606cm" svg:x="234.917cm" svg:y="0cm" draw:caption-point-x="-0.61cm" draw:caption-point-y="0.462cm">
              <dc:date>2023-02-21T00:00:00</dc:date>
              <text:p text:style-name="P1"><text:span text:style-name="T1">O principal ambiente dentro do qual</text:span></text:p>
              <text:p text:style-name="P1"><text:span text:style-name="T1">o aprendizado e o uso desse aprendizado</text:span></text:p>
              <text:p text:style-name="P1"><text:span text:style-name="T1">objeto se destina a ocorrer.</text:span></text:p>
              <text:p text:style-name="P1"><text:span text:style-name="T1">NOTA 34— Boas práticas sugeridas</text:span></text:p>
              <text:p text:style-name="P1"><text:span text:style-name="T1">é usar um dos valores do valor</text:span></text:p>
              <text:p text:style-name="P1"><text:span text:style-name="T1">espaço e usar uma instância adicional de</text:span></text:p>
              <text:p text:style-name="P1"><text:span text:style-name="T1">este elemento de dados para maior refinamento,</text:span></text:p>
              <text:p text:style-name="P1"><text:span text:style-name="T1">como em</text:span></text:p>
              <text:p text:style-name="P1"><text:span text:style-name="T1"><text:s text:c="2"/></text:span><text:span text:style-name="T1">(“LOMv1.0”,”ensino superior”)</text:span></text:p>
              <text:p text:style-name="P1"><text:span text:style-name="T1">e (“http://www.ond.vlaanderen.be/</text:span></text:p>
              <text:p text:style-name="P1"><text:span text:style-name="T1">onderwijsinvlaanderen/Default.htm”,</text:span></text:p>
              <text:p text:style-name="P1"><text:span text:style-name="T1"><text:s text:c="2"/>“</text:span><text:span text:style-name="T1">kandidatuursonderwijs”)</text:span></text:p>
              <text:p text:style-name="P1"><text:span text:style-name="T1"/></text:p>
              <text:p text:style-name="P1"><text:span text:style-name="T1">school</text:span></text:p>
              <text:p text:style-name="P1"><text:span text:style-name="T1">higher education</text:span></text:p>
              <text:p text:style-name="P1"><text:span text:style-name="T1">training</text:span></text:p>
              <text:p text:style-name="P1"><text:span text:style-name="T1">other</text:span></text:p>
              <text:p text:style-name="P1"><text:span text:style-name="T1"/></text:p>
            </office:annotation>
            <text:p>5.6 Context</text:p>
          </table:table-cell>
          <table:table-cell table:style-name="ce31" office:value-type="string" calcext:value-type="string" table:number-columns-spanned="1" table:number-rows-spanned="3">
            <office:annotation draw:style-name="gr27" draw:text-style-name="P2" svg:width="2.899cm" svg:height="25.086cm" svg:x="240.514cm" svg:y="0cm" draw:caption-point-x="-0.61cm" draw:caption-point-y="0.462cm">
              <dc:date>2023-02-22T00:00:00</dc:date>
              <text:p text:style-name="P1"><text:span text:style-name="T1">Este elemento de dados deve referir-se a</text:span></text:p>
              <text:p text:style-name="P1"><text:span text:style-name="T1">idade de desenvolvimento, se isso seria</text:span></text:p>
              <text:p text:style-name="P1"><text:span text:style-name="T1">diferente da idade cronológica.</text:span></text:p>
              <text:p text:style-name="P1"><text:span text:style-name="T1">NOTA 35— A idade do aluno é</text:span></text:p>
              <text:p text:style-name="P1"><text:span text:style-name="T1">importante para encontrar objetos de aprendizagem,</text:span></text:p>
              <text:p text:style-name="P1"><text:span text:style-name="T1">especialmente para alunos em idade escolar e</text:span></text:p>
              <text:p text:style-name="P1"><text:span text:style-name="T1">seus professores.</text:span></text:p>
              <text:p text:style-name="P1"><text:span text:style-name="T1">Quando aplicável, a string deve ser</text:span></text:p>
              <text:p text:style-name="P1"><text:span text:style-name="T1">formatado como idade mínima-máxima</text:span></text:p>
              <text:p text:style-name="P1"><text:span text:style-name="T1">idade ou idade mínima-. (note que isso</text:span></text:p>
              <text:p text:style-name="P1"><text:span text:style-name="T1">é um compromisso entre adicionar três</text:span></text:p>
              <text:p text:style-name="P1"><text:span text:style-name="T1">elementos componentes (idade mínima,</text:span></text:p>
              <text:p text:style-name="P1"><text:span text:style-name="T1">idade máxima e descrição) e</text:span></text:p>
              <text:p text:style-name="P1"><text:span text:style-name="T1">tendo apenas um campo de texto livre.)</text:span></text:p>
              <text:p text:style-name="P1"><text:span text:style-name="T1">NOTA 36— Esquemas alternativos para</text:span></text:p>
              <text:p text:style-name="P1"><text:span text:style-name="T1">o que este elemento de dados tenta cobrir</text:span></text:p>
              <text:p text:style-name="P1"><text:span text:style-name="T1">(como várias idades de leitura ou</text:span></text:p>
              <text:p text:style-name="P1"><text:span text:style-name="T1">esquemas de nível, QI ou desenvolvimento</text:span></text:p>
              <text:p text:style-name="P1"><text:span text:style-name="T1">medidas de idade) devem ser representadas</text:span></text:p>
              <text:p text:style-name="P1"><text:span text:style-name="T1">através da categoria 9:Classificação.</text:span></text:p>
              <text:p text:style-name="P1"><text:span text:style-name="T1"/></text:p>
              <text:p text:style-name="P1"><text:span text:style-name="T1"/></text:p>
            </office:annotation>
            <text:p>5.7 Typical Age </text:p>
            <text:p>Range</text:p>
          </table:table-cell>
          <table:table-cell table:style-name="ce31" office:value-type="string" calcext:value-type="string" table:number-columns-spanned="1" table:number-rows-spanned="3">
            <office:annotation draw:style-name="gr28" draw:text-style-name="P2" svg:width="2.899cm" svg:height="10.471cm" svg:x="244.355cm" svg:y="0cm" draw:caption-point-x="-0.61cm" draw:caption-point-y="0.462cm">
              <dc:date>2023-02-21T00:00:00</dc:date>
              <text:p text:style-name="P1"><text:span text:style-name="T1">Quão difícil é trabalhar com ou através</text:span></text:p>
              <text:p text:style-name="P1"><text:span text:style-name="T1">este objeto de aprendizagem para o típico</text:span></text:p>
              <text:p text:style-name="P1"><text:span text:style-name="T1">público-alvo pretendido.</text:span></text:p>
              <text:p text:style-name="P1"><text:span text:style-name="T1">NOTA 37— O “ alvo típico</text:span></text:p>
              <text:p text:style-name="P1"><text:span text:style-name="T1">público” pode ser caracterizado por dados</text:span></text:p>
              <text:p text:style-name="P1"><text:span text:style-name="T1">elementos 5.6:Educational.Contexto e</text:span></text:p>
              <text:p text:style-name="P1"><text:span text:style-name="T1">5.7:Educational.TypicalAgeRange.</text:span></text:p>
              <text:p text:style-name="P1"><text:span text:style-name="T1"/></text:p>
              <text:p text:style-name="P1"><text:span text:style-name="T1">very easy</text:span></text:p>
              <text:p text:style-name="P1"><text:span text:style-name="T1">easy</text:span></text:p>
              <text:p text:style-name="P1"><text:span text:style-name="T1">medium</text:span></text:p>
              <text:p text:style-name="P1"><text:span text:style-name="T1">difficult</text:span></text:p>
              <text:p text:style-name="P1"><text:span text:style-name="T1">very difficult</text:span></text:p>
            </office:annotation>
            <text:p>5.8 Difficulty</text:p>
          </table:table-cell>
          <table:table-cell table:style-name="ce31" office:value-type="string" calcext:value-type="string" table:number-columns-spanned="1" table:number-rows-spanned="3">
            <office:annotation draw:style-name="gr28" draw:text-style-name="P2" svg:width="2.899cm" svg:height="10.471cm" svg:x="250.467cm" svg:y="0cm" draw:caption-point-x="-0.61cm" draw:caption-point-y="0.462cm">
              <dc:date>2023-02-22T00:00:00</dc:date>
              <text:p text:style-name="P1"><text:span text:style-name="T1">Tempo aproximado ou típico que leva para</text:span></text:p>
              <text:p text:style-name="P1"><text:span text:style-name="T1">trabalhar com ou através deste objeto de aprendizagem</text:span></text:p>
              <text:p text:style-name="P1"><text:span text:style-name="T1">para o público-alvo pretendido típico.</text:span></text:p>
              <text:p text:style-name="P1"><text:span text:style-name="T1">NOTA 38— O “ alvo típico</text:span></text:p>
              <text:p text:style-name="P1"><text:span text:style-name="T1">público” pode ser caracterizado por dados</text:span></text:p>
              <text:p text:style-name="P1"><text:span text:style-name="T1">elementos 5.6:Educational.Contexto e</text:span></text:p>
              <text:p text:style-name="P1"><text:span text:style-name="T1">5.7:Educational.TypicalAgeRange.</text:span></text:p>
              <text:p text:style-name="P1"><text:span text:style-name="T1"/></text:p>
              <text:p text:style-name="P1"><text:span text:style-name="T1">“</text:span><text:span text:style-name="T1">PT1H30M”, “PT1M45S</text:span></text:p>
            </office:annotation>
            <text:p>5.9 Typical </text:p>
            <text:p>Learning </text:p>
            <text:p>Time</text:p>
          </table:table-cell>
          <table:table-cell table:style-name="ce31" office:value-type="string" calcext:value-type="string" table:number-columns-spanned="1" table:number-rows-spanned="3">
            <office:annotation draw:style-name="gr29" draw:text-style-name="P2" svg:width="2.899cm" svg:height="4.151cm" svg:x="254.944cm" svg:y="0cm" draw:caption-point-x="-0.61cm" draw:caption-point-y="0.462cm">
              <dc:date>2023-02-22T00:00:00</dc:date>
              <text:p text:style-name="P1"><text:span text:style-name="T1">Comente como esse aprendizado</text:span></text:p>
              <text:p text:style-name="P1"><text:span text:style-name="T1">objeto será usado.</text:span></text:p>
              <text:p text:style-name="P1"><text:span text:style-name="T1"/></text:p>
              <text:p text:style-name="P1"><text:span text:style-name="T1">(“en”, “Teacher guidelines that </text:span></text:p>
              <text:p text:style-name="P1"><text:span text:style-name="T1">come with a textbook.”)</text:span></text:p>
            </office:annotation>
            <text:p>5.10 Description</text:p>
          </table:table-cell>
          <table:table-cell table:style-name="ce31" office:value-type="string" calcext:value-type="string" table:number-columns-spanned="1" table:number-rows-spanned="3">
            <office:annotation draw:style-name="gr30" draw:text-style-name="P2" svg:width="2.899cm" svg:height="12.841cm" svg:x="259.239cm" svg:y="0cm" draw:caption-point-x="-0.61cm" draw:caption-point-y="0.462cm">
              <dc:date>2023-02-22T00:00:00</dc:date>
              <text:p text:style-name="P1"><text:span text:style-name="T1">A linguagem humana usada pelos típicos</text:span></text:p>
              <text:p text:style-name="P1"><text:span text:style-name="T1">usuário pretendido deste objeto de aprendizagem.</text:span></text:p>
              <text:p text:style-name="P1"><text:span text:style-name="T1"/></text:p>
              <text:p text:style-name="P1"><text:span text:style-name="T1">Exemplo:</text:span></text:p>
              <text:p text:style-name="P1"><text:span text:style-name="T1"/></text:p>
              <text:p text:style-name="P1"><text:span text:style-name="T1">"en",</text:span></text:p>
              <text:p text:style-name="P1"><text:span text:style-name="T1">“</text:span><text:span text:style-name="T1">en-GB”,</text:span></text:p>
              <text:p text:style-name="P1"><text:span text:style-name="T1">“</text:span><text:span text:style-name="T1">de”,</text:span></text:p>
              <text:p text:style-name="P1"><text:span text:style-name="T1">“</text:span><text:span text:style-name="T1">fr-CA”,</text:span></text:p>
              <text:p text:style-name="P1"><text:span text:style-name="T1">"isto"</text:span></text:p>
              <text:p text:style-name="P1"><text:span text:style-name="T1">NOTA 39— Como exemplo,</text:span></text:p>
              <text:p text:style-name="P1"><text:span text:style-name="T1">para um objeto de aprendizagem em francês,</text:span></text:p>
              <text:p text:style-name="P1"><text:span text:style-name="T1">destinado a falantes de inglês</text:span></text:p>
              <text:p text:style-name="P1"><text:span text:style-name="T1">alunos, o valor de 1,3:Geral.</text:span></text:p>
              <text:p text:style-name="P1"><text:span text:style-name="T1">O idioma será o francês e</text:span></text:p>
              <text:p text:style-name="P1"><text:span text:style-name="T1">o valor de 5,11: Educacional.</text:span></text:p>
              <text:p text:style-name="P1"><text:span text:style-name="T1">O idioma será o inglês.</text:span></text:p>
            </office:annotation>
            <text:p>5.11 Language</text:p>
          </table:table-cell>
          <table:table-cell table:style-name="ce88" office:value-type="string" calcext:value-type="string" table:number-columns-spanned="1" table:number-rows-spanned="3">
            <text:p>6.1 Cost</text:p>
          </table:table-cell>
          <table:table-cell table:style-name="ce70" office:value-type="string" calcext:value-type="string" table:number-columns-spanned="1" table:number-rows-spanned="3">
            <text:p>6.2 Copyright and Other Restrictions</text:p>
          </table:table-cell>
          <table:table-cell table:style-name="ce70" office:value-type="string" calcext:value-type="string" table:number-columns-spanned="1" table:number-rows-spanned="3">
            <text:p>6.3 Description </text:p>
          </table:table-cell>
          <table:table-cell table:style-name="ce95" office:value-type="string" calcext:value-type="string" table:number-columns-spanned="1" table:number-rows-spanned="3">
            <office:annotation draw:style-name="gr31" draw:text-style-name="P2" svg:width="2.899cm" svg:height="16.396cm" svg:x="276.518cm" svg:y="0cm" draw:caption-point-x="-0.61cm" draw:caption-point-y="0.462cm">
              <dc:date>2023-02-21T00:00:00</dc:date>
              <text:p text:style-name="P1"><text:span text:style-name="T1">Natureza da relação entre</text:span></text:p>
              <text:p text:style-name="P1"><text:span text:style-name="T1">esse objeto de aprendizagem e o</text:span></text:p>
              <text:p text:style-name="P1"><text:span text:style-name="T1">objeto de aprendizagem alvo, identificado</text:span></text:p>
              <text:p text:style-name="P1"><text:span text:style-name="T1">por 7.2:Relation.Resource.</text:span></text:p>
              <text:p text:style-name="P1"><text:span text:style-name="T1"/></text:p>
              <text:p text:style-name="P1"><text:span text:style-name="T1">Based on Dublin </text:span></text:p>
              <text:p text:style-name="P1"><text:span text:style-name="T1">Core: </text:span></text:p>
              <text:p text:style-name="P1"><text:span text:style-name="T1">ispartof: is part of</text:span></text:p>
              <text:p text:style-name="P1"><text:span text:style-name="T1">haspart: has part</text:span></text:p>
              <text:p text:style-name="P1"><text:span text:style-name="T1">isversionof: is </text:span></text:p>
              <text:p text:style-name="P1"><text:span text:style-name="T1">version of</text:span></text:p>
              <text:p text:style-name="P1"><text:span text:style-name="T1">hasversion: has </text:span></text:p>
              <text:p text:style-name="P1"><text:span text:style-name="T1">version</text:span></text:p>
              <text:p text:style-name="P1"><text:span text:style-name="T1">isformatof: is format </text:span></text:p>
              <text:p text:style-name="P1"><text:span text:style-name="T1">of</text:span></text:p>
              <text:p text:style-name="P1"><text:span text:style-name="T1">hasformat: has </text:span></text:p>
              <text:p text:style-name="P1"><text:span text:style-name="T1">format</text:span></text:p>
              <text:p text:style-name="P1"><text:span text:style-name="T1">references: </text:span></text:p>
              <text:p text:style-name="P1"><text:span text:style-name="T1">references</text:span></text:p>
              <text:p text:style-name="P1"><text:span text:style-name="T1">isreferencedby: is </text:span></text:p>
              <text:p text:style-name="P1"><text:span text:style-name="T1">referenced by</text:span></text:p>
              <text:p text:style-name="P1"><text:span text:style-name="T1">isbasedon: is based </text:span></text:p>
              <text:p text:style-name="P1"><text:span text:style-name="T1">on</text:span></text:p>
              <text:p text:style-name="P1"><text:span text:style-name="T1">isbasisfor: is basis </text:span></text:p>
              <text:p text:style-name="P1"><text:span text:style-name="T1">for</text:span></text:p>
              <text:p text:style-name="P1"><text:span text:style-name="T1">requires: requires</text:span></text:p>
              <text:p text:style-name="P1"><text:span text:style-name="T1">isrequiredby: is </text:span></text:p>
              <text:p text:style-name="P1"><text:span text:style-name="T1">required by</text:span></text:p>
            </office:annotation>
            <text:p>7.1 Kind</text:p>
          </table:table-cell>
          <table:table-cell table:style-name="ce95" office:value-type="string" calcext:value-type="string" table:number-columns-spanned="3" table:number-rows-spanned="1">
            <office:annotation draw:style-name="gr6" draw:text-style-name="P2" svg:width="2.899cm" svg:height="2.571cm" svg:x="296.083cm" svg:y="0cm" draw:caption-point-x="-0.61cm" draw:caption-point-y="0.462cm">
              <dc:date>2023-02-09T00:00:00</dc:date>
              <text:p text:style-name="P1"><text:span text:style-name="T1">O objeto de aprendizagem alvo que</text:span></text:p>
              <text:p text:style-name="P1"><text:span text:style-name="T1">este relacionamento faz referência.</text:span></text:p>
            </office:annotation>
            <text:p>7.2 Resource</text:p>
          </table:table-cell>
          <table:covered-table-cell table:number-columns-repeated="2" table:style-name="ce96"/>
          <table:table-cell table:style-name="ce98" office:value-type="string" calcext:value-type="string" table:number-columns-spanned="1" table:number-rows-spanned="3">
            <office:annotation draw:style-name="gr6" draw:text-style-name="P2" svg:width="2.899cm" svg:height="2.571cm" svg:x="301.689cm" svg:y="0cm" draw:caption-point-x="-0.61cm" draw:caption-point-y="0.462cm">
              <dc:date>2023-02-23T00:00:00</dc:date>
              <text:p text:style-name="P1"><text:span text:style-name="T1">Entidade (ou seja, pessoas, organização)</text:span></text:p>
              <text:p text:style-name="P1"><text:span text:style-name="T1">que criou esta anotação.</text:span></text:p>
              <text:p text:style-name="P1"><text:span text:style-name="T1"/></text:p>
            </office:annotation>
            <text:p>8.1 Entity</text:p>
          </table:table-cell>
          <table:table-cell table:style-name="ce78" office:value-type="string" calcext:value-type="string" table:number-columns-spanned="1" table:number-rows-spanned="3">
            <office:annotation draw:style-name="gr7" draw:text-style-name="P2" svg:width="2.899cm" svg:height="1.799cm" svg:x="304.774cm" svg:y="0cm" draw:caption-point-x="-0.61cm" draw:caption-point-y="0.462cm">
              <dc:date>2023-02-23T00:00:00</dc:date>
              <text:p text:style-name="P1"><text:span text:style-name="T1">Data em que esta anotação foi criada</text:span></text:p>
              <text:p text:style-name="P1"><text:span text:style-name="T1"/></text:p>
            </office:annotation>
            <text:p>8.2 Date</text:p>
          </table:table-cell>
          <table:table-cell table:style-name="ce78" office:value-type="string" calcext:value-type="string" table:number-columns-spanned="1" table:number-rows-spanned="3">
            <office:annotation draw:style-name="gr7" draw:text-style-name="P2" svg:width="2.899cm" svg:height="1.799cm" svg:x="308.875cm" svg:y="0cm" draw:caption-point-x="-0.61cm" draw:caption-point-y="0.462cm">
              <dc:date>2023-02-23T00:00:00</dc:date>
              <text:p text:style-name="P1"><text:span text:style-name="T1">O conteúdo desta anotação</text:span></text:p>
            </office:annotation>
            <text:p>8.3 Description</text:p>
          </table:table-cell>
          <table:table-cell table:style-name="ce138" office:value-type="string" calcext:value-type="string" table:number-columns-spanned="1" table:number-rows-spanned="3">
            <office:annotation draw:style-name="gr16" draw:text-style-name="P2" svg:width="2.899cm" svg:height="7.706cm" svg:x="313.14cm" svg:y="0cm" draw:caption-point-x="-0.61cm" draw:caption-point-y="0.462cm">
              <dc:date>2023-02-21T00:00:00</dc:date>
              <text:p text:style-name="P1"><text:span text:style-name="T1">O propósito de classificar</text:span></text:p>
              <text:p text:style-name="P1"><text:span text:style-name="T1">este objeto de aprendizagem</text:span></text:p>
              <text:p text:style-name="P1"><text:span text:style-name="T1"/></text:p>
              <text:p text:style-name="P1"><text:span text:style-name="T1">discipline </text:span></text:p>
              <text:p text:style-name="P1"><text:span text:style-name="T1">idea </text:span></text:p>
              <text:p text:style-name="P1"><text:span text:style-name="T1">prerequisite </text:span></text:p>
              <text:p text:style-name="P1"><text:span text:style-name="T1">educational </text:span></text:p>
              <text:p text:style-name="P1"><text:span text:style-name="T1">objective </text:span></text:p>
              <text:p text:style-name="P1"><text:span text:style-name="T1">accessibility </text:span></text:p>
              <text:p text:style-name="P1"><text:span text:style-name="T1">restrictions </text:span></text:p>
              <text:p text:style-name="P1"><text:span text:style-name="T1">educational level </text:span></text:p>
              <text:p text:style-name="P1"><text:span text:style-name="T1">skill level </text:span></text:p>
              <text:p text:style-name="P1"><text:span text:style-name="T1">security level</text:span></text:p>
              <text:p text:style-name="P1"><text:span text:style-name="T1">Competency</text:span></text:p>
              <text:p text:style-name="P1"><text:span text:style-name="T1"/></text:p>
              <text:p text:style-name="P1"><text:span text:style-name="T1">Vocabulary </text:span></text:p>
              <text:p text:style-name="P1"><text:span text:style-name="T1">(State)</text:span></text:p>
            </office:annotation>
            <text:p>9.1 Purpose </text:p>
          </table:table-cell>
          <table:table-cell table:style-name="ce138" office:value-type="string" calcext:value-type="string" table:number-columns-spanned="3" table:number-rows-spanned="1">
            <office:annotation draw:style-name="gr32" draw:text-style-name="P2" svg:width="2.899cm" svg:height="8.496cm" svg:x="328.715cm" svg:y="0cm" draw:caption-point-x="3.971cm" draw:caption-point-y="0.462cm">
              <dc:date>2023-02-09T00:00:00</dc:date>
              <text:p text:style-name="P1"><text:span text:style-name="T1">Um caminho taxonômico em um determinado</text:span></text:p>
              <text:p text:style-name="P1"><text:span text:style-name="T1">sistema de classificação. Cada sucesso</text:span></text:p>
              <text:p text:style-name="P1"><text:span text:style-name="T1">nível é um refinamento na definição de</text:span></text:p>
              <text:p text:style-name="P1"><text:span text:style-name="T1">o nível anterior.</text:span></text:p>
              <text:p text:style-name="P1"><text:span text:style-name="T1">Diferentes caminhos, no mesmo ou em diferentes</text:span></text:p>
              <text:p text:style-name="P1"><text:span text:style-name="T1">classificações, que descrevem</text:span></text:p>
              <text:p text:style-name="P1"><text:span text:style-name="T1">mesma característica, são permitidos.</text:span></text:p>
              <text:p text:style-name="P1"><text:span text:style-name="T1"/></text:p>
              <text:p text:style-name="P1"><text:span text:style-name="T1"/></text:p>
            </office:annotation>
            <text:p>9.2 Taxon Path</text:p>
          </table:table-cell>
          <table:covered-table-cell table:number-columns-repeated="2" table:style-name="ce139"/>
          <table:table-cell table:style-name="ce137" office:value-type="string" calcext:value-type="string" table:number-columns-spanned="1" table:number-rows-spanned="3">
            <office:annotation draw:style-name="gr33" draw:text-style-name="P2" svg:width="2.899cm" svg:height="11.261cm" svg:x="339.267cm" svg:y="0cm" draw:caption-point-x="-0.61cm" draw:caption-point-y="0.462cm">
              <dc:date>2023-02-23T00:00:00</dc:date>
              <text:p text:style-name="P1"><text:span text:style-name="T1">Descrição do objeto de aprendizagem</text:span></text:p>
              <text:p text:style-name="P1"><text:span text:style-name="T1">em relação ao referido 9.1:Classificação.</text:span></text:p>
              <text:p text:style-name="P1"><text:span text:style-name="T1">Objetivo desta classificação específica,</text:span></text:p>
              <text:p text:style-name="P1"><text:span text:style-name="T1">como disciplina, ideia, nível de habilidade,</text:span></text:p>
              <text:p text:style-name="P1"><text:span text:style-name="T1">objetivo educacional, etc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2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A medical instrument for </text:span></text:p>
              <text:p text:style-name="P1"><text:span text:style-name="T1">listening called a stethoscope.”)</text:span></text:p>
              <text:p text:style-name="P1"><text:span text:style-name="T1"/></text:p>
            </office:annotation>
            <text:p>9.3 Description </text:p>
          </table:table-cell>
          <table:table-cell table:style-name="ce137" office:value-type="string" calcext:value-type="string" table:number-columns-spanned="1" table:number-rows-spanned="3">
            <text:p>9.4 Keyword </text:p>
          </table:table-cell>
          <table:table-cell table:number-columns-repeated="2"/>
        </table:table-row>
        <table:table-row table:style-name="ro2">
          <table:covered-table-cell table:style-name="Default"/>
          <table:table-cell table:style-name="ce23" office:value-type="string" calcext:value-type="string" table:number-columns-spanned="1" table:number-rows-spanned="2">
            <text:p>1.1.1 Catalog</text:p>
          </table:table-cell>
          <table:table-cell table:style-name="ce23" office:value-type="string" calcext:value-type="string" table:number-columns-spanned="1" table:number-rows-spanned="2">
            <text:p>1.1.2 Entry</text:p>
          </table:table-cell>
          <table:covered-table-cell table:number-columns-repeated="2" table:style-name="ce24"/>
          <table:covered-table-cell table:style-name="ce177"/>
          <table:covered-table-cell table:number-columns-repeated="4" table:style-name="ce24"/>
          <table:covered-table-cell table:number-columns-repeated="2" table:style-name="ce47"/>
          <table:table-cell table:style-name="ce53" office:value-type="string" calcext:value-type="string" table:number-columns-spanned="1" table:number-rows-spanned="2">
            <office:annotation draw:style-name="gr10" draw:text-style-name="P2" svg:width="2.899cm" svg:height="10.076cm" svg:x="54.33cm" svg:y="0.451cm" draw:caption-point-x="-0.61cm" draw:caption-point-y="0.462cm">
              <dc:date>2023-02-21T00:00:00</dc:date>
              <text:p text:style-name="P1"><text:span text:style-name="T1">autor</text:span></text:p>
              <text:p text:style-name="P1"><text:span text:style-name="T1">editor</text:span></text:p>
              <text:p text:style-name="P1"><text:span text:style-name="T1">desconhecido</text:span></text:p>
              <text:p text:style-name="P1"><text:span text:style-name="T1">Iniciador</text:span></text:p>
              <text:p text:style-name="P1"><text:span text:style-name="T1">terminador</text:span></text:p>
              <text:p text:style-name="P1"><text:span text:style-name="T1">validador</text:span></text:p>
              <text:p text:style-name="P1"><text:span text:style-name="T1">editor</text:span></text:p>
              <text:p text:style-name="P1"><text:span text:style-name="T1">designer gráfico</text:span></text:p>
              <text:p text:style-name="P1"><text:span text:style-name="T1">técnico</text:span></text:p>
              <text:p text:style-name="P1"><text:span text:style-name="T1">implementador</text:span></text:p>
              <text:p text:style-name="P1"><text:span text:style-name="T1">provedor de conteúdo</text:span></text:p>
              <text:p text:style-name="P1"><text:span text:style-name="T1">validador técnico</text:span></text:p>
              <text:p text:style-name="P1"><text:span text:style-name="T1">educacional</text:span></text:p>
              <text:p text:style-name="P1"><text:span text:style-name="T1">validador</text:span></text:p>
              <text:p text:style-name="P1"><text:span text:style-name="T1">roteirista</text:span></text:p>
              <text:p text:style-name="P1"><text:span text:style-name="T1">instrucional</text:span></text:p>
              <text:p text:style-name="P1"><text:span text:style-name="T1">desenhista</text:span></text:p>
              <text:p text:style-name="P1"><text:span text:style-name="T1">assunto</text:span></text:p>
              <text:p text:style-name="P1"><text:span text:style-name="T1">especialista</text:span></text:p>
              <text:p text:style-name="P1"><text:span text:style-name="T1">NOTA 16—</text:span></text:p>
              <text:p text:style-name="P1"><text:span text:style-name="T1">“</text:span><text:span text:style-name="T1">terminador” é o</text:span></text:p>
              <text:p text:style-name="P1"><text:span text:style-name="T1">entidade que fez</text:span></text:p>
              <text:p text:style-name="P1"><text:span text:style-name="T1">o objeto de aprendizagem</text:span></text:p>
            </office:annotation>
            <text:p>2.3.1 Role</text:p>
          </table:table-cell>
          <table:table-cell table:style-name="ce53" office:value-type="string" calcext:value-type="string" table:number-columns-spanned="1" table:number-rows-spanned="2">
            <office:annotation draw:style-name="gr36" draw:text-style-name="P2" svg:width="2.899cm" svg:height="6.916cm" svg:x="63.043cm" svg:y="0.451cm" draw:caption-point-x="-0.61cm" draw:caption-point-y="0.462cm">
              <dc:date>2023-02-22T00:00:00</dc:date>
              <text:p text:style-name="P1"><text:span text:style-name="T1">A identificação e as informações</text:span></text:p>
              <text:p text:style-name="P1"><text:span text:style-name="T1">sobre entidades (ou seja, pessoas,</text:span></text:p>
              <text:p text:style-name="P1"><text:span text:style-name="T1">organizações) contribuindo para isso</text:span></text:p>
              <text:p text:style-name="P1"><text:span text:style-name="T1">objeto de aprendizagem. As entidades devem</text:span></text:p>
              <text:p text:style-name="P1"><text:span text:style-name="T1">ser ordenados como mais relevantes primeiro.</text:span></text:p>
              <text:p text:style-name="P1"><text:span text:style-name="T1"/></text:p>
            </office:annotation>
            <text:p>2.3.2 Entity</text:p>
          </table:table-cell>
          <table:table-cell table:style-name="ce46" office:value-type="string" calcext:value-type="string" table:number-columns-spanned="1" table:number-rows-spanned="2">
            <office:annotation draw:style-name="gr7" draw:text-style-name="P2" svg:width="2.899cm" svg:height="1.799cm" svg:x="68.519cm" svg:y="0.451cm" draw:caption-point-x="-0.61cm" draw:caption-point-y="0.462cm">
              <dc:date>2023-02-22T00:00:00</dc:date>
              <text:p text:style-name="P1"><text:span text:style-name="T1">The date of the contribution</text:span></text:p>
            </office:annotation>
            <text:p>2.3.3 Date </text:p>
          </table:table-cell>
          <table:table-cell table:style-name="ce58" office:value-type="string" calcext:value-type="string" table:number-columns-spanned="1" table:number-rows-spanned="2">
            <office:annotation draw:style-name="gr34" draw:text-style-name="P2" svg:width="2.899cm" svg:height="3.756cm" svg:x="75.477cm" svg:y="0.451cm" draw:caption-point-x="-0.61cm" draw:caption-point-y="0.462cm">
              <dc:date>2023-02-22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.</text:span></text:p>
            </office:annotation>
            <text:p>3.1.1 Catalog </text:p>
          </table:table-cell>
          <table:table-cell table:style-name="ce61" office:value-type="string" calcext:value-type="string" table:number-columns-spanned="1" table:number-rows-spanned="2">
            <office:annotation draw:style-name="gr2" draw:text-style-name="P2" svg:width="2.899cm" svg:height="5.336cm" svg:x="83.743cm" svg:y="0.451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esses metadados</text:span></text:p>
              <text:p text:style-name="P1"><text:span text:style-name="T1">registro. Uma string específica de namespace.</text:span></text:p>
              <text:p text:style-name="P1"><text:span text:style-name="T1"/></text:p>
            </office:annotation>
            <text:p>3.1.2 Entry</text:p>
          </table:table-cell>
          <table:table-cell table:style-name="ce61" office:value-type="string" calcext:value-type="string" table:number-columns-spanned="1" table:number-rows-spanned="2">
            <office:annotation draw:style-name="gr29" draw:text-style-name="P2" svg:width="2.899cm" svg:height="4.151cm" svg:x="90.338cm" svg:y="0.451cm" draw:caption-point-x="-0.61cm" draw:caption-point-y="0.462cm">
              <dc:date>2023-02-08T00:00:00</dc:date>
              <text:p text:style-name="P1"><text:span text:style-name="T1">Tipo de contribuição.</text:span></text:p>
              <text:p text:style-name="P1"><text:span text:style-name="T1">Exatamente uma instância deste elemento de dados</text:span></text:p>
              <text:p text:style-name="P1"><text:span text:style-name="T1">com o valor "criador" deve existir.</text:span></text:p>
              <text:p text:style-name="P1"><text:span text:style-name="T1"/></text:p>
            </office:annotation>
            <text:p>3.2.1 Role</text:p>
          </table:table-cell>
          <table:table-cell table:style-name="ce61" office:value-type="string" calcext:value-type="string" table:number-columns-spanned="1" table:number-rows-spanned="2">
            <office:annotation draw:style-name="gr18" draw:text-style-name="P2" svg:width="2.899cm" svg:height="6.126cm" svg:x="97.145cm" svg:y="0.451cm" draw:caption-point-x="-0.61cm" draw:caption-point-y="0.462cm">
              <dc:date>2023-02-22T00:00:00</dc:date>
              <text:p text:style-name="P1"><text:span text:style-name="T1">A identificação e as informações</text:span></text:p>
              <text:p text:style-name="P1"><text:span text:style-name="T1">sobre entidades (ou seja, pessoas,</text:span></text:p>
              <text:p text:style-name="P1"><text:span text:style-name="T1">organizações) contribuindo para isso</text:span></text:p>
              <text:p text:style-name="P1"><text:span text:style-name="T1">instância de metadados. As entidades devem</text:span></text:p>
              <text:p text:style-name="P1"><text:span text:style-name="T1">ser ordenados como mais relevantes primeiro.]</text:span></text:p>
            </office:annotation>
            <text:p>3.2.2 Entity</text:p>
          </table:table-cell>
          <table:table-cell table:style-name="ce61" office:value-type="string" calcext:value-type="string" table:number-columns-spanned="1" table:number-rows-spanned="2">
            <office:annotation draw:style-name="gr7" draw:text-style-name="P2" svg:width="2.899cm" svg:height="1.799cm" svg:x="103.832cm" svg:y="0.451cm" draw:caption-point-x="-0.61cm" draw:caption-point-y="0.462cm">
              <dc:date>2023-02-22T00:00:00</dc:date>
              <text:p text:style-name="P1"><text:span text:style-name="T1">A data da contribuição</text:span></text:p>
              <text:p text:style-name="P1"><text:span text:style-name="T1"/></text:p>
            </office:annotation>
            <text:p>3.2.3 Date</text:p>
          </table:table-cell>
          <table:covered-table-cell table:number-columns-repeated="2" table:style-name="ce61"/>
          <table:covered-table-cell table:style-name="ce73" office:value-type="string" calcext:value-type="string">
            <text:p>4.1 Format</text:p>
          </table:covered-table-cell>
          <table:covered-table-cell table:style-name="ce62" office:value-type="string" calcext:value-type="string">
            <text:p>4.2 Size </text:p>
          </table:covered-table-cell>
          <table:covered-table-cell table:style-name="ce62" office:value-type="string" calcext:value-type="string">
            <text:p>4.3 Location </text:p>
          </table:covered-table-cell>
          <table:table-cell table:style-name="ce76" office:value-type="string" calcext:value-type="string" table:number-columns-spanned="4" table:number-rows-spanned="1">
            <office:annotation draw:style-name="gr35" draw:text-style-name="P2" svg:width="2.899cm" svg:height="4.941cm" svg:x="184.007cm" svg:y="0.451cm" draw:caption-point-x="-0.61cm" draw:caption-point-y="0.462cm">
              <dc:date>2023-02-08T00:00:00</dc:date>
              <text:p text:style-name="P1"><text:span text:style-name="T1">Agrupamento de vários requisitos. O</text:span></text:p>
              <text:p text:style-name="P1"><text:span text:style-name="T1">requisito composto é satisfeito quando</text:span></text:p>
              <text:p text:style-name="P1"><text:span text:style-name="T1">um dos requisitos do componente é</text:span></text:p>
              <text:p text:style-name="P1"><text:span text:style-name="T1">satisfeito, ou seja, o conector lógico é OU.</text:span></text:p>
            </office:annotation>
            <text:p>4.4.1 OrComposite</text:p>
          </table:table-cell>
          <table:covered-table-cell table:number-columns-repeated="3" table:style-name="ce76" office:value-type="string" calcext:value-type="string">
            <text:p>4.4.1 OrComposite</text:p>
          </table:covered-table-cell>
          <table:covered-table-cell table:style-name="ce73" office:value-type="string" calcext:value-type="string">
            <text:p>4.5 Installation </text:p>
            <text:p>Remarks</text:p>
          </table:covered-table-cell>
          <table:covered-table-cell table:style-name="ce73" office:value-type="string" calcext:value-type="string">
            <text:p>4.6 Other </text:p>
            <text:p>Platform </text:p>
            <text:p>Requirements</text:p>
          </table:covered-table-cell>
          <table:covered-table-cell table:style-name="ce73" office:value-type="string" calcext:value-type="string">
            <text:p>4.7 Duration</text:p>
          </table:covered-table-cell>
          <table:covered-table-cell table:style-name="ce84" office:value-type="string" calcext:value-type="string">
            <text:p>5.1 Interactivity </text:p>
            <text:p>Type</text:p>
          </table:covered-table-cell>
          <table:covered-table-cell table:style-name="ce84" office:value-type="string" calcext:value-type="string">
            <text:p>5.2 Learning </text:p>
            <text:p>Resource </text:p>
            <text:p>Type</text:p>
          </table:covered-table-cell>
          <table:covered-table-cell table:style-name="ce84" office:value-type="string" calcext:value-type="string">
            <text:p>5.3 Interactivity </text:p>
            <text:p>Level</text:p>
          </table:covered-table-cell>
          <table:covered-table-cell table:style-name="ce84" office:value-type="string" calcext:value-type="string">
            <text:p>5.4 Semantic </text:p>
            <text:p>Density</text:p>
          </table:covered-table-cell>
          <table:covered-table-cell table:style-name="ce84" office:value-type="string" calcext:value-type="string">
            <text:p>5.5 Intended End </text:p>
            <text:p>User Role</text:p>
          </table:covered-table-cell>
          <table:covered-table-cell table:style-name="ce84" office:value-type="string" calcext:value-type="string">
            <text:p>5.6 Context</text:p>
          </table:covered-table-cell>
          <table:covered-table-cell table:style-name="ce84" office:value-type="string" calcext:value-type="string">
            <text:p>5.7 Typical Age </text:p>
            <text:p>Range</text:p>
          </table:covered-table-cell>
          <table:covered-table-cell table:style-name="ce84" office:value-type="string" calcext:value-type="string">
            <text:p>5.8 Difficulty</text:p>
          </table:covered-table-cell>
          <table:covered-table-cell table:style-name="ce84" office:value-type="string" calcext:value-type="string">
            <text:p>5.9 Typical </text:p>
            <text:p>Learning </text:p>
            <text:p>Time</text:p>
          </table:covered-table-cell>
          <table:covered-table-cell table:style-name="ce84" office:value-type="string" calcext:value-type="string">
            <text:p>5.10 Description</text:p>
          </table:covered-table-cell>
          <table:covered-table-cell table:style-name="ce84" office:value-type="string" calcext:value-type="string">
            <text:p>5.11 Language</text:p>
          </table:covered-table-cell>
          <table:covered-table-cell table:style-name="ce67"/>
          <table:covered-table-cell table:style-name="ce91"/>
          <table:covered-table-cell table:style-name="ce67"/>
          <table:covered-table-cell table:style-name="ce96"/>
          <table:table-cell table:style-name="ce95" office:value-type="string" calcext:value-type="string" table:number-columns-spanned="2" table:number-rows-spanned="1">
            <office:annotation draw:style-name="gr4" draw:text-style-name="P2" svg:width="2.899cm" svg:height="2.966cm" svg:x="290.456cm" svg:y="0.451cm" draw:caption-point-x="-0.61cm" draw:caption-point-y="0.462cm">
              <dc:date>2023-02-09T00:00:00</dc:date>
              <text:p text:style-name="P1"><text:span text:style-name="T1">Um rótulo globalmente exclusivo que identifica</text:span></text:p>
              <text:p text:style-name="P1"><text:span text:style-name="T1">o objeto de aprendizagem alvo</text:span></text:p>
            </office:annotation>
            <text:p>7.2.1 Identifier</text:p>
          </table:table-cell>
          <table:covered-table-cell table:style-name="ce96"/>
          <table:table-cell table:style-name="ce95" office:value-type="string" calcext:value-type="string" table:number-columns-spanned="1" table:number-rows-spanned="2">
            <office:annotation draw:style-name="gr16" draw:text-style-name="P2" svg:width="2.899cm" svg:height="7.706cm" svg:x="296.083cm" svg:y="0.451cm" draw:caption-point-x="-0.61cm" draw:caption-point-y="0.462cm">
              <dc:date>2023-02-22T00:00:00</dc:date>
              <text:p text:style-name="P1"><text:span text:style-name="T1">Descrição do objeto de aprendizagem de destino.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The QuickTime movie </text:span></text:p>
              <text:p text:style-name="P1"><text:span text:style-name="T1">of the Mona Lisa on the website </text:span></text:p>
              <text:p text:style-name="P1"><text:span text:style-name="T1">of the Louvre museum.”)</text:span></text:p>
            </office:annotation>
            <text:p>7.2.2 Description</text:p>
          </table:table-cell>
          <table:covered-table-cell table:number-columns-repeated="3" table:style-name="ce99"/>
          <table:covered-table-cell table:style-name="ce139"/>
          <table:table-cell table:style-name="ce138" office:value-type="string" calcext:value-type="string" table:number-columns-spanned="1" table:number-rows-spanned="2">
            <office:annotation draw:style-name="gr17" draw:text-style-name="P2" svg:width="2.899cm" svg:height="15.211cm" svg:x="318.876cm" svg:y="0.451cm" draw:caption-point-x="-0.61cm" draw:caption-point-y="0.462cm">
              <dc:date>2023-02-23T00:00:00</dc:date>
              <text:p text:style-name="P1"><text:span text:style-name="T1">O nome do sistema de classificação.</text:span></text:p>
              <text:p text:style-name="P1"><text:span text:style-name="T1">NOTA 41— Uma indexação,</text:span></text:p>
              <text:p text:style-name="P1"><text:span text:style-name="T1">ferramenta de catalogação ou consulta pode</text:span></text:p>
              <text:p text:style-name="P1"><text:span text:style-name="T1">fornecer as entradas de nível superior de um</text:span></text:p>
              <text:p text:style-name="P1"><text:span text:style-name="T1">classificação bem estabelecida,</text:span></text:p>
              <text:p text:style-name="P1"><text:span text:style-name="T1">como a Biblioteca do Congresso</text:span></text:p>
              <text:p text:style-name="P1"><text:span text:style-name="T1">Classificação (LOC), Universal</text:span></text:p>
              <text:p text:style-name="P1"><text:span text:style-name="T1">Classificação Decimal (UDC), Dewey</text:span></text:p>
              <text:p text:style-name="P1"><text:span text:style-name="T1">Classificação Decimal (DDC), etc.</text:span></text:p>
              <text:p text:style-name="P1"><text:span text:style-name="T1"/></text:p>
              <text:p text:style-name="P1"><text:span text:style-name="T1">Lang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”ACM”), (“en”,”MESH”), </text:span></text:p>
              <text:p text:style-name="P1"><text:span text:style-name="T1">(“en”,”ARIADNE”)</text:span></text:p>
            </office:annotation>
            <text:p>9.2.1 Source</text:p>
          </table:table-cell>
          <table:table-cell table:style-name="ce138" office:value-type="string" calcext:value-type="string" table:number-columns-spanned="2" table:number-rows-spanned="1">
            <office:annotation draw:style-name="gr27" draw:text-style-name="P2" svg:width="2.899cm" svg:height="25.086cm" svg:x="331.038cm" svg:y="0.451cm" draw:caption-point-x="1.648cm" draw:caption-point-y="0.462cm">
              <dc:date>2023-02-09T00:00:00</dc:date>
              <text:p text:style-name="P1"><text:span text:style-name="T1">Um termo particular dentro de uma taxonomia.</text:span></text:p>
              <text:p text:style-name="P1"><text:span text:style-name="T1">Um táxon é um nó que tem um</text:span></text:p>
              <text:p text:style-name="P1"><text:span text:style-name="T1">rótulo ou termo. Um táxon também pode ter um</text:span></text:p>
              <text:p text:style-name="P1"><text:span text:style-name="T1">designação alfanumérica ou identificador</text:span></text:p>
              <text:p text:style-name="P1"><text:span text:style-name="T1">para referência padronizada. O rótulo</text:span></text:p>
              <text:p text:style-name="P1"><text:span text:style-name="T1">e/ou a entrada pode ser usada para designar</text:span></text:p>
              <text:p text:style-name="P1"><text:span text:style-name="T1">um determinado táxon.</text:span></text:p>
              <text:p text:style-name="P1"><text:span text:style-name="T1">Uma lista ordenada de táxons cria uma</text:span></text:p>
              <text:p text:style-name="P1"><text:span text:style-name="T1">caminho taxonômico, ou seja, “caminho taxonômico</text:span></text:p>
              <text:p text:style-name="P1"><text:span text:style-name="T1">escada”: este é um caminho de uma</text:span></text:p>
              <text:p text:style-name="P1"><text:span text:style-name="T1">mais geral para mais específico</text:span></text:p>
              <text:p text:style-name="P1"><text:span text:style-name="T1">entrada em uma classificação.</text:span></text:p>
              <text:p text:style-name="P1"><text:span text:style-name="T1"/></text:p>
              <text:p text:style-name="P1"><text:span text:style-name="T1">{[“12”,(“en”,”Physics”)],</text:span></text:p>
              <text:p text:style-name="P1"><text:span text:style-name="T1">[“23”,(“en”,”Acoustics”)], </text:span></text:p>
              <text:p text:style-name="P1"><text:span text:style-name="T1">[“34”,(“en”,”Instruments”)], </text:span></text:p>
              <text:p text:style-name="P1"><text:span text:style-name="T1">[“45”,(“en”,”Stethoscope”)]}</text:span></text:p>
              <text:p text:style-name="P1"><text:span text:style-name="T1">A 2nd taxon path for the same </text:span></text:p>
              <text:p text:style-name="P1"><text:span text:style-name="T1">learning object could be: </text:span></text:p>
              <text:p text:style-name="P1"><text:span text:style-name="T1">{[“56”,(“en”,”Medicine”)], </text:span></text:p>
              <text:p text:style-name="P1"><text:span text:style-name="T1">[“67”,(“en”,”Diagnostics”)], </text:span></text:p>
              <text:p text:style-name="P1"><text:span text:style-name="T1">[“34”,(“en”,”Instruments”)], </text:span></text:p>
              <text:p text:style-name="P1"><text:span text:style-name="T1">[“45”,(“en”,”Stethoscope”)]}</text:span></text:p>
            </office:annotation>
            <text:p>9.2.2 Taxon</text:p>
          </table:table-cell>
          <table:covered-table-cell table:style-name="ce139"/>
          <table:covered-table-cell table:number-columns-repeated="2" table:style-name="ce141"/>
          <table:table-cell table:number-columns-repeated="2"/>
        </table:table-row>
        <table:table-row table:style-name="ro2">
          <table:covered-table-cell table:style-name="Default"/>
          <table:covered-table-cell table:number-columns-repeated="4" table:style-name="ce24"/>
          <table:covered-table-cell table:style-name="ce177"/>
          <table:covered-table-cell table:number-columns-repeated="4" table:style-name="ce24"/>
          <table:covered-table-cell table:number-columns-repeated="2" table:style-name="ce47"/>
          <table:covered-table-cell table:number-columns-repeated="2" table:style-name="ce53"/>
          <table:covered-table-cell table:style-name="ce46"/>
          <table:covered-table-cell table:style-name="ce58"/>
          <table:covered-table-cell table:number-columns-repeated="6" table:style-name="ce61"/>
          <table:covered-table-cell table:style-name="ce73" office:value-type="string" calcext:value-type="string">
            <text:p>4.1 Format</text:p>
          </table:covered-table-cell>
          <table:covered-table-cell table:style-name="ce62" office:value-type="string" calcext:value-type="string">
            <text:p>4.2 Size </text:p>
          </table:covered-table-cell>
          <table:covered-table-cell table:style-name="ce62" office:value-type="string" calcext:value-type="string">
            <text:p>4.3 Location </text:p>
          </table:covered-table-cell>
          <table:table-cell table:style-name="ce76" office:value-type="string" calcext:value-type="string">
            <office:annotation draw:style-name="gr34" draw:text-style-name="P2" svg:width="2.899cm" svg:height="3.756cm" svg:x="152.125cm" svg:y="1.139cm" draw:caption-point-x="-2.01cm" draw:caption-point-y="0.226cm">
              <dc:date>2023-02-21T00:00:00</dc:date>
              <text:p text:style-name="P1"><text:span text:style-name="T1">A tecnologia necessária para usar</text:span></text:p>
              <text:p text:style-name="P1"><text:span text:style-name="T1">este objeto de aprendizagem, por exemplo, hardware,</text:span></text:p>
              <text:p text:style-name="P1"><text:span text:style-name="T1">software, rede, etc.</text:span></text:p>
            </office:annotation>
            <text:p>4.4.1.1 Type</text:p>
          </table:table-cell>
          <table:table-cell table:style-name="ce29" office:value-type="string" calcext:value-type="string">
            <office:annotation draw:style-name="gr3" draw:text-style-name="P2" svg:width="2.899cm" svg:height="10.866cm" svg:x="159.832cm" svg:y="0.903cm" draw:caption-point-x="-0.61cm" draw:caption-point-y="0.462cm">
              <dc:date>2023-02-21T00:00:00</dc:date>
              <text:p text:style-name="P1"><text:span text:style-name="T1">Nome da tecnologia necessária para usar</text:span></text:p>
              <text:p text:style-name="P1"><text:span text:style-name="T1">esse objeto de aprendizagem.</text:span></text:p>
              <text:p text:style-name="P1"><text:span text:style-name="T1">NOTA 22— O valor para estes dados</text:span></text:p>
              <text:p text:style-name="P1"><text:span text:style-name="T1">elemento pode ser derivado de</text:span></text:p>
              <text:p text:style-name="P1"><text:span text:style-name="T1">4.1:Técnico. Formatar automaticamente, por exemplo,</text:span></text:p>
              <text:p text:style-name="P1"><text:span text:style-name="T1">“</text:span><text:span text:style-name="T1">video/mpeg” implica “multi-os”.</text:span></text:p>
              <text:p text:style-name="P1"><text:span text:style-name="T1">NOTA 23— Este vocabulário inclui</text:span></text:p>
              <text:p text:style-name="P1"><text:span text:style-name="T1">a maioria dos valores de uso comum na época</text:span></text:p>
              <text:p text:style-name="P1"><text:span text:style-name="T1">que esta norma foi aprovada</text:span></text:p>
            </office:annotation>
            <text:p>4.4.1.2 Name </text:p>
          </table:table-cell>
          <table:table-cell table:style-name="ce76" office:value-type="string" calcext:value-type="string">
            <office:annotation draw:style-name="gr4" draw:text-style-name="P2" svg:width="2.899cm" svg:height="2.966cm" svg:x="171.662cm" svg:y="0.903cm" draw:caption-point-x="-0.61cm" draw:caption-point-y="0.462cm">
              <dc:date>2023-02-22T00:00:00</dc:date>
              <text:p text:style-name="P1"><text:span text:style-name="T1">Versão mais baixa possível da necessária</text:span></text:p>
              <text:p text:style-name="P1"><text:span text:style-name="T1">tecnologia para usar este objeto de aprendizagem</text:span></text:p>
            </office:annotation>
            <text:p>4.4.1.3 Minimum Version</text:p>
          </table:table-cell>
          <table:table-cell table:style-name="ce29" office:value-type="string" calcext:value-type="string">
            <office:annotation draw:style-name="gr1" draw:text-style-name="P2" svg:width="2.899cm" svg:height="3.361cm" svg:x="184.007cm" svg:y="0.903cm" draw:caption-point-x="-0.61cm" draw:caption-point-y="0.462cm">
              <dc:date>2023-02-22T00:00:00</dc:date>
              <text:p text:style-name="P1"><text:span text:style-name="T1">Versão mais alta possível do necessário</text:span></text:p>
              <text:p text:style-name="P1"><text:span text:style-name="T1">tecnologia para usar este objeto de aprendizagem.</text:span></text:p>
              <text:p text:style-name="P1"><text:span text:style-name="T1"/></text:p>
            </office:annotation>
            <text:p>4.4.1.4 Maximum Version </text:p>
          </table:table-cell>
          <table:covered-table-cell table:style-name="ce73" office:value-type="string" calcext:value-type="string">
            <text:p>4.5 Installation </text:p>
            <text:p>Remarks</text:p>
          </table:covered-table-cell>
          <table:covered-table-cell table:style-name="ce73" office:value-type="string" calcext:value-type="string">
            <text:p>4.6 Other </text:p>
            <text:p>Platform </text:p>
            <text:p>Requirements</text:p>
          </table:covered-table-cell>
          <table:covered-table-cell table:style-name="ce73" office:value-type="string" calcext:value-type="string">
            <text:p>4.7 Duration</text:p>
          </table:covered-table-cell>
          <table:covered-table-cell table:style-name="ce84" office:value-type="string" calcext:value-type="string">
            <text:p>5.1 Interactivity </text:p>
            <text:p>Type</text:p>
          </table:covered-table-cell>
          <table:covered-table-cell table:style-name="ce84" office:value-type="string" calcext:value-type="string">
            <text:p>5.2 Learning </text:p>
            <text:p>Resource </text:p>
            <text:p>Type</text:p>
          </table:covered-table-cell>
          <table:covered-table-cell table:style-name="ce84" office:value-type="string" calcext:value-type="string">
            <text:p>5.3 Interactivity </text:p>
            <text:p>Level</text:p>
          </table:covered-table-cell>
          <table:covered-table-cell table:style-name="ce84" office:value-type="string" calcext:value-type="string">
            <text:p>5.4 Semantic </text:p>
            <text:p>Density</text:p>
          </table:covered-table-cell>
          <table:covered-table-cell table:style-name="ce84" office:value-type="string" calcext:value-type="string">
            <text:p>5.5 Intended End </text:p>
            <text:p>User Role</text:p>
          </table:covered-table-cell>
          <table:covered-table-cell table:style-name="ce84" office:value-type="string" calcext:value-type="string">
            <text:p>5.6 Context</text:p>
          </table:covered-table-cell>
          <table:covered-table-cell table:style-name="ce84" office:value-type="string" calcext:value-type="string">
            <text:p>5.7 Typical Age </text:p>
            <text:p>Range</text:p>
          </table:covered-table-cell>
          <table:covered-table-cell table:style-name="ce84" office:value-type="string" calcext:value-type="string">
            <text:p>5.8 Difficulty</text:p>
          </table:covered-table-cell>
          <table:covered-table-cell table:style-name="ce84" office:value-type="string" calcext:value-type="string">
            <text:p>5.9 Typical </text:p>
            <text:p>Learning </text:p>
            <text:p>Time</text:p>
          </table:covered-table-cell>
          <table:covered-table-cell table:style-name="ce84" office:value-type="string" calcext:value-type="string">
            <text:p>5.10 Description</text:p>
          </table:covered-table-cell>
          <table:covered-table-cell table:style-name="ce84" office:value-type="string" calcext:value-type="string">
            <text:p>5.11 Language</text:p>
          </table:covered-table-cell>
          <table:covered-table-cell table:style-name="ce67"/>
          <table:covered-table-cell table:style-name="ce91"/>
          <table:covered-table-cell table:style-name="ce67"/>
          <table:covered-table-cell table:style-name="ce96"/>
          <table:table-cell table:style-name="ce96" office:value-type="string" calcext:value-type="string">
            <office:annotation draw:style-name="gr16" draw:text-style-name="P2" svg:width="2.899cm" svg:height="7.706cm" svg:x="282.618cm" svg:y="0.903cm" draw:caption-point-x="-0.61cm" draw:caption-point-y="0.462cm">
              <dc:date>2023-02-22T00:00:00</dc:date>
              <text:p text:style-name="P1"><text:span text:style-name="T1">O nome ou designador do</text:span></text:p>
              <text:p text:style-name="P1"><text:span text:style-name="T1">esquema de identificação ou catalogação</text:span></text:p>
              <text:p text:style-name="P1"><text:span text:style-name="T1">para esta entrada. Um esquema de namespace.</text:span></text:p>
              <text:p text:style-name="P1"><text:span text:style-name="T1"/></text:p>
              <text:p text:style-name="P1"><text:span text:style-name="T1">Character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/></text:p>
              <text:p text:style-name="P1"><text:span text:style-name="T1">“</text:span><text:span text:style-name="T1">ISBN”, “ARIADNE”, “URI”</text:span></text:p>
            </office:annotation>
            <text:p>7.2.1.1 Catalog</text:p>
          </table:table-cell>
          <table:table-cell table:style-name="ce96" office:value-type="string" calcext:value-type="string">
            <office:annotation draw:style-name="gr37" draw:text-style-name="P2" svg:width="2.899cm" svg:height="9.286cm" svg:x="290.456cm" svg:y="0.903cm" draw:caption-point-x="-0.61cm" draw:caption-point-y="0.462cm">
              <dc:date>2023-02-22T00:00:00</dc:date>
              <text:p text:style-name="P1"><text:span text:style-name="T1">O valor do identificador dentro do</text:span></text:p>
              <text:p text:style-name="P1"><text:span text:style-name="T1">esquema de identificação ou catalogação que</text:span></text:p>
              <text:p text:style-name="P1"><text:span text:style-name="T1">designa ou identifica o aprendizado alvo</text:span></text:p>
              <text:p text:style-name="P1"><text:span text:style-name="T1">objeto. Uma string específica de namespace.</text:span></text:p>
              <text:p text:style-name="P1"><text:span text:style-name="T1"/></text:p>
              <text:p text:style-name="P1"><text:span text:style-name="T1">Character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0 char)</text:span></text:p>
              <text:p text:style-name="P1"><text:span text:style-name="T1">“</text:span><text:span text:style-name="T1">2-7342-0318”, “LEAO875”, </text:span></text:p>
              <text:p text:style-name="P1"><text:span text:style-name="T1">“</text:span><text:span text:style-name="T1">https://www.ieee.org/”</text:span></text:p>
              <text:p text:style-name="P1"><text:span text:style-name="T1"/></text:p>
            </office:annotation>
            <text:p>7.2.1.2 Entry</text:p>
          </table:table-cell>
          <table:covered-table-cell table:style-name="ce96"/>
          <table:covered-table-cell table:number-columns-repeated="3" table:style-name="ce99"/>
          <table:covered-table-cell table:number-columns-repeated="2" table:style-name="ce139"/>
          <table:table-cell table:style-name="ce139" office:value-type="string" calcext:value-type="string">
            <office:annotation draw:style-name="gr16" draw:text-style-name="P2" svg:width="2.899cm" svg:height="7.706cm" svg:x="326.641cm" svg:y="0.903cm" draw:caption-point-x="-0.61cm" draw:caption-point-y="0.462cm">
              <dc:date>2023-02-23T00:00:00</dc:date>
              <text:p text:style-name="P1"><text:span text:style-name="T1">O identificador do táxon, como um</text:span></text:p>
              <text:p text:style-name="P1"><text:span text:style-name="T1">número ou combinação de letras fornecida</text:span></text:p>
              <text:p text:style-name="P1"><text:span text:style-name="T1">pela fonte da taxonomia.</text:span></text:p>
              <text:p text:style-name="P1"><text:span text:style-name="T1"/></text:p>
              <text:p text:style-name="P1"><text:span text:style-name="T1">CharacterString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100 char)</text:span></text:p>
              <text:p text:style-name="P1"><text:span text:style-name="T1"/></text:p>
              <text:p text:style-name="P1"><text:span text:style-name="T1"/></text:p>
              <text:p text:style-name="P1"><text:span text:style-name="T1">“</text:span><text:span text:style-name="T1">320”,</text:span></text:p>
              <text:p text:style-name="P1"><text:span text:style-name="T1">“</text:span><text:span text:style-name="T1">4.3.2”,</text:span></text:p>
              <text:p text:style-name="P1"><text:span text:style-name="T1">“</text:span><text:span text:style-name="T1">BF180”</text:span></text:p>
            </office:annotation>
            <text:p>9.2.2.1 Id</text:p>
          </table:table-cell>
          <table:table-cell table:style-name="ce141" office:value-type="string" calcext:value-type="string">
            <office:annotation draw:style-name="gr35" draw:text-style-name="P2" svg:width="2.899cm" svg:height="4.941cm" svg:x="333.296cm" svg:y="0.903cm" draw:caption-point-x="-0.61cm" draw:caption-point-y="0.462cm">
              <dc:date>2023-02-09T00:00:00</dc:date>
              <text:p text:style-name="P1"><text:span text:style-name="T1">O rótulo textual do táxon</text:span></text:p>
              <text:p text:style-name="P1"><text:span text:style-name="T1"/></text:p>
              <text:p text:style-name="P1"><text:span text:style-name="T1">LangString </text:span></text:p>
              <text:p text:style-name="P1"><text:span text:style-name="T1">(smallest </text:span></text:p>
              <text:p text:style-name="P1"><text:span text:style-name="T1">permitted </text:span></text:p>
              <text:p text:style-name="P1"><text:span text:style-name="T1">maximum: </text:span></text:p>
              <text:p text:style-name="P1"><text:span text:style-name="T1">500 char)</text:span></text:p>
              <text:p text:style-name="P1"><text:span text:style-name="T1"/></text:p>
              <text:p text:style-name="P1"><text:span text:style-name="T1"/></text:p>
              <text:p text:style-name="P1"><text:span text:style-name="T1">(“en”, “Medical Sciences”)</text:span></text:p>
            </office:annotation>
            <text:p>9.2.2.2 Entry </text:p>
          </table:table-cell>
          <table:covered-table-cell table:number-columns-repeated="2" table:style-name="ce141"/>
          <table:table-cell table:number-columns-repeated="2"/>
        </table:table-row>
        <table:table-row table:style-name="ro5">
          <table:covered-table-cell table:style-name="ce102"/>
          <table:table-cell table:style-name="ce104" office:value-type="string" calcext:value-type="string">
            <text:p><text:span text:style-name="T2">generalIdentifierCatalog</text:span></text:p>
          </table:table-cell>
          <table:table-cell table:style-name="ce104" office:value-type="string" calcext:value-type="string">
            <text:p><text:span text:style-name="T2">generalIdentifierEntry</text:span></text:p>
          </table:table-cell>
          <table:table-cell table:style-name="ce176" office:value-type="string" calcext:value-type="string">
            <text:p><text:span text:style-name="T3">generalTitle</text:span></text:p>
          </table:table-cell>
          <table:table-cell table:style-name="ce104" office:value-type="string" calcext:value-type="string">
            <text:p><text:span text:style-name="T2">generalLanguage</text:span></text:p>
          </table:table-cell>
          <table:table-cell table:style-name="ce178" office:value-type="string" calcext:value-type="string">
            <text:p><text:span text:style-name="T3">generalDescription</text:span></text:p>
          </table:table-cell>
          <table:table-cell table:style-name="ce104" office:value-type="string" calcext:value-type="string">
            <text:p><text:span text:style-name="T2">generalKeyword</text:span></text:p>
          </table:table-cell>
          <table:table-cell table:style-name="ce104" office:value-type="string" calcext:value-type="string">
            <text:p><text:span text:style-name="T2">generalCoverage</text:span></text:p>
          </table:table-cell>
          <table:table-cell table:style-name="ce104" office:value-type="string" calcext:value-type="string">
            <text:p><text:span text:style-name="T2">generalStructure</text:span></text:p>
          </table:table-cell>
          <table:table-cell table:style-name="ce104" office:value-type="string" calcext:value-type="string">
            <text:p><text:span text:style-name="T2">generalAggregationLevel</text:span></text:p>
          </table:table-cell>
          <table:table-cell table:style-name="ce110" office:value-type="string" calcext:value-type="string">
            <text:p><text:span text:style-name="T2">lifeCycleVersion</text:span></text:p>
          </table:table-cell>
          <table:table-cell table:style-name="ce110" office:value-type="string" calcext:value-type="string">
            <text:p><text:span text:style-name="T2">lifeCycleStatus</text:span></text:p>
          </table:table-cell>
          <table:table-cell table:style-name="ce111" office:value-type="string" calcext:value-type="string">
            <text:p><text:span text:style-name="T2">lifeCycleContributeRole</text:span></text:p>
          </table:table-cell>
          <table:table-cell table:style-name="ce111" office:value-type="string" calcext:value-type="string">
            <text:p><text:span text:style-name="T2">lifeCycleContributeEntity</text:span></text:p>
          </table:table-cell>
          <table:table-cell table:style-name="ce113" office:value-type="string" calcext:value-type="string">
            <text:p><text:span text:style-name="T6">lifeCycleContributeDate</text:span></text:p>
          </table:table-cell>
          <table:table-cell table:style-name="ce117" office:value-type="string" calcext:value-type="string">
            <text:p><text:span text:style-name="T6">metaMetadataIdentifierCatalog</text:span></text:p>
          </table:table-cell>
          <table:table-cell table:style-name="ce118" office:value-type="string" calcext:value-type="string">
            <text:p><text:span text:style-name="T2">metaMetadataIdentifierEntry</text:span></text:p>
          </table:table-cell>
          <table:table-cell table:style-name="ce118" office:value-type="string" calcext:value-type="string">
            <text:p><text:span text:style-name="T2">metaMetadataContributeRole</text:span></text:p>
          </table:table-cell>
          <table:table-cell table:style-name="ce118" office:value-type="string" calcext:value-type="string">
            <text:p><text:span text:style-name="T2">metaMetadataContributeEntity</text:span></text:p>
          </table:table-cell>
          <table:table-cell table:style-name="ce118" office:value-type="string" calcext:value-type="string">
            <text:p><text:span text:style-name="T2">metaMetadataContributeDate</text:span></text:p>
          </table:table-cell>
          <table:table-cell table:style-name="ce118" office:value-type="string" calcext:value-type="string">
            <text:p><text:span text:style-name="T2">metaMetadataMetadataSchema</text:span></text:p>
          </table:table-cell>
          <table:table-cell table:style-name="ce118" office:value-type="string" calcext:value-type="string">
            <text:p><text:span text:style-name="T2">metaMetadataLanguage</text:span></text:p>
          </table:table-cell>
          <table:table-cell table:style-name="ce120" office:value-type="string" calcext:value-type="string">
            <text:p><text:span text:style-name="T2">technicalFormat</text:span></text:p>
          </table:table-cell>
          <table:table-cell table:style-name="ce121" office:value-type="string" calcext:value-type="string">
            <text:p><text:span text:style-name="T3">technicalSize</text:span></text:p>
          </table:table-cell>
          <table:table-cell table:style-name="ce124" office:value-type="string" calcext:value-type="string">
            <text:p><text:span text:style-name="T8">t</text:span><text:span text:style-name="T9">echnical</text:span><text:span text:style-name="T10">Location</text:span></text:p>
          </table:table-cell>
          <table:table-cell table:style-name="ce126" office:value-type="string" calcext:value-type="string">
            <text:p><text:span text:style-name="T2">technicalRequirementOrCompositeType</text:span></text:p>
          </table:table-cell>
          <table:table-cell table:style-name="ce127" office:value-type="string" calcext:value-type="string">
            <text:p><text:span text:style-name="T6">technicalRequirementOrCompositeName</text:span></text:p>
          </table:table-cell>
          <table:table-cell table:style-name="ce126" office:value-type="string" calcext:value-type="string">
            <text:p><text:span text:style-name="T2">technicalRequirementOrCompositeMinimumVersion</text:span></text:p>
          </table:table-cell>
          <table:table-cell table:style-name="ce127" office:value-type="string" calcext:value-type="string">
            <text:p><text:span text:style-name="T6">technicalRequirementOrCompositeMaximumVersion</text:span></text:p>
          </table:table-cell>
          <table:table-cell table:style-name="ce128" office:value-type="string" calcext:value-type="string">
            <text:p><text:span text:style-name="T3">technicalInstallationRemarks</text:span></text:p>
          </table:table-cell>
          <table:table-cell table:style-name="ce128" office:value-type="string" calcext:value-type="string">
            <text:p><text:span text:style-name="T3">technicalOtherPlatformRequirements</text:span></text:p>
          </table:table-cell>
          <table:table-cell table:style-name="ce128" office:value-type="string" calcext:value-type="string">
            <text:p><text:span text:style-name="T11">technical</text:span><text:span text:style-name="T12">Duration</text:span></text:p>
          </table:table-cell>
          <table:table-cell table:style-name="ce129" office:value-type="string" calcext:value-type="string">
            <text:p><text:span text:style-name="T2">educationalInteractivityType</text:span></text:p>
          </table:table-cell>
          <table:table-cell table:style-name="ce129" office:value-type="string" calcext:value-type="string">
            <text:p><text:span text:style-name="T2">educationalLearningResourceType</text:span></text:p>
          </table:table-cell>
          <table:table-cell table:style-name="ce129" office:value-type="string" calcext:value-type="string">
            <text:p><text:span text:style-name="T2">educationalInteractivityLevel</text:span></text:p>
          </table:table-cell>
          <table:table-cell table:style-name="ce129" office:value-type="string" calcext:value-type="string">
            <text:p><text:span text:style-name="T2">educationalSemanticDensity</text:span></text:p>
          </table:table-cell>
          <table:table-cell table:style-name="ce129" office:value-type="string" calcext:value-type="string">
            <text:p><text:span text:style-name="T2">educationalIntendedEndUserRole</text:span></text:p>
          </table:table-cell>
          <table:table-cell table:style-name="ce129" office:value-type="string" calcext:value-type="string">
            <text:p><text:span text:style-name="T2">educationalContext</text:span></text:p>
          </table:table-cell>
          <table:table-cell table:style-name="ce129" office:value-type="string" calcext:value-type="string">
            <text:p><text:span text:style-name="T2">educationalTypicalAgeRange</text:span></text:p>
          </table:table-cell>
          <table:table-cell table:style-name="ce129" office:value-type="string" calcext:value-type="string">
            <text:p><text:span text:style-name="T2">educationalDifficulty</text:span></text:p>
          </table:table-cell>
          <table:table-cell table:style-name="ce129" office:value-type="string" calcext:value-type="string">
            <text:p><text:span text:style-name="T2">educationalTypicalLearningTime</text:span></text:p>
          </table:table-cell>
          <table:table-cell table:style-name="ce129" office:value-type="string" calcext:value-type="string">
            <text:p><text:span text:style-name="T2">educationalDescription</text:span></text:p>
          </table:table-cell>
          <table:table-cell table:style-name="ce129" office:value-type="string" calcext:value-type="string">
            <text:p><text:span text:style-name="T2">educationalLanguage</text:span></text:p>
          </table:table-cell>
          <table:table-cell table:style-name="ce130" office:value-type="string" calcext:value-type="string">
            <text:p><text:span text:style-name="T6">rightsCost</text:span></text:p>
          </table:table-cell>
          <table:table-cell table:style-name="ce131" office:value-type="string" calcext:value-type="string">
            <text:p><text:span text:style-name="T2">rightsCopyrightandOtherRestrictions</text:span></text:p>
          </table:table-cell>
          <table:table-cell table:style-name="ce130" office:value-type="string" calcext:value-type="string">
            <text:p><text:span text:style-name="T6">rightsDescription</text:span></text:p>
          </table:table-cell>
          <table:table-cell table:style-name="ce132" office:value-type="string" calcext:value-type="string">
            <text:p><text:span text:style-name="T2">relationKind</text:span></text:p>
          </table:table-cell>
          <table:table-cell table:style-name="ce132" office:value-type="string" calcext:value-type="string">
            <text:p><text:span text:style-name="T2">relationResourceIdentifierCatalog</text:span></text:p>
          </table:table-cell>
          <table:table-cell table:style-name="ce132" office:value-type="string" calcext:value-type="string">
            <text:p><text:span text:style-name="T2">relationResourceIdentifierEntry</text:span></text:p>
          </table:table-cell>
          <table:table-cell table:style-name="ce132" office:value-type="string" calcext:value-type="string">
            <text:p><text:span text:style-name="T14">relation</text:span><text:span text:style-name="T15">Resource</text:span><text:span text:style-name="T16">Description</text:span></text:p>
          </table:table-cell>
          <table:table-cell table:style-name="ce133" office:value-type="string" calcext:value-type="string">
            <text:p><text:span text:style-name="T2">annotationEntity</text:span></text:p>
          </table:table-cell>
          <table:table-cell table:style-name="ce133" office:value-type="string" calcext:value-type="string">
            <text:p><text:span text:style-name="T2">annotationDate</text:span></text:p>
          </table:table-cell>
          <table:table-cell table:style-name="ce133" office:value-type="string" calcext:value-type="string">
            <text:p><text:span text:style-name="T2">annotationDescription</text:span></text:p>
          </table:table-cell>
          <table:table-cell table:style-name="ce134" office:value-type="string" calcext:value-type="string">
            <text:p><text:span text:style-name="T2">classificationPurpose</text:span></text:p>
          </table:table-cell>
          <table:table-cell table:style-name="ce134" office:value-type="string" calcext:value-type="string">
            <text:p><text:span text:style-name="T2">classificationTaxonPathSource</text:span></text:p>
          </table:table-cell>
          <table:table-cell table:style-name="ce134" office:value-type="string" calcext:value-type="string">
            <text:p><text:span text:style-name="T2">classificationTaxonPathTaxonId</text:span></text:p>
          </table:table-cell>
          <table:table-cell table:style-name="ce136" office:value-type="string" calcext:value-type="string">
            <text:p><text:span text:style-name="T6">classificationTaxonPathTaxonEntry</text:span></text:p>
          </table:table-cell>
          <table:table-cell table:style-name="ce136" office:value-type="string" calcext:value-type="string">
            <text:p><text:span text:style-name="T6">classificationDescription</text:span></text:p>
          </table:table-cell>
          <table:table-cell table:style-name="ce136" office:value-type="string" calcext:value-type="string">
            <text:p><text:span text:style-name="T6">classificationKeyword</text:span>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OA001</text:p>
          </table:table-cell>
          <table:table-cell table:style-name="ce105" office:value-type="string" calcext:value-type="string">
            <text:p>“URI” </text:p>
          </table:table-cell>
          <table:table-cell table:style-name="ce105" office:value-type="string" calcext:value-type="string">
            <text:p>“<text:a xlink:href="https://www.arca.fiocruz.br/handle/icict/32122" xlink:type="simple">https://www.arca.fiocruz.br/handle/icict/32122</text:a><text:a xlink:href="https://www.arca.fiocruz.br/handle/icict/3212https" xlink:type="simple">https://www.arca.fiocruz.br/handle/icict/3212https</text:a>://www.arca.fiocruz.br/handle/icict/32122</text:p>
          </table:table-cell>
          <table:table-cell table:style-name="ce103" office:value-type="string" calcext:value-type="string">
            <text:p>“pt”, “Aprendizagem em rede”</text:p>
          </table:table-cell>
          <table:table-cell office:value-type="string" calcext:value-type="string">
            <text:p>“pt”</text:p>
          </table:table-cell>
          <table:table-cell table:style-name="ce103" office:value-type="string" calcext:value-type="string">
            <text:p>“pt”, “Apresenta uma arquitetura de aprendizagem em Rede, contemplando três dimensões, que interagem, se complementam e tem como objetivo o conhecimento aplicado, a geração de novas tecnologias e inovação para o desenvolvimento profissional e institucional.”</text:p>
          </table:table-cell>
          <table:table-cell office:value-type="string" calcext:value-type="string">
            <text:p><text:span text:style-name="T4">“pt”, “Aprendizagem em Rede”, ”pt”, “Gestão do Conhecimento”, “pt”, “Rede de Conteúdos”, “pt”, “Rede de Ambientes Aprendizes”, “pt”, “</text:span>Rede Social da Gestão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Atôm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table:style-name="ce114" office:value-type="date" office:date-value="2019-03-15" calcext:value-type="date">
            <text:p>2019-03-15</text:p>
          </table:table-cell>
          <table:table-cell office:value-type="string" calcext:value-type="string">
            <text:p><text:span text:style-name="T4">“</text:span><text:span text:style-name="T7">LOM</text:span>”</text:p>
          </table:table-cell>
          <table:table-cell office:value-type="string" calcext:value-type="string">
            <text:p>“https://ieeexplore.ieee.org/document/9262118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imagem/jpeg”</text:p>
          </table:table-cell>
          <table:table-cell table:style-name="ce103" office:value-type="float" office:value="1385472" calcext:value-type="float">
            <text:p>1385472</text:p>
          </table:table-cell>
          <table:table-cell table:style-name="ce103" office:value-type="string" calcext:value-type="string">
            <text:p><text:span text:style-name="T4"><text:a xlink:href="https://www.arca.fiocruz.br/bitstream/handle/icict/50574/Curso_sobre_Inteligencia_Artificial_Documental_Aumento_de_Eficiencia_Qualidade.pdf" xlink:type="simple">https://www.arca.fiocruz.br/bitstream/handle/icict/50574/Curso_sobre_Inteligencia_Artificial_Documental_Aumento_de_Eficiencia_Qualidade.pdf</text:a></text:span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 table:number-columns-repeated="2"/>
          <table:table-cell office:value-type="string" calcext:value-type="string">
            <text:p>“pt”, “baixe o arquivo FIOCRUZ_Redes_INFOGRAFICO_v8_240517. JPEG e abra em qualquer programa que leia este formato ou no seu navegador da web.”</text:p>
          </table:table-cell>
          <table:table-cell table:style-name="ce103" office:value-type="string" calcext:value-type="string">
            <text:p>“pt”,”qualquer leitor de imagem”</text:p>
            <text:p/>
          </table:table-cell>
          <table:table-cell/>
          <table:table-cell table:style-name="ce105" office:value-type="string" calcext:value-type="string">
            <text:p>expositivo</text:p>
          </table:table-cell>
          <table:table-cell office:value-type="string" calcext:value-type="string">
            <text:p>figura</text:p>
          </table:table-cell>
          <table:table-cell table:style-name="ce103" office:value-type="string" calcext:value-type="string">
            <text:p>baixo</text:p>
          </table:table-cell>
          <table:table-cell table:style-name="ce103" office:value-type="string" calcext:value-type="string">
            <text:p>médio</text:p>
          </table:table-cell>
          <table:table-cell table:style-name="ce103" office:value-type="string" calcext:value-type="string">
            <text:p>aluno</text:p>
          </table:table-cell>
          <table:table-cell table:style-name="ce103"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PT0H20M</text:p>
          </table:table-cell>
          <table:table-cell table:style-name="ce105" office:value-type="string" calcext:value-type="string">
            <text:p>(“pt”, “Promover a aprendizagem em rede e promover o conhecimento aplicado, a geração de novas tecnologias e inovação para o desenvolvimento profissional e institucional.” 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table:style-name="ce103" office:value-type="string" calcext:value-type="string">
            <text:p>URI</text:p>
          </table:table-cell>
          <table:table-cell table:style-name="ce103" office:value-type="string" calcext:value-type="string">
            <text:p><text:a xlink:href="https://www.arca.fiocruz.br/handle/icict/13566" xlink:type="simple">https://www.arca.fiocruz.br/handle/icict/13566</text:a></text:p>
          </table:table-cell>
          <table:table-cell office:value-type="string" calcext:value-type="string">
            <text:p>pt, Escola Corporativa Fiocruz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pt, Infográfico que apresenta modelo de Gestão do conhecimento com input no Plano estratégico e RH da Fiocruz, apresentando a Rede de Conteúdos, Rede de Ambientes Aprendizes, Rede Social da Gestão com Output no Conhecimento Aplicado e Inovação de Projetos e processos. Recurso pode ser utilizado como exemplo de processos semelhantes em outras organizações.</text:p>
          </table:table-cell>
          <table:table-cell office:value-type="string" calcext:value-type="string">
            <text:p>competência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03" office:value-type="string" calcext:value-type="string">
            <text:p>658.4058</text:p>
          </table:table-cell>
          <table:table-cell office:value-type="string" calcext:value-type="string">
            <text:p><text:s/>(“pt”, “Gestão do Conhecimento)</text:p>
          </table:table-cell>
          <table:table-cell table:style-name="ce103" office:value-type="string" calcext:value-type="string">
            <text:p>pt, Explicação sobre aprendizagem em Rede no modelo de Gestão do Conhecimento da Fiocruz</text:p>
          </table:table-cell>
          <table:table-cell table:style-name="ce103" office:value-type="string" calcext:value-type="string">
            <text:p>[(“pt”, “gestão do conhecimento), (“pt”, “aprendizagem em Rede”), (“pt”, “rede de conteúdos), (“pt”, “rede de ambientes aprendizes), (“pt”, “rede social da gestão)]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OA002</text:p>
          </table:table-cell>
          <table:table-cell table:style-name="ce105" office:value-type="string" calcext:value-type="string">
            <text:p>“URI” </text:p>
          </table:table-cell>
          <table:table-cell table:style-name="ce105" office:value-type="string" calcext:value-type="string">
            <text:p>“<text:a xlink:href="https://www.arca.fiocruz.br/handle/icict/20416" xlink:type="simple">https://www.arca.fiocruz.br/handle/icict/20416</text:a>”</text:p>
          </table:table-cell>
          <table:table-cell table:style-name="ce103" office:value-type="string" calcext:value-type="string">
            <text:p>“pt”, “A Pesquisa e a inovação da biodiversidade brasileira”</text:p>
          </table:table-cell>
          <table:table-cell office:value-type="string" calcext:value-type="string">
            <text:p>“pt”</text:p>
          </table:table-cell>
          <table:table-cell table:style-name="ce103" office:value-type="string" calcext:value-type="string">
            <text:p>“pt”, “Apresentação de Cristina Ropke, diretora executiva da Phytobios, durante o 1º Seminário Internacional das RedesFito, organizado por Farmanguinhos com a proposta de discutir a inovação </text:p>
            <text:p>e a biodiversidade sob a ótica da sustentabilidade. Cristina provoca a reflexão a partir da música que País é esse? de Renato Russo, os sistemas de governo, o verdadeiro papel das agências reguladoras e a política nacional de plantas medicinais e fitoterápicos a oportunidade para estabelecer um modelo de desenvolvimento próprio e soberano na áreaa de saúde e uso de plantas medicinais e fitoterápicos, que prime pelo uso sustentável dos componentes da biodiversidade e respeito aos princípios éticos e compromissos internacionais assumidos.”</text:p>
          </table:table-cell>
          <table:table-cell office:value-type="string" calcext:value-type="string">
            <text:p>“pt”, “Gestão de Ciência”, ”pt”, “Tecnologia e Inovação em Saúde”, “pt”, “Legislação de Medicamentos”, “pt”, “Medicamentos Fitoterápicos”, “pt”, “Pesquisa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Atôm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utor</text:p>
          </table:table-cell>
          <table:table-cell table:style-name="ce112" office:value-type="string" calcext:value-type="string">
            <text:p><text:span text:style-name="T4">“BEGIN:VCARD\nFN:Ropke, Cristina\</text:span></text:p>
            <text:p><text:span text:style-name="T4">NTEL:+55-011-4689-0989\nTITLE:</text:span></text:p>
            <text:p><text:span text:style-name="T4">Phytobios\, Assistant\n </text:span></text:p>
            <text:p><text:span text:style-name="T4">EMAIL\;TYPE=INTERN\</text:span></text:p>
            <text:p><text:span text:style-name="T4">nET:info@centroflora.com.br\nEND:VCARD\n”</text:span></text:p>
          </table:table-cell>
          <table:table-cell table:style-name="ce115" office:value-type="string" calcext:value-type="string">
            <text:p>“2017-07-26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video/mp4”</text:p>
          </table:table-cell>
          <table:table-cell table:style-name="ce103" office:value-type="float" office:value="105906176" calcext:value-type="float">
            <text:p>105906176</text:p>
          </table:table-cell>
          <table:table-cell table:style-name="ce103" office:value-type="string" calcext:value-type="string">
            <text:p> <text:a xlink:href="https://www.arca.fiocruz.br/bitstream/handle/icict/20416/REDESFITOS" xlink:type="simple">https://www.arca.fiocruz.br/bitstream/handle/icict/20416/REDESFITOS</text:a> CRISTINA ROPKE.mp4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 table:number-columns-repeated="2"/>
          <table:table-cell office:value-type="string" calcext:value-type="string">
            <text:p>“pt”, “baixe o arquivo REDESFITOS CRISTINA ROPKE.mp4 e abra em qualquer programa que leia este formato.”</text:p>
          </table:table-cell>
          <table:table-cell table:style-name="ce103" office:value-type="string" calcext:value-type="string">
            <text:p>“pt”,”qualquer programa que leia mp4”</text:p>
          </table:table-cell>
          <table:table-cell office:value-type="string" calcext:value-type="string">
            <text:p>PT33M47S</text:p>
          </table:table-cell>
          <table:table-cell table:style-name="ce105" office:value-type="string" calcext:value-type="string">
            <text:p>expositivo</text:p>
          </table:table-cell>
          <table:table-cell office:value-type="string" calcext:value-type="string">
            <text:p>palestra</text:p>
          </table:table-cell>
          <table:table-cell table:style-name="ce103" office:value-type="string" calcext:value-type="string">
            <text:p>baixo</text:p>
          </table:table-cell>
          <table:table-cell table:style-name="ce103" office:value-type="string" calcext:value-type="string">
            <text:p>médio</text:p>
          </table:table-cell>
          <table:table-cell table:style-name="ce103" office:value-type="string" calcext:value-type="string">
            <text:p>aluno</text:p>
          </table:table-cell>
          <table:table-cell table:style-name="ce103"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PT33M47S</text:p>
          </table:table-cell>
          <table:table-cell table:style-name="ce103" office:value-type="string" calcext:value-type="string">
            <text:p>(“pt”, “Refletir sobre o verdadeiro papel das agências reguladoras e a política nacional de plantas medicinais e fitoterápicos para a oportunidade de estabelecer um modelo de desenvolvimento próprio e soberano na área de saúde e uso de plantas medicinais e fitoterápicos, que prime pelo uso sustentável dos componentes da biodiversidade e respeito aos princípios éticos e compromissos internacionais assumidos.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 BY NC - SA. Partilha nos mesmos termos 3.0 Não adaptada.</text:p>
          </table:table-cell>
          <table:table-cell office:value-type="string" calcext:value-type="string">
            <text:p>ispartof</text:p>
          </table:table-cell>
          <table:table-cell table:style-name="ce103" office:value-type="string" calcext:value-type="string">
            <text:p>URI</text:p>
          </table:table-cell>
          <table:table-cell table:style-name="ce103" office:value-type="string" calcext:value-type="string">
            <text:p><text:a xlink:href="https://www.arca.fiocruz.br/handle/icict/15463" xlink:type="simple">https://www.arca.fiocruz.br/handle/icict/15463</text:a></text:p>
          </table:table-cell>
          <table:table-cell office:value-type="string" calcext:value-type="string">
            <text:p>pt, Farmanguinhos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pt, vídeo da apresentação de Cristina Ropke, diretora executiva da Phytobios, onde a palestrante expõe slides, figuras e informações com a proposta de discutir a inovação e a biodiversidade sob a ótica da sustentabilidade. Cristina provoca a reflexão a partir da música que País é esse? de Renato Russo, os sistemas de governo, o verdadeiro papel das agências reguladoras e a política nacional de plantas medicinais e fitoterápicos a oportunidade para estabelecer um modelo de desenvolvimento próprio e soberano na área de saúde e uso de plantas medicinais e fitoterápicos, que prime pelo uso sustentável dos componentes da biodiversidade e respeito aos princípios éticos e compromissos internacionais assumidos.</text:p>
          </table:table-cell>
          <table:table-cell office:value-type="string" calcext:value-type="string">
            <text:p>ideia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35" office:value-type="string" calcext:value-type="string">
            <text:p>615.321</text:p>
          </table:table-cell>
          <table:table-cell office:value-type="string" calcext:value-type="string">
            <text:p><text:s/>(“pt”, “Farmacognosia”)</text:p>
          </table:table-cell>
          <table:table-cell table:style-name="ce103" office:value-type="string" calcext:value-type="string">
            <text:p>pt, Explicação sobre a pesquisa dos fitoterápicos no Brasil, sob a égide da sustentabilidade.</text:p>
          </table:table-cell>
          <table:table-cell table:style-name="ce103" office:value-type="string" calcext:value-type="string">
            <text:p>[(“pt”, “Fitoterápicos”), (“pt”, “Medicamentos), (“pt”, Sustentabilidade), (“pt”, Meio ambiente) ]</text:p>
          </table:table-cell>
          <table:table-cell table:style-name="ce103" table:number-columns-repeated="2"/>
        </table:table-row>
        <table:table-row table:style-name="ro11">
          <table:table-cell office:value-type="string" calcext:value-type="string">
            <text:p>OA003</text:p>
          </table:table-cell>
          <table:table-cell office:value-type="string" calcext:value-type="string">
            <text:p>“URI” </text:p>
          </table:table-cell>
          <table:table-cell table:style-name="ce103" office:value-type="string" calcext:value-type="string">
            <text:p> “<text:a xlink:href="https://www.arca.fiocruz.br/handle/icict/30266" xlink:type="simple">https://www.arca.fiocruz.br/handle/icict/30266</text:a>”</text:p>
          </table:table-cell>
          <table:table-cell table:style-name="ce103" office:value-type="string" calcext:value-type="string">
            <text:p>“pt”, “Manuseio mínimo do recém-nascido”</text:p>
          </table:table-cell>
          <table:table-cell office:value-type="string" calcext:value-type="string">
            <text:p>“pt”</text:p>
          </table:table-cell>
          <table:table-cell table:style-name="ce103" office:value-type="string" calcext:value-type="string">
            <text:p>“pt”, “Este material faz parte do Portal de Boas Práticas em Saúde da Mulher, da Criança e do Adolescente do IFF/Fiocruz. O Portal oferece conteúdo sistematizado por especialistas e disponível em diversos formatos, como apresentação de slides e vídeos curtos, todos com links para as referências citadas. Esse material tem sido usado principalmente em atividades de educação permanente e de formação profissional em diferentes unidades do Sistema Único de Saúde (SUS), contribuindo para a revisão de processos clínicos norteados pelas boas práticas.”</text:p>
          </table:table-cell>
          <table:table-cell office:value-type="string" calcext:value-type="string">
            <text:p>“pt”, “Unidades de Terapia Intensiva Neonatal”, ”pt”, “Recém-Nascido Prematuro”, “pt”, “Manuseio Mínimo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Atôm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utor</text:p>
          </table:table-cell>
          <table:table-cell table:style-name="ce112" office:value-type="string" calcext:value-type="string">
            <text:p><text:span text:style-name="T5">“BEGIN:VCARD\nFN:Fundação Oswaldo Cruz\</text:span></text:p>
            <text:p><text:span text:style-name="T5">NTEL:+55-021-2598-4242\nTITLE:</text:span></text:p>
            <text:p><text:span text:style-name="T5">Fiocruz\, Assistant\n </text:span></text:p>
            <text:p><text:span text:style-name="T5">EMAIL\;TYPE=INTERN\</text:span></text:p>
            <text:p><text:span text:style-name="T5">nET:fiocruz@fiocruz.br\nEND:VCARD\n” , “BEGIN:VCARD\nFN:Instituto Nacional de Saúde da Mulher, da Criança e do Adolescente Fernandes Figueira\</text:span></text:p>
            <text:p><text:span text:style-name="T5">NTEL:+55-021-)2554-1700\nTITLE:</text:span></text:p>
            <text:p><text:span text:style-name="T5">Phytobios\, Assistant\n </text:span></text:p>
            <text:p><text:span text:style-name="T5">EMAIL\;TYPE=INTERN\</text:span></text:p>
            <text:p><text:span text:style-name="T5">nET:info@centroflora.com.br\nEND:VCARD\n”</text:span></text:p>
          </table:table-cell>
          <table:table-cell table:style-name="ce115" office:value-type="string" calcext:value-type="string">
            <text:p>“2018-11-27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texto/pdf”</text:p>
          </table:table-cell>
          <table:table-cell table:style-name="ce103" office:value-type="float" office:value="954368" calcext:value-type="float">
            <text:p>954368</text:p>
          </table:table-cell>
          <table:table-cell table:style-name="ce103" office:value-type="string" calcext:value-type="string">
            <text:p><text:a xlink:href="https://www.arca.fiocruz.br/bitstream/handle/icict/30266/manuseiominimo-180312182603.pdf" xlink:type="simple">https://www.arca.fiocruz.br/bitstream/handle/icict/30266/manuseiominimo-180312182603.pdf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 table:number-columns-repeated="2"/>
          <table:table-cell office:value-type="string" calcext:value-type="string">
            <text:p>“pt”, “baixe o arquivo manuseiominimo-180312182603.pdf e abra em qualquer leitor de PDF.”</text:p>
          </table:table-cell>
          <table:table-cell table:style-name="ce103" office:value-type="string" calcext:value-type="string">
            <text:p>“pt”,”qualquer programa que leia pdf”</text:p>
          </table:table-cell>
          <table:table-cell/>
          <table:table-cell office:value-type="string" calcext:value-type="string">
            <text:p>expositivo</text:p>
          </table:table-cell>
          <table:table-cell office:value-type="string" calcext:value-type="string">
            <text:p>slide, texto, figura</text:p>
          </table:table-cell>
          <table:table-cell table:style-name="ce103" office:value-type="string" calcext:value-type="string">
            <text:p>baixo</text:p>
          </table:table-cell>
          <table:table-cell table:style-name="ce103" office:value-type="string" calcext:value-type="string">
            <text:p>médio</text:p>
          </table:table-cell>
          <table:table-cell table:style-name="ce103" office:value-type="string" calcext:value-type="string">
            <text:p>aluno</text:p>
          </table:table-cell>
          <table:table-cell table:style-name="ce103"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/>
          <table:table-cell table:style-name="ce103" office:value-type="string" calcext:value-type="string">
            <text:p>(“pt”, “Apresentar aos profissionais de saúde condutas que auxiliem na redução de estímulos nocivos; minimizem o estresse e a dor causados aos recém-nascidos devido a manuseios excessivos, promovendo neuroproteção; melhorem a qualidade de vida e diminuam os riscos de sequelas em menores de 1500 kg.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table:style-name="ce103" office:value-type="string" calcext:value-type="string">
            <text:p>URI</text:p>
          </table:table-cell>
          <table:table-cell table:style-name="ce103" office:value-type="string" calcext:value-type="string">
            <text:p>https://www.arca.fiocruz.br/handle/icict/15490</text:p>
          </table:table-cell>
          <table:table-cell office:value-type="string" calcext:value-type="string">
            <text:p>Pt, IFF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pt, Este material faz parte do Portal de Boas Práticas em Saúde da Mulher, da Criança e do Adolescente do IFF/Fiocruz. Com informações para: Auxiliar na redução de estímulos nocivos.</text:p>
            <text:p>Minimizar o estresse e a dor causados aos recém-nascidos devido a manuseios excessivos, promovendo neuroproteção.</text:p>
            <text:p>Melhorar a qualidade de vida e diminuir os riscos de sequelas em</text:p>
            <text:p>menores de 1500g.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05" office:value-type="string" calcext:value-type="string">
            <text:p> 618.920028 </text:p>
          </table:table-cell>
          <table:table-cell office:value-type="string" calcext:value-type="string">
            <text:p><text:s/>(“pt”, “tratamento intensivo pediátrico”)</text:p>
          </table:table-cell>
          <table:table-cell table:style-name="ce103" office:value-type="string" calcext:value-type="string">
            <text:p>pt, explicação sobre conduta e cuidados com o manuseio de recém-nascidos com peso igual a 1500 gramasna UTIN <text:s/></text:p>
          </table:table-cell>
          <table:table-cell table:style-name="ce103" office:value-type="string" calcext:value-type="string">
            <text:p>[(“pt”, “Unidades de Terapia Intensiva Neonatal”), (“pt”, “Recém-Nascido Prematuro), (“pt”, pediatria) ]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OA004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“<text:a xlink:href="https://www.arca.fiocruz.br/handle/icict/33461" xlink:type="simple">https://www.arca.fiocruz.br/handle/icict/33461</text:a>”</text:p>
          </table:table-cell>
          <table:table-cell office:value-type="string" calcext:value-type="string">
            <text:p>“pt”, “Fiocruz no Ar - Os riscos do consumo de antibióticos sem receita médica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Podcast que integra o projeto Fiocruz no Ar.”</text:p>
          </table:table-cell>
          <table:table-cell office:value-type="string" calcext:value-type="string">
            <text:p>“pt”, “Antibióticos”, ”pt”, “medicamento sem receita”, “pt”, “auto-medicação”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Cole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rovedor de conteúdo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string" calcext:value-type="string">
            <text:p>“2019-06-11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áudio/mp3”</text:p>
          </table:table-cell>
          <table:table-cell office:value-type="float" office:value="5284823040" calcext:value-type="float">
            <text:p>5284823040</text:p>
          </table:table-cell>
          <table:table-cell office:value-type="string" calcext:value-type="string">
            <text:p><text:a xlink:href="https://www.arca.fiocruz.br/bitstream/handle/icict/33461/FIOCRUZ_ANTIBIOTICO_SEM_RECEITA_OS%20RISCOS.mp3" xlink:type="simple">https://www.arca.fiocruz.br/bitstream/handle/icict/33461/FIOCRUZ_ANTIBIOTICO_SEM_RECEITA_OS%20RISCOS.mp3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FIOCRUZ_ANTIBIOTICO_SEM_RECEITA_OS RISCOS.mp3abra em qualquer leitor de áudio ou agregador de Podcast.</text:p>
          </table:table-cell>
          <table:table-cell office:value-type="string" calcext:value-type="string">
            <text:p>“pt”,”qualquer programa que leia mp3”</text:p>
          </table:table-cell>
          <table:table-cell office:value-type="string" calcext:value-type="string">
            <text:p>PT02M45S</text:p>
          </table:table-cell>
          <table:table-cell office:value-type="string" calcext:value-type="string">
            <text:p>expositivo</text:p>
          </table:table-cell>
          <table:table-cell table:style-name="ce106" office:value-type="string" calcext:value-type="string">
            <text:p>entrevist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table:style-name="ce106" office:value-type="string" calcext:value-type="string">
            <text:p>PT02M45S</text:p>
          </table:table-cell>
          <table:table-cell table:style-name="ce103" office:value-type="string" calcext:value-type="string">
            <text:p>(“pt”, “Maya Sangawa, jornalista autônoma, convidada pela Vice-Presidência de Educação, Informação e Comunicação para colaborar na produção de cinco áudios (podcast) da série Fiocruz no Ar: 1. Infecção Hospitalar; 2. Tuberculose 01 - Diagnóstico e tratamento; 3. Tuberculose 02 - Tuberculose resistente; 4. Uso correto do antibiótico e 5. Os riscos do consumo de antibióticos sem receita médica (Projeto VPEIC 004-Fio-17-2-54-39).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40761" xlink:type="simple">https://www.arca.fiocruz.br/handle/icict/40761</text:a></text:p>
          </table:table-cell>
          <table:table-cell office:value-type="string" calcext:value-type="string">
            <text:p>Pt, ICICT – Áudi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podcast com entrevista com Maya Sangawa, jornalista autônoma, convidada pela Vice-Presidência de Educação, Informação e Comunicação para colaborar na produção de cinco áudios (podcast) da série Fiocruz no Ar: 1. Infecção Hospitalar; 2. Tuberculose 01 - Diagnóstico e tratamento; 3. Tuberculose 02 - Tuberculose resistente; 4. Uso correto do antibiótico e 5. Os riscos do consumo de antibióticos sem receita médica (Projeto VPEIC 004-Fio-17-2-54-39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<text:s/>615.40202</text:p>
          </table:table-cell>
          <table:table-cell office:value-type="string" calcext:value-type="string">
            <text:p><text:s/>(“pt”, “medicamentos – prescrição”)</text:p>
          </table:table-cell>
          <table:table-cell office:value-type="string" calcext:value-type="string">
            <text:p>pt, explicação sobre os perigos da utilização de antibióticos sem receita médica.</text:p>
          </table:table-cell>
          <table:table-cell office:value-type="string" calcext:value-type="string">
            <text:p>[(“pt”, “automedicação”, “pt”, “antibióticos”, “pt”, )]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OA005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“<text:a xlink:href="https://www.arca.fiocruz.br/handle/icict/33461" xlink:type="simple">https://www.arca.fiocruz.br/handle/icict/33461</text:a>”</text:p>
          </table:table-cell>
          <table:table-cell office:value-type="string" calcext:value-type="string">
            <text:p>“pt”, “Fiocruz no Ar - Os riscos do consumo de antibióticos sem receita médica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Vinheta de apresentação do <text:s/>Fiocruz no Ar.”</text:p>
          </table:table-cell>
          <table:table-cell office:value-type="string" calcext:value-type="string">
            <text:p>“pt”, “Podcast”, “Fiocruz no ar”, “pt”, “vinheta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Cole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pt”, “nenhum”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rovedor de conteúdo</text:p>
          </table:table-cell>
          <table:table-cell office:value-type="string" calcext:value-type="string">
            <text:p> “BEGIN:VCARD\nFN:Queiroz, Claudete Fernandes de\</text:p>
            <text:p>NTEL:+55-021-3865-3131\nTITLE:</text:p>
            <text:p>Icict/Fiocruz\, Assistant\n </text:p>
            <text:p>EMAIL\;TYPE=INTERN\</text:p>
            <text:p><text:span text:style-name="T4">nET:arca@fiocruz.br\nEND:VCARD\n”;  “BEGIN:VCARD\nFN:Freyre, Éder de Almeida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</text:span></text:p>
          </table:table-cell>
          <table:table-cell office:value-type="string" calcext:value-type="string">
            <text:p>“2019-06-11”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imagem/png”</text:p>
          </table:table-cell>
          <table:table-cell office:value-type="string" calcext:value-type="string">
            <text:p>357580.8</text:p>
          </table:table-cell>
          <table:table-cell office:value-type="string" calcext:value-type="string">
            <text:p>https://www.arca.fiocruz.br/bitstream/handle/icict/33461/PROJETO_FIOCRUZ_NO_AR_Riscos_consumo_antibi%c3%b3ticos_sem_receita_m%c3%a9dica.png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PROJETO_FIOCRUZ_NO_AR_Riscos_consumo_antibi%c3%b3ticos_sem_receita_m%c3%a9dica.png e a em qualquer leisistema que leia este formato</text:p>
          </table:table-cell>
          <table:table-cell office:value-type="string" calcext:value-type="string">
            <text:p>“pt”,”qualquer programa que leia png”</text:p>
          </table:table-cell>
          <table:table-cell/>
          <table:table-cell office:value-type="string" calcext:value-type="string">
            <text:p>expositivo</text:p>
          </table:table-cell>
          <table:table-cell table:style-name="ce106" office:value-type="string" calcext:value-type="string">
            <text:p>figura</text:p>
          </table:table-cell>
          <table:table-cell table:number-columns-repeated="2" office:value-type="string" calcext:value-type="string">
            <text:p>baix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office:value-type="string" calcext:value-type="string">
            <text:p>fácil</text:p>
          </table:table-cell>
          <table:table-cell table:style-name="ce106"/>
          <table:table-cell table:style-name="ce103" office:value-type="string" calcext:value-type="string">
            <text:p>(“pt”, “figura de abertura para podcast Fiocruz no Ar <text:s/>- Os riscos do consumo de antibióticos sem receita médica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bitstream/handle/icict/33461/FIOCRUZ_ANTIBIOTICO_SEM_RECEITA_OS%20RISCOS.mp3" xlink:type="simple">https://www.arca.fiocruz.br/bitstream/handle/icict/33461/FIOCRUZ_ANTIBIOTICO_SEM_RECEITA_OS%20RISCOS.mp3</text:a></text:p>
          </table:table-cell>
          <table:table-cell office:value-type="string" calcext:value-type="string">
            <text:p>Pt, Fiocruz no Ar - Os riscos do consumo de antibióticos sem receita médica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figura da vinheta do podcast “Os riscos do consumo de antibióticos sem receita médica”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<text:s/>615.40202</text:p>
          </table:table-cell>
          <table:table-cell office:value-type="string" calcext:value-type="string">
            <text:p><text:s/>(“pt”, “medicamentos – prescrição”)</text:p>
          </table:table-cell>
          <table:table-cell office:value-type="string" calcext:value-type="string">
            <text:p>pt, Figura de abertura do Podcast do Projeto Fiocruz no Ar que produz podcasts para serem distribuídos para rádios interessadas em veicular – gratuitamente – informação de qualidade, tendo como referência a expertise de 118 anos da Fundação Oswaldo Cruz - FIOCRUZ, do Ministério da Saúde. A distribuição do material também é feita pelo Whatsapp, para que a informação chegue a um maior número de pessoas</text:p>
          </table:table-cell>
          <table:table-cell office:value-type="string" calcext:value-type="string">
            <text:p>[(“pt”, “podcast”, “Fiocruz no ar”, )]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OA006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“<text:a xlink:href="https://www.arca.fiocruz.br/handle/icict/48701" xlink:type="simple">https://www.arca.fiocruz.br/handle/icict/48701</text:a>”</text:p>
            <text:p/>
          </table:table-cell>
          <table:table-cell office:value-type="string" calcext:value-type="string">
            <text:p>“pt”, “Curso Profissional da Informação e Repositórios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o curso tem como proposta abordar as habilidades e competências necessárias para o</text:p>
            <text:p>trabalho desenvolvido nos Repositórios pelos profissionais de informação – os Bibliotecários - que são considerados como gestores do conhecimento, atuando em vários serviços e processos dentro das Bibliotecas e dos Centros de Documentação de</text:p>
            <text:p>uma organização.”</text:p>
          </table:table-cell>
          <table:table-cell office:value-type="string" calcext:value-type="string">
            <text:p>“pt”, “repositório”, “pt”, “profissional da informação”.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Coleção</text:p>
          </table:table-cell>
          <table:table-cell table:style-name="ce106" office:value-type="float" office:value="4" calcext:value-type="float">
            <text:p>4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date" office:date-value="2021-08-23" calcext:value-type="date">
            <text:p>2021-08-23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texto/pdf”</text:p>
          </table:table-cell>
          <table:table-cell table:style-name="ce122" office:value-type="string" calcext:value-type="string">
            <text:p>5435817.984</text:p>
          </table:table-cell>
          <table:table-cell office:value-type="string" calcext:value-type="string">
            <text:p><text:a xlink:href="https://www.arca.fiocruz.br/bitstream/handle/icict/48701/Curso_Profissional_RI_13082021.pdf" xlink:type="simple">https://www.arca.fiocruz.br/bitstream/handle/icict/48701/Curso_Profissional_RI_13082021.pdf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Curso_Profissional_RI_13082021.pdf e abra em qualquer programa que abra este formato”</text:p>
          </table:table-cell>
          <table:table-cell office:value-type="string" calcext:value-type="string">
            <text:p>“pt”,”qualquer programa que leia pdf”</text:p>
          </table:table-cell>
          <table:table-cell table:style-name="ce106"/>
          <table:table-cell office:value-type="string" calcext:value-type="string">
            <text:p>expositivo</text:p>
          </table:table-cell>
          <table:table-cell office:value-type="string" calcext:value-type="string">
            <text:p>slide, texto, figu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alt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médio</text:p>
          </table:table-cell>
          <table:table-cell table:style-name="ce106" office:value-type="string" calcext:value-type="string">
            <text:p>PT02H00M</text:p>
          </table:table-cell>
          <table:table-cell office:value-type="string" calcext:value-type="string">
            <text:p><text:span text:style-name="T4">(“pt”, “</text:span><text:span text:style-name="T13">Abordar as habilidades e competências necessárias para o trabalho desenvolvido nos Repositórios pelos profissionais de informação – os Bibliotecários.</text:span>”)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2005" xlink:type="simple">https://www.arca.fiocruz.br/handle/icict/12005</text:a></text:p>
          </table:table-cell>
          <table:table-cell table:style-name="ce106" office:value-type="string" calcext:value-type="string">
            <text:p><text:span text:style-name="T4">Pt, </text:span>ICICT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“A Rede Sudeste de Repositórios Institucionais (Sudeste/RIAA) realizou no dia 13/08/2021 o sétimo curso intitulado "Profissional da Informação e Repositórios" ministrado pelos Mestres Claudete Fernandes de Queiroz e Éder de Almeida Freyre ambos da Fiocruz. O treinamento é resultado de um projeto da Rede chamado "Montagem de Cursos", que tem como objetivo oferecer diferentes capacitações aos membros das instituições que fazem parte da Sudeste/RIAA.”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23" office:value-type="string" calcext:value-type="string">
            <text:p> 023.2 </text:p>
          </table:table-cell>
          <table:table-cell table:style-name="ce106" office:value-type="string" calcext:value-type="string">
            <text:p><text:s/>(“pt”, “bibliotecários, consultores, analistas de sistemas”)</text:p>
          </table:table-cell>
          <table:table-cell office:value-type="string" calcext:value-type="string">
            <text:p>pt, “A aula tem como proposta abordar as habilidades e competências necessárias para o trabalho desenvolvido nos Repositórios pelos profissionais de informação – os Bibliotecários - que são considerados como gestores do conhecimento, atuando em vários serviços e processos dentro das Bibliotecas e dos Centros de Documentação de uma organização.”</text:p>
          </table:table-cell>
          <table:table-cell office:value-type="string" calcext:value-type="string">
            <text:p>[(“pt”, “bibliotecários”, “profissionais da informação”, “repositórios” )]</text:p>
          </table:table-cell>
          <table:table-cell table:number-columns-repeated="2"/>
        </table:table-row>
        <table:table-row table:style-name="ro15">
          <table:table-cell office:value-type="string" calcext:value-type="string">
            <text:p>OA007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“<text:a xlink:href="https://www.arca.fiocruz/" xlink:type="simple">https://www.arca.fiocruz</text:a>.br/handle/icict/48701”</text:p>
            <text:p/>
          </table:table-cell>
          <table:table-cell office:value-type="string" calcext:value-type="string">
            <text:p>“pt”, “Curso Profissional da Informação e Repositórios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<text:span text:style-name="T4">“pt”, “Figura para divulgação do Curso Profissional da Informação e Repositórios</text:span>”</text:p>
          </table:table-cell>
          <table:table-cell office:value-type="string" calcext:value-type="string">
            <text:p>“pt”, “repositório”, “pt”, “profissional da informação”.</text:p>
          </table:table-cell>
          <table:table-cell office:value-type="string" calcext:value-type="string">
            <text:p>“pt”, “Brasil”</text:p>
          </table:table-cell>
          <table:table-cell office:value-type="string" calcext:value-type="string">
            <text:p>Coleçã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Fundação Oswaldo Cruz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date" office:date-value="2021-08-23" calcext:value-type="date">
            <text:p>2021-08-23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office:value-type="string" calcext:value-type="string">
            <text:p>“imagem/jpg”</text:p>
          </table:table-cell>
          <table:table-cell table:style-name="ce122" office:value-type="string" calcext:value-type="string">
            <text:p>79534.08</text:p>
          </table:table-cell>
          <table:table-cell office:value-type="string" calcext:value-type="string">
            <text:p><text:a xlink:href="https://www.arca.fiocruz.br/bitstream/handle/icict/48701/curso_profissional_RI_13082021.jpg" xlink:type="simple">https://www.arca.fiocruz.br/bitstream/handle/icict/48701/curso_profissional_RI_13082021.jpg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number-columns-repeated="2"/>
          <table:table-cell office:value-type="string" calcext:value-type="string">
            <text:p>“pt”, “baixe o arquivo Curso_Profissional_RI_13082021.jpgabra em qualquer programa que abra este formato”</text:p>
          </table:table-cell>
          <table:table-cell office:value-type="string" calcext:value-type="string">
            <text:p>“pt”,”qualquer programa que leia jpg”</text:p>
          </table:table-cell>
          <table:table-cell table:style-name="ce106"/>
          <table:table-cell office:value-type="string" calcext:value-type="string">
            <text:p>expositivo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uito baix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baixa</text:p>
          </table:table-cell>
          <table:table-cell table:style-name="ce106"/>
          <table:table-cell office:value-type="string" calcext:value-type="string">
            <text:p><text:span text:style-name="T4">(“pt”, “</text:span><text:span text:style-name="T13">Divulgar o Curso profissional da informação e repositórios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span text:style-name="T4"><text:a xlink:href="https://www.arca.fiocruz.br/bitstream/handle/icict/48701/Curso_Profissional_RI_13082021.pdf" xlink:type="simple">https://www.arca.fiocruz.br/bitstream/handle/icict/48701/Curso_Profissional_RI_13082021.pdf</text:a></text:span></text:p>
          </table:table-cell>
          <table:table-cell table:style-name="ce106" office:value-type="string" calcext:value-type="string">
            <text:p><text:span text:style-name="T4">Pt, </text:span>ICICT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“A Rede Sudeste de Repositórios Institucionais (Sudeste/RIAA) realizou no dia 13/08/2021 o sétimo curso intitulado "Profissional da Informação e Repositórios" ministrado pelos Mestres Claudete Fernandes de Queiroz e Éder de Almeida Freyre ambos da Fiocruz. O treinamento é resultado de um projeto da Rede chamado "Montagem de Cursos", que tem como objetivo oferecer diferentes capacitações aos membros das instituições que fazem parte da Sudeste/RIAA.”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23" office:value-type="string" calcext:value-type="string">
            <text:p> 023.2 </text:p>
          </table:table-cell>
          <table:table-cell table:style-name="ce106" office:value-type="string" calcext:value-type="string">
            <text:p><text:s/>(“pt”, “bibliotecários, consultores, analistas de sistemas”)</text:p>
          </table:table-cell>
          <table:table-cell office:value-type="string" calcext:value-type="string">
            <text:p>pt, “A aula tem como proposta abordar as habilidades e competências necessárias para o trabalho desenvolvido nos Repositórios pelos profissionais de informação – os Bibliotecários - que são considerados como gestores do conhecimento, atuando em vários serviços e processos dentro das Bibliotecas e dos Centros de Documentação de uma organização.”</text:p>
          </table:table-cell>
          <table:table-cell office:value-type="string" calcext:value-type="string">
            <text:p>[(“pt”, “bibliotecários”, “profissionais da informação”, “repositórios” )]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OA008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“<text:a xlink:href="https://www.arca.fiocruz.br/handle/icict/35768" xlink:type="simple">https://www.arca.fiocruz.br/handle/icict/35768</text:a>”</text:p>
          </table:table-cell>
          <table:table-cell office:value-type="string" calcext:value-type="string">
            <text:p>“pt”, “Desafio Ágora 2030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<text:span text:style-name="T4">“pt”, “O Desafio Ágora 2030 é um jogo que acontece em edições temáticas associadas à Agenda 2030 dos Objetivos do Desenvolvimento Sustentável. Ao participar, o jogador transforma o povoado Ágora, em missões colaborativas para solucionar diversos problemas relacionados a temas da Agenda 2030.</text:span>”</text:p>
          </table:table-cell>
          <table:table-cell office:value-type="string" calcext:value-type="string">
            <text:p>“pt”, “jogo”, “pt”, “sustentabilidade”.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Coleção</text:p>
          </table:table-cell>
          <table:table-cell table:style-name="ce106" office:value-type="float" office:value="3" calcext:value-type="float">
            <text:p>3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Martins, Cláudia\</text:p>
            <text:p>NTEL:+55-021-3865-3131\nTITLE:</text:p>
            <text:p>Icict/Fiocruz\, Assistant\n </text:p>
            <text:p>EMAIL\;TYPE=INTERN\</text:p>
            <text:p>nET:arca@fiocruz.br\nEND:VCARD\n”</text:p>
          </table:table-cell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table:style-name="ce106" office:value-type="string" calcext:value-type="string">
            <text:p>“application/zip”</text:p>
          </table:table-cell>
          <table:table-cell table:style-name="ce123" office:value-type="string" calcext:value-type="string">
            <text:p>34812723.2 </text:p>
          </table:table-cell>
          <table:table-cell office:value-type="string" calcext:value-type="string">
            <text:p><text:a xlink:href="https://www.arca.fiocruz.br/bitstream/handle/icict/35768/agora2030-app-master.zip" xlink:type="simple">https://www.arca.fiocruz.br/bitstream/handle/icict/35768/agora2030-app-master.zip</text:a></text:p>
          </table:table-cell>
          <table:table-cell table:style-name="ce106" office:value-type="string" calcext:value-type="string">
            <text:p>sistema operacional</text:p>
          </table:table-cell>
          <table:table-cell table:style-name="ce106" office:value-type="string" calcext:value-type="string">
            <text:p>Android, IOS</text:p>
          </table:table-cell>
          <table:table-cell table:number-columns-repeated="2"/>
          <table:table-cell office:value-type="string" calcext:value-type="string">
            <text:p>“pt”, “Pacote de arquivos para sistemas mobile compactados no formato zip. Está depositado no Arca apenas para memória não tendo como instalá-lo ou rodá-lo a não ser instalando pelas lojas oficiais do Android ou IOS. Para baixar e instalar acesse a Play Store: https://play.google.com/store/apps/details?id=br.org.agora2030 Ou pela App Store: https://apps.apple.com/us/app/%C3%A1gora-2030/id1307124118?l=pt&amp;ls=1”</text:p>
          </table:table-cell>
          <table:table-cell office:value-type="string" calcext:value-type="string">
            <text:p>“pt”, “smarthphone ou tablet”</text:p>
          </table:table-cell>
          <table:table-cell office:value-type="string" calcext:value-type="string">
            <text:p>PT60M00S</text:p>
          </table:table-cell>
          <table:table-cell table:style-name="ce106" office:value-type="string" calcext:value-type="string">
            <text:p>ativo</text:p>
          </table:table-cell>
          <table:table-cell table:style-name="ce106" office:value-type="string" calcext:value-type="string">
            <text:p>jogo</text:p>
          </table:table-cell>
          <table:table-cell table:number-columns-repeated="2" office:value-type="string" calcext:value-type="string">
            <text:p>muito alt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outros</text:p>
          </table:table-cell>
          <table:table-cell table:style-name="ce106" office:value-type="string" calcext:value-type="string">
            <text:p>(“pt”,”adequado para crianças com mais de 7 anos”)</text:p>
          </table:table-cell>
          <table:table-cell table:style-name="ce106" office:value-type="string" calcext:value-type="string">
            <text:p>médio</text:p>
          </table:table-cell>
          <table:table-cell office:value-type="string" calcext:value-type="string">
            <text:p>PT60M00S</text:p>
          </table:table-cell>
          <table:table-cell office:value-type="string" calcext:value-type="string">
            <text:p><text:span text:style-name="T4">(“pt”, “Compreender a importância das soluções e trabalho colaborativo para enfrentamento de problemas atuais e emergentes.</text:span><text:span text:style-name="T13">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style-name="ce106"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5587" xlink:type="simple">https://www.arca.fiocruz.br/handle/icict/15587</text:a></text:p>
          </table:table-cell>
          <table:table-cell table:style-name="ce106" office:value-type="string" calcext:value-type="string">
            <text:p>pt, Presidência Fiocruz - REA - Material Multimídia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office:value-type="string" calcext:value-type="string">
            <text:p>(pt, “O Desafio Ágora 2030 é um jogo que acontece em edições temáticas associadas à Agenda 2030 dos Objetivos do Desenvolvimento Sustentável. Ao participar, o jogador transforma o povoado Ágora, em missões colaborativas para solucionar diversos problemas relacionados a temas da Agenda 2030.”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333.7150</text:p>
          </table:table-cell>
          <table:table-cell table:style-name="ce106" office:value-type="string" calcext:value-type="string">
            <text:p>(“pt”, “desenvolvimento sustentável”)</text:p>
          </table:table-cell>
          <table:table-cell office:value-type="string" calcext:value-type="string">
            <text:p>pt, “O Desafio Ágora 2030 é um jogo que acontece em edições temáticas associadas à Agenda 2030 dos Objetivos do Desenvolvimento Sustentável. Ao participar, o jogador transforma o povoado Ágora, em missões colaborativas para solucionar diversos problemas relacionados a temas da Agenda 2030”</text:p>
          </table:table-cell>
          <table:table-cell office:value-type="string" calcext:value-type="string">
            <text:p>[(“pt”, “desenvolvimento sustentável”, “jogos” )]</text:p>
          </table:table-cell>
          <table:table-cell table:number-columns-repeated="2"/>
        </table:table-row>
        <table:table-row table:style-name="ro17">
          <table:table-cell office:value-type="string" calcext:value-type="string">
            <text:p>OA009</text:p>
          </table:table-cell>
          <table:table-cell office:value-type="string" calcext:value-type="string">
            <text:p>“URI” </text:p>
          </table:table-cell>
          <table:table-cell office:value-type="string" calcext:value-type="string">
            <text:p><text:a xlink:href="https://www.arca.fiocruz.br/handle/icict/32166" xlink:type="simple">https://www.arca.fiocruz.br/handle/icict/32166</text:a></text:p>
          </table:table-cell>
          <table:table-cell office:value-type="string" calcext:value-type="string">
            <text:p>“pt”, “campus virtual de saúde pública (cvsp/opas): uma rede de conhecimento e formação em saúde pública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<text:span text:style-name="T4">“pt”, “Capítulo do E-book - Acesso Aberto: da visão à ação: contextos, cenários e práticas - organizado por Madalena Carvalho, publicado pelo repositório da Universidade Aberta - Lisboa, sobre o Campus Virtual de Saúde Pública (CVSP) de autoria de Ana Furniel, Ana Paula Mendonça e Rosane Mendes da Vice-Presidência de Educação, Informação e Comunicação (VPEIC/Fiocruz). O Campus Virtual de Saúde Pública (CVSP) é um espaço para desenvolver cooperação interdisciplinar no campo de formação em saúde pública, uma rede de instituições que compartilham cursos, recursos educacionais e aulas virtuais de forma aberta. Um espaço comunicacional e de aprendizagem, resultado de uma parceria entre a OPAS e os países da região das Américas. Uma rede descentralizada de indivíduos, instituições e organizações que compartilham cursos, recursos, serviços e atividades de educação com o objetivo comum de fortalecer as competências da força de trabalho em saúde pública. Faz uso intensivo de novas tecnologias de informação e comunicação, e educação em saúde tornando-se um espaço de criatividade e inovação. Considerando as premissas da sustentabilidade, educação à distância, modelos de aprendizagem, acesso aberto, redes de formação e recursos educacionais, destacamos neste capítulo a experiência brasileira do Campus Virtual de Saúde Pública (CVSP) da Organização Panamericana de Saúde (OPAS), coordenada pela Fiocruz – Fundação Oswaldo Cruz no Brasil. A iniciativa integra instituições, países e pessoas e garante as ações através de modelos tecnológicos, de governança e pedagógicos, que reforçam o acesso aberto aos recursos educacionais, e uma aprendizagem em rede.</text:span>”</text:p>
          </table:table-cell>
          <table:table-cell office:value-type="string" calcext:value-type="string">
            <text:p>“pt”, “Gestão do Conhecimento para a Pesquisa em Saúde”, “pt”, “Repositórios institucionais”.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Atômico</text:p>
          </table:table-cell>
          <table:table-cell table:style-name="ce106" office:value-type="float" office:value="1" calcext:value-type="float">
            <text:p>1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Furniel, Ana Cristina da Matta\</text:p>
            <text:p>NTEL:+55-021-3865-3131\nTITLE:</text:p>
            <text:p>Icict/Fiocruz\, Assistant\n </text:p>
            <text:p>EMAIL\;TYPE=INTERN\</text:p>
            <text:p><text:span text:style-name="T4">nET:arca@fiocruz.br\nEND:VCARD\n”;  “BEGIN:VCARD\nFN:Furniel, Mendonça, Ana Paula Bernardo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;  “BEGIN:VCARD\nFN:Silva, Rosane Mendes da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</text:span></text:p>
          </table:table-cell>
          <table:table-cell office:value-type="date" office:date-value="2019-03-19" calcext:value-type="date">
            <text:p>2019-03-19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table:style-name="ce106" office:value-type="string" calcext:value-type="string">
            <text:p>“texto/pdf”</text:p>
          </table:table-cell>
          <table:table-cell office:value-type="string" calcext:value-type="string">
            <text:p>2401239.04</text:p>
          </table:table-cell>
          <table:table-cell office:value-type="string" calcext:value-type="string">
            <text:p><text:a xlink:href="https://www.arca.fiocruz.br/bitstream/handle/icict/32166/E_book_Ana%20Furniel.pdf" xlink:type="simple">https://www.arca.fiocruz.br/bitstream/handle/icict/32166/E_book_Ana%20Furniel.pdf</text:a>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Qualquer um</text:p>
          </table:table-cell>
          <table:table-cell table:style-name="ce103"/>
          <table:table-cell/>
          <table:table-cell office:value-type="string" calcext:value-type="string">
            <text:p>“pt”, “baixe o arquivo manuseiominimo-E_book_Ana Furniel.pdf e abra em qualquer leitor de PDF.”</text:p>
          </table:table-cell>
          <table:table-cell/>
          <table:table-cell table:style-name="ce106"/>
          <table:table-cell table:style-name="ce106" office:value-type="string" calcext:value-type="string">
            <text:p>expositivo</text:p>
          </table:table-cell>
          <table:table-cell table:style-name="ce106" office:value-type="string" calcext:value-type="string">
            <text:p>tex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médio</text:p>
          </table:table-cell>
          <table:table-cell table:style-name="ce106"/>
          <table:table-cell office:value-type="string" calcext:value-type="string">
            <text:p><text:span text:style-name="T4">(“pt”, “Fortalecer a formação profissional em saúde pública, por meio do uso intensivo de tecnologias de informação e comunicação (TICs)</text:span><text:span text:style-name="T13">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style-name="ce106"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5588" xlink:type="simple">https://www.arca.fiocruz.br/handle/icict/15588</text:a></text:p>
          </table:table-cell>
          <table:table-cell table:style-name="ce106" office:value-type="string" calcext:value-type="string">
            <text:p>Presidência Fiocruz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table:style-name="ce106" office:value-type="string" calcext:value-type="string">
            <text:p>(pt, “Fortalecer a formação profissional em saúde pública, por meio do uso intensivo de tecnologias de informação e comunicação (TICs).”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table:style-name="ce103" office:value-type="string" calcext:value-type="string">
            <text:p>658.4058</text:p>
          </table:table-cell>
          <table:table-cell office:value-type="string" calcext:value-type="string">
            <text:p><text:s/>(“pt”, “Gestão do Conhecimento)</text:p>
          </table:table-cell>
          <table:table-cell office:value-type="string" calcext:value-type="string">
            <text:p>pt, “Fortalecer a formação profissional em saúde pública, por meio do uso intensivo de tecnologias de informação e comunicação (TICs)”</text:p>
          </table:table-cell>
          <table:table-cell office:value-type="string" calcext:value-type="string">
            <text:p>[(“pt”, “gestão do conhecimento), (“pt”, “informação em saúde c]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OA010</text:p>
          </table:table-cell>
          <table:table-cell table:style-name="ce106" office:value-type="string" calcext:value-type="string">
            <text:p>“URI” </text:p>
          </table:table-cell>
          <table:table-cell office:value-type="string" calcext:value-type="string">
            <text:p><text:a xlink:href="https://www.arca.fiocruz.br/handle/icict/50574" xlink:type="simple">https://www.arca.fiocruz.br/handle/icict/50574</text:a></text:p>
          </table:table-cell>
          <table:table-cell office:value-type="string" calcext:value-type="string">
            <text:p>“pt”, “curso inteligência artificial documental: aumento de eficiência e qualidade”</text:p>
          </table:table-cell>
          <table:table-cell office:value-type="string" calcext:value-type="string">
            <text:p>“pt”</text:p>
          </table:table-cell>
          <table:table-cell office:value-type="string" calcext:value-type="string">
            <text:p>“pt”, “o curso aborda os avanços da inteligência artificial aplicada a área de documentação, apresentando ferramentas/resultados e discutindo o potencial uso em algumas situações na área documental necessárias para o trabalho desenvolvido nos Repositórios pelos profissionais de informação – os Bibliotecários.”</text:p>
          </table:table-cell>
          <table:table-cell office:value-type="string" calcext:value-type="string">
            <text:p>“pt”, “Inteligência artificial documental”, “pt”, “Educação em Saúde”, “educação em serviço ,acesso a informação”, “documen</text:p>
          </table:table-cell>
          <table:table-cell office:value-type="string" calcext:value-type="string">
            <text:p>“pt”, “Brasil”</text:p>
          </table:table-cell>
          <table:table-cell table:style-name="ce106" office:value-type="string" calcext:value-type="string">
            <text:p>Coleção</text:p>
          </table:table-cell>
          <table:table-cell table:style-name="ce106" office:value-type="float" office:value="4" calcext:value-type="float">
            <text:p>4</text:p>
          </table:table-cell>
          <table:table-cell office:value-type="string" calcext:value-type="string">
            <text:p>“pt”, “nenhum”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autor</text:p>
          </table:table-cell>
          <table:table-cell office:value-type="string" calcext:value-type="string">
            <text:p> “BEGIN:VCARD\nFN:Oliveira, Elias de\</text:p>
            <text:p>NTEL:+55-021-3865-3131\nTITLE:</text:p>
            <text:p>Icict/Fiocruz\, Assistant\n </text:p>
            <text:p>EMAIL\;TYPE=INTERN\</text:p>
            <text:p><text:span text:style-name="T4">nET:arca@fiocruz.br\nEND:VCARD\n”;  “BEGIN:VCARD\nFN:Pirovani, Juliana\</text:span></text:p>
            <text:p><text:span text:style-name="T4">NTEL:+55-021-3865-3131\nTITLE:</text:span></text:p>
            <text:p><text:span text:style-name="T4">Icict/Fiocruz\, Assistant\n </text:span></text:p>
            <text:p><text:span text:style-name="T4">EMAIL\;TYPE=INTERN\</text:span></text:p>
            <text:p><text:span text:style-name="T4">nET:arca@fiocruz.br\nEND:VCARD\n”</text:span></text:p>
          </table:table-cell>
          <table:table-cell office:value-type="date" office:date-value="2021-12-29" calcext:value-type="date">
            <text:p>2021-12-29</text:p>
          </table:table-cell>
          <table:table-cell office:value-type="string" calcext:value-type="string">
            <text:p>“LOM”</text:p>
          </table:table-cell>
          <table:table-cell office:value-type="string" calcext:value-type="string">
            <text:p>“<text:a xlink:href="https://ieeexplore.ieee.org/document/9262118" xlink:type="simple">https://ieeexplore.ieee.org/document/9262118</text:a>”</text:p>
          </table:table-cell>
          <table:table-cell office:value-type="string" calcext:value-type="string">
            <text:p>Criador</text:p>
          </table:table-cell>
          <table:table-cell office:value-type="string" calcext:value-type="string">
            <text:p>IEEE Computer Society</text:p>
          </table:table-cell>
          <table:table-cell office:value-type="date" office:date-value="2020-09-24" calcext:value-type="date">
            <text:p>2020-09-24</text:p>
          </table:table-cell>
          <table:table-cell office:value-type="string" calcext:value-type="string">
            <text:p>“LOMv1.0”</text:p>
          </table:table-cell>
          <table:table-cell office:value-type="string" calcext:value-type="string">
            <text:p>“en”</text:p>
          </table:table-cell>
          <table:table-cell table:style-name="ce106" office:value-type="string" calcext:value-type="string">
            <text:p>“texto/pdf”</text:p>
          </table:table-cell>
          <table:table-cell office:value-type="float" office:value="68943872" calcext:value-type="float">
            <text:p>68943872</text:p>
          </table:table-cell>
          <table:table-cell office:value-type="string" calcext:value-type="string">
            <text:p><text:a xlink:href="https://www.arca.fiocruz.br/bitstream/handle/icict/50574/Curso_sobre_Inteligencia_Artificial_Documental_Aumento_de_Eficiencia_Qualidade.pdf" xlink:type="simple">https://www.arca.fiocruz.br/bitstream/handle/icict/50574/Curso_sobre_Inteligencia_Artificial_Documental_Aumento_de_Eficiencia_Qualidade.pdf</text:a></text:p>
          </table:table-cell>
          <table:table-cell office:value-type="string" calcext:value-type="string">
            <text:p>browser</text:p>
          </table:table-cell>
          <table:table-cell table:style-name="ce106" office:value-type="string" calcext:value-type="string">
            <text:p>Qualquer um</text:p>
          </table:table-cell>
          <table:table-cell table:number-columns-repeated="2"/>
          <table:table-cell table:style-name="ce106" office:value-type="string" calcext:value-type="string">
            <text:p>“pt”, “baixe o arquivo Curso_sobre_Inteligencia_Artificial_Documental_Aumento_de_Eficiencia_Qualidade.pdf e abra em qualquer leitor de PDF.”</text:p>
          </table:table-cell>
          <table:table-cell office:value-type="string" calcext:value-type="string">
            <text:p>“pt”, “qualquer programa que leia pdf”</text:p>
          </table:table-cell>
          <table:table-cell table:style-name="ce106"/>
          <table:table-cell table:style-name="ce106" office:value-type="string" calcext:value-type="string">
            <text:p>expositivo</text:p>
          </table:table-cell>
          <table:table-cell table:style-name="ce106" office:value-type="string" calcext:value-type="string">
            <text:p>texto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“pt”,”adultos, sem faixa etária definida”</text:p>
          </table:table-cell>
          <table:table-cell table:style-name="ce106" office:value-type="string" calcext:value-type="string">
            <text:p>médio</text:p>
          </table:table-cell>
          <table:table-cell office:value-type="string" calcext:value-type="string">
            <text:p>PT03H00M</text:p>
          </table:table-cell>
          <table:table-cell office:value-type="string" calcext:value-type="string">
            <text:p><text:span text:style-name="T4">(“pt”, “Abordar os avanços da inteligência artificial aplicada a área de documentação, apresentando ferramentas/resultados e discutindo o potencial uso em algumas situações na área documental necessárias para o trabalho desenvolvido nos Repositórios pelos profissionais de informação – os Bibliotecários.</text:span><text:span text:style-name="T13">”)</text:span></text:p>
          </table:table-cell>
          <table:table-cell office:value-type="string" calcext:value-type="string">
            <text:p>Pt-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style-name="ce106" office:value-type="string" calcext:value-type="string">
            <text:p>pt, Licença Creative Commons Não Comercial – CC-BY-NC. O conteúdo deste portal pode ser utilizado para todos os fins não comerciais, respeitados e reservados os direitos morais dos autores. Regido pela <text:s/>Política de Acesso Aberto ao Conhecimento da Fiocruz.</text:p>
          </table:table-cell>
          <table:table-cell office:value-type="string" calcext:value-type="string">
            <text:p>ispartof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<text:a xlink:href="https://www.arca.fiocruz.br/handle/icict/12005" xlink:type="simple">https://www.arca.fiocruz.br/handle/icict/12005</text:a></text:p>
          </table:table-cell>
          <table:table-cell table:style-name="ce106" office:value-type="string" calcext:value-type="string">
            <text:p>ICICT - REA – Texto</text:p>
          </table:table-cell>
          <table:table-cell office:value-type="string" calcext:value-type="string">
            <text:p>Viviane Bessa Lopes Alvarenga</text:p>
          </table:table-cell>
          <table:table-cell office:value-type="date" office:date-value="2023-02-25" calcext:value-type="date">
            <text:p>2023-02-25</text:p>
          </table:table-cell>
          <table:table-cell table:style-name="ce106" office:value-type="string" calcext:value-type="string">
            <text:p>(pt, “A proposta de um curso com os seguintes objetivos: 1) Dar uma visão geral da área, em particular no contexto que envolva o processamento de linguagem natural (Natural Language Processing – NLP); 2) Apresentar algumas dessas ferramentas/resultados e discutir potencial uso em algumas situações na área documental; 3) Discutir potencial aplicações de nosso próprios resultados nos problemas da Fiocruz.”)</text:p>
          </table:table-cell>
          <table:table-cell office:value-type="string" calcext:value-type="string">
            <text:p>educacional</text:p>
          </table:table-cell>
          <table:table-cell office:value-type="string" calcext:value-type="string">
            <text:p>en, Dewey </text:p>
            <text:p>Decimal Classification (DDC)</text:p>
          </table:table-cell>
          <table:table-cell office:value-type="string" calcext:value-type="string">
            <text:p>006.3</text:p>
          </table:table-cell>
          <table:table-cell office:value-type="string" calcext:value-type="string">
            <text:p><text:s/>(“pt”, “Inteligência Artificial”)</text:p>
          </table:table-cell>
          <table:table-cell office:value-type="string" calcext:value-type="string">
            <text:p>pt, “Abordar os avanços da inteligência artificial aplicada a área de documentação, apresentando ferramentas/resultados e discutindo o potencial uso em algumas situações na área documental necessárias para o trabalho desenvolvido nos Repositórios pelos profissionais de informação – os Bibliotecários.”</text:p>
          </table:table-cell>
          <table:table-cell office:value-type="string" calcext:value-type="string">
            <text:p>[(“pt”, “Inteligência artificial documental”, “pt”, “Repositórios institucionais”)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20:12:28.571000000</meta:creation-date>
    <meta:generator>LibreOffice/7.3.5.2$Windows_X86_64 LibreOffice_project/184fe81b8c8c30d8b5082578aee2fed2ea847c01</meta:generator>
    <dc:date>2023-03-06T23:26:56.148000000</dc:date>
    <meta:editing-duration>P3DT1H52M11S</meta:editing-duration>
    <meta:editing-cycles>18</meta:editing-cycles>
    <meta:document-statistic meta:table-count="3" meta:cell-count="1605" meta:object-count="0"/>
  </office:meta>
</office:document-meta>
</file>